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4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26.39pt"/>
    </style:style>
    <style:style style:name="co4" style:family="table-column">
      <style:table-column-properties fo:break-before="auto" style:column-width="24.29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40.99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102.1pt"/>
    </style:style>
    <style:style style:name="co9" style:family="table-column">
      <style:table-column-properties fo:break-before="auto" style:column-width="35.46pt"/>
    </style:style>
    <style:style style:name="co10" style:family="table-column">
      <style:table-column-properties fo:break-before="auto" style:column-width="33.36pt"/>
    </style:style>
    <style:style style:name="co11" style:family="table-column">
      <style:table-column-properties fo:break-before="auto" style:column-width="51.39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195.85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67.41pt"/>
    </style:style>
    <style:style style:name="co16" style:family="table-column">
      <style:table-column-properties fo:break-before="auto" style:column-width="49.29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59.05pt"/>
    </style:style>
    <style:style style:name="co20" style:family="table-column">
      <style:table-column-properties fo:break-before="auto" style:column-width="55.56pt"/>
    </style:style>
    <style:style style:name="co21" style:family="table-column">
      <style:table-column-properties fo:break-before="auto" style:column-width="37.5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167.41pt"/>
    </style:style>
    <style:style style:name="co24" style:family="table-column">
      <style:table-column-properties fo:break-before="auto" style:column-width="106.95pt"/>
    </style:style>
    <style:style style:name="co25" style:family="table-column">
      <style:table-column-properties fo:break-before="auto" style:column-width="52.1pt"/>
    </style:style>
    <style:style style:name="co26" style:family="table-column">
      <style:table-column-properties fo:break-before="auto" style:column-width="152.11pt"/>
    </style:style>
    <style:style style:name="co27" style:family="table-column">
      <style:table-column-properties fo:break-before="auto" style:column-width="97.94pt"/>
    </style:style>
    <style:style style:name="co28" style:family="table-column">
      <style:table-column-properties fo:break-before="auto" style:column-width="65.31pt"/>
    </style:style>
    <style:style style:name="co29" style:family="table-column">
      <style:table-column-properties fo:break-before="auto" style:column-width="29.91pt"/>
    </style:style>
    <style:style style:name="co30" style:family="table-column">
      <style:table-column-properties fo:break-before="auto" style:column-width="45.84pt"/>
    </style:style>
    <style:style style:name="co31" style:family="table-column">
      <style:table-column-properties fo:break-before="page" style:column-width="81.95pt"/>
    </style:style>
    <style:style style:name="co32" style:family="table-column">
      <style:table-column-properties fo:break-before="auto" style:column-width="145.84pt"/>
    </style:style>
    <style:style style:name="co33" style:family="table-column">
      <style:table-column-properties fo:break-before="auto" style:column-width="78.49pt"/>
    </style:style>
    <style:style style:name="co34" style:family="table-column">
      <style:table-column-properties fo:break-before="auto" style:column-width="111.86pt"/>
    </style:style>
    <style:style style:name="co35" style:family="table-column">
      <style:table-column-properties fo:break-before="auto" style:column-width="99.35pt"/>
    </style:style>
    <style:style style:name="co36" style:family="table-column">
      <style:table-column-properties fo:break-before="auto" style:column-width="79.14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3.76pt" fo:break-before="auto" style:use-optimal-row-height="false"/>
    </style:style>
    <style:style style:name="ro7" style:family="table-row">
      <style:table-row-properties style:row-height="32.26pt" fo:break-before="auto" style:use-optimal-row-height="false"/>
    </style:style>
    <style:style style:name="ta1" style:family="table" style:master-page-name="PageStyle_5f__25__20_OF_20_EQUITY_20_POSITION_20_SIZING">
      <style:table-properties table:display="true" style:writing-mode="lr-tb"/>
    </style:style>
    <style:style style:name="ta2" style:family="table" style:master-page-name="PageStyle_5f_FIXED_20_RISK_20_POSITION_20_SIZING">
      <style:table-properties table:display="true" style:writing-mode="lr-tb"/>
    </style:style>
    <style:style style:name="ta3" style:family="table" style:master-page-name="PageStyle_5f_TRADING_20_JOURNAL">
      <style:table-properties table:display="true" style:writing-mode="lr-tb"/>
    </style:style>
    <style:style style:name="ta4" style:family="table" style:master-page-name="PageStyle_5f_RESULTS">
      <style:table-properties table:display="true" style:writing-mode="lr-tb"/>
    </style:style>
    <style:style style:name="ta5" style:family="table" style:master-page-name="PageStyle_5f_STRATEGIES">
      <style:table-properties table:display="true" style:writing-mode="lr-tb"/>
    </style:style>
    <style:style style:name="ta6" style:family="table" style:master-page-name="PageStyle_5f_CONSTANTS">
      <style:table-properties table:display="true" style:writing-mode="lr-tb"/>
    </style:style>
    <style:style style:name="ta7" style:family="table" style:master-page-name="PageStyle_5f_Other_20_calculato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ffffff" fo:background-color="#f3f3f3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3f3f3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999999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fo:background-color="#0b5394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0b53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order-bottom="0.74pt solid #ffffff" fo:background-color="#0b5394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7f6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b53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ffffff" fo:background-color="#f3f3f3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ffffff" fo:background-color="#f3f3f3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">
      <style:table-cell-properties fo:background-color="#e69138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1">
      <style:table-cell-properties fo:background-color="#0b53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0b53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2">
      <style:table-cell-properties fo:background-color="#0b53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">
      <style:table-cell-properties fo:background-color="#0b53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6">
      <style:table-cell-properties fo:background-color="#0b53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">
      <style:table-cell-properties fo:background-color="#999999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3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4" style:family="table-cell" style:parent-style-name="Default" style:data-style-name="N12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5" style:family="table-cell" style:parent-style-name="Default" style:data-style-name="N12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6" style:family="table-cell" style:parent-style-name="Default" style:data-style-name="N1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7" style:family="table-cell" style:parent-style-name="Default" style:data-style-name="N1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8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49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0" style:family="table-cell" style:parent-style-name="Default" style:data-style-name="N127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3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4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5" style:family="table-cell" style:parent-style-name="Default" style:data-style-name="N127">
      <style:table-cell-properties fo:border-bottom="none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27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7" style:family="table-cell" style:parent-style-name="Default" style:data-style-name="N127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5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2" style:apply-style-name="ConditionalStyle_5f_5" style:base-cell-address="'TRADING JOURNAL'.M2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7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8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4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0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1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2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2" style:base-cell-address="'TRADING JOURNAL'.W2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2" style:base-cell-address="'TRADING JOURNAL'.W2"/>
    </style:style>
    <style:style style:name="ce156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[.$AC$1:.$AC$1048576])&gt;0)" style:apply-style-name="ConditionalStyle_5f_7" style:base-cell-address="'TRADING JOURNAL'.B2"/>
    </style:style>
    <style:style style:name="ce158" style:family="table-cell" style:parent-style-name="Default" style:data-style-name="N12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59" style:family="table-cell" style:parent-style-name="Default" style:data-style-name="N12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60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61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C$1:.$AC$1048576])&gt;0)" style:apply-style-name="ConditionalStyle_5f_7" style:base-cell-address="'TRADING JOURNAL'.B2"/>
    </style:style>
    <style:style style:name="ce162" style:family="table-cell" style:parent-style-name="Default" style:data-style-name="N2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[.$AC$1:.$AC$1048576])&gt;0)" style:apply-style-name="ConditionalStyle_5f_7" style:base-cell-address="'TRADING JOURNAL'.B2"/>
    </style:style>
    <style:style style:name="ce164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3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0b53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28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ackground-color="#0b539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125">
      <style:table-cell-properties fo:background-color="#d7e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ackground-color="#d7e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 style:data-style-name="N125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TRATEGIES.$A2:.$A109])" table:allow-empty-cell="true" table:display-list="unsorted" table:base-cell-address="'TRADING JOURNAL'.N2"/>
        <table:content-validation table:name="val2" table:condition="of:cell-content-is-in-list([$STRATEGIES.$A28:.$A109])" table:allow-empty-cell="true" table:display-list="unsorted" table:base-cell-address="'TRADING JOURNAL'.N29"/>
        <table:content-validation table:name="val3" table:condition="of:cell-content-is-in-list([$STRATEGIES.$A28:.$A109])" table:allow-empty-cell="true" table:display-list="unsorted" table:base-cell-address="'TRADING JOURNAL'.N30"/>
        <table:content-validation table:name="val4" table:condition="of:cell-content-is-in-list([$STRATEGIES.$A28:.$A109])" table:allow-empty-cell="true" table:display-list="unsorted" table:base-cell-address="'TRADING JOURNAL'.N31"/>
        <table:content-validation table:name="val5" table:condition="of:cell-content-is-in-list([$STRATEGIES.$A28:.$A109])" table:allow-empty-cell="true" table:display-list="unsorted" table:base-cell-address="'TRADING JOURNAL'.N32"/>
        <table:content-validation table:name="val6" table:condition="of:cell-content-is-in-list([$STRATEGIES.$A28:.$A109])" table:allow-empty-cell="true" table:display-list="unsorted" table:base-cell-address="'TRADING JOURNAL'.N33"/>
        <table:content-validation table:name="val7" table:condition="of:cell-content-is-in-list([$STRATEGIES.$A28:.$A109])" table:allow-empty-cell="true" table:display-list="unsorted" table:base-cell-address="'TRADING JOURNAL'.N34"/>
        <table:content-validation table:name="val8" table:condition="of:cell-content-is-in-list([$STRATEGIES.$A28:.$A109])" table:allow-empty-cell="true" table:display-list="unsorted" table:base-cell-address="'TRADING JOURNAL'.N35"/>
        <table:content-validation table:name="val9" table:condition="of:cell-content-is-in-list([$STRATEGIES.$A28:.$A109])" table:allow-empty-cell="true" table:display-list="unsorted" table:base-cell-address="'TRADING JOURNAL'.N36"/>
        <table:content-validation table:name="val10" table:condition="of:cell-content-is-in-list([$STRATEGIES.$A28:.$A109])" table:allow-empty-cell="true" table:display-list="unsorted" table:base-cell-address="'TRADING JOURNAL'.N37"/>
        <table:content-validation table:name="val11" table:condition="of:cell-content-is-in-list([$STRATEGIES.$A28:.$A109])" table:allow-empty-cell="true" table:display-list="unsorted" table:base-cell-address="'TRADING JOURNAL'.N38"/>
        <table:content-validation table:name="val12" table:condition="of:cell-content-is-in-list([$STRATEGIES.$A28:.$A109])" table:allow-empty-cell="true" table:display-list="unsorted" table:base-cell-address="'TRADING JOURNAL'.N39"/>
        <table:content-validation table:name="val13" table:condition="of:cell-content-is-in-list([$STRATEGIES.$A28:.$A109])" table:allow-empty-cell="true" table:display-list="unsorted" table:base-cell-address="'TRADING JOURNAL'.N40"/>
        <table:content-validation table:name="val14" table:condition="of:cell-content-is-in-list([$STRATEGIES.$A28:.$A109])" table:allow-empty-cell="true" table:display-list="unsorted" table:base-cell-address="'TRADING JOURNAL'.N41"/>
        <table:content-validation table:name="val15" table:condition="of:cell-content-is-in-list([$STRATEGIES.$A28:.$A109])" table:allow-empty-cell="true" table:display-list="unsorted" table:base-cell-address="'TRADING JOURNAL'.N42"/>
        <table:content-validation table:name="val16" table:condition="of:cell-content-is-in-list([$STRATEGIES.$A28:.$A109])" table:allow-empty-cell="true" table:display-list="unsorted" table:base-cell-address="'TRADING JOURNAL'.N43"/>
        <table:content-validation table:name="val17" table:condition="of:cell-content-is-in-list([$STRATEGIES.$A28:.$A109])" table:allow-empty-cell="true" table:display-list="unsorted" table:base-cell-address="'TRADING JOURNAL'.N44"/>
        <table:content-validation table:name="val18" table:condition="of:cell-content-is-in-list([$STRATEGIES.$A28:.$A109])" table:allow-empty-cell="true" table:display-list="unsorted" table:base-cell-address="'TRADING JOURNAL'.N45"/>
        <table:content-validation table:name="val19" table:condition="of:cell-content-is-in-list([$STRATEGIES.$A28:.$A109])" table:allow-empty-cell="true" table:display-list="unsorted" table:base-cell-address="'TRADING JOURNAL'.N46"/>
        <table:content-validation table:name="val20" table:condition="of:cell-content-is-in-list([$STRATEGIES.$A28:.$A109])" table:allow-empty-cell="true" table:display-list="unsorted" table:base-cell-address="'TRADING JOURNAL'.N47"/>
        <table:content-validation table:name="val21" table:condition="of:cell-content-is-in-list([$STRATEGIES.$A28:.$A109])" table:allow-empty-cell="true" table:display-list="unsorted" table:base-cell-address="'TRADING JOURNAL'.N48"/>
        <table:content-validation table:name="val22" table:condition="of:cell-content-is-in-list([$STRATEGIES.$A28:.$A109])" table:allow-empty-cell="true" table:display-list="unsorted" table:base-cell-address="'TRADING JOURNAL'.N49"/>
        <table:content-validation table:name="val23" table:condition="of:cell-content-is-in-list([$STRATEGIES.$A28:.$A109])" table:allow-empty-cell="true" table:display-list="unsorted" table:base-cell-address="'TRADING JOURNAL'.N50"/>
        <table:content-validation table:name="val24" table:condition="of:cell-content-is-in-list([$STRATEGIES.$A28:.$A109])" table:allow-empty-cell="true" table:display-list="unsorted" table:base-cell-address="'TRADING JOURNAL'.N51"/>
        <table:content-validation table:name="val25" table:condition="of:cell-content-is-in-list([$STRATEGIES.$A28:.$A109])" table:allow-empty-cell="true" table:display-list="unsorted" table:base-cell-address="'TRADING JOURNAL'.N52"/>
        <table:content-validation table:name="val26" table:condition="of:cell-content-is-in-list([$STRATEGIES.$A28:.$A109])" table:allow-empty-cell="true" table:display-list="unsorted" table:base-cell-address="'TRADING JOURNAL'.N53"/>
        <table:content-validation table:name="val27" table:condition="of:cell-content-is-in-list([$STRATEGIES.$A28:.$A109])" table:allow-empty-cell="true" table:display-list="unsorted" table:base-cell-address="'TRADING JOURNAL'.N54"/>
        <table:content-validation table:name="val28" table:condition="of:cell-content-is-in-list([$STRATEGIES.$A28:.$A109])" table:allow-empty-cell="true" table:display-list="unsorted" table:base-cell-address="'TRADING JOURNAL'.N55"/>
        <table:content-validation table:name="val29" table:condition="of:cell-content-is-in-list([$STRATEGIES.$A28:.$A109])" table:allow-empty-cell="true" table:display-list="unsorted" table:base-cell-address="'TRADING JOURNAL'.N56"/>
        <table:content-validation table:name="val30" table:condition="of:cell-content-is-in-list([$STRATEGIES.$A28:.$A109])" table:allow-empty-cell="true" table:display-list="unsorted" table:base-cell-address="'TRADING JOURNAL'.N57"/>
        <table:content-validation table:name="val31" table:condition="of:cell-content-is-in-list([$STRATEGIES.$A28:.$A109])" table:allow-empty-cell="true" table:display-list="unsorted" table:base-cell-address="'TRADING JOURNAL'.N58"/>
        <table:content-validation table:name="val32" table:condition="of:cell-content-is-in-list([$STRATEGIES.$A28:.$A109])" table:allow-empty-cell="true" table:display-list="unsorted" table:base-cell-address="'TRADING JOURNAL'.N59"/>
        <table:content-validation table:name="val33" table:condition="of:cell-content-is-in-list([$STRATEGIES.$A28:.$A109])" table:allow-empty-cell="true" table:display-list="unsorted" table:base-cell-address="'TRADING JOURNAL'.N60"/>
        <table:content-validation table:name="val34" table:condition="of:cell-content-is-in-list([$STRATEGIES.$A28:.$A109])" table:allow-empty-cell="true" table:display-list="unsorted" table:base-cell-address="'TRADING JOURNAL'.N61"/>
        <table:content-validation table:name="val35" table:condition="of:cell-content-is-in-list([$STRATEGIES.$A28:.$A109])" table:allow-empty-cell="true" table:display-list="unsorted" table:base-cell-address="'TRADING JOURNAL'.N62"/>
        <table:content-validation table:name="val36" table:condition="of:cell-content-is-in-list([$STRATEGIES.$A28:.$A109])" table:allow-empty-cell="true" table:display-list="unsorted" table:base-cell-address="'TRADING JOURNAL'.N63"/>
        <table:content-validation table:name="val37" table:condition="of:cell-content-is-in-list([$STRATEGIES.$A28:.$A109])" table:allow-empty-cell="true" table:display-list="unsorted" table:base-cell-address="'TRADING JOURNAL'.N64"/>
        <table:content-validation table:name="val38" table:condition="of:cell-content-is-in-list([$STRATEGIES.$A28:.$A109])" table:allow-empty-cell="true" table:display-list="unsorted" table:base-cell-address="'TRADING JOURNAL'.N65"/>
        <table:content-validation table:name="val39" table:condition="of:cell-content-is-in-list([$STRATEGIES.$A28:.$A109])" table:allow-empty-cell="true" table:display-list="unsorted" table:base-cell-address="'TRADING JOURNAL'.N66"/>
        <table:content-validation table:name="val40" table:condition="of:cell-content-is-in-list([$STRATEGIES.$A28:.$A109])" table:allow-empty-cell="true" table:display-list="unsorted" table:base-cell-address="'TRADING JOURNAL'.N67"/>
        <table:content-validation table:name="val41" table:condition="of:cell-content-is-in-list([$STRATEGIES.$A28:.$A109])" table:allow-empty-cell="true" table:display-list="unsorted" table:base-cell-address="'TRADING JOURNAL'.N68"/>
        <table:content-validation table:name="val42" table:condition="of:cell-content-is-in-list([$STRATEGIES.$A28:.$A109])" table:allow-empty-cell="true" table:display-list="unsorted" table:base-cell-address="'TRADING JOURNAL'.N69"/>
        <table:content-validation table:name="val43" table:condition="of:cell-content-is-in-list([$STRATEGIES.$A28:.$A109])" table:allow-empty-cell="true" table:display-list="unsorted" table:base-cell-address="'TRADING JOURNAL'.N70"/>
        <table:content-validation table:name="val44" table:condition="of:cell-content-is-in-list([$STRATEGIES.$A28:.$A109])" table:allow-empty-cell="true" table:display-list="unsorted" table:base-cell-address="'TRADING JOURNAL'.N71"/>
        <table:content-validation table:name="val45" table:condition="of:cell-content-is-in-list([$STRATEGIES.$A28:.$A109])" table:allow-empty-cell="true" table:display-list="unsorted" table:base-cell-address="'TRADING JOURNAL'.N72"/>
        <table:content-validation table:name="val46" table:condition="of:cell-content-is-in-list([$STRATEGIES.$A28:.$A109])" table:allow-empty-cell="true" table:display-list="unsorted" table:base-cell-address="'TRADING JOURNAL'.N73"/>
        <table:content-validation table:name="val47" table:condition="of:cell-content-is-in-list([$STRATEGIES.$A28:.$A109])" table:allow-empty-cell="true" table:display-list="unsorted" table:base-cell-address="'TRADING JOURNAL'.N74"/>
        <table:content-validation table:name="val48" table:condition="of:cell-content-is-in-list([$STRATEGIES.$A28:.$A109])" table:allow-empty-cell="true" table:display-list="unsorted" table:base-cell-address="'TRADING JOURNAL'.N75"/>
        <table:content-validation table:name="val49" table:condition="of:cell-content-is-in-list([$STRATEGIES.$A28:.$A109])" table:allow-empty-cell="true" table:display-list="unsorted" table:base-cell-address="'TRADING JOURNAL'.N76"/>
        <table:content-validation table:name="val50" table:condition="of:cell-content-is-in-list([$STRATEGIES.$A28:.$A109])" table:allow-empty-cell="true" table:display-list="unsorted" table:base-cell-address="'TRADING JOURNAL'.N77"/>
        <table:content-validation table:name="val51" table:condition="of:cell-content-is-in-list([$STRATEGIES.$A28:.$A109])" table:allow-empty-cell="true" table:display-list="unsorted" table:base-cell-address="'TRADING JOURNAL'.N78"/>
        <table:content-validation table:name="val52" table:condition="of:cell-content-is-in-list([$STRATEGIES.$A28:.$A109])" table:allow-empty-cell="true" table:display-list="unsorted" table:base-cell-address="'TRADING JOURNAL'.N79"/>
        <table:content-validation table:name="val53" table:condition="of:cell-content-is-in-list([$STRATEGIES.$A28:.$A109])" table:allow-empty-cell="true" table:display-list="unsorted" table:base-cell-address="'TRADING JOURNAL'.N80"/>
        <table:content-validation table:name="val54" table:condition="of:cell-content-is-in-list([$STRATEGIES.$A28:.$A109])" table:allow-empty-cell="true" table:display-list="unsorted" table:base-cell-address="'TRADING JOURNAL'.N81"/>
        <table:content-validation table:name="val55" table:condition="of:cell-content-is-in-list([$STRATEGIES.$A28:.$A109])" table:allow-empty-cell="true" table:display-list="unsorted" table:base-cell-address="'TRADING JOURNAL'.N82"/>
        <table:content-validation table:name="val56" table:condition="of:cell-content-is-in-list([$STRATEGIES.$A28:.$A109])" table:allow-empty-cell="true" table:display-list="unsorted" table:base-cell-address="'TRADING JOURNAL'.N83"/>
        <table:content-validation table:name="val57" table:condition="of:cell-content-is-in-list([$STRATEGIES.$A28:.$A109])" table:allow-empty-cell="true" table:display-list="unsorted" table:base-cell-address="'TRADING JOURNAL'.N84"/>
        <table:content-validation table:name="val58" table:condition="of:cell-content-is-in-list([$STRATEGIES.$A28:.$A109])" table:allow-empty-cell="true" table:display-list="unsorted" table:base-cell-address="'TRADING JOURNAL'.N85"/>
        <table:content-validation table:name="val59" table:condition="of:cell-content-is-in-list([$STRATEGIES.$A28:.$A109])" table:allow-empty-cell="true" table:display-list="unsorted" table:base-cell-address="'TRADING JOURNAL'.N86"/>
        <table:content-validation table:name="val60" table:condition="of:cell-content-is-in-list([$STRATEGIES.$A28:.$A109])" table:allow-empty-cell="true" table:display-list="unsorted" table:base-cell-address="'TRADING JOURNAL'.N87"/>
        <table:content-validation table:name="val61" table:condition="of:cell-content-is-in-list([$STRATEGIES.$A28:.$A109])" table:allow-empty-cell="true" table:display-list="unsorted" table:base-cell-address="'TRADING JOURNAL'.N88"/>
        <table:content-validation table:name="val62" table:condition="of:cell-content-is-in-list([$STRATEGIES.$A28:.$A109])" table:allow-empty-cell="true" table:display-list="unsorted" table:base-cell-address="'TRADING JOURNAL'.N89"/>
        <table:content-validation table:name="val63" table:condition="of:cell-content-is-in-list([$STRATEGIES.$A28:.$A109])" table:allow-empty-cell="true" table:display-list="unsorted" table:base-cell-address="'TRADING JOURNAL'.N90"/>
        <table:content-validation table:name="val64" table:condition="of:cell-content-is-in-list([$STRATEGIES.$A28:.$A109])" table:allow-empty-cell="true" table:display-list="unsorted" table:base-cell-address="'TRADING JOURNAL'.N91"/>
        <table:content-validation table:name="val65" table:condition="of:cell-content-is-in-list([$STRATEGIES.$A28:.$A109])" table:allow-empty-cell="true" table:display-list="unsorted" table:base-cell-address="'TRADING JOURNAL'.N92"/>
        <table:content-validation table:name="val66" table:condition="of:cell-content-is-in-list([$STRATEGIES.$A28:.$A109])" table:allow-empty-cell="true" table:display-list="unsorted" table:base-cell-address="'TRADING JOURNAL'.N93"/>
        <table:content-validation table:name="val67" table:condition="of:cell-content-is-in-list([$STRATEGIES.$A28:.$A109])" table:allow-empty-cell="true" table:display-list="unsorted" table:base-cell-address="'TRADING JOURNAL'.N94"/>
        <table:content-validation table:name="val68" table:condition="of:cell-content-is-in-list([$STRATEGIES.$A28:.$A109])" table:allow-empty-cell="true" table:display-list="unsorted" table:base-cell-address="'TRADING JOURNAL'.N95"/>
        <table:content-validation table:name="val69" table:condition="of:cell-content-is-in-list([$STRATEGIES.$A28:.$A109])" table:allow-empty-cell="true" table:display-list="unsorted" table:base-cell-address="'TRADING JOURNAL'.N96"/>
        <table:content-validation table:name="val70" table:condition="of:cell-content-is-in-list([$STRATEGIES.$A28:.$A109])" table:allow-empty-cell="true" table:display-list="unsorted" table:base-cell-address="'TRADING JOURNAL'.N97"/>
        <table:content-validation table:name="val71" table:condition="of:cell-content-is-in-list([$STRATEGIES.$A28:.$A109])" table:allow-empty-cell="true" table:display-list="unsorted" table:base-cell-address="'TRADING JOURNAL'.N98"/>
        <table:content-validation table:name="val72" table:condition="of:cell-content-is-in-list([$STRATEGIES.$A28:.$A109])" table:allow-empty-cell="true" table:display-list="unsorted" table:base-cell-address="'TRADING JOURNAL'.N99"/>
        <table:content-validation table:name="val73" table:condition="of:cell-content-is-in-list([$STRATEGIES.$A28:.$A109])" table:allow-empty-cell="true" table:display-list="unsorted" table:base-cell-address="'TRADING JOURNAL'.N100"/>
        <table:content-validation table:name="val74" table:condition="of:cell-content-is-in-list([$STRATEGIES.$A28:.$A109])" table:allow-empty-cell="true" table:display-list="unsorted" table:base-cell-address="'TRADING JOURNAL'.N101"/>
        <table:content-validation table:name="val75" table:condition="of:cell-content-is-in-list([$STRATEGIES.$A28:.$A109])" table:allow-empty-cell="true" table:display-list="unsorted" table:base-cell-address="'TRADING JOURNAL'.N102"/>
        <table:content-validation table:name="val76" table:condition="of:cell-content-is-in-list([$STRATEGIES.$A28:.$A109])" table:allow-empty-cell="true" table:display-list="unsorted" table:base-cell-address="'TRADING JOURNAL'.N103"/>
        <table:content-validation table:name="val77" table:condition="of:cell-content-is-in-list([$STRATEGIES.$A28:.$A109])" table:allow-empty-cell="true" table:display-list="unsorted" table:base-cell-address="'TRADING JOURNAL'.N104"/>
        <table:content-validation table:name="val78" table:condition="of:cell-content-is-in-list([$STRATEGIES.$A28:.$A109])" table:allow-empty-cell="true" table:display-list="unsorted" table:base-cell-address="'TRADING JOURNAL'.N105"/>
        <table:content-validation table:name="val79" table:condition="of:cell-content-is-in-list([$STRATEGIES.$A28:.$A109])" table:allow-empty-cell="true" table:display-list="unsorted" table:base-cell-address="'TRADING JOURNAL'.N106"/>
        <table:content-validation table:name="val80" table:condition="of:cell-content-is-in-list([$STRATEGIES.$A28:.$A109])" table:allow-empty-cell="true" table:display-list="unsorted" table:base-cell-address="'TRADING JOURNAL'.N107"/>
        <table:content-validation table:name="val81" table:condition="of:cell-content-is-in-list([$STRATEGIES.$A28:.$A109])" table:allow-empty-cell="true" table:display-list="unsorted" table:base-cell-address="'TRADING JOURNAL'.N108"/>
        <table:content-validation table:name="val82" table:condition="of:cell-content-is-in-list([$STRATEGIES.$A28:.$A109])" table:allow-empty-cell="true" table:display-list="unsorted" table:base-cell-address="'TRADING JOURNAL'.N109"/>
        <table:content-validation table:name="val83" table:condition="of:cell-content-is-in-list(&quot;Yes&quot;;&quot;No&quot;;&quot;Bad News&quot;;&quot;Didn't enter&quot;)" table:allow-empty-cell="true" table:display-list="unsorted" table:base-cell-address="'TRADING JOURNAL'.W2"/>
      </table:content-validations>
      <table:table table:name="% OF EQUITY POSITION SIZ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<text:a xlink:href="https://twitter.com/VaidaBogdan" xlink:type="simple">Version 1.2, created by @VaidaBogdan.</text:a></text:p>
          </table:table-cell>
          <table:table-cell table:style-name="ce10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11"/>
          <table:table-cell table:style-name="ce19" table:number-columns-repeated="2"/>
          <table:table-cell table:style-name="ce23" table:number-columns-repeated="6"/>
          <table:table-cell table:style-name="ce19"/>
          <table:table-cell table:style-name="ce31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INITIAL DEPOSIT</text:p>
          </table:table-cell>
          <table:table-cell table:style-name="ce5" office:value-type="currency" office:currency="USD" office:value="10000" calcext:value-type="currency">
            <text:p>10,000$</text:p>
          </table:table-cell>
          <table:table-cell table:number-columns-repeated="2"/>
          <table:table-cell table:style-name="ce24" office:value-type="string" calcext:value-type="string" table:number-columns-spanned="3" table:number-rows-spanned="1">
            <text:p>FIXED RISK</text:p>
          </table:table-cell>
          <table:covered-table-cell table:style-name="ce25"/>
          <table:covered-table-cell table:style-name="ce27"/>
          <table:table-cell table:style-name="ce24" office:value-type="string" calcext:value-type="string" table:number-columns-spanned="3" table:number-rows-spanned="1">
            <text:p>ENTRY ALLOCATION</text:p>
          </table:table-cell>
          <table:covered-table-cell table:style-name="ce25"/>
          <table:covered-table-cell table:style-name="ce27"/>
          <table:table-cell/>
          <table:table-cell table:style-name="ce22" office:value-type="string" calcext:value-type="string">
            <text:p>TAKE DATA FROM ROW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ORTFOLIO</text:p>
          </table:table-cell>
          <table:table-cell table:style-name="ce12" table:number-matrix-columns-spanned="1" table:number-matrix-rows-spanned="1" table:formula="of:=[.B3]+INDEX([$'TRADING JOURNAL'.AB$1:.AB$1048576]; MATCH(143^143;[$'TRADING JOURNAL'.AB$1:.AB$1048576]))" office:value-type="currency" office:currency="USD" office:value="10600.95" calcext:value-type="currency">
            <text:p>10,601$</text:p>
          </table:table-cell>
          <table:table-cell table:style-name="ce20"/>
          <table:table-cell/>
          <table:table-cell table:style-name="ce16" office:value-type="string" calcext:value-type="string" table:number-columns-spanned="1" table:number-rows-spanned="3">
            <text:p>CONSERVATIVE</text:p>
          </table:table-cell>
          <table:table-cell table:style-name="ce26" office:value-type="percentage" office:value="0.025" calcext:value-type="percentage" table:number-columns-spanned="1" table:number-rows-spanned="3">
            <text:p>2.50%</text:p>
          </table:table-cell>
          <table:table-cell table:style-name="ce5" table:formula="of:=[.F4]*[.B5]" office:value-type="currency" office:currency="USD" office:value="265.02375" calcext:value-type="currency" table:number-columns-spanned="1" table:number-rows-spanned="3">
            <text:p>265$</text:p>
          </table:table-cell>
          <table:table-cell table:style-name="ce16" office:value-type="string" calcext:value-type="string">
            <text:p>CONSERVATIVE</text:p>
          </table:table-cell>
          <table:table-cell table:style-name="ce28" office:value-type="percentage" office:value="0.33" calcext:value-type="percentage">
            <text:p>33%</text:p>
          </table:table-cell>
          <table:table-cell table:style-name="ce5" table:formula="of:=[.I4]*[.G4]" office:value-type="currency" office:currency="USD" office:value="87.4578375" calcext:value-type="currency">
            <text:p>87$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RRENT BALANCE</text:p>
          </table:table-cell>
          <table:table-cell table:style-name="ce13" table:formula="of:=[.B4]-SUMIF([$'TRADING JOURNAL'.R$1:.R$1048576];  &quot;&quot;;[$'TRADING JOURNAL'.C$1:.C$1048576])" office:value-type="currency" office:currency="USD" office:value="10600.95" calcext:value-type="currency">
            <text:p>10,601$</text:p>
          </table:table-cell>
          <table:table-cell table:style-name="ce21"/>
          <table:table-cell/>
          <table:covered-table-cell table:number-columns-repeated="3" table:style-name="ce8"/>
          <table:table-cell table:style-name="ce17" office:value-type="string" calcext:value-type="string">
            <text:p>MODERATE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5" table:formula="of:=[.I5]*[.G4]" office:value-type="currency" office:currency="USD" office:value="132.511875" calcext:value-type="currency">
            <text:p>133$</text:p>
          </table:table-cell>
          <table:table-cell/>
          <table:table-cell table:style-name="ce32" office:value-type="string" calcext:value-type="string">
            <text:p>ENTRY DOCUMENTATION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MAX HEAT (%)</text:p>
          </table:table-cell>
          <table:table-cell table:style-name="ce14" table:formula="of:=IF([.B4] &lt; 15000; &quot;30%&quot;; &quot;15%&quot;)" office:value-type="string" office:string-value="30%" calcext:value-type="string">
            <text:p>30%</text:p>
          </table:table-cell>
          <table:table-cell table:style-name="ce20"/>
          <table:table-cell/>
          <table:covered-table-cell table:number-columns-repeated="3" table:style-name="ce9"/>
          <table:table-cell table:style-name="ce18" office:value-type="string" calcext:value-type="string">
            <text:p>AGGRESSIVE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5" table:formula="of:=[.I6]*[.G4]" office:value-type="currency" office:currency="USD" office:value="265.02375" calcext:value-type="currency">
            <text:p>265$</text:p>
          </table:table-cell>
          <table:table-cell/>
          <table:table-cell table:style-name="ce3" office:value-type="string" calcext:value-type="string">
            <text:p>1. STRATEGY:</text:p>
          </table:table-cell>
          <table:table-cell table:style-name="ce34" table:formula="of:=INDIRECT(&quot;'TRADING JOURNAL'!M&quot;&amp;[.$M$3])" office:value-type="percentage" office:value="4" calcext:value-type="percentage">
            <text:p>400.00%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X HEAT ($)</text:p>
          </table:table-cell>
          <table:table-cell table:style-name="ce5" table:formula="of:=[.B4]*[.B6]" office:value-type="currency" office:currency="USD" office:value="3180.285" calcext:value-type="currency">
            <text:p>3,180$</text:p>
          </table:table-cell>
          <table:table-cell table:style-name="ce21"/>
          <table:table-cell/>
          <table:table-cell table:style-name="ce17" office:value-type="string" calcext:value-type="string" table:number-columns-spanned="1" table:number-rows-spanned="3">
            <text:p>MODERATE</text:p>
          </table:table-cell>
          <table:table-cell table:style-name="ce26" office:value-type="percentage" office:value="0.05" calcext:value-type="percentage" table:number-columns-spanned="1" table:number-rows-spanned="3">
            <text:p>5.00%</text:p>
          </table:table-cell>
          <table:table-cell table:style-name="ce5" table:formula="of:=[.F7]*[.B5]" office:value-type="currency" office:currency="USD" office:value="530.0475" calcext:value-type="currency" table:number-columns-spanned="1" table:number-rows-spanned="3">
            <text:p>530$</text:p>
          </table:table-cell>
          <table:table-cell table:style-name="ce16" office:value-type="string" calcext:value-type="string">
            <text:p>CONSERVATIVE</text:p>
          </table:table-cell>
          <table:table-cell table:style-name="ce28" office:value-type="percentage" office:value="0.33" calcext:value-type="percentage">
            <text:p>33%</text:p>
          </table:table-cell>
          <table:table-cell table:style-name="ce5" table:formula="of:=[.I7]*[.G7]" office:value-type="currency" office:currency="USD" office:value="174.915675" calcext:value-type="currency">
            <text:p>175$</text:p>
          </table:table-cell>
          <table:table-cell/>
          <table:table-cell table:style-name="ce3" office:value-type="string" calcext:value-type="string">
            <text:p>2. ENTRY REASON:</text:p>
          </table:table-cell>
          <table:table-cell table:style-name="ce35" table:formula="of:=INDIRECT(&quot;'TRADING JOURNAL'!N&quot;&amp;[.$M$3])" office:value-type="string" office:string-value="buildup" calcext:value-type="string">
            <text:p>buildup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MAINING <text:s/>HEAT ($)</text:p>
          </table:table-cell>
          <table:table-cell table:style-name="ce15" table:formula="of:=[.B7]-([.B4]-[.B5])" office:value-type="currency" office:currency="USD" office:value="3180.285" calcext:value-type="currency">
            <text:p>3,180$</text:p>
          </table:table-cell>
          <table:table-cell table:style-name="ce20"/>
          <table:table-cell/>
          <table:covered-table-cell table:number-columns-repeated="3" table:style-name="ce6"/>
          <table:table-cell table:style-name="ce17" office:value-type="string" calcext:value-type="string">
            <text:p>MODERATE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5" table:formula="of:=[.I8]*[.G7]" office:value-type="currency" office:currency="USD" office:value="265.02375" calcext:value-type="currency">
            <text:p>265$</text:p>
          </table:table-cell>
          <table:table-cell/>
          <table:table-cell table:style-name="ce3" office:value-type="string" calcext:value-type="string">
            <text:p>3. WATCH FOR:</text:p>
          </table:table-cell>
          <table:table-cell table:style-name="ce35" table:formula="of:=INDIRECT(&quot;'TRADING JOURNAL'!O&quot;&amp;[.$M$3])" office:value-type="string" office:string-value="volum bun + RSI" calcext:value-type="string">
            <text:p>volum bun + RSI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" table:number-rows-spanned="3">
            <text:p>MAX POSITIONS</text:p>
          </table:table-cell>
          <table:table-cell table:style-name="ce16" office:value-type="string" calcext:value-type="string">
            <text:p>CONSERVATIVE</text:p>
          </table:table-cell>
          <table:table-cell table:style-name="ce22" table:formula="of:=[.B7]/[.G4]" office:value-type="float" office:value="12" calcext:value-type="float">
            <text:p>12</text:p>
          </table:table-cell>
          <table:table-cell/>
          <table:covered-table-cell table:number-columns-repeated="3" table:style-name="ce7"/>
          <table:table-cell table:style-name="ce18" office:value-type="string" calcext:value-type="string">
            <text:p>AGGRESSIVE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5" table:formula="of:=[.I9]*[.G7]" office:value-type="currency" office:currency="USD" office:value="530.0475" calcext:value-type="currency">
            <text:p>530$</text:p>
          </table:table-cell>
          <table:table-cell table:number-columns-repeated="1014"/>
        </table:table-row>
        <table:table-row table:style-name="ro2">
          <table:covered-table-cell table:style-name="ce6"/>
          <table:table-cell table:style-name="ce17" office:value-type="string" calcext:value-type="string">
            <text:p>MODERATE</text:p>
          </table:table-cell>
          <table:table-cell table:style-name="ce22" table:formula="of:=[.B7]/[.G7]" office:value-type="float" office:value="6" calcext:value-type="float">
            <text:p>6</text:p>
          </table:table-cell>
          <table:table-cell/>
          <table:table-cell table:style-name="ce18" office:value-type="string" calcext:value-type="string" table:number-columns-spanned="1" table:number-rows-spanned="3">
            <text:p>AGGRESSIVE</text:p>
          </table:table-cell>
          <table:table-cell table:style-name="ce26" office:value-type="percentage" office:value="0.1" calcext:value-type="percentage" table:number-columns-spanned="1" table:number-rows-spanned="3">
            <text:p>10.00%</text:p>
          </table:table-cell>
          <table:table-cell table:style-name="ce5" table:formula="of:=[.F10]*[.B5]" office:value-type="currency" office:currency="USD" office:value="1060.095" calcext:value-type="currency" table:number-columns-spanned="1" table:number-rows-spanned="3">
            <text:p>1,060$</text:p>
          </table:table-cell>
          <table:table-cell table:style-name="ce16" office:value-type="string" calcext:value-type="string">
            <text:p>CONSERVATIVE</text:p>
          </table:table-cell>
          <table:table-cell table:style-name="ce28" office:value-type="percentage" office:value="0.33" calcext:value-type="percentage">
            <text:p>33%</text:p>
          </table:table-cell>
          <table:table-cell table:style-name="ce5" table:formula="of:=[.I10]*[.G10]" office:value-type="currency" office:currency="USD" office:value="349.83135" calcext:value-type="currency">
            <text:p>350$</text:p>
          </table:table-cell>
          <table:table-cell/>
          <table:table-cell table:style-name="ce32" office:value-type="string" calcext:value-type="string">
            <text:p>EXIT DOCUMENTATION</text:p>
          </table:table-cell>
          <table:table-cell table:number-columns-repeated="1012"/>
        </table:table-row>
        <table:table-row table:style-name="ro2">
          <table:covered-table-cell table:style-name="ce7"/>
          <table:table-cell table:style-name="ce18" office:value-type="string" calcext:value-type="string">
            <text:p>AGGRESSIVE</text:p>
          </table:table-cell>
          <table:table-cell table:style-name="ce22" table:formula="of:=[.B7]/[.G10]" office:value-type="float" office:value="3" calcext:value-type="float">
            <text:p>3</text:p>
          </table:table-cell>
          <table:table-cell/>
          <table:covered-table-cell table:number-columns-repeated="3" table:style-name="ce8"/>
          <table:table-cell table:style-name="ce17" office:value-type="string" calcext:value-type="string">
            <text:p>MODERATE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5" table:formula="of:=[.I11]*[.G10]" office:value-type="currency" office:currency="USD" office:value="530.0475" calcext:value-type="currency">
            <text:p>530$</text:p>
          </table:table-cell>
          <table:table-cell/>
          <table:table-cell table:style-name="ce3" office:value-type="string" calcext:value-type="string">
            <text:p>4. EXIT REASON:</text:p>
          </table:table-cell>
          <table:table-cell table:style-name="ce35" table:formula="of:=INDIRECT(&quot;'TRADING JOURNAL'!T&quot;&amp;[.$M$3])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3">
            <text:p>REMAINING POSITIONS</text:p>
          </table:table-cell>
          <table:table-cell table:style-name="ce16" office:value-type="string" calcext:value-type="string">
            <text:p>CONSERVATIVE</text:p>
          </table:table-cell>
          <table:table-cell table:style-name="ce22" table:formula="of:=[.B8]/[.G4]" office:value-type="float" office:value="12" calcext:value-type="float">
            <text:p>12</text:p>
          </table:table-cell>
          <table:table-cell/>
          <table:covered-table-cell table:number-columns-repeated="3" table:style-name="ce9"/>
          <table:table-cell table:style-name="ce18" office:value-type="string" calcext:value-type="string">
            <text:p>AGGRESSIVE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5" table:formula="of:=[.I12]*[.G10]" office:value-type="currency" office:currency="USD" office:value="1060.095" calcext:value-type="currency">
            <text:p>1,060$</text:p>
          </table:table-cell>
          <table:table-cell/>
          <table:table-cell table:style-name="ce3" office:value-type="string" calcext:value-type="string">
            <text:p>5. IMPROVE:</text:p>
          </table:table-cell>
          <table:table-cell table:style-name="ce35" table:formula="of:=INDIRECT(&quot;'TRADING JOURNAL'!U&quot;&amp;[.$M$3])" office:value-type="string" office:string-value="volum" calcext:value-type="string">
            <text:p>volum</text:p>
          </table:table-cell>
          <table:table-cell table:number-columns-repeated="1011"/>
        </table:table-row>
        <table:table-row table:style-name="ro2">
          <table:covered-table-cell table:style-name="ce8"/>
          <table:table-cell table:style-name="ce17" office:value-type="string" calcext:value-type="string">
            <text:p>MODERATE</text:p>
          </table:table-cell>
          <table:table-cell table:style-name="ce22" table:formula="of:=[.B8]/[.G7]" office:value-type="float" office:value="6" calcext:value-type="float">
            <text:p>6</text:p>
          </table:table-cell>
          <table:table-cell table:style-name="ce21"/>
          <table:table-cell table:number-columns-repeated="4"/>
          <table:table-cell table:style-name="ce29" table:number-columns-repeated="3"/>
          <table:table-cell table:style-name="ce3" office:value-type="string" calcext:value-type="string">
            <text:p>6. SUCCESS:</text:p>
          </table:table-cell>
          <table:table-cell table:style-name="ce36" table:formula="of:=INDIRECT(&quot;'TRADING JOURNAL'!V&quot;&amp;[.$M$3])" office:value-type="string" office:string-value="verific și zilnic" calcext:value-type="string">
            <text:p>verific și zilnic</text:p>
          </table:table-cell>
          <table:table-cell table:number-columns-repeated="1011"/>
        </table:table-row>
        <table:table-row table:style-name="ro2">
          <table:covered-table-cell table:style-name="ce9"/>
          <table:table-cell table:style-name="ce18" office:value-type="string" calcext:value-type="string">
            <text:p>AGGRESSIVE</text:p>
          </table:table-cell>
          <table:table-cell table:style-name="ce22" table:formula="of:=[.B8]/[.G10]" office:value-type="float" office:value="3" calcext:value-type="float">
            <text:p>3</text:p>
          </table:table-cell>
          <table:table-cell table:style-name="ce20"/>
          <table:table-cell table:number-columns-repeated="4"/>
          <table:table-cell table:style-name="ce30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ce29" table:number-columns-repeated="3"/>
          <table:table-cell table:style-name="ce32" office:value-type="string" calcext:value-type="string">
            <text:p>REVIEW (1MO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string" calcext:value-type="string">
            <text:p>7. ADDITIONAL OBS:</text:p>
          </table:table-cell>
          <table:table-cell table:style-name="ce36" table:formula="of:=INDIRECT(&quot;'TRADING JOURNAL'!AB&quot;&amp;[.$M$3])" office:value-type="float" office:value="50.05" calcext:value-type="float">
            <text:p>50.05</text:p>
          </table:table-cell>
          <table:table-cell table:number-columns-repeated="101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XED RISK POSITION SIZING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3" table:default-cell-style-name="Default"/>
        <table:table-row table:style-name="ro1">
          <table:table-cell table:style-name="ce1" office:value-type="string" calcext:value-type="string">
            <text:p><text:a xlink:href="https://twitter.com/VaidaBogdan" xlink:type="simple">Version 1.2, created by @VaidaBogdan.</text:a></text:p>
          </table:table-cell>
          <table:table-cell table:style-name="ce10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11"/>
          <table:table-cell table:style-name="ce19"/>
          <table:table-cell table:style-name="ce23" table:number-columns-repeated="5"/>
          <table:table-cell table:style-name="ce19"/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INITIAL DEPOSIT</text:p>
          </table:table-cell>
          <table:table-cell table:style-name="ce5" office:value-type="currency" office:currency="USD" office:value="10000" calcext:value-type="currency">
            <text:p>10,000$</text:p>
          </table:table-cell>
          <table:table-cell/>
          <table:table-cell table:style-name="ce24" office:value-type="string" calcext:value-type="string" table:number-columns-spanned="2" table:number-rows-spanned="1">
            <text:p>FIXED RISK</text:p>
          </table:table-cell>
          <table:covered-table-cell table:style-name="ce27"/>
          <table:table-cell table:style-name="ce24" office:value-type="string" calcext:value-type="string" table:number-columns-spanned="3" table:number-rows-spanned="1">
            <text:p>ENTRY ALLOCATION RISK</text:p>
          </table:table-cell>
          <table:covered-table-cell table:style-name="ce25"/>
          <table:covered-table-cell table:style-name="ce27"/>
          <table:table-cell/>
          <table:table-cell table:style-name="ce22" office:value-type="string" calcext:value-type="string">
            <text:p>TAKE DATA FROM ROW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RTFOLIO</text:p>
          </table:table-cell>
          <table:table-cell table:style-name="ce12" table:number-matrix-columns-spanned="1" table:number-matrix-rows-spanned="1" table:formula="of:=[.B3]+INDEX([$'TRADING JOURNAL'.AB$1:.AB$1048576]; MATCH(143^143;[$'TRADING JOURNAL'.AB$1:.AB$1048576]))" office:value-type="currency" office:currency="USD" office:value="10600.95" calcext:value-type="currency">
            <text:p>10,601$</text:p>
          </table:table-cell>
          <table:table-cell/>
          <table:table-cell table:style-name="ce5" office:value-type="string" calcext:value-type="string">
            <text:p>FIXED RISK (%)</text:p>
          </table:table-cell>
          <table:table-cell table:style-name="ce38" office:value-type="percentage" office:value="0.015" calcext:value-type="percentage">
            <text:p>1.5%</text:p>
          </table:table-cell>
          <table:table-cell table:style-name="ce16" office:value-type="string" calcext:value-type="string">
            <text:p>CONSERVATIVE</text:p>
          </table:table-cell>
          <table:table-cell table:style-name="ce28" office:value-type="percentage" office:value="0.33" calcext:value-type="percentage">
            <text:p>33%</text:p>
          </table:table-cell>
          <table:table-cell table:style-name="ce5" table:formula="of:=[.G4]*[.E5]" office:value-type="currency" office:currency="USD" office:value="52.4747025" calcext:value-type="currency">
            <text:p>52$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RRENT BALANCE</text:p>
          </table:table-cell>
          <table:table-cell table:style-name="ce13" table:formula="of:=[.B4]-SUMIF([$'TRADING JOURNAL'.R$1:.R$1048576];  &quot;&quot;;[$'TRADING JOURNAL'.C$1:.C$1048576])" office:value-type="currency" office:currency="USD" office:value="10600.95" calcext:value-type="currency">
            <text:p>10,601$</text:p>
          </table:table-cell>
          <table:table-cell/>
          <table:table-cell table:style-name="ce5" office:value-type="string" calcext:value-type="string">
            <text:p>FIXED RISK ($)</text:p>
          </table:table-cell>
          <table:table-cell table:style-name="ce15" table:formula="of:=[.B5]*[.E4]" office:value-type="currency" office:currency="USD" office:value="159.01425" calcext:value-type="currency">
            <text:p>159$</text:p>
          </table:table-cell>
          <table:table-cell table:style-name="ce17" office:value-type="string" calcext:value-type="string">
            <text:p>MODERATE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5" table:formula="of:=[.G5]*[.E5]" office:value-type="currency" office:currency="USD" office:value="79.507125" calcext:value-type="currency">
            <text:p>80$</text:p>
          </table:table-cell>
          <table:table-cell/>
          <table:table-cell table:style-name="ce32" office:value-type="string" calcext:value-type="string">
            <text:p>ENTRY DOCUMENTATION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AX HEAT (%)</text:p>
          </table:table-cell>
          <table:table-cell table:style-name="ce37" office:value-type="percentage" office:value="0.06" calcext:value-type="percentage">
            <text:p>6%</text:p>
          </table:table-cell>
          <table:table-cell/>
          <table:table-cell table:style-name="ce4" office:value-type="string" calcext:value-type="string">
            <text:p>MAX POSITIONS</text:p>
          </table:table-cell>
          <table:table-cell table:style-name="ce39" table:formula="of:=[.B7]/[.E5]" office:value-type="float" office:value="4" calcext:value-type="float">
            <text:p>4</text:p>
          </table:table-cell>
          <table:table-cell table:style-name="ce18" office:value-type="string" calcext:value-type="string">
            <text:p>AGGRESSIVE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5" table:formula="of:=[.G6]*[.E5]" office:value-type="currency" office:currency="USD" office:value="159.01425" calcext:value-type="currency">
            <text:p>159$</text:p>
          </table:table-cell>
          <table:table-cell/>
          <table:table-cell table:style-name="ce3" office:value-type="string" calcext:value-type="string">
            <text:p>1. STRATEGY:</text:p>
          </table:table-cell>
          <table:table-cell table:style-name="ce34" table:formula="of:=INDIRECT(&quot;'TRADING JOURNAL'!M&quot;&amp;[.$K$3])" office:value-type="percentage" office:value="4" calcext:value-type="percentage">
            <text:p>400.00%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X HEAT ($)</text:p>
          </table:table-cell>
          <table:table-cell table:style-name="ce5" table:formula="of:=[.B5]*[.B6]" office:value-type="currency" office:currency="USD" office:value="636.057" calcext:value-type="currency">
            <text:p>636$</text:p>
          </table:table-cell>
          <table:table-cell/>
          <table:table-cell table:style-name="ce4" office:value-type="string" calcext:value-type="string">
            <text:p>REMAINING POSITIONS</text:p>
          </table:table-cell>
          <table:table-cell table:style-name="ce39" table:formula="of:=[.B8]/[.E5]" office:value-type="float" office:value="4" calcext:value-type="float">
            <text:p>4</text:p>
          </table:table-cell>
          <table:table-cell table:number-columns-repeated="4"/>
          <table:table-cell table:style-name="ce3" office:value-type="string" calcext:value-type="string">
            <text:p>2. ENTRY REASON:</text:p>
          </table:table-cell>
          <table:table-cell table:style-name="ce35" table:formula="of:=INDIRECT(&quot;'TRADING JOURNAL'!N&quot;&amp;[.$K$3])" office:value-type="string" office:string-value="buildup" calcext:value-type="string">
            <text:p>buildup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MAINING <text:s/>HEAT ($)</text:p>
          </table:table-cell>
          <table:table-cell table:style-name="ce15" table:formula="of:=[.B7]-SUMIF([$'TRADING JOURNAL'.R$1:.R$1048576];  &quot;&quot;;[$'TRADING JOURNAL'.L$1:.L$1048576])" office:value-type="currency" office:currency="USD" office:value="636.057" calcext:value-type="currency">
            <text:p>636$</text:p>
          </table:table-cell>
          <table:table-cell table:number-columns-repeated="7"/>
          <table:table-cell table:style-name="ce3" office:value-type="string" calcext:value-type="string">
            <text:p>3. WATCH FOR:</text:p>
          </table:table-cell>
          <table:table-cell table:style-name="ce35" table:formula="of:=INDIRECT(&quot;'TRADING JOURNAL'!O&quot;&amp;[.$K$3])" office:value-type="string" office:string-value="volum bun + RSI" calcext:value-type="string">
            <text:p>volum bun + RS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0" table:number-columns-repeated="2"/>
          <table:table-cell/>
          <table:table-cell table:style-name="ce32" office:value-type="string" calcext:value-type="string">
            <text:p>EXIT DOCUMENTATI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9" table:number-columns-repeated="2"/>
          <table:table-cell/>
          <table:table-cell table:style-name="ce3" office:value-type="string" calcext:value-type="string">
            <text:p>4. EXIT REASON:</text:p>
          </table:table-cell>
          <table:table-cell table:style-name="ce35" table:formula="of:=INDIRECT(&quot;'TRADING JOURNAL'!T&quot;&amp;[.$K$3])"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30" table:number-columns-repeated="2"/>
          <table:table-cell/>
          <table:table-cell table:style-name="ce3" office:value-type="string" calcext:value-type="string">
            <text:p>5. IMPROVE:</text:p>
          </table:table-cell>
          <table:table-cell table:style-name="ce35" table:formula="of:=INDIRECT(&quot;'TRADING JOURNAL'!U&quot;&amp;[.$K$3])" office:value-type="string" office:string-value="volum" calcext:value-type="string">
            <text:p>volum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string" calcext:value-type="string">
            <text:p>6. SUCCESS:</text:p>
          </table:table-cell>
          <table:table-cell table:style-name="ce36" table:formula="of:=INDIRECT(&quot;'TRADING JOURNAL'!V&quot;&amp;[.$K$3])" office:value-type="string" office:string-value="verific și zilnic" calcext:value-type="string">
            <text:p>verific și zilnic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/>
          <table:table-cell table:number-columns-repeated="3"/>
          <table:table-cell table:style-name="ce29" table:number-columns-repeated="3"/>
          <table:table-cell table:style-name="ce32" office:value-type="string" calcext:value-type="string">
            <text:p>REVIEW (1MO)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0"/>
          <table:table-cell table:number-columns-repeated="3"/>
          <table:table-cell table:style-name="ce30" table:number-columns-repeated="3"/>
          <table:table-cell table:style-name="ce3" office:value-type="string" calcext:value-type="string">
            <text:p>7. ADDITIONAL OBS:</text:p>
          </table:table-cell>
          <table:table-cell table:style-name="ce36" table:formula="of:=INDIRECT(&quot;'TRADING JOURNAL'!AB&quot;&amp;[.$K$3])" office:value-type="float" office:value="50.05" calcext:value-type="float">
            <text:p>50.05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29" table:number-columns-repeated="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DING JOURNAL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-group>
          <table:table-column table:style-name="co19" table:number-columns-repeated="5" table:default-cell-style-name="Default"/>
        </table:table-column-group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-group>
          <table:table-column table:style-name="co25" table:default-cell-style-name="Default"/>
          <table:table-column table:style-name="co4" table:default-cell-style-name="Default"/>
          <table:table-column table:style-name="co16" table:default-cell-style-name="Default"/>
          <table:table-column table:style-name="co26" table:default-cell-style-name="Default"/>
        </table:table-column-group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visibility="collapse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995" table:default-cell-style-name="Default"/>
        <table:table-row table:style-name="ro4">
          <table:table-cell table:style-name="ce40" office:value-type="string" calcext:value-type="string">
            <text:p>Pair</text:p>
          </table:table-cell>
          <table:table-cell table:style-name="ce40" office:value-type="string" calcext:value-type="string">
            <office:annotation draw:style-name="gr1" draw:text-style-name="P2" svg:width="172.91pt" svg:height="25.48pt" svg:x="127.93pt" svg:y="57pt" draw:caption-point-x="-11.54pt" draw:caption-point-y="-56.72pt">
              <dc:date>2023-06-20T00:00:00</dc:date>
              <text:p text:style-name="P1">Entry Date</text:p>
            </office:annotation>
            <text:p>Entry</text:p>
          </table:table-cell>
          <table:table-cell table:style-name="ce40" office:value-type="string" calcext:value-type="string">
            <office:annotation draw:style-name="gr1" draw:text-style-name="P2" svg:width="187.48pt" svg:height="25.48pt" svg:x="172.4pt" svg:y="57pt" draw:caption-point-x="-11.54pt" draw:caption-point-y="-56.72pt">
              <dc:date>2023-06-20T00:00:00</dc:date>
              <text:p text:style-name="P1">Value Purchase USDT</text:p>
            </office:annotation>
            <text:p>$</text:p>
          </table:table-cell>
          <table:table-cell table:style-name="ce40" office:value-type="string" calcext:value-type="string">
            <office:annotation draw:style-name="gr1" draw:text-style-name="P2" svg:width="211.83pt" svg:height="25.48pt" svg:x="207.1pt" svg:y="57pt" draw:caption-point-x="-11.54pt" draw:caption-point-y="-56.72pt">
              <dc:date>2023-06-20T00:00:00</dc:date>
              <text:p text:style-name="P1">Entry Allocation</text:p>
            </office:annotation>
            <text:p>EA</text:p>
          </table:table-cell>
          <table:table-cell table:style-name="ce40" office:value-type="string" calcext:value-type="string">
            <office:annotation draw:style-name="gr1" draw:text-style-name="P2" svg:width="236.18pt" svg:height="25.48pt" svg:x="241.8pt" svg:y="57pt" draw:caption-point-x="-11.54pt" draw:caption-point-y="-56.72pt">
              <dc:date>2023-06-20T00:00:00</dc:date>
              <text:p text:style-name="P1">Trade Allocation</text:p>
            </office:annotation>
            <text:p>TA</text:p>
          </table:table-cell>
          <table:table-cell table:style-name="ce50" office:value-type="string" calcext:value-type="string">
            <office:annotation draw:style-name="gr1" draw:text-style-name="P2" svg:width="236.21pt" svg:height="25.48pt" svg:x="300.84pt" svg:y="57pt" draw:caption-point-x="-11.54pt" draw:caption-point-y="-56.72pt">
              <dc:date>2023-06-20T00:00:00</dc:date>
              <text:p text:style-name="P1">Entry Price</text:p>
            </office:annotation>
            <text:p>EP</text:p>
          </table:table-cell>
          <table:table-cell table:style-name="ce50" office:value-type="string" calcext:value-type="string">
            <office:annotation draw:style-name="gr1" draw:text-style-name="P2" svg:width="232.7pt" svg:height="25.48pt" svg:x="359.89pt" svg:y="57pt" draw:caption-point-x="-11.54pt" draw:caption-point-y="-56.72pt">
              <dc:date>2023-06-20T00:00:00</dc:date>
              <text:p text:style-name="P1">Stop Loss</text:p>
            </office:annotation>
            <text:p>SL</text:p>
          </table:table-cell>
          <table:table-cell table:style-name="ce50" office:value-type="string" calcext:value-type="string">
            <office:annotation draw:style-name="gr1" draw:text-style-name="P2" svg:width="250.75pt" svg:height="25.48pt" svg:x="418.93pt" svg:y="57pt" draw:caption-point-x="-11.54pt" draw:caption-point-y="-56.72pt">
              <dc:date>2023-06-20T00:00:00</dc:date>
              <text:p text:style-name="P1">Take Profit 1</text:p>
            </office:annotation>
            <text:p>TP1</text:p>
          </table:table-cell>
          <table:table-cell table:style-name="ce50" office:value-type="string" calcext:value-type="string">
            <office:annotation draw:style-name="gr1" draw:text-style-name="P2" svg:width="229.21pt" svg:height="25.48pt" svg:x="477.98pt" svg:y="57pt" draw:caption-point-x="-11.54pt" draw:caption-point-y="-56.72pt">
              <dc:date>2023-06-20T00:00:00</dc:date>
              <text:p text:style-name="P1">Take Profit 2</text:p>
            </office:annotation>
            <text:p>TP2</text:p>
          </table:table-cell>
          <table:table-cell table:style-name="ce50" office:value-type="string" calcext:value-type="string">
            <office:annotation draw:style-name="gr1" draw:text-style-name="P2" svg:width="253.47pt" svg:height="25.48pt" svg:x="537.05pt" svg:y="57pt" draw:caption-point-x="-11.54pt" draw:caption-point-y="-56.72pt">
              <dc:date>2023-06-20T00:00:00</dc:date>
              <text:p text:style-name="P1">Take Profit 3</text:p>
            </office:annotation>
            <text:p>TP3</text:p>
          </table:table-cell>
          <table:table-cell table:style-name="ce55" office:value-type="string" calcext:value-type="string">
            <text:p>1R</text:p>
          </table:table-cell>
          <table:table-cell table:style-name="ce55" office:value-type="string" calcext:value-type="string">
            <text:p>RISK</text:p>
          </table:table-cell>
          <table:table-cell table:style-name="ce55" office:value-type="string" calcext:value-type="string">
            <office:annotation draw:style-name="gr1" draw:text-style-name="P2" svg:width="393.17pt" svg:height="25.48pt" svg:x="707.19pt" svg:y="57pt" draw:caption-point-x="-11.54pt" draw:caption-point-y="-56.72pt">
              <dc:date>2023-06-20T00:00:00</dc:date>
              <text:p text:style-name="P1">Risk/Reward Ratio</text:p>
            </office:annotation>
            <text:p>R/R R</text:p>
          </table:table-cell>
          <table:table-cell table:style-name="ce40" office:value-type="string" calcext:value-type="string">
            <text:p>Strategy</text:p>
          </table:table-cell>
          <table:table-cell table:style-name="ce40" office:value-type="string" calcext:value-type="string">
            <text:p>Entry reason</text:p>
          </table:table-cell>
          <table:table-cell table:style-name="ce40" office:value-type="string" calcext:value-type="string">
            <text:p>Watch for</text:p>
          </table:table-cell>
          <table:table-cell table:style-name="ce40" office:value-type="string" calcext:value-type="string">
            <office:annotation draw:style-name="gr1" draw:text-style-name="P2" svg:width="277.8pt" svg:height="25.48pt" svg:x="1100.35pt" svg:y="57pt" draw:caption-point-x="-11.54pt" draw:caption-point-y="-56.72pt">
              <dc:date>2023-06-20T00:00:00</dc:date>
              <text:p text:style-name="P1">Link to TV</text:p>
            </office:annotation>
            <text:p>TV</text:p>
          </table:table-cell>
          <table:table-cell table:style-name="ce40" office:value-type="string" calcext:value-type="string">
            <office:annotation draw:style-name="gr1" draw:text-style-name="P2" svg:width="323.63pt" svg:height="25.48pt" svg:x="1152.45pt" svg:y="57pt" draw:caption-point-x="-11.54pt" draw:caption-point-y="-56.72pt">
              <dc:date>2023-06-20T00:00:00</dc:date>
              <text:p text:style-name="P1">Exit Date</text:p>
            </office:annotation>
            <text:p>Exit</text:p>
          </table:table-cell>
          <table:table-cell table:style-name="ce40" office:value-type="string" calcext:value-type="string">
            <office:annotation draw:style-name="gr1" draw:text-style-name="P2" svg:width="364.65pt" svg:height="25.48pt" svg:x="1176.75pt" svg:y="57pt" draw:caption-point-x="-11.54pt" draw:caption-point-y="-56.72pt">
              <dc:date>2023-06-20T00:00:00</dc:date>
              <text:p text:style-name="P1">Days in Trade</text:p>
            </office:annotation>
            <text:p>DiT</text:p>
          </table:table-cell>
          <table:table-cell table:style-name="ce50" office:value-type="string" calcext:value-type="string">
            <office:annotation draw:style-name="gr1" draw:text-style-name="P2" svg:width="345.26pt" svg:height="25.48pt" svg:x="1226.04pt" svg:y="57pt" draw:caption-point-x="-11.54pt" draw:caption-point-y="-56.72pt">
              <dc:date>2023-06-20T00:00:00</dc:date>
              <text:p text:style-name="P1">Close price</text:p>
            </office:annotation>
            <text:p>CP</text:p>
          </table:table-cell>
          <table:table-cell table:style-name="ce40" office:value-type="string" calcext:value-type="string">
            <text:p>Exit reason</text:p>
          </table:table-cell>
          <table:table-cell table:style-name="ce50" office:value-type="string" calcext:value-type="string">
            <text:p>Improve</text:p>
          </table:table-cell>
          <table:table-cell table:style-name="ce40" office:value-type="string" calcext:value-type="string">
            <text:p>Success?</text:p>
          </table:table-cell>
          <table:table-cell table:style-name="ce156" office:value-type="string" calcext:value-type="string">
            <text:p>P&amp;L R</text:p>
          </table:table-cell>
          <table:table-cell table:style-name="ce40" office:value-type="string" calcext:value-type="string">
            <text:p>FEES</text:p>
          </table:table-cell>
          <table:table-cell table:style-name="ce40" office:value-type="string" calcext:value-type="string">
            <text:p>P&amp;L USDT</text:p>
          </table:table-cell>
          <table:table-cell table:style-name="ce162" office:value-type="string" calcext:value-type="string">
            <text:p>P&amp;L %</text:p>
          </table:table-cell>
          <table:table-cell table:style-name="ce40" office:value-type="string" calcext:value-type="string">
            <text:p>Cum Profit</text:p>
          </table:table-cell>
          <table:table-cell table:style-name="ce50" office:value-type="string" calcext:value-type="string">
            <text:p>Additional obs</text:p>
          </table:table-cell>
          <table:table-cell table:number-columns-repeated="995"/>
        </table:table-row>
        <table:table-row table:style-name="ro5">
          <table:table-cell table:style-name="ce41" office:value-type="string" calcext:value-type="string">
            <text:p>MATICBTC</text:p>
          </table:table-cell>
          <table:table-cell table:style-name="ce42" office:value-type="date" office:date-value="2021-04-21" calcext:value-type="date">
            <text:p>21/04/2021</text:p>
          </table:table-cell>
          <table:table-cell table:style-name="ce44" office:value-type="float" office:value="150" calcext:value-type="float">
            <text:p>150.00</text:p>
          </table:table-cell>
          <table:table-cell table:style-name="ce46" office:value-type="percentage" office:value="0.5" calcext:value-type="percentage">
            <text:p>50%</text:p>
          </table:table-cell>
          <table:table-cell table:style-name="ce48" office:value-type="percentage" office:value="0.025" calcext:value-type="percentage">
            <text:p>2.5%</text:p>
          </table:table-cell>
          <table:table-cell table:style-name="ce51" office:value-type="float" office:value="0.00000612" calcext:value-type="float">
            <text:p>0.00000612</text:p>
          </table:table-cell>
          <table:table-cell table:style-name="ce51" office:value-type="float" office:value="0.00000533" calcext:value-type="float">
            <text:p>0.00000533</text:p>
          </table:table-cell>
          <table:table-cell table:style-name="ce51" office:value-type="float" office:value="0.0000085" calcext:value-type="float">
            <text:p>0.00000850</text:p>
          </table:table-cell>
          <table:table-cell table:style-name="ce51" office:value-type="float" office:value="0.00000729" calcext:value-type="float">
            <text:p>0.00000729</text:p>
          </table:table-cell>
          <table:table-cell table:style-name="ce53"/>
          <table:table-cell table:style-name="ce54" table:formula="of:=IF(ISBLANK([.G2]); &quot;&quot;; ABS([.F2]-[.G2]))" office:value-type="float" office:value="0.00000079" calcext:value-type="float">
            <text:p>0.00000079</text:p>
          </table:table-cell>
          <table:table-cell table:style-name="ce54" table:formula="of:=IF(ISBLANK([.G2]); &quot;&quot;; ABS([.C2]/[.F2]*[.K2]))" office:value-type="float" office:value="19.3627451" calcext:value-type="float">
            <text:p>19.36274510</text:p>
          </table:table-cell>
          <table:table-cell table:style-name="ce58" table:formula="of:=IFERROR(IF(ISBLANK([.H2]); &quot;&quot;; (MAX([.H2];[.I2];[.J2])-[.F2])/[.K2]);0)" office:value-type="float" office:value="3.0126582278481" calcext:value-type="float">
            <text:p>3.01</text:p>
          </table:table-cell>
          <table:table-cell table:style-name="ce59" table:content-validation-name="val1" office:value-type="string" calcext:value-type="string">
            <text:p>buildup</text:p>
          </table:table-cell>
          <table:table-cell table:style-name="ce142" office:value-type="string" calcext:value-type="string">
            <text:p>VPA, candles</text:p>
          </table:table-cell>
          <table:table-cell table:style-name="ce142" office:value-type="string" calcext:value-type="string">
            <text:p>risk-free position</text:p>
          </table:table-cell>
          <table:table-cell table:style-name="ce144" office:value-type="string" calcext:value-type="string">
            <text:p><text:a xlink:href="https://www.tradingview.com/x/C3zj88pY/" xlink:type="simple">https://www.tradingview.com/x/C3zj88pY/</text:a></text:p>
          </table:table-cell>
          <table:table-cell table:style-name="ce147" office:value-type="date" office:date-value="2021-04-26" calcext:value-type="date">
            <text:p>26/04/2021</text:p>
          </table:table-cell>
          <table:table-cell table:style-name="ce149" table:formula="of:=IF(ISBLANK([.R2]);&quot;&quot;; days([.R2];[.B2]))" office:value-type="string" office:string-value="" calcext:value-type="error">
            <text:p>#NAME?</text:p>
          </table:table-cell>
          <table:table-cell table:style-name="ce150" office:value-type="float" office:value="0.00000787" calcext:value-type="float">
            <text:p>0.00000787</text:p>
          </table:table-cell>
          <table:table-cell table:style-name="ce142" office:value-type="string" calcext:value-type="string">
            <text:p>strat</text:p>
          </table:table-cell>
          <table:table-cell table:style-name="ce152" office:value-type="string" calcext:value-type="string">
            <text:p>trailing TP</text:p>
          </table:table-cell>
          <table:table-cell table:style-name="ce154" table:content-validation-name="val83" office:value-type="string" calcext:value-type="string">
            <text:p>Yes</text:p>
          </table:table-cell>
          <table:table-cell table:style-name="ce157" table:formula="of:=IFERROR(IF(ISBLANK([.T2]); &quot;&quot;; ([.T2]-[.F2])/[.K2]);0)" office:value-type="float" office:value="2.21518987341772" calcext:value-type="float">
            <text:p>2.22</text:p>
          </table:table-cell>
          <table:table-cell table:style-name="ce158"/>
          <table:table-cell table:style-name="ce160" office:value-type="float" office:value="41" calcext:value-type="float">
            <text:p>41.00</text:p>
          </table:table-cell>
          <table:table-cell table:style-name="ce160" office:value-type="float" office:value="28.59" calcext:value-type="float">
            <text:p>28.59</text:p>
          </table:table-cell>
          <table:table-cell table:style-name="ce163" table:formula="of:=IF(ISBLANK([.A2]);&quot;&quot;; IF(ISNUMBER([.Z2]) &lt;&gt; 1;0; 0+[.Z2]))" office:value-type="float" office:value="41" calcext:value-type="float">
            <text:p>41.00</text:p>
          </table:table-cell>
          <table:table-cell table:style-name="ce152"/>
          <table:table-cell table:number-columns-repeated="995"/>
        </table:table-row>
        <table:table-row table:style-name="ro5">
          <table:table-cell table:style-name="ce40" office:value-type="string" calcext:value-type="string">
            <text:p>DASHUSDT</text:p>
          </table:table-cell>
          <table:table-cell table:style-name="ce43" office:value-type="date" office:date-value="2021-04-28" calcext:value-type="date">
            <text:p>28/04/2021</text:p>
          </table:table-cell>
          <table:table-cell table:style-name="ce45" office:value-type="float" office:value="31" calcext:value-type="float">
            <text:p>31.00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9" office:value-type="percentage" office:value="0.01" calcext:value-type="percentage">
            <text:p>1.0%</text:p>
          </table:table-cell>
          <table:table-cell table:style-name="ce52" office:value-type="float" office:value="286.93" calcext:value-type="float">
            <text:p>286.93000000</text:p>
          </table:table-cell>
          <table:table-cell table:style-name="ce52" office:value-type="float" office:value="279.11" calcext:value-type="float">
            <text:p>279.11000000</text:p>
          </table:table-cell>
          <table:table-cell table:style-name="ce52" office:value-type="float" office:value="308.39" calcext:value-type="float">
            <text:p>308.39000000</text:p>
          </table:table-cell>
          <table:table-cell table:style-name="ce52" office:value-type="float" office:value="321.55" calcext:value-type="float">
            <text:p>321.55000000</text:p>
          </table:table-cell>
          <table:table-cell table:style-name="ce54"/>
          <table:table-cell table:style-name="ce54" table:formula="of:=IF(ISBLANK([.G3]); &quot;&quot;; ABS([.F3]-[.G3]))" office:value-type="float" office:value="7.81999999999999" calcext:value-type="float">
            <text:p>7.82000000</text:p>
          </table:table-cell>
          <table:table-cell table:style-name="ce56" table:formula="of:=IF(ISBLANK([.G2]); &quot;&quot;; ABS([.C3]/[.F3]*[.K3]))" office:value-type="float" office:value="0.844875056634021" calcext:value-type="float">
            <text:p>0.84487506</text:p>
          </table:table-cell>
          <table:table-cell table:style-name="ce58" table:formula="of:=IFERROR(IF(ISBLANK([.H3]); &quot;&quot;; (MAX([.H3];[.I3];[.J3])-[.F3])/[.K3]);0)" office:value-type="float" office:value="4.42710997442456" calcext:value-type="float">
            <text:p>4.43</text:p>
          </table:table-cell>
          <table:table-cell table:style-name="ce60" table:content-validation-name="val1" office:value-type="string" calcext:value-type="string">
            <text:p>candles</text:p>
          </table:table-cell>
          <table:table-cell table:style-name="ce143" office:value-type="string" calcext:value-type="string">
            <text:p>bounce + ranging</text:p>
          </table:table-cell>
          <table:table-cell table:style-name="ce143"/>
          <table:table-cell table:style-name="ce145" office:value-type="string" calcext:value-type="string">
            <text:p><text:a xlink:href="https://s3.tradingview.com/snapshots/9/9VIPyC2J.png" xlink:type="simple">https://s3.tradingview.com/snapshots/9/9VIPyC2J.png</text:a></text:p>
          </table:table-cell>
          <table:table-cell table:style-name="ce148" office:value-type="date" office:date-value="2021-04-29" calcext:value-type="date">
            <text:p>29/04/2021</text:p>
          </table:table-cell>
          <table:table-cell table:style-name="ce149" table:formula="of:=IF(ISBLANK([.R3]);&quot;&quot;; days([.R3];[.B3]))" office:value-type="string" office:string-value="" calcext:value-type="error">
            <text:p>#NAME?</text:p>
          </table:table-cell>
          <table:table-cell table:style-name="ce151" office:value-type="float" office:value="278.08" calcext:value-type="float">
            <text:p>278.08000000</text:p>
          </table:table-cell>
          <table:table-cell table:style-name="ce143" office:value-type="string" calcext:value-type="string">
            <text:p>SL</text:p>
          </table:table-cell>
          <table:table-cell table:style-name="ce153"/>
          <table:table-cell table:style-name="ce155" table:content-validation-name="val83" office:value-type="string" calcext:value-type="string">
            <text:p>No</text:p>
          </table:table-cell>
          <table:table-cell table:style-name="ce157" table:formula="of:=IFERROR(IF(ISBLANK([.T3]); &quot;&quot;; ([.T3]-[.F3])/[.K3]);0)" office:value-type="float" office:value="-1.13171355498722" calcext:value-type="float">
            <text:p>-1.13</text:p>
          </table:table-cell>
          <table:table-cell table:style-name="ce159"/>
          <table:table-cell table:style-name="ce161" office:value-type="float" office:value="-0.95" calcext:value-type="float">
            <text:p>-0.95</text:p>
          </table:table-cell>
          <table:table-cell table:style-name="ce161" office:value-type="float" office:value="-3.09" calcext:value-type="float">
            <text:p>-3.09</text:p>
          </table:table-cell>
          <table:table-cell table:style-name="ce163" table:formula="of:=IF(ISBLANK([.A3]);&quot;&quot;; IF(ISNUMBER([.Z3]) &lt;&gt; 1;[.AB2]; [.AB2]+[.Z3]))" office:value-type="float" office:value="40.05" calcext:value-type="float">
            <text:p>40.05</text:p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 office:value-type="string" calcext:value-type="string">
            <text:p>ADAUSDT</text:p>
          </table:table-cell>
          <table:table-cell table:style-name="ce43" office:value-type="date" office:date-value="2021-05-05" calcext:value-type="date">
            <text:p>05/05/2021</text:p>
          </table:table-cell>
          <table:table-cell table:style-name="ce45" office:value-type="float" office:value="30" calcext:value-type="float">
            <text:p>30.00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9" office:value-type="percentage" office:value="0.01" calcext:value-type="percentage">
            <text:p>1.0%</text:p>
          </table:table-cell>
          <table:table-cell table:style-name="ce52" office:value-type="float" office:value="22" calcext:value-type="float">
            <text:p>22.00000000</text:p>
          </table:table-cell>
          <table:table-cell table:style-name="ce52" office:value-type="float" office:value="20" calcext:value-type="float">
            <text:p>20.00000000</text:p>
          </table:table-cell>
          <table:table-cell table:style-name="ce52" office:value-type="float" office:value="30" calcext:value-type="float">
            <text:p>30.00000000</text:p>
          </table:table-cell>
          <table:table-cell table:style-name="ce52"/>
          <table:table-cell table:style-name="ce54"/>
          <table:table-cell table:style-name="ce54" table:formula="of:=IF(ISBLANK([.G4]); &quot;&quot;; ABS([.F4]-[.G4]))" office:value-type="float" office:value="2" calcext:value-type="float">
            <text:p>2.00000000</text:p>
          </table:table-cell>
          <table:table-cell table:style-name="ce56" table:formula="of:=IF(ISBLANK([.G3]); &quot;&quot;; ABS([.C4]/[.F4]*[.K4]))" office:value-type="float" office:value="2.72727272727273" calcext:value-type="float">
            <text:p>2.72727273</text:p>
          </table:table-cell>
          <table:table-cell table:style-name="ce58" table:formula="of:=IFERROR(IF(ISBLANK([.H4]); &quot;&quot;; (MAX([.H4];[.I4];[.J4])-[.F4])/[.K4]);0)" office:value-type="float" office:value="4" calcext:value-type="float">
            <text:p>4.00</text:p>
          </table:table-cell>
          <table:table-cell table:style-name="ce60" table:content-validation-name="val1" office:value-type="string" calcext:value-type="string">
            <text:p>candles</text:p>
          </table:table-cell>
          <table:table-cell table:style-name="ce143" office:value-type="string" calcext:value-type="string">
            <text:p>example</text:p>
          </table:table-cell>
          <table:table-cell table:style-name="ce143"/>
          <table:table-cell table:style-name="ce146"/>
          <table:table-cell table:style-name="ce148" office:value-type="date" office:date-value="2021-05-06" calcext:value-type="date">
            <text:p>06/05/2021</text:p>
          </table:table-cell>
          <table:table-cell table:style-name="ce149" table:formula="of:=IF(ISBLANK([.R4]);&quot;&quot;; days([.R4];[.B4]))" office:value-type="string" office:string-value="" calcext:value-type="error">
            <text:p>#NAME?</text:p>
          </table:table-cell>
          <table:table-cell table:style-name="ce151" office:value-type="float" office:value="23" calcext:value-type="float">
            <text:p>23.00000000</text:p>
          </table:table-cell>
          <table:table-cell table:style-name="ce143"/>
          <table:table-cell table:style-name="ce153" office:value-type="string" calcext:value-type="string">
            <text:p>prea impulsiv</text:p>
          </table:table-cell>
          <table:table-cell table:style-name="ce155" table:content-validation-name="val83" office:value-type="string" calcext:value-type="string">
            <text:p>Yes</text:p>
          </table:table-cell>
          <table:table-cell table:style-name="ce157" table:formula="of:=IFERROR(IF(ISBLANK([.T4]); &quot;&quot;; ([.T4]-[.F4])/[.K4]);0)" office:value-type="float" office:value="0.5" calcext:value-type="float">
            <text:p>0.50</text:p>
          </table:table-cell>
          <table:table-cell table:style-name="ce45"/>
          <table:table-cell table:number-columns-repeated="2" table:style-name="ce161" office:value-type="float" office:value="5" calcext:value-type="float">
            <text:p>5.00</text:p>
          </table:table-cell>
          <table:table-cell table:style-name="ce163" table:formula="of:=IF(ISBLANK([.A4]);&quot;&quot;; IF(ISNUMBER([.Z4]) &lt;&gt; 1;[.AB3]; [.AB3]+[.Z4]))" office:value-type="float" office:value="45.05" calcext:value-type="float">
            <text:p>45.05</text:p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 office:value-type="string" calcext:value-type="string">
            <text:p>ETHUSDT</text:p>
          </table:table-cell>
          <table:table-cell table:style-name="ce43" office:value-type="date" office:date-value="2021-05-03" calcext:value-type="date">
            <text:p>03/05/2021</text:p>
          </table:table-cell>
          <table:table-cell table:style-name="ce45" office:value-type="float" office:value="30" calcext:value-type="float">
            <text:p>30.00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9" office:value-type="percentage" office:value="0.01" calcext:value-type="percentage">
            <text:p>1.0%</text:p>
          </table:table-cell>
          <table:table-cell table:style-name="ce52" office:value-type="float" office:value="22" calcext:value-type="float">
            <text:p>22.00000000</text:p>
          </table:table-cell>
          <table:table-cell table:style-name="ce52" office:value-type="float" office:value="20" calcext:value-type="float">
            <text:p>20.00000000</text:p>
          </table:table-cell>
          <table:table-cell table:style-name="ce52" office:value-type="float" office:value="30" calcext:value-type="float">
            <text:p>30.00000000</text:p>
          </table:table-cell>
          <table:table-cell table:style-name="ce52"/>
          <table:table-cell table:style-name="ce54"/>
          <table:table-cell table:style-name="ce54" table:formula="of:=IF(ISBLANK([.G5]); &quot;&quot;; ABS([.F5]-[.G5]))" office:value-type="float" office:value="2" calcext:value-type="float">
            <text:p>2.00000000</text:p>
          </table:table-cell>
          <table:table-cell table:style-name="ce57" table:formula="of:=IF(ISBLANK([.G5]); &quot;&quot;; ABS([.C5]/[.F5]*[.K5]))" office:value-type="float" office:value="2.72727272727273" calcext:value-type="float">
            <text:p>2.72727273</text:p>
          </table:table-cell>
          <table:table-cell table:style-name="ce58" table:formula="of:=IFERROR(IF(ISBLANK([.H5]); &quot;&quot;; (MAX([.H5];[.I5];[.J5])-[.F5])/[.K5]);0)" office:value-type="float" office:value="4" calcext:value-type="float">
            <text:p>4.00</text:p>
          </table:table-cell>
          <table:table-cell table:style-name="ce60" table:content-validation-name="val1" office:value-type="string" calcext:value-type="string">
            <text:p>buildup</text:p>
          </table:table-cell>
          <table:table-cell table:style-name="ce143" office:value-type="string" calcext:value-type="string">
            <text:p>volum bun + RSI</text:p>
          </table:table-cell>
          <table:table-cell table:style-name="ce143" office:value-type="string" calcext:value-type="string">
            <text:p>volum</text:p>
          </table:table-cell>
          <table:table-cell table:style-name="ce145" office:value-type="string" calcext:value-type="string">
            <text:p><text:a xlink:href="https://www.tradingview.com/x/VU3c6ORv/" xlink:type="simple">https://www.tradingview.com/x/VU3c6ORv/</text:a></text:p>
          </table:table-cell>
          <table:table-cell table:style-name="ce148" office:value-type="date" office:date-value="2021-05-06" calcext:value-type="date">
            <text:p>06/05/2021</text:p>
          </table:table-cell>
          <table:table-cell table:style-name="ce149" table:formula="of:=IF(ISBLANK([.R5]);&quot;&quot;; days([.R5];[.B5]))" office:value-type="string" office:string-value="" calcext:value-type="error">
            <text:p>#NAME?</text:p>
          </table:table-cell>
          <table:table-cell table:style-name="ce151" office:value-type="float" office:value="33" calcext:value-type="float">
            <text:p>33.00000000</text:p>
          </table:table-cell>
          <table:table-cell table:style-name="ce143" office:value-type="string" calcext:value-type="string">
            <text:p>volum</text:p>
          </table:table-cell>
          <table:table-cell table:style-name="ce153" office:value-type="string" calcext:value-type="string">
            <text:p>verific și zilnic</text:p>
          </table:table-cell>
          <table:table-cell table:style-name="ce155" table:content-validation-name="val83" office:value-type="string" calcext:value-type="string">
            <text:p>No</text:p>
          </table:table-cell>
          <table:table-cell table:style-name="ce157" table:formula="of:=IFERROR(IF(ISBLANK([.T5]); &quot;&quot;; ([.T5]-[.F5])/[.K5]);0)" office:value-type="float" office:value="5.5" calcext:value-type="float">
            <text:p>5.50</text:p>
          </table:table-cell>
          <table:table-cell table:style-name="ce159"/>
          <table:table-cell table:style-name="ce161" office:value-type="float" office:value="5" calcext:value-type="float">
            <text:p>5.00</text:p>
          </table:table-cell>
          <table:table-cell table:style-name="ce161" office:value-type="float" office:value="13" calcext:value-type="float">
            <text:p>13.00</text:p>
          </table:table-cell>
          <table:table-cell table:style-name="ce163" table:formula="of:=IF(ISBLANK([.A5]);&quot;&quot;; IF(ISNUMBER([.Z5]) &lt;&gt; 1;[.AB4]; [.AB4]+[.Z5]))" office:value-type="float" office:value="50.05" calcext:value-type="float">
            <text:p>50.05</text:p>
          </table:table-cell>
          <table:table-cell table:style-name="ce153" office:value-type="string" calcext:value-type="string">
            <text:p>MACD</text:p>
          </table:table-cell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]); &quot;&quot;; ABS([.F6]-[.G6]))">
            <text:p/>
          </table:table-cell>
          <table:table-cell table:style-name="ce54" table:formula="of:=IF(ISBLANK([.G6]); &quot;&quot;; ABS([.C6]/[.F6]*[.K6]))">
            <text:p/>
          </table:table-cell>
          <table:table-cell table:style-name="ce58" table:formula="of:=IFERROR(IF(ISBLANK([.H6]); &quot;&quot;; (MAX([.H6];[.I6];[.J6])-[.F6])/[.K6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]);&quot;&quot;; days([.R6];[.B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]); &quot;&quot;; ([.T6]-[.F6])/[.K6]);0)">
            <text:p/>
          </table:table-cell>
          <table:table-cell table:style-name="ce159"/>
          <table:table-cell table:style-name="ce161" table:number-columns-repeated="2"/>
          <table:table-cell table:style-name="ce163" office:value-type="float" office:value="0" calcext:value-type="float">
            <text:p>0.00</text:p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 office:value-type="string" calcext:value-type="string">
            <text:p>ET</text:p>
          </table:table-cell>
          <table:table-cell table:style-name="ce43"/>
          <table:table-cell table:style-name="ce45" office:value-type="float" office:value="3450" calcext:value-type="float">
            <text:p>3,450.00</text:p>
          </table:table-cell>
          <table:table-cell table:style-name="ce47"/>
          <table:table-cell table:style-name="ce49"/>
          <table:table-cell table:style-name="ce52" office:value-type="float" office:value="230" calcext:value-type="float">
            <text:p>230.00000000</text:p>
          </table:table-cell>
          <table:table-cell table:style-name="ce52" office:value-type="float" office:value="240" calcext:value-type="float">
            <text:p>240.00000000</text:p>
          </table:table-cell>
          <table:table-cell table:style-name="ce52" table:number-columns-repeated="2"/>
          <table:table-cell table:style-name="ce54"/>
          <table:table-cell table:style-name="ce54" table:formula="of:=IF(ISBLANK([.G7]); &quot;&quot;; ABS([.F7]-[.G7]))" office:value-type="float" office:value="10" calcext:value-type="float">
            <text:p>10.00000000</text:p>
          </table:table-cell>
          <table:table-cell table:style-name="ce54" table:formula="of:=IF(ISBLANK([.G7]); &quot;&quot;; ABS([.C7]/[.F7]*[.K7]))" office:value-type="float" office:value="150" calcext:value-type="float">
            <text:p>150.00000000</text:p>
          </table:table-cell>
          <table:table-cell table:style-name="ce58" table:formula="of:=IFERROR(IF(ISBLANK([.H7]); &quot;&quot;; (MAX([.H7];[.I7];[.J7])-[.F7])/[.K7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 office:value-type="date" office:date-value="2023-01-01" calcext:value-type="date">
            <text:p>01/01/2023</text:p>
          </table:table-cell>
          <table:table-cell table:style-name="ce149" table:formula="of:=IF(ISBLANK([.R7]);&quot;&quot;; days([.R7];[.B7]))" office:value-type="string" office:string-value="" calcext:value-type="error">
            <text:p>#NAME?</text:p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]); &quot;&quot;; ([.T7]-[.F7])/[.K7]);0)">
            <text:p/>
          </table:table-cell>
          <table:table-cell table:style-name="ce45"/>
          <table:table-cell table:style-name="ce161" office:value-type="float" office:value="600.95" calcext:value-type="float">
            <text:p>600.95</text:p>
          </table:table-cell>
          <table:table-cell table:style-name="ce161"/>
          <table:table-cell table:style-name="ce163" table:formula="of:=IF(ISBLANK([.A7]);&quot;&quot;; IF(ISNUMBER([.Z7]) &lt;&gt; 1;[.AB6]; [.AB6]+[.Z7]))" office:value-type="float" office:value="600.95" calcext:value-type="float">
            <text:p>600.95</text:p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]); &quot;&quot;; ABS([.F8]-[.G8]))">
            <text:p/>
          </table:table-cell>
          <table:table-cell table:style-name="ce54" table:formula="of:=IF(ISBLANK([.G8]); &quot;&quot;; ABS([.C8]/[.F8]*[.K8]))">
            <text:p/>
          </table:table-cell>
          <table:table-cell table:style-name="ce58" table:formula="of:=IFERROR(IF(ISBLANK([.H8]); &quot;&quot;; (MAX([.H8];[.I8];[.J8])-[.F8])/[.K8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]);&quot;&quot;; days([.R8];[.B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]); &quot;&quot;; ([.T8]-[.F8])/[.K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]);&quot;&quot;; IF(ISNUMBER([.Z8]) &lt;&gt; 1;[.AB7]; [.AB7]+[.Z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]); &quot;&quot;; ABS([.F9]-[.G9]))">
            <text:p/>
          </table:table-cell>
          <table:table-cell table:style-name="ce54" table:formula="of:=IF(ISBLANK([.G9]); &quot;&quot;; ABS([.C9]/[.F9]*[.K9]))">
            <text:p/>
          </table:table-cell>
          <table:table-cell table:style-name="ce58" table:formula="of:=IFERROR(IF(ISBLANK([.H9]); &quot;&quot;; (MAX([.H9];[.I9];[.J9])-[.F9])/[.K9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]);&quot;&quot;; days([.R9];[.B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]); &quot;&quot;; ([.T9]-[.F9])/[.K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]);&quot;&quot;; IF(ISNUMBER([.Z9]) &lt;&gt; 1;[.AB8]; [.AB8]+[.Z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]); &quot;&quot;; ABS([.F10]-[.G10]))">
            <text:p/>
          </table:table-cell>
          <table:table-cell table:style-name="ce54" table:formula="of:=IF(ISBLANK([.G10]); &quot;&quot;; ABS([.C10]/[.F10]*[.K10]))">
            <text:p/>
          </table:table-cell>
          <table:table-cell table:style-name="ce58" table:formula="of:=IFERROR(IF(ISBLANK([.H10]); &quot;&quot;; (MAX([.H10];[.I10];[.J10])-[.F10])/[.K10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]);&quot;&quot;; days([.R10];[.B1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]); &quot;&quot;; ([.T10]-[.F10])/[.K10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0]);&quot;&quot;; IF(ISNUMBER([.Z10]) &lt;&gt; 1;[.AB9]; [.AB9]+[.Z1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1]); &quot;&quot;; ABS([.F11]-[.G11]))">
            <text:p/>
          </table:table-cell>
          <table:table-cell table:style-name="ce54" table:formula="of:=IF(ISBLANK([.G11]); &quot;&quot;; ABS([.C11]/[.F11]*[.K11]))">
            <text:p/>
          </table:table-cell>
          <table:table-cell table:style-name="ce58" table:formula="of:=IFERROR(IF(ISBLANK([.H11]); &quot;&quot;; (MAX([.H11];[.I11];[.J11])-[.F11])/[.K11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1]);&quot;&quot;; days([.R11];[.B1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1]); &quot;&quot;; ([.T11]-[.F11])/[.K1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1]);&quot;&quot;; IF(ISNUMBER([.Z11]) &lt;&gt; 1;[.AB10]; [.AB10]+[.Z1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2]); &quot;&quot;; ABS([.F12]-[.G12]))">
            <text:p/>
          </table:table-cell>
          <table:table-cell table:style-name="ce54" table:formula="of:=IF(ISBLANK([.G12]); &quot;&quot;; ABS([.C12]/[.F12]*[.K12]))">
            <text:p/>
          </table:table-cell>
          <table:table-cell table:style-name="ce58" table:formula="of:=IFERROR(IF(ISBLANK([.H12]); &quot;&quot;; (MAX([.H12];[.I12];[.J12])-[.F12])/[.K12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2]);&quot;&quot;; days([.R12];[.B1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2]); &quot;&quot;; ([.T12]-[.F12])/[.K1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2]);&quot;&quot;; IF(ISNUMBER([.Z12]) &lt;&gt; 1;[.AB11]; [.AB11]+[.Z1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3]); &quot;&quot;; ABS([.F13]-[.G13]))">
            <text:p/>
          </table:table-cell>
          <table:table-cell table:style-name="ce54" table:formula="of:=IF(ISBLANK([.G13]); &quot;&quot;; ABS([.C13]/[.F13]*[.K13]))">
            <text:p/>
          </table:table-cell>
          <table:table-cell table:style-name="ce58" table:formula="of:=IFERROR(IF(ISBLANK([.H13]); &quot;&quot;; (MAX([.H13];[.I13];[.J13])-[.F13])/[.K13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3]);&quot;&quot;; days([.R13];[.B1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3]); &quot;&quot;; ([.T13]-[.F13])/[.K13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3]);&quot;&quot;; IF(ISNUMBER([.Z13]) &lt;&gt; 1;[.AB12]; [.AB12]+[.Z1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4]); &quot;&quot;; ABS([.F14]-[.G14]))">
            <text:p/>
          </table:table-cell>
          <table:table-cell table:style-name="ce54" table:formula="of:=IF(ISBLANK([.G14]); &quot;&quot;; ABS([.C14]/[.F14]*[.K14]))">
            <text:p/>
          </table:table-cell>
          <table:table-cell table:style-name="ce58" table:formula="of:=IFERROR(IF(ISBLANK([.H14]); &quot;&quot;; (MAX([.H14];[.I14];[.J14])-[.F14])/[.K14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4]);&quot;&quot;; days([.R14];[.B1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4]); &quot;&quot;; ([.T14]-[.F14])/[.K1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4]);&quot;&quot;; IF(ISNUMBER([.Z14]) &lt;&gt; 1;[.AB13]; [.AB13]+[.Z1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5]); &quot;&quot;; ABS([.F15]-[.G15]))">
            <text:p/>
          </table:table-cell>
          <table:table-cell table:style-name="ce54" table:formula="of:=IF(ISBLANK([.G15]); &quot;&quot;; ABS([.C15]/[.F15]*[.K15]))">
            <text:p/>
          </table:table-cell>
          <table:table-cell table:style-name="ce58" table:formula="of:=IFERROR(IF(ISBLANK([.H15]); &quot;&quot;; (MAX([.H15];[.I15];[.J15])-[.F15])/[.K15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5]);&quot;&quot;; days([.R15];[.B1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5]); &quot;&quot;; ([.T15]-[.F15])/[.K1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5]);&quot;&quot;; IF(ISNUMBER([.Z15]) &lt;&gt; 1;[.AB14]; [.AB14]+[.Z1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6]); &quot;&quot;; ABS([.F16]-[.G16]))">
            <text:p/>
          </table:table-cell>
          <table:table-cell table:style-name="ce54" table:formula="of:=IF(ISBLANK([.G16]); &quot;&quot;; ABS([.C16]/[.F16]*[.K16]))">
            <text:p/>
          </table:table-cell>
          <table:table-cell table:style-name="ce58" table:formula="of:=IFERROR(IF(ISBLANK([.H16]); &quot;&quot;; (MAX([.H16];[.I16];[.J16])-[.F16])/[.K16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6]);&quot;&quot;; days([.R16];[.B1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6]); &quot;&quot;; ([.T16]-[.F16])/[.K16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6]);&quot;&quot;; IF(ISNUMBER([.Z16]) &lt;&gt; 1;[.AB15]; [.AB15]+[.Z1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7]); &quot;&quot;; ABS([.F17]-[.G17]))">
            <text:p/>
          </table:table-cell>
          <table:table-cell table:style-name="ce54" table:formula="of:=IF(ISBLANK([.G17]); &quot;&quot;; ABS([.C17]/[.F17]*[.K17]))">
            <text:p/>
          </table:table-cell>
          <table:table-cell table:style-name="ce58" table:formula="of:=IFERROR(IF(ISBLANK([.H17]); &quot;&quot;; (MAX([.H17];[.I17];[.J17])-[.F17])/[.K17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7]);&quot;&quot;; days([.R17];[.B1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7]); &quot;&quot;; ([.T17]-[.F17])/[.K1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7]);&quot;&quot;; IF(ISNUMBER([.Z17]) &lt;&gt; 1;[.AB16]; [.AB16]+[.Z1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8]); &quot;&quot;; ABS([.F18]-[.G18]))">
            <text:p/>
          </table:table-cell>
          <table:table-cell table:style-name="ce54" table:formula="of:=IF(ISBLANK([.G18]); &quot;&quot;; ABS([.C18]/[.F18]*[.K18]))">
            <text:p/>
          </table:table-cell>
          <table:table-cell table:style-name="ce58" table:formula="of:=IFERROR(IF(ISBLANK([.H18]); &quot;&quot;; (MAX([.H18];[.I18];[.J18])-[.F18])/[.K18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8]);&quot;&quot;; days([.R18];[.B1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8]); &quot;&quot;; ([.T18]-[.F18])/[.K1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8]);&quot;&quot;; IF(ISNUMBER([.Z18]) &lt;&gt; 1;[.AB17]; [.AB17]+[.Z1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9]); &quot;&quot;; ABS([.F19]-[.G19]))">
            <text:p/>
          </table:table-cell>
          <table:table-cell table:style-name="ce54" table:formula="of:=IF(ISBLANK([.G19]); &quot;&quot;; ABS([.C19]/[.F19]*[.K19]))">
            <text:p/>
          </table:table-cell>
          <table:table-cell table:style-name="ce58" table:formula="of:=IFERROR(IF(ISBLANK([.H19]); &quot;&quot;; (MAX([.H19];[.I19];[.J19])-[.F19])/[.K19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9]);&quot;&quot;; days([.R19];[.B1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9]); &quot;&quot;; ([.T19]-[.F19])/[.K19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9]);&quot;&quot;; IF(ISNUMBER([.Z19]) &lt;&gt; 1;[.AB18]; [.AB18]+[.Z1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0]); &quot;&quot;; ABS([.F20]-[.G20]))">
            <text:p/>
          </table:table-cell>
          <table:table-cell table:style-name="ce54" table:formula="of:=IF(ISBLANK([.G20]); &quot;&quot;; ABS([.C20]/[.F20]*[.K20]))">
            <text:p/>
          </table:table-cell>
          <table:table-cell table:style-name="ce58" table:formula="of:=IFERROR(IF(ISBLANK([.H20]); &quot;&quot;; (MAX([.H20];[.I20];[.J20])-[.F20])/[.K20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0]);&quot;&quot;; days([.R20];[.B2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0]); &quot;&quot;; ([.T20]-[.F20])/[.K2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0]);&quot;&quot;; IF(ISNUMBER([.Z20]) &lt;&gt; 1;[.AB19]; [.AB19]+[.Z2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1]); &quot;&quot;; ABS([.F21]-[.G21]))">
            <text:p/>
          </table:table-cell>
          <table:table-cell table:style-name="ce54" table:formula="of:=IF(ISBLANK([.G21]); &quot;&quot;; ABS([.C21]/[.F21]*[.K21]))">
            <text:p/>
          </table:table-cell>
          <table:table-cell table:style-name="ce58" table:formula="of:=IFERROR(IF(ISBLANK([.H21]); &quot;&quot;; (MAX([.H21];[.I21];[.J21])-[.F21])/[.K21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1]);&quot;&quot;; days([.R21];[.B2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1]); &quot;&quot;; ([.T21]-[.F21])/[.K2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1]);&quot;&quot;; IF(ISNUMBER([.Z21]) &lt;&gt; 1;[.AB20]; [.AB20]+[.Z2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2]); &quot;&quot;; ABS([.F22]-[.G22]))">
            <text:p/>
          </table:table-cell>
          <table:table-cell table:style-name="ce54" table:formula="of:=IF(ISBLANK([.G22]); &quot;&quot;; ABS([.C22]/[.F22]*[.K22]))">
            <text:p/>
          </table:table-cell>
          <table:table-cell table:style-name="ce58" table:formula="of:=IFERROR(IF(ISBLANK([.H22]); &quot;&quot;; (MAX([.H22];[.I22];[.J22])-[.F22])/[.K22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2]);&quot;&quot;; days([.R22];[.B2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2]); &quot;&quot;; ([.T22]-[.F22])/[.K22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22]);&quot;&quot;; IF(ISNUMBER([.Z22]) &lt;&gt; 1;[.AB21]; [.AB21]+[.Z2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3]); &quot;&quot;; ABS([.F23]-[.G23]))">
            <text:p/>
          </table:table-cell>
          <table:table-cell table:style-name="ce54" table:formula="of:=IF(ISBLANK([.G23]); &quot;&quot;; ABS([.C23]/[.F23]*[.K23]))">
            <text:p/>
          </table:table-cell>
          <table:table-cell table:style-name="ce58" table:formula="of:=IFERROR(IF(ISBLANK([.H23]); &quot;&quot;; (MAX([.H23];[.I23];[.J23])-[.F23])/[.K23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3]);&quot;&quot;; days([.R23];[.B2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3]); &quot;&quot;; ([.T23]-[.F23])/[.K2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3]);&quot;&quot;; IF(ISNUMBER([.Z23]) &lt;&gt; 1;[.AB22]; [.AB22]+[.Z2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4]); &quot;&quot;; ABS([.F24]-[.G24]))">
            <text:p/>
          </table:table-cell>
          <table:table-cell table:style-name="ce54" table:formula="of:=IF(ISBLANK([.G24]); &quot;&quot;; ABS([.C24]/[.F24]*[.K24]))">
            <text:p/>
          </table:table-cell>
          <table:table-cell table:style-name="ce58" table:formula="of:=IFERROR(IF(ISBLANK([.H24]); &quot;&quot;; (MAX([.H24];[.I24];[.J24])-[.F24])/[.K24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4]);&quot;&quot;; days([.R24];[.B2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4]); &quot;&quot;; ([.T24]-[.F24])/[.K2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4]);&quot;&quot;; IF(ISNUMBER([.Z24]) &lt;&gt; 1;[.AB23]; [.AB23]+[.Z2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5]); &quot;&quot;; ABS([.F25]-[.G25]))">
            <text:p/>
          </table:table-cell>
          <table:table-cell table:style-name="ce54" table:formula="of:=IF(ISBLANK([.G25]); &quot;&quot;; ABS([.C25]/[.F25]*[.K25]))">
            <text:p/>
          </table:table-cell>
          <table:table-cell table:style-name="ce58" table:formula="of:=IFERROR(IF(ISBLANK([.H25]); &quot;&quot;; (MAX([.H25];[.I25];[.J25])-[.F25])/[.K25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5]);&quot;&quot;; days([.R25];[.B2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5]); &quot;&quot;; ([.T25]-[.F25])/[.K25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25]);&quot;&quot;; IF(ISNUMBER([.Z25]) &lt;&gt; 1;[.AB24]; [.AB24]+[.Z2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6]); &quot;&quot;; ABS([.F26]-[.G26]))">
            <text:p/>
          </table:table-cell>
          <table:table-cell table:style-name="ce54" table:formula="of:=IF(ISBLANK([.G26]); &quot;&quot;; ABS([.C26]/[.F26]*[.K26]))">
            <text:p/>
          </table:table-cell>
          <table:table-cell table:style-name="ce58" table:formula="of:=IFERROR(IF(ISBLANK([.H26]); &quot;&quot;; (MAX([.H26];[.I26];[.J26])-[.F26])/[.K26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6]);&quot;&quot;; days([.R26];[.B2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6]); &quot;&quot;; ([.T26]-[.F26])/[.K2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6]);&quot;&quot;; IF(ISNUMBER([.Z26]) &lt;&gt; 1;[.AB25]; [.AB25]+[.Z2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7]); &quot;&quot;; ABS([.F27]-[.G27]))">
            <text:p/>
          </table:table-cell>
          <table:table-cell table:style-name="ce54" table:formula="of:=IF(ISBLANK([.G27]); &quot;&quot;; ABS([.C27]/[.F27]*[.K27]))">
            <text:p/>
          </table:table-cell>
          <table:table-cell table:style-name="ce58" table:formula="of:=IFERROR(IF(ISBLANK([.H27]); &quot;&quot;; (MAX([.H27];[.I27];[.J27])-[.F27])/[.K27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7]);&quot;&quot;; days([.R27];[.B2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7]); &quot;&quot;; ([.T27]-[.F27])/[.K2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7]);&quot;&quot;; IF(ISNUMBER([.Z27]) &lt;&gt; 1;[.AB26]; [.AB26]+[.Z2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8]); &quot;&quot;; ABS([.F28]-[.G28]))">
            <text:p/>
          </table:table-cell>
          <table:table-cell table:style-name="ce54" table:formula="of:=IF(ISBLANK([.G28]); &quot;&quot;; ABS([.C28]/[.F28]*[.K28]))">
            <text:p/>
          </table:table-cell>
          <table:table-cell table:style-name="ce58" table:formula="of:=IFERROR(IF(ISBLANK([.H28]); &quot;&quot;; (MAX([.H28];[.I28];[.J28])-[.F28])/[.K28]);0)">
            <text:p/>
          </table:table-cell>
          <table:table-cell table:style-name="ce60" table:content-validation-name="val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8]);&quot;&quot;; days([.R28];[.B2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8]); &quot;&quot;; ([.T28]-[.F28])/[.K28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28]);&quot;&quot;; IF(ISNUMBER([.Z28]) &lt;&gt; 1;[.AB27]; [.AB27]+[.Z2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29]); &quot;&quot;; ABS([.F29]-[.G29]))">
            <text:p/>
          </table:table-cell>
          <table:table-cell table:style-name="ce54" table:formula="of:=IF(ISBLANK([.G29]); &quot;&quot;; ABS([.C29]/[.F29]*[.K29]))">
            <text:p/>
          </table:table-cell>
          <table:table-cell table:style-name="ce58" table:formula="of:=IFERROR(IF(ISBLANK([.H29]); &quot;&quot;; (MAX([.H29];[.I29];[.J29])-[.F29])/[.K29]);0)">
            <text:p/>
          </table:table-cell>
          <table:table-cell table:style-name="ce61" table:content-validation-name="val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29]);&quot;&quot;; days([.R29];[.B2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29]); &quot;&quot;; ([.T29]-[.F29])/[.K2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29]);&quot;&quot;; IF(ISNUMBER([.Z29]) &lt;&gt; 1;[.AB28]; [.AB28]+[.Z2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0]); &quot;&quot;; ABS([.F30]-[.G30]))">
            <text:p/>
          </table:table-cell>
          <table:table-cell table:style-name="ce54" table:formula="of:=IF(ISBLANK([.G30]); &quot;&quot;; ABS([.C30]/[.F30]*[.K30]))">
            <text:p/>
          </table:table-cell>
          <table:table-cell table:style-name="ce58" table:formula="of:=IFERROR(IF(ISBLANK([.H30]); &quot;&quot;; (MAX([.H30];[.I30];[.J30])-[.F30])/[.K30]);0)">
            <text:p/>
          </table:table-cell>
          <table:table-cell table:style-name="ce62" table:content-validation-name="val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0]);&quot;&quot;; days([.R30];[.B3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0]); &quot;&quot;; ([.T30]-[.F30])/[.K3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0]);&quot;&quot;; IF(ISNUMBER([.Z30]) &lt;&gt; 1;[.AB29]; [.AB29]+[.Z3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1]); &quot;&quot;; ABS([.F31]-[.G31]))">
            <text:p/>
          </table:table-cell>
          <table:table-cell table:style-name="ce54" table:formula="of:=IF(ISBLANK([.G31]); &quot;&quot;; ABS([.C31]/[.F31]*[.K31]))">
            <text:p/>
          </table:table-cell>
          <table:table-cell table:style-name="ce58" table:formula="of:=IFERROR(IF(ISBLANK([.H31]); &quot;&quot;; (MAX([.H31];[.I31];[.J31])-[.F31])/[.K31]);0)">
            <text:p/>
          </table:table-cell>
          <table:table-cell table:style-name="ce63" table:content-validation-name="val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1]);&quot;&quot;; days([.R31];[.B3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1]); &quot;&quot;; ([.T31]-[.F31])/[.K31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31]);&quot;&quot;; IF(ISNUMBER([.Z31]) &lt;&gt; 1;[.AB30]; [.AB30]+[.Z3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2]); &quot;&quot;; ABS([.F32]-[.G32]))">
            <text:p/>
          </table:table-cell>
          <table:table-cell table:style-name="ce54" table:formula="of:=IF(ISBLANK([.G32]); &quot;&quot;; ABS([.C32]/[.F32]*[.K32]))">
            <text:p/>
          </table:table-cell>
          <table:table-cell table:style-name="ce58" table:formula="of:=IFERROR(IF(ISBLANK([.H32]); &quot;&quot;; (MAX([.H32];[.I32];[.J32])-[.F32])/[.K32]);0)">
            <text:p/>
          </table:table-cell>
          <table:table-cell table:style-name="ce64" table:content-validation-name="val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2]);&quot;&quot;; days([.R32];[.B3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2]); &quot;&quot;; ([.T32]-[.F32])/[.K3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2]);&quot;&quot;; IF(ISNUMBER([.Z32]) &lt;&gt; 1;[.AB31]; [.AB31]+[.Z3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3]); &quot;&quot;; ABS([.F33]-[.G33]))">
            <text:p/>
          </table:table-cell>
          <table:table-cell table:style-name="ce54" table:formula="of:=IF(ISBLANK([.G33]); &quot;&quot;; ABS([.C33]/[.F33]*[.K33]))">
            <text:p/>
          </table:table-cell>
          <table:table-cell table:style-name="ce58" table:formula="of:=IFERROR(IF(ISBLANK([.H33]); &quot;&quot;; (MAX([.H33];[.I33];[.J33])-[.F33])/[.K33]);0)">
            <text:p/>
          </table:table-cell>
          <table:table-cell table:style-name="ce65" table:content-validation-name="val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3]);&quot;&quot;; days([.R33];[.B3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3]); &quot;&quot;; ([.T33]-[.F33])/[.K3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3]);&quot;&quot;; IF(ISNUMBER([.Z33]) &lt;&gt; 1;[.AB32]; [.AB32]+[.Z3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4]); &quot;&quot;; ABS([.F34]-[.G34]))">
            <text:p/>
          </table:table-cell>
          <table:table-cell table:style-name="ce54" table:formula="of:=IF(ISBLANK([.G34]); &quot;&quot;; ABS([.C34]/[.F34]*[.K34]))">
            <text:p/>
          </table:table-cell>
          <table:table-cell table:style-name="ce58" table:formula="of:=IFERROR(IF(ISBLANK([.H34]); &quot;&quot;; (MAX([.H34];[.I34];[.J34])-[.F34])/[.K34]);0)">
            <text:p/>
          </table:table-cell>
          <table:table-cell table:style-name="ce66" table:content-validation-name="val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4]);&quot;&quot;; days([.R34];[.B3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4]); &quot;&quot;; ([.T34]-[.F34])/[.K34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34]);&quot;&quot;; IF(ISNUMBER([.Z34]) &lt;&gt; 1;[.AB33]; [.AB33]+[.Z3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5]); &quot;&quot;; ABS([.F35]-[.G35]))">
            <text:p/>
          </table:table-cell>
          <table:table-cell table:style-name="ce54" table:formula="of:=IF(ISBLANK([.G35]); &quot;&quot;; ABS([.C35]/[.F35]*[.K35]))">
            <text:p/>
          </table:table-cell>
          <table:table-cell table:style-name="ce58" table:formula="of:=IFERROR(IF(ISBLANK([.H35]); &quot;&quot;; (MAX([.H35];[.I35];[.J35])-[.F35])/[.K35]);0)">
            <text:p/>
          </table:table-cell>
          <table:table-cell table:style-name="ce67" table:content-validation-name="val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5]);&quot;&quot;; days([.R35];[.B3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5]); &quot;&quot;; ([.T35]-[.F35])/[.K3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5]);&quot;&quot;; IF(ISNUMBER([.Z35]) &lt;&gt; 1;[.AB34]; [.AB34]+[.Z3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6]); &quot;&quot;; ABS([.F36]-[.G36]))">
            <text:p/>
          </table:table-cell>
          <table:table-cell table:style-name="ce54" table:formula="of:=IF(ISBLANK([.G36]); &quot;&quot;; ABS([.C36]/[.F36]*[.K36]))">
            <text:p/>
          </table:table-cell>
          <table:table-cell table:style-name="ce58" table:formula="of:=IFERROR(IF(ISBLANK([.H36]); &quot;&quot;; (MAX([.H36];[.I36];[.J36])-[.F36])/[.K36]);0)">
            <text:p/>
          </table:table-cell>
          <table:table-cell table:style-name="ce68" table:content-validation-name="val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6]);&quot;&quot;; days([.R36];[.B3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6]); &quot;&quot;; ([.T36]-[.F36])/[.K3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6]);&quot;&quot;; IF(ISNUMBER([.Z36]) &lt;&gt; 1;[.AB35]; [.AB35]+[.Z3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7]); &quot;&quot;; ABS([.F37]-[.G37]))">
            <text:p/>
          </table:table-cell>
          <table:table-cell table:style-name="ce54" table:formula="of:=IF(ISBLANK([.G37]); &quot;&quot;; ABS([.C37]/[.F37]*[.K37]))">
            <text:p/>
          </table:table-cell>
          <table:table-cell table:style-name="ce58" table:formula="of:=IFERROR(IF(ISBLANK([.H37]); &quot;&quot;; (MAX([.H37];[.I37];[.J37])-[.F37])/[.K37]);0)">
            <text:p/>
          </table:table-cell>
          <table:table-cell table:style-name="ce69" table:content-validation-name="val1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7]);&quot;&quot;; days([.R37];[.B3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7]); &quot;&quot;; ([.T37]-[.F37])/[.K37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37]);&quot;&quot;; IF(ISNUMBER([.Z37]) &lt;&gt; 1;[.AB36]; [.AB36]+[.Z3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8]); &quot;&quot;; ABS([.F38]-[.G38]))">
            <text:p/>
          </table:table-cell>
          <table:table-cell table:style-name="ce54" table:formula="of:=IF(ISBLANK([.G38]); &quot;&quot;; ABS([.C38]/[.F38]*[.K38]))">
            <text:p/>
          </table:table-cell>
          <table:table-cell table:style-name="ce58" table:formula="of:=IFERROR(IF(ISBLANK([.H38]); &quot;&quot;; (MAX([.H38];[.I38];[.J38])-[.F38])/[.K38]);0)">
            <text:p/>
          </table:table-cell>
          <table:table-cell table:style-name="ce70" table:content-validation-name="val1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8]);&quot;&quot;; days([.R38];[.B3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8]); &quot;&quot;; ([.T38]-[.F38])/[.K3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8]);&quot;&quot;; IF(ISNUMBER([.Z38]) &lt;&gt; 1;[.AB37]; [.AB37]+[.Z3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39]); &quot;&quot;; ABS([.F39]-[.G39]))">
            <text:p/>
          </table:table-cell>
          <table:table-cell table:style-name="ce54" table:formula="of:=IF(ISBLANK([.G39]); &quot;&quot;; ABS([.C39]/[.F39]*[.K39]))">
            <text:p/>
          </table:table-cell>
          <table:table-cell table:style-name="ce58" table:formula="of:=IFERROR(IF(ISBLANK([.H39]); &quot;&quot;; (MAX([.H39];[.I39];[.J39])-[.F39])/[.K39]);0)">
            <text:p/>
          </table:table-cell>
          <table:table-cell table:style-name="ce71" table:content-validation-name="val1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39]);&quot;&quot;; days([.R39];[.B3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39]); &quot;&quot;; ([.T39]-[.F39])/[.K3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39]);&quot;&quot;; IF(ISNUMBER([.Z39]) &lt;&gt; 1;[.AB38]; [.AB38]+[.Z3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0]); &quot;&quot;; ABS([.F40]-[.G40]))">
            <text:p/>
          </table:table-cell>
          <table:table-cell table:style-name="ce54" table:formula="of:=IF(ISBLANK([.G40]); &quot;&quot;; ABS([.C40]/[.F40]*[.K40]))">
            <text:p/>
          </table:table-cell>
          <table:table-cell table:style-name="ce58" table:formula="of:=IFERROR(IF(ISBLANK([.H40]); &quot;&quot;; (MAX([.H40];[.I40];[.J40])-[.F40])/[.K40]);0)">
            <text:p/>
          </table:table-cell>
          <table:table-cell table:style-name="ce72" table:content-validation-name="val1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0]);&quot;&quot;; days([.R40];[.B4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0]); &quot;&quot;; ([.T40]-[.F40])/[.K40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40]);&quot;&quot;; IF(ISNUMBER([.Z40]) &lt;&gt; 1;[.AB39]; [.AB39]+[.Z4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1]); &quot;&quot;; ABS([.F41]-[.G41]))">
            <text:p/>
          </table:table-cell>
          <table:table-cell table:style-name="ce54" table:formula="of:=IF(ISBLANK([.G41]); &quot;&quot;; ABS([.C41]/[.F41]*[.K41]))">
            <text:p/>
          </table:table-cell>
          <table:table-cell table:style-name="ce58" table:formula="of:=IFERROR(IF(ISBLANK([.H41]); &quot;&quot;; (MAX([.H41];[.I41];[.J41])-[.F41])/[.K41]);0)">
            <text:p/>
          </table:table-cell>
          <table:table-cell table:style-name="ce73" table:content-validation-name="val1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1]);&quot;&quot;; days([.R41];[.B4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1]); &quot;&quot;; ([.T41]-[.F41])/[.K4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1]);&quot;&quot;; IF(ISNUMBER([.Z41]) &lt;&gt; 1;[.AB40]; [.AB40]+[.Z4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2]); &quot;&quot;; ABS([.F42]-[.G42]))">
            <text:p/>
          </table:table-cell>
          <table:table-cell table:style-name="ce54" table:formula="of:=IF(ISBLANK([.G42]); &quot;&quot;; ABS([.C42]/[.F42]*[.K42]))">
            <text:p/>
          </table:table-cell>
          <table:table-cell table:style-name="ce58" table:formula="of:=IFERROR(IF(ISBLANK([.H42]); &quot;&quot;; (MAX([.H42];[.I42];[.J42])-[.F42])/[.K42]);0)">
            <text:p/>
          </table:table-cell>
          <table:table-cell table:style-name="ce74" table:content-validation-name="val1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2]);&quot;&quot;; days([.R42];[.B4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2]); &quot;&quot;; ([.T42]-[.F42])/[.K4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2]);&quot;&quot;; IF(ISNUMBER([.Z42]) &lt;&gt; 1;[.AB41]; [.AB41]+[.Z4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3]); &quot;&quot;; ABS([.F43]-[.G43]))">
            <text:p/>
          </table:table-cell>
          <table:table-cell table:style-name="ce54" table:formula="of:=IF(ISBLANK([.G43]); &quot;&quot;; ABS([.C43]/[.F43]*[.K43]))">
            <text:p/>
          </table:table-cell>
          <table:table-cell table:style-name="ce58" table:formula="of:=IFERROR(IF(ISBLANK([.H43]); &quot;&quot;; (MAX([.H43];[.I43];[.J43])-[.F43])/[.K43]);0)">
            <text:p/>
          </table:table-cell>
          <table:table-cell table:style-name="ce75" table:content-validation-name="val1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3]);&quot;&quot;; days([.R43];[.B4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3]); &quot;&quot;; ([.T43]-[.F43])/[.K43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43]);&quot;&quot;; IF(ISNUMBER([.Z43]) &lt;&gt; 1;[.AB42]; [.AB42]+[.Z4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4]); &quot;&quot;; ABS([.F44]-[.G44]))">
            <text:p/>
          </table:table-cell>
          <table:table-cell table:style-name="ce54" table:formula="of:=IF(ISBLANK([.G44]); &quot;&quot;; ABS([.C44]/[.F44]*[.K44]))">
            <text:p/>
          </table:table-cell>
          <table:table-cell table:style-name="ce58" table:formula="of:=IFERROR(IF(ISBLANK([.H44]); &quot;&quot;; (MAX([.H44];[.I44];[.J44])-[.F44])/[.K44]);0)">
            <text:p/>
          </table:table-cell>
          <table:table-cell table:style-name="ce76" table:content-validation-name="val1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4]);&quot;&quot;; days([.R44];[.B4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4]); &quot;&quot;; ([.T44]-[.F44])/[.K4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4]);&quot;&quot;; IF(ISNUMBER([.Z44]) &lt;&gt; 1;[.AB43]; [.AB43]+[.Z4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5]); &quot;&quot;; ABS([.F45]-[.G45]))">
            <text:p/>
          </table:table-cell>
          <table:table-cell table:style-name="ce54" table:formula="of:=IF(ISBLANK([.G45]); &quot;&quot;; ABS([.C45]/[.F45]*[.K45]))">
            <text:p/>
          </table:table-cell>
          <table:table-cell table:style-name="ce58" table:formula="of:=IFERROR(IF(ISBLANK([.H45]); &quot;&quot;; (MAX([.H45];[.I45];[.J45])-[.F45])/[.K45]);0)">
            <text:p/>
          </table:table-cell>
          <table:table-cell table:style-name="ce77" table:content-validation-name="val1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5]);&quot;&quot;; days([.R45];[.B4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5]); &quot;&quot;; ([.T45]-[.F45])/[.K4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5]);&quot;&quot;; IF(ISNUMBER([.Z45]) &lt;&gt; 1;[.AB44]; [.AB44]+[.Z4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6]); &quot;&quot;; ABS([.F46]-[.G46]))">
            <text:p/>
          </table:table-cell>
          <table:table-cell table:style-name="ce54" table:formula="of:=IF(ISBLANK([.G46]); &quot;&quot;; ABS([.C46]/[.F46]*[.K46]))">
            <text:p/>
          </table:table-cell>
          <table:table-cell table:style-name="ce58" table:formula="of:=IFERROR(IF(ISBLANK([.H46]); &quot;&quot;; (MAX([.H46];[.I46];[.J46])-[.F46])/[.K46]);0)">
            <text:p/>
          </table:table-cell>
          <table:table-cell table:style-name="ce78" table:content-validation-name="val1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6]);&quot;&quot;; days([.R46];[.B4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6]); &quot;&quot;; ([.T46]-[.F46])/[.K46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46]);&quot;&quot;; IF(ISNUMBER([.Z46]) &lt;&gt; 1;[.AB45]; [.AB45]+[.Z4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7]); &quot;&quot;; ABS([.F47]-[.G47]))">
            <text:p/>
          </table:table-cell>
          <table:table-cell table:style-name="ce54" table:formula="of:=IF(ISBLANK([.G47]); &quot;&quot;; ABS([.C47]/[.F47]*[.K47]))">
            <text:p/>
          </table:table-cell>
          <table:table-cell table:style-name="ce58" table:formula="of:=IFERROR(IF(ISBLANK([.H47]); &quot;&quot;; (MAX([.H47];[.I47];[.J47])-[.F47])/[.K47]);0)">
            <text:p/>
          </table:table-cell>
          <table:table-cell table:style-name="ce79" table:content-validation-name="val2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7]);&quot;&quot;; days([.R47];[.B4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7]); &quot;&quot;; ([.T47]-[.F47])/[.K4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7]);&quot;&quot;; IF(ISNUMBER([.Z47]) &lt;&gt; 1;[.AB46]; [.AB46]+[.Z4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8]); &quot;&quot;; ABS([.F48]-[.G48]))">
            <text:p/>
          </table:table-cell>
          <table:table-cell table:style-name="ce54" table:formula="of:=IF(ISBLANK([.G48]); &quot;&quot;; ABS([.C48]/[.F48]*[.K48]))">
            <text:p/>
          </table:table-cell>
          <table:table-cell table:style-name="ce58" table:formula="of:=IFERROR(IF(ISBLANK([.H48]); &quot;&quot;; (MAX([.H48];[.I48];[.J48])-[.F48])/[.K48]);0)">
            <text:p/>
          </table:table-cell>
          <table:table-cell table:style-name="ce80" table:content-validation-name="val2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8]);&quot;&quot;; days([.R48];[.B4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8]); &quot;&quot;; ([.T48]-[.F48])/[.K4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48]);&quot;&quot;; IF(ISNUMBER([.Z48]) &lt;&gt; 1;[.AB47]; [.AB47]+[.Z4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49]); &quot;&quot;; ABS([.F49]-[.G49]))">
            <text:p/>
          </table:table-cell>
          <table:table-cell table:style-name="ce54" table:formula="of:=IF(ISBLANK([.G49]); &quot;&quot;; ABS([.C49]/[.F49]*[.K49]))">
            <text:p/>
          </table:table-cell>
          <table:table-cell table:style-name="ce58" table:formula="of:=IFERROR(IF(ISBLANK([.H49]); &quot;&quot;; (MAX([.H49];[.I49];[.J49])-[.F49])/[.K49]);0)">
            <text:p/>
          </table:table-cell>
          <table:table-cell table:style-name="ce81" table:content-validation-name="val2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49]);&quot;&quot;; days([.R49];[.B4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49]); &quot;&quot;; ([.T49]-[.F49])/[.K49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49]);&quot;&quot;; IF(ISNUMBER([.Z49]) &lt;&gt; 1;[.AB48]; [.AB48]+[.Z4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0]); &quot;&quot;; ABS([.F50]-[.G50]))">
            <text:p/>
          </table:table-cell>
          <table:table-cell table:style-name="ce54" table:formula="of:=IF(ISBLANK([.G50]); &quot;&quot;; ABS([.C50]/[.F50]*[.K50]))">
            <text:p/>
          </table:table-cell>
          <table:table-cell table:style-name="ce58" table:formula="of:=IFERROR(IF(ISBLANK([.H50]); &quot;&quot;; (MAX([.H50];[.I50];[.J50])-[.F50])/[.K50]);0)">
            <text:p/>
          </table:table-cell>
          <table:table-cell table:style-name="ce82" table:content-validation-name="val2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0]);&quot;&quot;; days([.R50];[.B5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0]); &quot;&quot;; ([.T50]-[.F50])/[.K5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0]);&quot;&quot;; IF(ISNUMBER([.Z50]) &lt;&gt; 1;[.AB49]; [.AB49]+[.Z5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1]); &quot;&quot;; ABS([.F51]-[.G51]))">
            <text:p/>
          </table:table-cell>
          <table:table-cell table:style-name="ce54" table:formula="of:=IF(ISBLANK([.G51]); &quot;&quot;; ABS([.C51]/[.F51]*[.K51]))">
            <text:p/>
          </table:table-cell>
          <table:table-cell table:style-name="ce58" table:formula="of:=IFERROR(IF(ISBLANK([.H51]); &quot;&quot;; (MAX([.H51];[.I51];[.J51])-[.F51])/[.K51]);0)">
            <text:p/>
          </table:table-cell>
          <table:table-cell table:style-name="ce83" table:content-validation-name="val2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1]);&quot;&quot;; days([.R51];[.B5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1]); &quot;&quot;; ([.T51]-[.F51])/[.K5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1]);&quot;&quot;; IF(ISNUMBER([.Z51]) &lt;&gt; 1;[.AB50]; [.AB50]+[.Z5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2]); &quot;&quot;; ABS([.F52]-[.G52]))">
            <text:p/>
          </table:table-cell>
          <table:table-cell table:style-name="ce54" table:formula="of:=IF(ISBLANK([.G52]); &quot;&quot;; ABS([.C52]/[.F52]*[.K52]))">
            <text:p/>
          </table:table-cell>
          <table:table-cell table:style-name="ce58" table:formula="of:=IFERROR(IF(ISBLANK([.H52]); &quot;&quot;; (MAX([.H52];[.I52];[.J52])-[.F52])/[.K52]);0)">
            <text:p/>
          </table:table-cell>
          <table:table-cell table:style-name="ce84" table:content-validation-name="val2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2]);&quot;&quot;; days([.R52];[.B5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2]); &quot;&quot;; ([.T52]-[.F52])/[.K52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52]);&quot;&quot;; IF(ISNUMBER([.Z52]) &lt;&gt; 1;[.AB51]; [.AB51]+[.Z5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3]); &quot;&quot;; ABS([.F53]-[.G53]))">
            <text:p/>
          </table:table-cell>
          <table:table-cell table:style-name="ce54" table:formula="of:=IF(ISBLANK([.G53]); &quot;&quot;; ABS([.C53]/[.F53]*[.K53]))">
            <text:p/>
          </table:table-cell>
          <table:table-cell table:style-name="ce58" table:formula="of:=IFERROR(IF(ISBLANK([.H53]); &quot;&quot;; (MAX([.H53];[.I53];[.J53])-[.F53])/[.K53]);0)">
            <text:p/>
          </table:table-cell>
          <table:table-cell table:style-name="ce85" table:content-validation-name="val2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3]);&quot;&quot;; days([.R53];[.B5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3]); &quot;&quot;; ([.T53]-[.F53])/[.K5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3]);&quot;&quot;; IF(ISNUMBER([.Z53]) &lt;&gt; 1;[.AB52]; [.AB52]+[.Z5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4]); &quot;&quot;; ABS([.F54]-[.G54]))">
            <text:p/>
          </table:table-cell>
          <table:table-cell table:style-name="ce54" table:formula="of:=IF(ISBLANK([.G54]); &quot;&quot;; ABS([.C54]/[.F54]*[.K54]))">
            <text:p/>
          </table:table-cell>
          <table:table-cell table:style-name="ce58" table:formula="of:=IFERROR(IF(ISBLANK([.H54]); &quot;&quot;; (MAX([.H54];[.I54];[.J54])-[.F54])/[.K54]);0)">
            <text:p/>
          </table:table-cell>
          <table:table-cell table:style-name="ce86" table:content-validation-name="val2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4]);&quot;&quot;; days([.R54];[.B5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4]); &quot;&quot;; ([.T54]-[.F54])/[.K5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4]);&quot;&quot;; IF(ISNUMBER([.Z54]) &lt;&gt; 1;[.AB53]; [.AB53]+[.Z5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5]); &quot;&quot;; ABS([.F55]-[.G55]))">
            <text:p/>
          </table:table-cell>
          <table:table-cell table:style-name="ce54" table:formula="of:=IF(ISBLANK([.G55]); &quot;&quot;; ABS([.C55]/[.F55]*[.K55]))">
            <text:p/>
          </table:table-cell>
          <table:table-cell table:style-name="ce58" table:formula="of:=IFERROR(IF(ISBLANK([.H55]); &quot;&quot;; (MAX([.H55];[.I55];[.J55])-[.F55])/[.K55]);0)">
            <text:p/>
          </table:table-cell>
          <table:table-cell table:style-name="ce87" table:content-validation-name="val2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5]);&quot;&quot;; days([.R55];[.B5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5]); &quot;&quot;; ([.T55]-[.F55])/[.K55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55]);&quot;&quot;; IF(ISNUMBER([.Z55]) &lt;&gt; 1;[.AB54]; [.AB54]+[.Z5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6]); &quot;&quot;; ABS([.F56]-[.G56]))">
            <text:p/>
          </table:table-cell>
          <table:table-cell table:style-name="ce54" table:formula="of:=IF(ISBLANK([.G56]); &quot;&quot;; ABS([.C56]/[.F56]*[.K56]))">
            <text:p/>
          </table:table-cell>
          <table:table-cell table:style-name="ce58" table:formula="of:=IFERROR(IF(ISBLANK([.H56]); &quot;&quot;; (MAX([.H56];[.I56];[.J56])-[.F56])/[.K56]);0)">
            <text:p/>
          </table:table-cell>
          <table:table-cell table:style-name="ce88" table:content-validation-name="val2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6]);&quot;&quot;; days([.R56];[.B5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6]); &quot;&quot;; ([.T56]-[.F56])/[.K5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6]);&quot;&quot;; IF(ISNUMBER([.Z56]) &lt;&gt; 1;[.AB55]; [.AB55]+[.Z5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7]); &quot;&quot;; ABS([.F57]-[.G57]))">
            <text:p/>
          </table:table-cell>
          <table:table-cell table:style-name="ce54" table:formula="of:=IF(ISBLANK([.G57]); &quot;&quot;; ABS([.C57]/[.F57]*[.K57]))">
            <text:p/>
          </table:table-cell>
          <table:table-cell table:style-name="ce58" table:formula="of:=IFERROR(IF(ISBLANK([.H57]); &quot;&quot;; (MAX([.H57];[.I57];[.J57])-[.F57])/[.K57]);0)">
            <text:p/>
          </table:table-cell>
          <table:table-cell table:style-name="ce89" table:content-validation-name="val3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7]);&quot;&quot;; days([.R57];[.B5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7]); &quot;&quot;; ([.T57]-[.F57])/[.K5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7]);&quot;&quot;; IF(ISNUMBER([.Z57]) &lt;&gt; 1;[.AB56]; [.AB56]+[.Z5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8]); &quot;&quot;; ABS([.F58]-[.G58]))">
            <text:p/>
          </table:table-cell>
          <table:table-cell table:style-name="ce54" table:formula="of:=IF(ISBLANK([.G58]); &quot;&quot;; ABS([.C58]/[.F58]*[.K58]))">
            <text:p/>
          </table:table-cell>
          <table:table-cell table:style-name="ce58" table:formula="of:=IFERROR(IF(ISBLANK([.H58]); &quot;&quot;; (MAX([.H58];[.I58];[.J58])-[.F58])/[.K58]);0)">
            <text:p/>
          </table:table-cell>
          <table:table-cell table:style-name="ce90" table:content-validation-name="val3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8]);&quot;&quot;; days([.R58];[.B5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8]); &quot;&quot;; ([.T58]-[.F58])/[.K58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58]);&quot;&quot;; IF(ISNUMBER([.Z58]) &lt;&gt; 1;[.AB57]; [.AB57]+[.Z5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59]); &quot;&quot;; ABS([.F59]-[.G59]))">
            <text:p/>
          </table:table-cell>
          <table:table-cell table:style-name="ce54" table:formula="of:=IF(ISBLANK([.G59]); &quot;&quot;; ABS([.C59]/[.F59]*[.K59]))">
            <text:p/>
          </table:table-cell>
          <table:table-cell table:style-name="ce58" table:formula="of:=IFERROR(IF(ISBLANK([.H59]); &quot;&quot;; (MAX([.H59];[.I59];[.J59])-[.F59])/[.K59]);0)">
            <text:p/>
          </table:table-cell>
          <table:table-cell table:style-name="ce91" table:content-validation-name="val3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59]);&quot;&quot;; days([.R59];[.B5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59]); &quot;&quot;; ([.T59]-[.F59])/[.K5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59]);&quot;&quot;; IF(ISNUMBER([.Z59]) &lt;&gt; 1;[.AB58]; [.AB58]+[.Z5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0]); &quot;&quot;; ABS([.F60]-[.G60]))">
            <text:p/>
          </table:table-cell>
          <table:table-cell table:style-name="ce54" table:formula="of:=IF(ISBLANK([.G60]); &quot;&quot;; ABS([.C60]/[.F60]*[.K60]))">
            <text:p/>
          </table:table-cell>
          <table:table-cell table:style-name="ce58" table:formula="of:=IFERROR(IF(ISBLANK([.H60]); &quot;&quot;; (MAX([.H60];[.I60];[.J60])-[.F60])/[.K60]);0)">
            <text:p/>
          </table:table-cell>
          <table:table-cell table:style-name="ce92" table:content-validation-name="val3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0]);&quot;&quot;; days([.R60];[.B6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0]); &quot;&quot;; ([.T60]-[.F60])/[.K6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0]);&quot;&quot;; IF(ISNUMBER([.Z60]) &lt;&gt; 1;[.AB59]; [.AB59]+[.Z6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1]); &quot;&quot;; ABS([.F61]-[.G61]))">
            <text:p/>
          </table:table-cell>
          <table:table-cell table:style-name="ce54" table:formula="of:=IF(ISBLANK([.G61]); &quot;&quot;; ABS([.C61]/[.F61]*[.K61]))">
            <text:p/>
          </table:table-cell>
          <table:table-cell table:style-name="ce58" table:formula="of:=IFERROR(IF(ISBLANK([.H61]); &quot;&quot;; (MAX([.H61];[.I61];[.J61])-[.F61])/[.K61]);0)">
            <text:p/>
          </table:table-cell>
          <table:table-cell table:style-name="ce93" table:content-validation-name="val3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1]);&quot;&quot;; days([.R61];[.B6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1]); &quot;&quot;; ([.T61]-[.F61])/[.K61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61]);&quot;&quot;; IF(ISNUMBER([.Z61]) &lt;&gt; 1;[.AB60]; [.AB60]+[.Z6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2]); &quot;&quot;; ABS([.F62]-[.G62]))">
            <text:p/>
          </table:table-cell>
          <table:table-cell table:style-name="ce54" table:formula="of:=IF(ISBLANK([.G62]); &quot;&quot;; ABS([.C62]/[.F62]*[.K62]))">
            <text:p/>
          </table:table-cell>
          <table:table-cell table:style-name="ce58" table:formula="of:=IFERROR(IF(ISBLANK([.H62]); &quot;&quot;; (MAX([.H62];[.I62];[.J62])-[.F62])/[.K62]);0)">
            <text:p/>
          </table:table-cell>
          <table:table-cell table:style-name="ce94" table:content-validation-name="val3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2]);&quot;&quot;; days([.R62];[.B6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2]); &quot;&quot;; ([.T62]-[.F62])/[.K6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2]);&quot;&quot;; IF(ISNUMBER([.Z62]) &lt;&gt; 1;[.AB61]; [.AB61]+[.Z6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3]); &quot;&quot;; ABS([.F63]-[.G63]))">
            <text:p/>
          </table:table-cell>
          <table:table-cell table:style-name="ce54" table:formula="of:=IF(ISBLANK([.G63]); &quot;&quot;; ABS([.C63]/[.F63]*[.K63]))">
            <text:p/>
          </table:table-cell>
          <table:table-cell table:style-name="ce58" table:formula="of:=IFERROR(IF(ISBLANK([.H63]); &quot;&quot;; (MAX([.H63];[.I63];[.J63])-[.F63])/[.K63]);0)">
            <text:p/>
          </table:table-cell>
          <table:table-cell table:style-name="ce95" table:content-validation-name="val3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3]);&quot;&quot;; days([.R63];[.B6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3]); &quot;&quot;; ([.T63]-[.F63])/[.K6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3]);&quot;&quot;; IF(ISNUMBER([.Z63]) &lt;&gt; 1;[.AB62]; [.AB62]+[.Z6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4]); &quot;&quot;; ABS([.F64]-[.G64]))">
            <text:p/>
          </table:table-cell>
          <table:table-cell table:style-name="ce54" table:formula="of:=IF(ISBLANK([.G64]); &quot;&quot;; ABS([.C64]/[.F64]*[.K64]))">
            <text:p/>
          </table:table-cell>
          <table:table-cell table:style-name="ce58" table:formula="of:=IFERROR(IF(ISBLANK([.H64]); &quot;&quot;; (MAX([.H64];[.I64];[.J64])-[.F64])/[.K64]);0)">
            <text:p/>
          </table:table-cell>
          <table:table-cell table:style-name="ce96" table:content-validation-name="val3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4]);&quot;&quot;; days([.R64];[.B6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4]); &quot;&quot;; ([.T64]-[.F64])/[.K64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64]);&quot;&quot;; IF(ISNUMBER([.Z64]) &lt;&gt; 1;[.AB63]; [.AB63]+[.Z6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5]); &quot;&quot;; ABS([.F65]-[.G65]))">
            <text:p/>
          </table:table-cell>
          <table:table-cell table:style-name="ce54" table:formula="of:=IF(ISBLANK([.G65]); &quot;&quot;; ABS([.C65]/[.F65]*[.K65]))">
            <text:p/>
          </table:table-cell>
          <table:table-cell table:style-name="ce58" table:formula="of:=IFERROR(IF(ISBLANK([.H65]); &quot;&quot;; (MAX([.H65];[.I65];[.J65])-[.F65])/[.K65]);0)">
            <text:p/>
          </table:table-cell>
          <table:table-cell table:style-name="ce97" table:content-validation-name="val3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5]);&quot;&quot;; days([.R65];[.B6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5]); &quot;&quot;; ([.T65]-[.F65])/[.K6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5]);&quot;&quot;; IF(ISNUMBER([.Z65]) &lt;&gt; 1;[.AB64]; [.AB64]+[.Z6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6]); &quot;&quot;; ABS([.F66]-[.G66]))">
            <text:p/>
          </table:table-cell>
          <table:table-cell table:style-name="ce54" table:formula="of:=IF(ISBLANK([.G66]); &quot;&quot;; ABS([.C66]/[.F66]*[.K66]))">
            <text:p/>
          </table:table-cell>
          <table:table-cell table:style-name="ce58" table:formula="of:=IFERROR(IF(ISBLANK([.H66]); &quot;&quot;; (MAX([.H66];[.I66];[.J66])-[.F66])/[.K66]);0)">
            <text:p/>
          </table:table-cell>
          <table:table-cell table:style-name="ce98" table:content-validation-name="val3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6]);&quot;&quot;; days([.R66];[.B6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6]); &quot;&quot;; ([.T66]-[.F66])/[.K6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6]);&quot;&quot;; IF(ISNUMBER([.Z66]) &lt;&gt; 1;[.AB65]; [.AB65]+[.Z6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7]); &quot;&quot;; ABS([.F67]-[.G67]))">
            <text:p/>
          </table:table-cell>
          <table:table-cell table:style-name="ce54" table:formula="of:=IF(ISBLANK([.G67]); &quot;&quot;; ABS([.C67]/[.F67]*[.K67]))">
            <text:p/>
          </table:table-cell>
          <table:table-cell table:style-name="ce58" table:formula="of:=IFERROR(IF(ISBLANK([.H67]); &quot;&quot;; (MAX([.H67];[.I67];[.J67])-[.F67])/[.K67]);0)">
            <text:p/>
          </table:table-cell>
          <table:table-cell table:style-name="ce99" table:content-validation-name="val4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7]);&quot;&quot;; days([.R67];[.B6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7]); &quot;&quot;; ([.T67]-[.F67])/[.K67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67]);&quot;&quot;; IF(ISNUMBER([.Z67]) &lt;&gt; 1;[.AB66]; [.AB66]+[.Z6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8]); &quot;&quot;; ABS([.F68]-[.G68]))">
            <text:p/>
          </table:table-cell>
          <table:table-cell table:style-name="ce54" table:formula="of:=IF(ISBLANK([.G68]); &quot;&quot;; ABS([.C68]/[.F68]*[.K68]))">
            <text:p/>
          </table:table-cell>
          <table:table-cell table:style-name="ce58" table:formula="of:=IFERROR(IF(ISBLANK([.H68]); &quot;&quot;; (MAX([.H68];[.I68];[.J68])-[.F68])/[.K68]);0)">
            <text:p/>
          </table:table-cell>
          <table:table-cell table:style-name="ce100" table:content-validation-name="val4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8]);&quot;&quot;; days([.R68];[.B6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8]); &quot;&quot;; ([.T68]-[.F68])/[.K6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8]);&quot;&quot;; IF(ISNUMBER([.Z68]) &lt;&gt; 1;[.AB67]; [.AB67]+[.Z6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69]); &quot;&quot;; ABS([.F69]-[.G69]))">
            <text:p/>
          </table:table-cell>
          <table:table-cell table:style-name="ce54" table:formula="of:=IF(ISBLANK([.G69]); &quot;&quot;; ABS([.C69]/[.F69]*[.K69]))">
            <text:p/>
          </table:table-cell>
          <table:table-cell table:style-name="ce58" table:formula="of:=IFERROR(IF(ISBLANK([.H69]); &quot;&quot;; (MAX([.H69];[.I69];[.J69])-[.F69])/[.K69]);0)">
            <text:p/>
          </table:table-cell>
          <table:table-cell table:style-name="ce101" table:content-validation-name="val4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69]);&quot;&quot;; days([.R69];[.B6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69]); &quot;&quot;; ([.T69]-[.F69])/[.K6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69]);&quot;&quot;; IF(ISNUMBER([.Z69]) &lt;&gt; 1;[.AB68]; [.AB68]+[.Z6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0]); &quot;&quot;; ABS([.F70]-[.G70]))">
            <text:p/>
          </table:table-cell>
          <table:table-cell table:style-name="ce54" table:formula="of:=IF(ISBLANK([.G70]); &quot;&quot;; ABS([.C70]/[.F70]*[.K70]))">
            <text:p/>
          </table:table-cell>
          <table:table-cell table:style-name="ce58" table:formula="of:=IFERROR(IF(ISBLANK([.H70]); &quot;&quot;; (MAX([.H70];[.I70];[.J70])-[.F70])/[.K70]);0)">
            <text:p/>
          </table:table-cell>
          <table:table-cell table:style-name="ce102" table:content-validation-name="val4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0]);&quot;&quot;; days([.R70];[.B7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0]); &quot;&quot;; ([.T70]-[.F70])/[.K70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70]);&quot;&quot;; IF(ISNUMBER([.Z70]) &lt;&gt; 1;[.AB69]; [.AB69]+[.Z7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1]); &quot;&quot;; ABS([.F71]-[.G71]))">
            <text:p/>
          </table:table-cell>
          <table:table-cell table:style-name="ce54" table:formula="of:=IF(ISBLANK([.G71]); &quot;&quot;; ABS([.C71]/[.F71]*[.K71]))">
            <text:p/>
          </table:table-cell>
          <table:table-cell table:style-name="ce58" table:formula="of:=IFERROR(IF(ISBLANK([.H71]); &quot;&quot;; (MAX([.H71];[.I71];[.J71])-[.F71])/[.K71]);0)">
            <text:p/>
          </table:table-cell>
          <table:table-cell table:style-name="ce103" table:content-validation-name="val4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1]);&quot;&quot;; days([.R71];[.B7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1]); &quot;&quot;; ([.T71]-[.F71])/[.K7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1]);&quot;&quot;; IF(ISNUMBER([.Z71]) &lt;&gt; 1;[.AB70]; [.AB70]+[.Z7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2]); &quot;&quot;; ABS([.F72]-[.G72]))">
            <text:p/>
          </table:table-cell>
          <table:table-cell table:style-name="ce54" table:formula="of:=IF(ISBLANK([.G72]); &quot;&quot;; ABS([.C72]/[.F72]*[.K72]))">
            <text:p/>
          </table:table-cell>
          <table:table-cell table:style-name="ce58" table:formula="of:=IFERROR(IF(ISBLANK([.H72]); &quot;&quot;; (MAX([.H72];[.I72];[.J72])-[.F72])/[.K72]);0)">
            <text:p/>
          </table:table-cell>
          <table:table-cell table:style-name="ce104" table:content-validation-name="val4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2]);&quot;&quot;; days([.R72];[.B7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2]); &quot;&quot;; ([.T72]-[.F72])/[.K7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2]);&quot;&quot;; IF(ISNUMBER([.Z72]) &lt;&gt; 1;[.AB71]; [.AB71]+[.Z7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3]); &quot;&quot;; ABS([.F73]-[.G73]))">
            <text:p/>
          </table:table-cell>
          <table:table-cell table:style-name="ce54" table:formula="of:=IF(ISBLANK([.G73]); &quot;&quot;; ABS([.C73]/[.F73]*[.K73]))">
            <text:p/>
          </table:table-cell>
          <table:table-cell table:style-name="ce58" table:formula="of:=IFERROR(IF(ISBLANK([.H73]); &quot;&quot;; (MAX([.H73];[.I73];[.J73])-[.F73])/[.K73]);0)">
            <text:p/>
          </table:table-cell>
          <table:table-cell table:style-name="ce105" table:content-validation-name="val4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3]);&quot;&quot;; days([.R73];[.B7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3]); &quot;&quot;; ([.T73]-[.F73])/[.K73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73]);&quot;&quot;; IF(ISNUMBER([.Z73]) &lt;&gt; 1;[.AB72]; [.AB72]+[.Z7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4]); &quot;&quot;; ABS([.F74]-[.G74]))">
            <text:p/>
          </table:table-cell>
          <table:table-cell table:style-name="ce54" table:formula="of:=IF(ISBLANK([.G74]); &quot;&quot;; ABS([.C74]/[.F74]*[.K74]))">
            <text:p/>
          </table:table-cell>
          <table:table-cell table:style-name="ce58" table:formula="of:=IFERROR(IF(ISBLANK([.H74]); &quot;&quot;; (MAX([.H74];[.I74];[.J74])-[.F74])/[.K74]);0)">
            <text:p/>
          </table:table-cell>
          <table:table-cell table:style-name="ce106" table:content-validation-name="val4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4]);&quot;&quot;; days([.R74];[.B7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4]); &quot;&quot;; ([.T74]-[.F74])/[.K7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4]);&quot;&quot;; IF(ISNUMBER([.Z74]) &lt;&gt; 1;[.AB73]; [.AB73]+[.Z7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5]); &quot;&quot;; ABS([.F75]-[.G75]))">
            <text:p/>
          </table:table-cell>
          <table:table-cell table:style-name="ce54" table:formula="of:=IF(ISBLANK([.G75]); &quot;&quot;; ABS([.C75]/[.F75]*[.K75]))">
            <text:p/>
          </table:table-cell>
          <table:table-cell table:style-name="ce58" table:formula="of:=IFERROR(IF(ISBLANK([.H75]); &quot;&quot;; (MAX([.H75];[.I75];[.J75])-[.F75])/[.K75]);0)">
            <text:p/>
          </table:table-cell>
          <table:table-cell table:style-name="ce107" table:content-validation-name="val4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5]);&quot;&quot;; days([.R75];[.B7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5]); &quot;&quot;; ([.T75]-[.F75])/[.K7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5]);&quot;&quot;; IF(ISNUMBER([.Z75]) &lt;&gt; 1;[.AB74]; [.AB74]+[.Z7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6]); &quot;&quot;; ABS([.F76]-[.G76]))">
            <text:p/>
          </table:table-cell>
          <table:table-cell table:style-name="ce54" table:formula="of:=IF(ISBLANK([.G76]); &quot;&quot;; ABS([.C76]/[.F76]*[.K76]))">
            <text:p/>
          </table:table-cell>
          <table:table-cell table:style-name="ce58" table:formula="of:=IFERROR(IF(ISBLANK([.H76]); &quot;&quot;; (MAX([.H76];[.I76];[.J76])-[.F76])/[.K76]);0)">
            <text:p/>
          </table:table-cell>
          <table:table-cell table:style-name="ce108" table:content-validation-name="val4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6]);&quot;&quot;; days([.R76];[.B7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6]); &quot;&quot;; ([.T76]-[.F76])/[.K76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76]);&quot;&quot;; IF(ISNUMBER([.Z76]) &lt;&gt; 1;[.AB75]; [.AB75]+[.Z7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7]); &quot;&quot;; ABS([.F77]-[.G77]))">
            <text:p/>
          </table:table-cell>
          <table:table-cell table:style-name="ce54" table:formula="of:=IF(ISBLANK([.G77]); &quot;&quot;; ABS([.C77]/[.F77]*[.K77]))">
            <text:p/>
          </table:table-cell>
          <table:table-cell table:style-name="ce58" table:formula="of:=IFERROR(IF(ISBLANK([.H77]); &quot;&quot;; (MAX([.H77];[.I77];[.J77])-[.F77])/[.K77]);0)">
            <text:p/>
          </table:table-cell>
          <table:table-cell table:style-name="ce109" table:content-validation-name="val5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7]);&quot;&quot;; days([.R77];[.B7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7]); &quot;&quot;; ([.T77]-[.F77])/[.K7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7]);&quot;&quot;; IF(ISNUMBER([.Z77]) &lt;&gt; 1;[.AB76]; [.AB76]+[.Z7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8]); &quot;&quot;; ABS([.F78]-[.G78]))">
            <text:p/>
          </table:table-cell>
          <table:table-cell table:style-name="ce54" table:formula="of:=IF(ISBLANK([.G78]); &quot;&quot;; ABS([.C78]/[.F78]*[.K78]))">
            <text:p/>
          </table:table-cell>
          <table:table-cell table:style-name="ce58" table:formula="of:=IFERROR(IF(ISBLANK([.H78]); &quot;&quot;; (MAX([.H78];[.I78];[.J78])-[.F78])/[.K78]);0)">
            <text:p/>
          </table:table-cell>
          <table:table-cell table:style-name="ce110" table:content-validation-name="val5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8]);&quot;&quot;; days([.R78];[.B7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8]); &quot;&quot;; ([.T78]-[.F78])/[.K7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78]);&quot;&quot;; IF(ISNUMBER([.Z78]) &lt;&gt; 1;[.AB77]; [.AB77]+[.Z7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79]); &quot;&quot;; ABS([.F79]-[.G79]))">
            <text:p/>
          </table:table-cell>
          <table:table-cell table:style-name="ce54" table:formula="of:=IF(ISBLANK([.G79]); &quot;&quot;; ABS([.C79]/[.F79]*[.K79]))">
            <text:p/>
          </table:table-cell>
          <table:table-cell table:style-name="ce58" table:formula="of:=IFERROR(IF(ISBLANK([.H79]); &quot;&quot;; (MAX([.H79];[.I79];[.J79])-[.F79])/[.K79]);0)">
            <text:p/>
          </table:table-cell>
          <table:table-cell table:style-name="ce111" table:content-validation-name="val5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79]);&quot;&quot;; days([.R79];[.B7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79]); &quot;&quot;; ([.T79]-[.F79])/[.K79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79]);&quot;&quot;; IF(ISNUMBER([.Z79]) &lt;&gt; 1;[.AB78]; [.AB78]+[.Z7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0]); &quot;&quot;; ABS([.F80]-[.G80]))">
            <text:p/>
          </table:table-cell>
          <table:table-cell table:style-name="ce54" table:formula="of:=IF(ISBLANK([.G80]); &quot;&quot;; ABS([.C80]/[.F80]*[.K80]))">
            <text:p/>
          </table:table-cell>
          <table:table-cell table:style-name="ce58" table:formula="of:=IFERROR(IF(ISBLANK([.H80]); &quot;&quot;; (MAX([.H80];[.I80];[.J80])-[.F80])/[.K80]);0)">
            <text:p/>
          </table:table-cell>
          <table:table-cell table:style-name="ce112" table:content-validation-name="val5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0]);&quot;&quot;; days([.R80];[.B8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0]); &quot;&quot;; ([.T80]-[.F80])/[.K8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0]);&quot;&quot;; IF(ISNUMBER([.Z80]) &lt;&gt; 1;[.AB79]; [.AB79]+[.Z8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1]); &quot;&quot;; ABS([.F81]-[.G81]))">
            <text:p/>
          </table:table-cell>
          <table:table-cell table:style-name="ce54" table:formula="of:=IF(ISBLANK([.G81]); &quot;&quot;; ABS([.C81]/[.F81]*[.K81]))">
            <text:p/>
          </table:table-cell>
          <table:table-cell table:style-name="ce58" table:formula="of:=IFERROR(IF(ISBLANK([.H81]); &quot;&quot;; (MAX([.H81];[.I81];[.J81])-[.F81])/[.K81]);0)">
            <text:p/>
          </table:table-cell>
          <table:table-cell table:style-name="ce113" table:content-validation-name="val5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1]);&quot;&quot;; days([.R81];[.B8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1]); &quot;&quot;; ([.T81]-[.F81])/[.K8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1]);&quot;&quot;; IF(ISNUMBER([.Z81]) &lt;&gt; 1;[.AB80]; [.AB80]+[.Z8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2]); &quot;&quot;; ABS([.F82]-[.G82]))">
            <text:p/>
          </table:table-cell>
          <table:table-cell table:style-name="ce54" table:formula="of:=IF(ISBLANK([.G82]); &quot;&quot;; ABS([.C82]/[.F82]*[.K82]))">
            <text:p/>
          </table:table-cell>
          <table:table-cell table:style-name="ce58" table:formula="of:=IFERROR(IF(ISBLANK([.H82]); &quot;&quot;; (MAX([.H82];[.I82];[.J82])-[.F82])/[.K82]);0)">
            <text:p/>
          </table:table-cell>
          <table:table-cell table:style-name="ce114" table:content-validation-name="val5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2]);&quot;&quot;; days([.R82];[.B8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2]); &quot;&quot;; ([.T82]-[.F82])/[.K82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82]);&quot;&quot;; IF(ISNUMBER([.Z82]) &lt;&gt; 1;[.AB81]; [.AB81]+[.Z8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3]); &quot;&quot;; ABS([.F83]-[.G83]))">
            <text:p/>
          </table:table-cell>
          <table:table-cell table:style-name="ce54" table:formula="of:=IF(ISBLANK([.G83]); &quot;&quot;; ABS([.C83]/[.F83]*[.K83]))">
            <text:p/>
          </table:table-cell>
          <table:table-cell table:style-name="ce58" table:formula="of:=IFERROR(IF(ISBLANK([.H83]); &quot;&quot;; (MAX([.H83];[.I83];[.J83])-[.F83])/[.K83]);0)">
            <text:p/>
          </table:table-cell>
          <table:table-cell table:style-name="ce115" table:content-validation-name="val5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3]);&quot;&quot;; days([.R83];[.B8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3]); &quot;&quot;; ([.T83]-[.F83])/[.K8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3]);&quot;&quot;; IF(ISNUMBER([.Z83]) &lt;&gt; 1;[.AB82]; [.AB82]+[.Z8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4]); &quot;&quot;; ABS([.F84]-[.G84]))">
            <text:p/>
          </table:table-cell>
          <table:table-cell table:style-name="ce54" table:formula="of:=IF(ISBLANK([.G84]); &quot;&quot;; ABS([.C84]/[.F84]*[.K84]))">
            <text:p/>
          </table:table-cell>
          <table:table-cell table:style-name="ce58" table:formula="of:=IFERROR(IF(ISBLANK([.H84]); &quot;&quot;; (MAX([.H84];[.I84];[.J84])-[.F84])/[.K84]);0)">
            <text:p/>
          </table:table-cell>
          <table:table-cell table:style-name="ce116" table:content-validation-name="val5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4]);&quot;&quot;; days([.R84];[.B8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4]); &quot;&quot;; ([.T84]-[.F84])/[.K8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4]);&quot;&quot;; IF(ISNUMBER([.Z84]) &lt;&gt; 1;[.AB83]; [.AB83]+[.Z8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5]); &quot;&quot;; ABS([.F85]-[.G85]))">
            <text:p/>
          </table:table-cell>
          <table:table-cell table:style-name="ce54" table:formula="of:=IF(ISBLANK([.G85]); &quot;&quot;; ABS([.C85]/[.F85]*[.K85]))">
            <text:p/>
          </table:table-cell>
          <table:table-cell table:style-name="ce58" table:formula="of:=IFERROR(IF(ISBLANK([.H85]); &quot;&quot;; (MAX([.H85];[.I85];[.J85])-[.F85])/[.K85]);0)">
            <text:p/>
          </table:table-cell>
          <table:table-cell table:style-name="ce117" table:content-validation-name="val5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5]);&quot;&quot;; days([.R85];[.B8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5]); &quot;&quot;; ([.T85]-[.F85])/[.K85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85]);&quot;&quot;; IF(ISNUMBER([.Z85]) &lt;&gt; 1;[.AB84]; [.AB84]+[.Z8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6]); &quot;&quot;; ABS([.F86]-[.G86]))">
            <text:p/>
          </table:table-cell>
          <table:table-cell table:style-name="ce54" table:formula="of:=IF(ISBLANK([.G86]); &quot;&quot;; ABS([.C86]/[.F86]*[.K86]))">
            <text:p/>
          </table:table-cell>
          <table:table-cell table:style-name="ce58" table:formula="of:=IFERROR(IF(ISBLANK([.H86]); &quot;&quot;; (MAX([.H86];[.I86];[.J86])-[.F86])/[.K86]);0)">
            <text:p/>
          </table:table-cell>
          <table:table-cell table:style-name="ce118" table:content-validation-name="val5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6]);&quot;&quot;; days([.R86];[.B8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6]); &quot;&quot;; ([.T86]-[.F86])/[.K8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6]);&quot;&quot;; IF(ISNUMBER([.Z86]) &lt;&gt; 1;[.AB85]; [.AB85]+[.Z8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7]); &quot;&quot;; ABS([.F87]-[.G87]))">
            <text:p/>
          </table:table-cell>
          <table:table-cell table:style-name="ce54" table:formula="of:=IF(ISBLANK([.G87]); &quot;&quot;; ABS([.C87]/[.F87]*[.K87]))">
            <text:p/>
          </table:table-cell>
          <table:table-cell table:style-name="ce58" table:formula="of:=IFERROR(IF(ISBLANK([.H87]); &quot;&quot;; (MAX([.H87];[.I87];[.J87])-[.F87])/[.K87]);0)">
            <text:p/>
          </table:table-cell>
          <table:table-cell table:style-name="ce119" table:content-validation-name="val6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7]);&quot;&quot;; days([.R87];[.B8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7]); &quot;&quot;; ([.T87]-[.F87])/[.K8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7]);&quot;&quot;; IF(ISNUMBER([.Z87]) &lt;&gt; 1;[.AB86]; [.AB86]+[.Z8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8]); &quot;&quot;; ABS([.F88]-[.G88]))">
            <text:p/>
          </table:table-cell>
          <table:table-cell table:style-name="ce54" table:formula="of:=IF(ISBLANK([.G88]); &quot;&quot;; ABS([.C88]/[.F88]*[.K88]))">
            <text:p/>
          </table:table-cell>
          <table:table-cell table:style-name="ce58" table:formula="of:=IFERROR(IF(ISBLANK([.H88]); &quot;&quot;; (MAX([.H88];[.I88];[.J88])-[.F88])/[.K88]);0)">
            <text:p/>
          </table:table-cell>
          <table:table-cell table:style-name="ce120" table:content-validation-name="val6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8]);&quot;&quot;; days([.R88];[.B8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8]); &quot;&quot;; ([.T88]-[.F88])/[.K88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88]);&quot;&quot;; IF(ISNUMBER([.Z88]) &lt;&gt; 1;[.AB87]; [.AB87]+[.Z8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89]); &quot;&quot;; ABS([.F89]-[.G89]))">
            <text:p/>
          </table:table-cell>
          <table:table-cell table:style-name="ce54" table:formula="of:=IF(ISBLANK([.G89]); &quot;&quot;; ABS([.C89]/[.F89]*[.K89]))">
            <text:p/>
          </table:table-cell>
          <table:table-cell table:style-name="ce58" table:formula="of:=IFERROR(IF(ISBLANK([.H89]); &quot;&quot;; (MAX([.H89];[.I89];[.J89])-[.F89])/[.K89]);0)">
            <text:p/>
          </table:table-cell>
          <table:table-cell table:style-name="ce121" table:content-validation-name="val6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89]);&quot;&quot;; days([.R89];[.B8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89]); &quot;&quot;; ([.T89]-[.F89])/[.K8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89]);&quot;&quot;; IF(ISNUMBER([.Z89]) &lt;&gt; 1;[.AB88]; [.AB88]+[.Z8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0]); &quot;&quot;; ABS([.F90]-[.G90]))">
            <text:p/>
          </table:table-cell>
          <table:table-cell table:style-name="ce54" table:formula="of:=IF(ISBLANK([.G90]); &quot;&quot;; ABS([.C90]/[.F90]*[.K90]))">
            <text:p/>
          </table:table-cell>
          <table:table-cell table:style-name="ce58" table:formula="of:=IFERROR(IF(ISBLANK([.H90]); &quot;&quot;; (MAX([.H90];[.I90];[.J90])-[.F90])/[.K90]);0)">
            <text:p/>
          </table:table-cell>
          <table:table-cell table:style-name="ce122" table:content-validation-name="val6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0]);&quot;&quot;; days([.R90];[.B9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0]); &quot;&quot;; ([.T90]-[.F90])/[.K90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0]);&quot;&quot;; IF(ISNUMBER([.Z90]) &lt;&gt; 1;[.AB89]; [.AB89]+[.Z9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1]); &quot;&quot;; ABS([.F91]-[.G91]))">
            <text:p/>
          </table:table-cell>
          <table:table-cell table:style-name="ce54" table:formula="of:=IF(ISBLANK([.G91]); &quot;&quot;; ABS([.C91]/[.F91]*[.K91]))">
            <text:p/>
          </table:table-cell>
          <table:table-cell table:style-name="ce58" table:formula="of:=IFERROR(IF(ISBLANK([.H91]); &quot;&quot;; (MAX([.H91];[.I91];[.J91])-[.F91])/[.K91]);0)">
            <text:p/>
          </table:table-cell>
          <table:table-cell table:style-name="ce123" table:content-validation-name="val6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1]);&quot;&quot;; days([.R91];[.B9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1]); &quot;&quot;; ([.T91]-[.F91])/[.K91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91]);&quot;&quot;; IF(ISNUMBER([.Z91]) &lt;&gt; 1;[.AB90]; [.AB90]+[.Z9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2]); &quot;&quot;; ABS([.F92]-[.G92]))">
            <text:p/>
          </table:table-cell>
          <table:table-cell table:style-name="ce54" table:formula="of:=IF(ISBLANK([.G92]); &quot;&quot;; ABS([.C92]/[.F92]*[.K92]))">
            <text:p/>
          </table:table-cell>
          <table:table-cell table:style-name="ce58" table:formula="of:=IFERROR(IF(ISBLANK([.H92]); &quot;&quot;; (MAX([.H92];[.I92];[.J92])-[.F92])/[.K92]);0)">
            <text:p/>
          </table:table-cell>
          <table:table-cell table:style-name="ce124" table:content-validation-name="val6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2]);&quot;&quot;; days([.R92];[.B9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2]); &quot;&quot;; ([.T92]-[.F92])/[.K9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2]);&quot;&quot;; IF(ISNUMBER([.Z92]) &lt;&gt; 1;[.AB91]; [.AB91]+[.Z9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3]); &quot;&quot;; ABS([.F93]-[.G93]))">
            <text:p/>
          </table:table-cell>
          <table:table-cell table:style-name="ce54" table:formula="of:=IF(ISBLANK([.G93]); &quot;&quot;; ABS([.C93]/[.F93]*[.K93]))">
            <text:p/>
          </table:table-cell>
          <table:table-cell table:style-name="ce58" table:formula="of:=IFERROR(IF(ISBLANK([.H93]); &quot;&quot;; (MAX([.H93];[.I93];[.J93])-[.F93])/[.K93]);0)">
            <text:p/>
          </table:table-cell>
          <table:table-cell table:style-name="ce125" table:content-validation-name="val6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3]);&quot;&quot;; days([.R93];[.B9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3]); &quot;&quot;; ([.T93]-[.F93])/[.K93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3]);&quot;&quot;; IF(ISNUMBER([.Z93]) &lt;&gt; 1;[.AB92]; [.AB92]+[.Z9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4]); &quot;&quot;; ABS([.F94]-[.G94]))">
            <text:p/>
          </table:table-cell>
          <table:table-cell table:style-name="ce54" table:formula="of:=IF(ISBLANK([.G94]); &quot;&quot;; ABS([.C94]/[.F94]*[.K94]))">
            <text:p/>
          </table:table-cell>
          <table:table-cell table:style-name="ce58" table:formula="of:=IFERROR(IF(ISBLANK([.H94]); &quot;&quot;; (MAX([.H94];[.I94];[.J94])-[.F94])/[.K94]);0)">
            <text:p/>
          </table:table-cell>
          <table:table-cell table:style-name="ce126" table:content-validation-name="val6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4]);&quot;&quot;; days([.R94];[.B9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4]); &quot;&quot;; ([.T94]-[.F94])/[.K94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94]);&quot;&quot;; IF(ISNUMBER([.Z94]) &lt;&gt; 1;[.AB93]; [.AB93]+[.Z9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5]); &quot;&quot;; ABS([.F95]-[.G95]))">
            <text:p/>
          </table:table-cell>
          <table:table-cell table:style-name="ce54" table:formula="of:=IF(ISBLANK([.G95]); &quot;&quot;; ABS([.C95]/[.F95]*[.K95]))">
            <text:p/>
          </table:table-cell>
          <table:table-cell table:style-name="ce58" table:formula="of:=IFERROR(IF(ISBLANK([.H95]); &quot;&quot;; (MAX([.H95];[.I95];[.J95])-[.F95])/[.K95]);0)">
            <text:p/>
          </table:table-cell>
          <table:table-cell table:style-name="ce127" table:content-validation-name="val6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5]);&quot;&quot;; days([.R95];[.B9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5]); &quot;&quot;; ([.T95]-[.F95])/[.K9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5]);&quot;&quot;; IF(ISNUMBER([.Z95]) &lt;&gt; 1;[.AB94]; [.AB94]+[.Z9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6]); &quot;&quot;; ABS([.F96]-[.G96]))">
            <text:p/>
          </table:table-cell>
          <table:table-cell table:style-name="ce54" table:formula="of:=IF(ISBLANK([.G96]); &quot;&quot;; ABS([.C96]/[.F96]*[.K96]))">
            <text:p/>
          </table:table-cell>
          <table:table-cell table:style-name="ce58" table:formula="of:=IFERROR(IF(ISBLANK([.H96]); &quot;&quot;; (MAX([.H96];[.I96];[.J96])-[.F96])/[.K96]);0)">
            <text:p/>
          </table:table-cell>
          <table:table-cell table:style-name="ce128" table:content-validation-name="val6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6]);&quot;&quot;; days([.R96];[.B9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6]); &quot;&quot;; ([.T96]-[.F96])/[.K96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6]);&quot;&quot;; IF(ISNUMBER([.Z96]) &lt;&gt; 1;[.AB95]; [.AB95]+[.Z9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7]); &quot;&quot;; ABS([.F97]-[.G97]))">
            <text:p/>
          </table:table-cell>
          <table:table-cell table:style-name="ce54" table:formula="of:=IF(ISBLANK([.G97]); &quot;&quot;; ABS([.C97]/[.F97]*[.K97]))">
            <text:p/>
          </table:table-cell>
          <table:table-cell table:style-name="ce58" table:formula="of:=IFERROR(IF(ISBLANK([.H97]); &quot;&quot;; (MAX([.H97];[.I97];[.J97])-[.F97])/[.K97]);0)">
            <text:p/>
          </table:table-cell>
          <table:table-cell table:style-name="ce129" table:content-validation-name="val7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7]);&quot;&quot;; days([.R97];[.B9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7]); &quot;&quot;; ([.T97]-[.F97])/[.K97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97]);&quot;&quot;; IF(ISNUMBER([.Z97]) &lt;&gt; 1;[.AB96]; [.AB96]+[.Z9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8]); &quot;&quot;; ABS([.F98]-[.G98]))">
            <text:p/>
          </table:table-cell>
          <table:table-cell table:style-name="ce54" table:formula="of:=IF(ISBLANK([.G98]); &quot;&quot;; ABS([.C98]/[.F98]*[.K98]))">
            <text:p/>
          </table:table-cell>
          <table:table-cell table:style-name="ce58" table:formula="of:=IFERROR(IF(ISBLANK([.H98]); &quot;&quot;; (MAX([.H98];[.I98];[.J98])-[.F98])/[.K98]);0)">
            <text:p/>
          </table:table-cell>
          <table:table-cell table:style-name="ce130" table:content-validation-name="val7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8]);&quot;&quot;; days([.R98];[.B9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8]); &quot;&quot;; ([.T98]-[.F98])/[.K9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8]);&quot;&quot;; IF(ISNUMBER([.Z98]) &lt;&gt; 1;[.AB97]; [.AB97]+[.Z9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99]); &quot;&quot;; ABS([.F99]-[.G99]))">
            <text:p/>
          </table:table-cell>
          <table:table-cell table:style-name="ce54" table:formula="of:=IF(ISBLANK([.G99]); &quot;&quot;; ABS([.C99]/[.F99]*[.K99]))">
            <text:p/>
          </table:table-cell>
          <table:table-cell table:style-name="ce58" table:formula="of:=IFERROR(IF(ISBLANK([.H99]); &quot;&quot;; (MAX([.H99];[.I99];[.J99])-[.F99])/[.K99]);0)">
            <text:p/>
          </table:table-cell>
          <table:table-cell table:style-name="ce131" table:content-validation-name="val7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99]);&quot;&quot;; days([.R99];[.B9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99]); &quot;&quot;; ([.T99]-[.F99])/[.K99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99]);&quot;&quot;; IF(ISNUMBER([.Z99]) &lt;&gt; 1;[.AB98]; [.AB98]+[.Z99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0]); &quot;&quot;; ABS([.F100]-[.G100]))">
            <text:p/>
          </table:table-cell>
          <table:table-cell table:style-name="ce54" table:formula="of:=IF(ISBLANK([.G100]); &quot;&quot;; ABS([.C100]/[.F100]*[.K100]))">
            <text:p/>
          </table:table-cell>
          <table:table-cell table:style-name="ce58" table:formula="of:=IFERROR(IF(ISBLANK([.H100]); &quot;&quot;; (MAX([.H100];[.I100];[.J100])-[.F100])/[.K100]);0)">
            <text:p/>
          </table:table-cell>
          <table:table-cell table:style-name="ce132" table:content-validation-name="val73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0]);&quot;&quot;; days([.R100];[.B100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0]); &quot;&quot;; ([.T100]-[.F100])/[.K100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00]);&quot;&quot;; IF(ISNUMBER([.Z100]) &lt;&gt; 1;[.AB99]; [.AB99]+[.Z100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1]); &quot;&quot;; ABS([.F101]-[.G101]))">
            <text:p/>
          </table:table-cell>
          <table:table-cell table:style-name="ce54" table:formula="of:=IF(ISBLANK([.G101]); &quot;&quot;; ABS([.C101]/[.F101]*[.K101]))">
            <text:p/>
          </table:table-cell>
          <table:table-cell table:style-name="ce58" table:formula="of:=IFERROR(IF(ISBLANK([.H101]); &quot;&quot;; (MAX([.H101];[.I101];[.J101])-[.F101])/[.K101]);0)">
            <text:p/>
          </table:table-cell>
          <table:table-cell table:style-name="ce133" table:content-validation-name="val74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1]);&quot;&quot;; days([.R101];[.B101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1]); &quot;&quot;; ([.T101]-[.F101])/[.K101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1]);&quot;&quot;; IF(ISNUMBER([.Z101]) &lt;&gt; 1;[.AB100]; [.AB100]+[.Z101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2]); &quot;&quot;; ABS([.F102]-[.G102]))">
            <text:p/>
          </table:table-cell>
          <table:table-cell table:style-name="ce54" table:formula="of:=IF(ISBLANK([.G102]); &quot;&quot;; ABS([.C102]/[.F102]*[.K102]))">
            <text:p/>
          </table:table-cell>
          <table:table-cell table:style-name="ce58" table:formula="of:=IFERROR(IF(ISBLANK([.H102]); &quot;&quot;; (MAX([.H102];[.I102];[.J102])-[.F102])/[.K102]);0)">
            <text:p/>
          </table:table-cell>
          <table:table-cell table:style-name="ce134" table:content-validation-name="val75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2]);&quot;&quot;; days([.R102];[.B102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2]); &quot;&quot;; ([.T102]-[.F102])/[.K102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2]);&quot;&quot;; IF(ISNUMBER([.Z102]) &lt;&gt; 1;[.AB101]; [.AB101]+[.Z102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3]); &quot;&quot;; ABS([.F103]-[.G103]))">
            <text:p/>
          </table:table-cell>
          <table:table-cell table:style-name="ce54" table:formula="of:=IF(ISBLANK([.G103]); &quot;&quot;; ABS([.C103]/[.F103]*[.K103]))">
            <text:p/>
          </table:table-cell>
          <table:table-cell table:style-name="ce58" table:formula="of:=IFERROR(IF(ISBLANK([.H103]); &quot;&quot;; (MAX([.H103];[.I103];[.J103])-[.F103])/[.K103]);0)">
            <text:p/>
          </table:table-cell>
          <table:table-cell table:style-name="ce135" table:content-validation-name="val76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3]);&quot;&quot;; days([.R103];[.B103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3]); &quot;&quot;; ([.T103]-[.F103])/[.K103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03]);&quot;&quot;; IF(ISNUMBER([.Z103]) &lt;&gt; 1;[.AB102]; [.AB102]+[.Z103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4]); &quot;&quot;; ABS([.F104]-[.G104]))">
            <text:p/>
          </table:table-cell>
          <table:table-cell table:style-name="ce54" table:formula="of:=IF(ISBLANK([.G104]); &quot;&quot;; ABS([.C104]/[.F104]*[.K104]))">
            <text:p/>
          </table:table-cell>
          <table:table-cell table:style-name="ce58" table:formula="of:=IFERROR(IF(ISBLANK([.H104]); &quot;&quot;; (MAX([.H104];[.I104];[.J104])-[.F104])/[.K104]);0)">
            <text:p/>
          </table:table-cell>
          <table:table-cell table:style-name="ce136" table:content-validation-name="val77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4]);&quot;&quot;; days([.R104];[.B104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4]); &quot;&quot;; ([.T104]-[.F104])/[.K104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4]);&quot;&quot;; IF(ISNUMBER([.Z104]) &lt;&gt; 1;[.AB103]; [.AB103]+[.Z104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5]); &quot;&quot;; ABS([.F105]-[.G105]))">
            <text:p/>
          </table:table-cell>
          <table:table-cell table:style-name="ce54" table:formula="of:=IF(ISBLANK([.G105]); &quot;&quot;; ABS([.C105]/[.F105]*[.K105]))">
            <text:p/>
          </table:table-cell>
          <table:table-cell table:style-name="ce58" table:formula="of:=IFERROR(IF(ISBLANK([.H105]); &quot;&quot;; (MAX([.H105];[.I105];[.J105])-[.F105])/[.K105]);0)">
            <text:p/>
          </table:table-cell>
          <table:table-cell table:style-name="ce137" table:content-validation-name="val78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5]);&quot;&quot;; days([.R105];[.B105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5]); &quot;&quot;; ([.T105]-[.F105])/[.K105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5]);&quot;&quot;; IF(ISNUMBER([.Z105]) &lt;&gt; 1;[.AB104]; [.AB104]+[.Z105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6]); &quot;&quot;; ABS([.F106]-[.G106]))">
            <text:p/>
          </table:table-cell>
          <table:table-cell table:style-name="ce54" table:formula="of:=IF(ISBLANK([.G106]); &quot;&quot;; ABS([.C106]/[.F106]*[.K106]))">
            <text:p/>
          </table:table-cell>
          <table:table-cell table:style-name="ce58" table:formula="of:=IFERROR(IF(ISBLANK([.H106]); &quot;&quot;; (MAX([.H106];[.I106];[.J106])-[.F106])/[.K106]);0)">
            <text:p/>
          </table:table-cell>
          <table:table-cell table:style-name="ce138" table:content-validation-name="val79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6]);&quot;&quot;; days([.R106];[.B106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6]); &quot;&quot;; ([.T106]-[.F106])/[.K106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06]);&quot;&quot;; IF(ISNUMBER([.Z106]) &lt;&gt; 1;[.AB105]; [.AB105]+[.Z106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7]); &quot;&quot;; ABS([.F107]-[.G107]))">
            <text:p/>
          </table:table-cell>
          <table:table-cell table:style-name="ce54" table:formula="of:=IF(ISBLANK([.G107]); &quot;&quot;; ABS([.C107]/[.F107]*[.K107]))">
            <text:p/>
          </table:table-cell>
          <table:table-cell table:style-name="ce58" table:formula="of:=IFERROR(IF(ISBLANK([.H107]); &quot;&quot;; (MAX([.H107];[.I107];[.J107])-[.F107])/[.K107]);0)">
            <text:p/>
          </table:table-cell>
          <table:table-cell table:style-name="ce139" table:content-validation-name="val80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7]);&quot;&quot;; days([.R107];[.B107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7]); &quot;&quot;; ([.T107]-[.F107])/[.K107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7]);&quot;&quot;; IF(ISNUMBER([.Z107]) &lt;&gt; 1;[.AB106]; [.AB106]+[.Z107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8]); &quot;&quot;; ABS([.F108]-[.G108]))">
            <text:p/>
          </table:table-cell>
          <table:table-cell table:style-name="ce54" table:formula="of:=IF(ISBLANK([.G108]); &quot;&quot;; ABS([.C108]/[.F108]*[.K108]))">
            <text:p/>
          </table:table-cell>
          <table:table-cell table:style-name="ce58" table:formula="of:=IFERROR(IF(ISBLANK([.H108]); &quot;&quot;; (MAX([.H108];[.I108];[.J108])-[.F108])/[.K108]);0)">
            <text:p/>
          </table:table-cell>
          <table:table-cell table:style-name="ce140" table:content-validation-name="val81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8]);&quot;&quot;; days([.R108];[.B108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8]); &quot;&quot;; ([.T108]-[.F108])/[.K108]);0)">
            <text:p/>
          </table:table-cell>
          <table:table-cell table:style-name="ce159"/>
          <table:table-cell table:style-name="ce161" table:number-columns-repeated="2"/>
          <table:table-cell table:style-name="ce163" table:formula="of:=IF(ISBLANK([.A108]);&quot;&quot;; IF(ISNUMBER([.Z108]) &lt;&gt; 1;[.AB107]; [.AB107]+[.Z108]))">
            <text:p/>
          </table:table-cell>
          <table:table-cell table:style-name="ce153"/>
          <table:table-cell table:number-columns-repeated="995"/>
        </table:table-row>
        <table:table-row table:style-name="ro5">
          <table:table-cell table:style-name="ce40"/>
          <table:table-cell table:style-name="ce43"/>
          <table:table-cell table:style-name="ce45"/>
          <table:table-cell table:style-name="ce47"/>
          <table:table-cell table:style-name="ce49"/>
          <table:table-cell table:style-name="ce52" table:number-columns-repeated="4"/>
          <table:table-cell table:style-name="ce54"/>
          <table:table-cell table:style-name="ce54" table:formula="of:=IF(ISBLANK([.G109]); &quot;&quot;; ABS([.F109]-[.G109]))">
            <text:p/>
          </table:table-cell>
          <table:table-cell table:style-name="ce54" table:formula="of:=IF(ISBLANK([.G109]); &quot;&quot;; ABS([.C109]/[.F109]*[.K109]))">
            <text:p/>
          </table:table-cell>
          <table:table-cell table:style-name="ce58" table:formula="of:=IFERROR(IF(ISBLANK([.H109]); &quot;&quot;; (MAX([.H109];[.I109];[.J109])-[.F109])/[.K109]);0)">
            <text:p/>
          </table:table-cell>
          <table:table-cell table:style-name="ce141" table:content-validation-name="val82"/>
          <table:table-cell table:style-name="ce143" table:number-columns-repeated="2"/>
          <table:table-cell table:style-name="ce146"/>
          <table:table-cell table:style-name="ce148"/>
          <table:table-cell table:style-name="ce149" table:formula="of:=IF(ISBLANK([.R109]);&quot;&quot;; days([.R109];[.B109]))">
            <text:p/>
          </table:table-cell>
          <table:table-cell table:style-name="ce151"/>
          <table:table-cell table:style-name="ce143"/>
          <table:table-cell table:style-name="ce153"/>
          <table:table-cell table:style-name="ce155" table:content-validation-name="val83"/>
          <table:table-cell table:style-name="ce157" table:formula="of:=IFERROR(IF(ISBLANK([.T109]); &quot;&quot;; ([.T109]-[.F109])/[.K109]);0)">
            <text:p/>
          </table:table-cell>
          <table:table-cell table:style-name="ce45"/>
          <table:table-cell table:style-name="ce161" table:number-columns-repeated="2"/>
          <table:table-cell table:style-name="ce163" table:formula="of:=IF(ISBLANK([.A109]);&quot;&quot;; IF(ISNUMBER([.Z109]) &lt;&gt; 1;[.AB108]; [.AB108]+[.Z109]))">
            <text:p/>
          </table:table-cell>
          <table:table-cell table:style-name="ce153"/>
          <table:table-cell table:number-columns-repeated="995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RADING JOURNAL'.W2:'TRADING JOURNAL'.W109">
            <calcext:condition calcext:apply-style-name="ConditionalStyle_2" calcext:value="=&quot;Yes&quot;" calcext:base-cell-address="'TRADING JOURNAL'.W2"/>
          </calcext:conditional-format>
          <calcext:conditional-format calcext:target-range-address="'TRADING JOURNAL'.W2:'TRADING JOURNAL'.W109">
            <calcext:condition calcext:apply-style-name="ConditionalStyle_3" calcext:value="=&quot;No&quot;" calcext:base-cell-address="'TRADING JOURNAL'.W2"/>
          </calcext:conditional-format>
          <calcext:conditional-format calcext:target-range-address="'TRADING JOURNAL'.W2:'TRADING JOURNAL'.W109">
            <calcext:condition calcext:apply-style-name="ConditionalStyle_3" calcext:value="=&quot;Bad News&quot;" calcext:base-cell-address="'TRADING JOURNAL'.W2"/>
          </calcext:conditional-format>
          <calcext:conditional-format calcext:target-range-address="'TRADING JOURNAL'.W2:'TRADING JOURNAL'.W109">
            <calcext:condition calcext:apply-style-name="ConditionalStyle_4" calcext:value="=&quot;Didn't enter&quot;" calcext:base-cell-address="'TRADING JOURNAL'.W2"/>
          </calcext:conditional-format>
          <calcext:conditional-format calcext:target-range-address="'TRADING JOURNAL'.M2:'TRADING JOURNAL'.M109">
            <calcext:condition calcext:apply-style-name="ConditionalStyle_5" calcext:value="&lt;2" calcext:base-cell-address="'TRADING JOURNAL'.M2"/>
          </calcext:conditional-format>
          <calcext:conditional-format calcext:target-range-address="'TRADING JOURNAL'.M2:'TRADING JOURNAL'.M109">
            <calcext:condition calcext:apply-style-name="ConditionalStyle_6" calcext:value="&gt;=2" calcext:base-cell-address="'TRADING JOURNAL'.M2"/>
          </calcext:conditional-format>
          <calcext:conditional-format calcext:target-range-address="'TRADING JOURNAL'.B2:'TRADING JOURNAL'.AC109">
            <calcext:condition calcext:apply-style-name="ConditionalStyle_7" calcext:value="formula-is(LEN([.$AC$1:.$AC$1048576])&gt;0)" calcext:base-cell-address="'TRADING JOURNAL'.B2"/>
          </calcext:conditional-format>
          <calcext:conditional-format calcext:target-range-address="'TRADING JOURNAL'.B2:'TRADING JOURNAL'.AC109">
            <calcext:condition calcext:apply-style-name="ConditionalStyle_4" calcext:value="formula-is(LEN([.$R$1:.$R$1048576])&gt;0)" calcext:base-cell-address="'TRADING JOURNAL'.B2"/>
          </calcext:conditional-format>
        </calcext:conditional-formats>
      </table:table>
      <table:table table:name="RESULTS" table:style-name="ta4">
        <table:table-column table:style-name="co14" table:default-cell-style-name="Default"/>
        <table:table-column table:style-name="co9" table:default-cell-style-name="Default"/>
        <table:table-column table:style-name="co32" table:default-cell-style-name="Default"/>
        <table:table-column table:style-name="co7" table:number-columns-repeated="2" table:default-cell-style-name="Default"/>
        <table:table-column table:style-name="co21" table:number-columns-repeated="2" table:default-cell-style-name="Default"/>
        <table:table-column table:style-name="co33" table:default-cell-style-name="Default"/>
        <table:table-column table:style-name="co14" table:number-columns-repeated="1016" table:default-cell-style-name="Default"/>
        <table:table-row table:style-name="ro6">
          <table:table-cell table:style-name="ce164" office:value-type="string" calcext:value-type="string">
            <text:p>Month</text:p>
          </table:table-cell>
          <table:table-cell table:style-name="ce164" office:value-type="string" calcext:value-type="string">
            <text:p>Row-l</text:p>
          </table:table-cell>
          <table:table-cell table:style-name="ce164" office:value-type="string" calcext:value-type="string">
            <text:p>Max open positions held in $</text:p>
          </table:table-cell>
          <table:table-cell table:style-name="ce167" office:value-type="string" calcext:value-type="string">
            <text:p><text:a xlink:href="https://ycharts.com/indicators/bitcoin_price" xlink:type="simple">BTC 1st</text:a></text:p>
          </table:table-cell>
          <table:table-cell table:style-name="ce167" office:value-type="string" calcext:value-type="string">
            <text:p><text:a xlink:href="https://www.barchart.com/crypto/quotes/%5EBTCUSD/performance?mode=monthly" xlink:type="simple">BTC 31st</text:a></text:p>
          </table:table-cell>
          <table:table-cell table:style-name="ce164" office:value-type="string" calcext:value-type="string">
            <text:p>BTC %</text:p>
          </table:table-cell>
          <table:table-cell table:style-name="ce164" office:value-type="string" calcext:value-type="string">
            <text:p>My %</text:p>
          </table:table-cell>
          <table:table-cell table:style-name="ce169" office:value-type="string" calcext:value-type="string">
            <text:p>BTC HODL Profit $</text:p>
          </table:table-cell>
          <table:table-cell table:style-name="ce171" office:value-type="string" calcext:value-type="string">
            <text:p>My profit $</text:p>
          </table:table-cell>
          <table:table-cell table:style-name="ce164" office:value-type="string" calcext:value-type="string">
            <text:p>Total Trades</text:p>
          </table:table-cell>
          <table:table-cell table:style-name="ce164" office:value-type="string" calcext:value-type="string">
            <text:p>Total R</text:p>
          </table:table-cell>
          <table:table-cell table:style-name="ce164" office:value-type="string" calcext:value-type="string">
            <text:p>P&amp;L %</text:p>
          </table:table-cell>
          <table:table-cell table:style-name="ce164" office:value-type="string" calcext:value-type="string">
            <text:p>Success Trades</text:p>
          </table:table-cell>
          <table:table-cell table:style-name="ce164" office:value-type="string" calcext:value-type="string">
            <text:p>Failures Trades</text:p>
          </table:table-cell>
          <table:table-cell table:style-name="ce164" office:value-type="string" calcext:value-type="string">
            <text:p>Ratio</text:p>
          </table:table-cell>
          <table:table-cell table:number-columns-repeated="1009"/>
        </table:table-row>
        <table:table-row table:style-name="ro5">
          <table:table-cell table:style-name="ce165" office:value-type="string" calcext:value-type="string">
            <text:p>April</text:p>
          </table:table-cell>
          <table:table-cell table:style-name="ce165" office:value-type="float" office:value="3" calcext:value-type="float">
            <text:p>3</text:p>
          </table:table-cell>
          <table:table-cell table:style-name="ce165" table:formula="of:=[$CONSTANTS.G2]" office:value-type="float" office:value="150" calcext:value-type="float">
            <text:p>150</text:p>
          </table:table-cell>
          <table:table-cell table:style-name="ce168" office:value-type="float" office:value="48501.21" calcext:value-type="float">
            <text:p>48501</text:p>
          </table:table-cell>
          <table:table-cell table:style-name="ce168" office:value-type="float" office:value="58730.82" calcext:value-type="float">
            <text:p>58731</text:p>
          </table:table-cell>
          <table:table-cell table:style-name="ce168" table:formula="of:=IFERROR(100*[.E2]/[.D2]-100; &quot;n/a&quot;)" office:value-type="float" office:value="21.091453182302" calcext:value-type="float">
            <text:p>21</text:p>
          </table:table-cell>
          <table:table-cell table:style-name="ce168" table:formula="of:=IFERROR([.I2]*100/[.C2]; &quot;n/a&quot;)" office:value-type="float" office:value="-2.06" calcext:value-type="float">
            <text:p>-2</text:p>
          </table:table-cell>
          <table:table-cell table:style-name="ce170" table:formula="of:=[.C2]*(100+[.F2])/100-[.C2]" office:value-type="float" office:value="31.6371797734531" calcext:value-type="float">
            <text:p>32</text:p>
          </table:table-cell>
          <table:table-cell table:style-name="ce172" table:formula="of:=INDIRECT(&quot;'TRADING JOURNAL'!AA&quot; &amp; [.B2])" office:value-type="float" office:value="-3.09" calcext:value-type="float">
            <text:p>-3</text:p>
          </table:table-cell>
          <table:table-cell table:style-name="ce173" table:formula="of:=[.B2]-1" office:value-type="float" office:value="2" calcext:value-type="float">
            <text:p>2</text:p>
          </table:table-cell>
          <table:table-cell table:style-name="ce173" table:formula="of:=SUMIFS([$'TRADING JOURNAL'.X$1:.X$1048576];[$'TRADING JOURNAL'.$B$1:.$B$1048576];&quot;&gt;=&quot; &amp; DATE(2021;MONTH(1&amp;[.$A2]);1);[$'TRADING JOURNAL'.$R$1:.$R$1048576];&quot;&lt;=&quot;&amp;EOMONTH(DATE(2021;MONTH(1&amp;[.$A2]);1);0))" office:value-type="float" office:value="1.083476318" calcext:value-type="float">
            <text:p>1</text:p>
          </table:table-cell>
          <table:table-cell table:style-name="ce173" table:formula="of:=SUMIFS([$'TRADING JOURNAL'.AA$1:.AA$1048576];[$'TRADING JOURNAL'.$B$1:.$B$1048576];&quot;&gt;=&quot; &amp; DATE(2021;MONTH(1&amp;[.$A2]);1);[$'TRADING JOURNAL'.$R$1:.$R$1048576];&quot;&lt;=&quot;&amp;EOMONTH(DATE(2021;MONTH(1&amp;[.$A2]);1);0))" office:value-type="float" office:value="25.5" calcext:value-type="float">
            <text:p>26</text:p>
          </table:table-cell>
          <table:table-cell table:style-name="ce166" table:formula="of:=COUNTIF(INDIRECT(&quot;'TRADING JOURNAL'!W2:W&quot; &amp; [.B2]);&quot;Yes&quot;)" office:value-type="float" office:value="1" calcext:value-type="float">
            <text:p>1</text:p>
          </table:table-cell>
          <table:table-cell table:style-name="ce166" table:formula="of:=COUNTIF(INDIRECT(&quot;'TRADING JOURNAL'!W2:W&quot; &amp; [.B2]);&quot;No&quot;)" office:value-type="float" office:value="1" calcext:value-type="float">
            <text:p>1</text:p>
          </table:table-cell>
          <table:table-cell table:style-name="ce175" table:formula="of:=IFERROR([.M2]/([.M2]+[.N2]); &quot;n/a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5">
          <table:table-cell table:style-name="ce165" office:value-type="string" calcext:value-type="string">
            <text:p>May</text:p>
          </table:table-cell>
          <table:table-cell table:style-name="ce165" office:value-type="float" office:value="4" calcext:value-type="float">
            <text:p>4</text:p>
          </table:table-cell>
          <table:table-cell table:style-name="ce165" table:formula="of:=[$CONSTANTS.G3]" office:value-type="float" office:value="60" calcext:value-type="float">
            <text:p>60</text:p>
          </table:table-cell>
          <table:table-cell table:style-name="ce168" office:value-type="float" office:value="58987.8" calcext:value-type="float">
            <text:p>58988</text:p>
          </table:table-cell>
          <table:table-cell table:style-name="ce168" office:value-type="float" office:value="56623" calcext:value-type="float">
            <text:p>56623</text:p>
          </table:table-cell>
          <table:table-cell table:style-name="ce168" table:formula="of:=IFERROR(100*[.E3]/[.D3]-100; &quot;n/a&quot;)" office:value-type="float" office:value="-4.00896456555424" calcext:value-type="float">
            <text:p>-4</text:p>
          </table:table-cell>
          <table:table-cell table:style-name="ce168" table:formula="of:=IFERROR([.I3]*100/[.C3]; &quot;n/a&quot;)" office:value-type="float" office:value="8.33333333333333" calcext:value-type="float">
            <text:p>8</text:p>
          </table:table-cell>
          <table:table-cell table:style-name="ce170" table:formula="of:=[.C3]*(100+[.F3])/100-[.C3]" office:value-type="float" office:value="-2.40537873933255" calcext:value-type="float">
            <text:p>-2</text:p>
          </table:table-cell>
          <table:table-cell table:style-name="ce172" table:formula="of:=INDIRECT(&quot;'TRADING JOURNAL'!AA&quot; &amp; [.B3])" office:value-type="float" office:value="5" calcext:value-type="float">
            <text:p>5</text:p>
          </table:table-cell>
          <table:table-cell table:style-name="ce173" table:formula="of:=[.B3]-[.J2]-1" office:value-type="float" office:value="1" calcext:value-type="float">
            <text:p>1</text:p>
          </table:table-cell>
          <table:table-cell table:style-name="ce173" table:formula="of:=SUMIFS([$'TRADING JOURNAL'.X$1:.X$1048576];[$'TRADING JOURNAL'.$B$1:.$B$1048576];&quot;&gt;=&quot; &amp; DATE(2021;MONTH(1&amp;[.$A3]);1);[$'TRADING JOURNAL'.$R$1:.$R$1048576];&quot;&lt;=&quot;&amp;EOMONTH(DATE(2021;MONTH(1&amp;[.$A3]);1);0))" office:value-type="float" office:value="6" calcext:value-type="float">
            <text:p>6</text:p>
          </table:table-cell>
          <table:table-cell table:style-name="ce173" table:formula="of:=SUMIFS([$'TRADING JOURNAL'.AA$1:.AA$1048576];[$'TRADING JOURNAL'.$B$1:.$B$1048576];&quot;&gt;=&quot; &amp; DATE(2021;MONTH(1&amp;[.$A3]);1);[$'TRADING JOURNAL'.$R$1:.$R$1048576];&quot;&lt;=&quot;&amp;EOMONTH(DATE(2021;MONTH(1&amp;[.$A3]);1);0))" office:value-type="float" office:value="18" calcext:value-type="float">
            <text:p>18</text:p>
          </table:table-cell>
          <table:table-cell table:style-name="ce166" table:formula="of:=COUNTIF(INDIRECT(&quot;'TRADING JOURNAL'!W&quot; &amp;  [.B2]+1 &amp; &quot;:W&quot; &amp; [.B3]);&quot;Yes&quot;)" office:value-type="float" office:value="1" calcext:value-type="float">
            <text:p>1</text:p>
          </table:table-cell>
          <table:table-cell table:style-name="ce166" table:formula="of:=COUNTIF(INDIRECT(&quot;'TRADING JOURNAL'!W&quot; &amp;  [.B2]+1 &amp; &quot;:W&quot; &amp; [.B3]);&quot;No&quot;)" office:value-type="float" office:value="0" calcext:value-type="float">
            <text:p>0</text:p>
          </table:table-cell>
          <table:table-cell table:style-name="ce175" table:formula="of:=IFERROR([.M3]/([.M3]+[.N3]); &quot;n/a&quot;)" office:value-type="percentage" office:value="1" calcext:value-type="percentage">
            <text:p>100%</text:p>
          </table:table-cell>
          <table:table-cell table:number-columns-repeated="1009"/>
        </table:table-row>
        <table:table-row table:style-name="ro5">
          <table:table-cell table:style-name="ce165" office:value-type="string" calcext:value-type="string">
            <text:p>June</text:p>
          </table:table-cell>
          <table:table-cell table:style-name="ce165" table:number-columns-repeated="4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July</text:p>
          </table:table-cell>
          <table:table-cell table:style-name="ce165" table:number-columns-repeated="4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August</text:p>
          </table:table-cell>
          <table:table-cell table:style-name="ce166"/>
          <table:table-cell/>
          <table:table-cell table:style-name="ce165" table:number-columns-repeated="2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September</text:p>
          </table:table-cell>
          <table:table-cell table:style-name="ce166"/>
          <table:table-cell/>
          <table:table-cell table:style-name="ce165" table:number-columns-repeated="2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October</text:p>
          </table:table-cell>
          <table:table-cell table:style-name="ce166"/>
          <table:table-cell/>
          <table:table-cell table:style-name="ce165" table:number-columns-repeated="2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November</text:p>
          </table:table-cell>
          <table:table-cell table:style-name="ce166"/>
          <table:table-cell/>
          <table:table-cell table:style-name="ce165" table:number-columns-repeated="2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5">
          <table:table-cell table:style-name="ce165" office:value-type="string" calcext:value-type="string">
            <text:p>December</text:p>
          </table:table-cell>
          <table:table-cell table:style-name="ce166"/>
          <table:table-cell/>
          <table:table-cell table:style-name="ce165" table:number-columns-repeated="2"/>
          <table:table-cell table:style-name="ce166" table:number-columns-repeated="2"/>
          <table:table-cell table:style-name="ce165"/>
          <table:table-cell table:style-name="ce173" table:number-columns-repeated="2"/>
          <table:table-cell table:style-name="ce174" table:number-columns-repeated="2"/>
          <table:table-cell table:style-name="ce166" table:number-columns-repeated="2"/>
          <table:table-cell table:style-name="ce174"/>
          <table:table-cell table:number-columns-repeated="100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ATEGIES" table:style-name="ta5">
        <table:table-column table:style-name="co34" table:number-columns-repeated="5" table:default-cell-style-name="Default"/>
        <table:table-column table:style-name="co14" table:number-columns-repeated="1019" table:default-cell-style-name="Default"/>
        <table:table-row table:style-name="ro7">
          <table:table-cell table:style-name="ce176" office:value-type="string" calcext:value-type="string">
            <text:p>Strategies</text:p>
          </table:table-cell>
          <table:table-cell table:style-name="ce176" office:value-type="string" calcext:value-type="string">
            <text:p>Success Trades</text:p>
          </table:table-cell>
          <table:table-cell table:style-name="ce176" office:value-type="string" calcext:value-type="string">
            <text:p>Failures Trades</text:p>
          </table:table-cell>
          <table:table-cell table:style-name="ce176" office:value-type="string" calcext:value-type="string">
            <text:p>Ratio</text:p>
          </table:table-cell>
          <table:table-cell table:style-name="ce176" office:value-type="string" calcext:value-type="string">
            <text:p>P&amp;L %</text:p>
          </table:table-cell>
          <table:table-cell table:number-columns-repeated="1019"/>
        </table:table-row>
        <table:table-row table:style-name="ro5">
          <table:table-cell table:style-name="ce177" office:value-type="string" calcext:value-type="string">
            <text:p>scalp</text:p>
          </table:table-cell>
          <table:table-cell table:style-name="ce177" table:formula="of:=COUNTIFS([$'TRADING JOURNAL'.$N$2:.$N$189]; [.A2]; [$'TRADING JOURNAL'.$W$2:.$W$189];&quot;Yes&quot;)" office:value-type="float" office:value="0" calcext:value-type="float">
            <text:p>0</text:p>
          </table:table-cell>
          <table:table-cell table:style-name="ce177" table:formula="of:=COUNTIFS([$'TRADING JOURNAL'.$N$2:.$N$189]; [.A2]; [$'TRADING JOURNAL'.$W$2:.$W$189];&quot;NO&quot;)" office:value-type="float" office:value="0" calcext:value-type="float">
            <text:p>0</text:p>
          </table:table-cell>
          <table:table-cell table:style-name="ce181" table:formula="of:=IFERROR([.B2]/([.B2]+[.C2]);0)" office:value-type="percentage" office:value="0" calcext:value-type="percentage">
            <text:p>0%</text:p>
          </table:table-cell>
          <table:table-cell table:style-name="ce182" table:formula="of:=SUMIFS([$'TRADING JOURNAL'.$AA$2:.$AA$189];[$'TRADING JOURNAL'.$N$2:.$N$189]; [.A2]; [$'TRADING JOURNAL'.$W$2:.$W$189];&quot;Yes&quot;) + SUMIFS([$'TRADING JOURNAL'.$AA$2:.$AA$189];[$'TRADING JOURNAL'.$N$2:.$N$189]; [.A2]; [$'TRADING JOURNAL'.$W$2:.$W$189];&quot;No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178" office:value-type="string" calcext:value-type="string">
            <text:p>breakout</text:p>
          </table:table-cell>
          <table:table-cell table:style-name="ce177" table:formula="of:=COUNTIFS([$'TRADING JOURNAL'.$N$2:.$N$189]; [.A3]; [$'TRADING JOURNAL'.$W$2:.$W$189];&quot;Yes&quot;)" office:value-type="float" office:value="0" calcext:value-type="float">
            <text:p>0</text:p>
          </table:table-cell>
          <table:table-cell table:style-name="ce177" table:formula="of:=COUNTIFS([$'TRADING JOURNAL'.$N$2:.$N$189]; [.A3]; [$'TRADING JOURNAL'.$W$2:.$W$189];&quot;NO&quot;)" office:value-type="float" office:value="0" calcext:value-type="float">
            <text:p>0</text:p>
          </table:table-cell>
          <table:table-cell table:style-name="ce181" table:formula="of:=IFERROR([.B3]/([.B3]+[.C3]);0)" office:value-type="percentage" office:value="0" calcext:value-type="percentage">
            <text:p>0%</text:p>
          </table:table-cell>
          <table:table-cell table:style-name="ce182" table:formula="of:=SUMIFS([$'TRADING JOURNAL'.$AA$2:.$AA$189];[$'TRADING JOURNAL'.$N$2:.$N$189]; [.A3]; [$'TRADING JOURNAL'.$W$2:.$W$189];&quot;Yes&quot;) + SUMIFS([$'TRADING JOURNAL'.$AA$2:.$AA$189];[$'TRADING JOURNAL'.$N$2:.$N$189]; [.A3]; [$'TRADING JOURNAL'.$W$2:.$W$189];&quot;No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177" office:value-type="string" calcext:value-type="string">
            <text:p>candles</text:p>
          </table:table-cell>
          <table:table-cell table:style-name="ce177" table:formula="of:=COUNTIFS([$'TRADING JOURNAL'.$N$2:.$N$189]; [.A4]; [$'TRADING JOURNAL'.$W$2:.$W$189];&quot;Yes&quot;)" office:value-type="float" office:value="1" calcext:value-type="float">
            <text:p>1</text:p>
          </table:table-cell>
          <table:table-cell table:style-name="ce177" table:formula="of:=COUNTIFS([$'TRADING JOURNAL'.$N$2:.$N$189]; [.A4]; [$'TRADING JOURNAL'.$W$2:.$W$189];&quot;NO&quot;)" office:value-type="float" office:value="1" calcext:value-type="float">
            <text:p>1</text:p>
          </table:table-cell>
          <table:table-cell table:style-name="ce181" table:formula="of:=IFERROR([.B4]/([.B4]+[.C4]);0)" office:value-type="percentage" office:value="0.5" calcext:value-type="percentage">
            <text:p>50%</text:p>
          </table:table-cell>
          <table:table-cell table:style-name="ce182" table:formula="of:=SUMIFS([$'TRADING JOURNAL'.$AA$2:.$AA$189];[$'TRADING JOURNAL'.$N$2:.$N$189]; [.A4]; [$'TRADING JOURNAL'.$W$2:.$W$189];&quot;Yes&quot;) + SUMIFS([$'TRADING JOURNAL'.$AA$2:.$AA$189];[$'TRADING JOURNAL'.$N$2:.$N$189]; [.A4]; [$'TRADING JOURNAL'.$W$2:.$W$189];&quot;No&quot;)" office:value-type="float" office:value="1.91" calcext:value-type="float">
            <text:p>2</text:p>
          </table:table-cell>
          <table:table-cell table:number-columns-repeated="1019"/>
        </table:table-row>
        <table:table-row table:style-name="ro5">
          <table:table-cell table:style-name="ce177" office:value-type="string" calcext:value-type="string">
            <text:p>qfl</text:p>
          </table:table-cell>
          <table:table-cell table:style-name="ce177" table:formula="of:=COUNTIFS([$'TRADING JOURNAL'.$N$2:.$N$189]; [.A5]; [$'TRADING JOURNAL'.$W$2:.$W$189];&quot;Yes&quot;)" office:value-type="float" office:value="0" calcext:value-type="float">
            <text:p>0</text:p>
          </table:table-cell>
          <table:table-cell table:style-name="ce177" table:formula="of:=COUNTIFS([$'TRADING JOURNAL'.$N$2:.$N$189]; [.A5]; [$'TRADING JOURNAL'.$W$2:.$W$189];&quot;NO&quot;)" office:value-type="float" office:value="0" calcext:value-type="float">
            <text:p>0</text:p>
          </table:table-cell>
          <table:table-cell table:style-name="ce181" table:formula="of:=IFERROR([.B5]/([.B5]+[.C5]);0)" office:value-type="percentage" office:value="0" calcext:value-type="percentage">
            <text:p>0%</text:p>
          </table:table-cell>
          <table:table-cell table:style-name="ce182" table:formula="of:=SUMIFS([$'TRADING JOURNAL'.$AA$2:.$AA$189];[$'TRADING JOURNAL'.$N$2:.$N$189]; [.A5]; [$'TRADING JOURNAL'.$W$2:.$W$189];&quot;Yes&quot;) + SUMIFS([$'TRADING JOURNAL'.$AA$2:.$AA$189];[$'TRADING JOURNAL'.$N$2:.$N$189]; [.A5]; [$'TRADING JOURNAL'.$W$2:.$W$189];&quot;No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177" office:value-type="string" calcext:value-type="string">
            <text:p>buildup</text:p>
          </table:table-cell>
          <table:table-cell table:style-name="ce177" table:formula="of:=COUNTIFS([$'TRADING JOURNAL'.$N$2:.$N$189]; [.A6]; [$'TRADING JOURNAL'.$W$2:.$W$189];&quot;Yes&quot;)" office:value-type="float" office:value="1" calcext:value-type="float">
            <text:p>1</text:p>
          </table:table-cell>
          <table:table-cell table:style-name="ce177" table:formula="of:=COUNTIFS([$'TRADING JOURNAL'.$N$2:.$N$189]; [.A6]; [$'TRADING JOURNAL'.$W$2:.$W$189];&quot;NO&quot;)" office:value-type="float" office:value="1" calcext:value-type="float">
            <text:p>1</text:p>
          </table:table-cell>
          <table:table-cell table:style-name="ce181" table:formula="of:=IFERROR([.B6]/([.B6]+[.C6]);0)" office:value-type="percentage" office:value="0.5" calcext:value-type="percentage">
            <text:p>50%</text:p>
          </table:table-cell>
          <table:table-cell table:style-name="ce182" table:formula="of:=SUMIFS([$'TRADING JOURNAL'.$AA$2:.$AA$189];[$'TRADING JOURNAL'.$N$2:.$N$189]; [.A6]; [$'TRADING JOURNAL'.$W$2:.$W$189];&quot;Yes&quot;) + SUMIFS([$'TRADING JOURNAL'.$AA$2:.$AA$189];[$'TRADING JOURNAL'.$N$2:.$N$189]; [.A6]; [$'TRADING JOURNAL'.$W$2:.$W$189];&quot;No&quot;)" office:value-type="float" office:value="41.59" calcext:value-type="float">
            <text:p>42</text:p>
          </table:table-cell>
          <table:table-cell table:number-columns-repeated="1019"/>
        </table:table-row>
        <table:table-row table:style-name="ro5">
          <table:table-cell table:style-name="ce179" office:value-type="string" calcext:value-type="string">
            <text:p>retracement</text:p>
          </table:table-cell>
          <table:table-cell table:style-name="ce177" table:formula="of:=COUNTIFS([$'TRADING JOURNAL'.$N$2:.$N$189]; [.A7]; [$'TRADING JOURNAL'.$W$2:.$W$189];&quot;Yes&quot;)" office:value-type="float" office:value="0" calcext:value-type="float">
            <text:p>0</text:p>
          </table:table-cell>
          <table:table-cell table:style-name="ce177" table:formula="of:=COUNTIFS([$'TRADING JOURNAL'.$N$2:.$N$189]; [.A7]; [$'TRADING JOURNAL'.$W$2:.$W$189];&quot;NO&quot;)" office:value-type="float" office:value="0" calcext:value-type="float">
            <text:p>0</text:p>
          </table:table-cell>
          <table:table-cell table:style-name="ce181" table:formula="of:=IFERROR([.B7]/([.B7]+[.C7]);0)" office:value-type="percentage" office:value="0" calcext:value-type="percentage">
            <text:p>0%</text:p>
          </table:table-cell>
          <table:table-cell table:style-name="ce182" table:formula="of:=SUMIFS([$'TRADING JOURNAL'.$AA$2:.$AA$189];[$'TRADING JOURNAL'.$N$2:.$N$189]; [.A7]; [$'TRADING JOURNAL'.$W$2:.$W$189];&quot;Yes&quot;) + SUMIFS([$'TRADING JOURNAL'.$AA$2:.$AA$189];[$'TRADING JOURNAL'.$N$2:.$N$189]; [.A7]; [$'TRADING JOURNAL'.$W$2:.$W$189];&quot;No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180" office:value-type="string" calcext:value-type="string">
            <text:p>parallel channel</text:p>
          </table:table-cell>
          <table:table-cell table:style-name="ce177" table:formula="of:=COUNTIFS([$'TRADING JOURNAL'.$N$2:.$N$189]; [.A8]; [$'TRADING JOURNAL'.$W$2:.$W$189];&quot;Yes&quot;)" office:value-type="float" office:value="0" calcext:value-type="float">
            <text:p>0</text:p>
          </table:table-cell>
          <table:table-cell table:style-name="ce177" table:formula="of:=COUNTIFS([$'TRADING JOURNAL'.$N$2:.$N$189]; [.A8]; [$'TRADING JOURNAL'.$W$2:.$W$189];&quot;NO&quot;)" office:value-type="float" office:value="0" calcext:value-type="float">
            <text:p>0</text:p>
          </table:table-cell>
          <table:table-cell table:style-name="ce181" table:formula="of:=IFERROR([.B8]/([.B8]+[.C8]);0)" office:value-type="percentage" office:value="0" calcext:value-type="percentage">
            <text:p>0%</text:p>
          </table:table-cell>
          <table:table-cell table:style-name="ce182" table:formula="of:=SUMIFS([$'TRADING JOURNAL'.$AA$2:.$AA$189];[$'TRADING JOURNAL'.$N$2:.$N$189]; [.A8]; [$'TRADING JOURNAL'.$W$2:.$W$189];&quot;Yes&quot;) + SUMIFS([$'TRADING JOURNAL'.$AA$2:.$AA$189];[$'TRADING JOURNAL'.$N$2:.$N$189]; [.A8]; [$'TRADING JOURNAL'.$W$2:.$W$189];&quot;No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19">
          <table:table-cell table:style-name="ce177" table:number-columns-repeated="5"/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ANTS" table:style-name="ta6">
        <table:table-column table:style-name="co14" table:number-columns-repeated="2" table:default-cell-style-name="Default"/>
        <table:table-column table:style-name="co35" table:default-cell-style-name="Default"/>
        <table:table-column table:style-name="co14" table:number-columns-repeated="3" table:default-cell-style-name="Default"/>
        <table:table-column table:style-name="co36" table:default-cell-style-name="Default"/>
        <table:table-column table:style-name="co14" table:number-columns-repeated="1017" table:default-cell-style-name="Default"/>
        <table:table-row table:style-name="ro5">
          <table:table-cell table:style-name="ce183" office:value-type="string" calcext:value-type="string">
            <text:p>Dates for calc</text:p>
          </table:table-cell>
          <table:table-cell table:style-name="ce183" office:value-type="string" calcext:value-type="string">
            <text:p>Held at date</text:p>
          </table:table-cell>
          <table:table-cell table:style-name="ce183" office:value-type="string" calcext:value-type="string">
            <text:p>Max held and closed</text:p>
          </table:table-cell>
          <table:table-cell table:style-name="ce186"/>
          <table:table-cell table:style-name="ce183" office:value-type="string" calcext:value-type="string">
            <text:p>Month</text:p>
          </table:table-cell>
          <table:table-cell table:style-name="ce188" office:value-type="string" calcext:value-type="string">
            <text:p>Max held</text:p>
          </table:table-cell>
          <table:table-cell table:style-name="ce188" office:value-type="string" calcext:value-type="string">
            <text:p>Held and closed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1" calcext:value-type="date">
            <text:p>01/04/2021</text:p>
          </table:table-cell>
          <table:table-cell table:style-name="ce185" table:formula="of:=SUMIFS([$'TRADING JOURNAL'.C$1:.C$1048576];[$'TRADING JOURNAL'.B$1:.B$1048576];&quot;&lt;=&quot;&amp;[.A2];[$'TRADING JOURNAL'.R$1:.R$1048576];&quot;&gt;=&quot;&amp;[.A2])+SUMIFS([$'TRADING JOURNAL'.C$1:.C$1048576];[$'TRADING JOURNAL'.B$1:.B$1048576];&quot;&lt;=&quot;&amp;[.A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];[$'TRADING JOURNAL'.R$1:.R$1048576];&quot;&gt;=&quot;&amp;[.A2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April</text:p>
          </table:table-cell>
          <table:table-cell table:style-name="ce189" table:formula="of:=maxifs([.B$1:.B$1048576];[.A$1:.A$1048576]; &quot;&gt;=&quot;&amp;DATE(2021;MONTH(1&amp;[.E2]);1);[.A$1:.A$1048576];&quot;&lt;=&quot;&amp;EOMONTH(DATE(2021;MONTH(1&amp;[.E2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2]);1);[.A$1:.A$1048576];&quot;&lt;=&quot;&amp;EOMONTH(DATE(2021;MONTH(1&amp;[.E2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2" calcext:value-type="date">
            <text:p>02/04/2021</text:p>
          </table:table-cell>
          <table:table-cell table:style-name="ce185" table:formula="of:=SUMIFS([$'TRADING JOURNAL'.C$1:.C$1048576];[$'TRADING JOURNAL'.B$1:.B$1048576];&quot;&lt;=&quot;&amp;[.A3];[$'TRADING JOURNAL'.R$1:.R$1048576];&quot;&gt;=&quot;&amp;[.A3])+SUMIFS([$'TRADING JOURNAL'.C$1:.C$1048576];[$'TRADING JOURNAL'.B$1:.B$1048576];&quot;&lt;=&quot;&amp;[.A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];[$'TRADING JOURNAL'.R$1:.R$1048576];&quot;&gt;=&quot;&amp;[.A3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May</text:p>
          </table:table-cell>
          <table:table-cell table:style-name="ce189" table:formula="of:=maxifs([.B$1:.B$1048576];[.A$1:.A$1048576]; &quot;&gt;=&quot;&amp;DATE(2021;MONTH(1&amp;[.E3]);1);[.A$1:.A$1048576];&quot;&lt;=&quot;&amp;EOMONTH(DATE(2021;MONTH(1&amp;[.E3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3]);1);[.A$1:.A$1048576];&quot;&lt;=&quot;&amp;EOMONTH(DATE(2021;MONTH(1&amp;[.E3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3" calcext:value-type="date">
            <text:p>03/04/2021</text:p>
          </table:table-cell>
          <table:table-cell table:style-name="ce185" table:formula="of:=SUMIFS([$'TRADING JOURNAL'.C$1:.C$1048576];[$'TRADING JOURNAL'.B$1:.B$1048576];&quot;&lt;=&quot;&amp;[.A4];[$'TRADING JOURNAL'.R$1:.R$1048576];&quot;&gt;=&quot;&amp;[.A4])+SUMIFS([$'TRADING JOURNAL'.C$1:.C$1048576];[$'TRADING JOURNAL'.B$1:.B$1048576];&quot;&lt;=&quot;&amp;[.A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];[$'TRADING JOURNAL'.R$1:.R$1048576];&quot;&gt;=&quot;&amp;[.A4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June</text:p>
          </table:table-cell>
          <table:table-cell table:style-name="ce189" table:formula="of:=maxifs([.B$1:.B$1048576];[.A$1:.A$1048576]; &quot;&gt;=&quot;&amp;DATE(2021;MONTH(1&amp;[.E4]);1);[.A$1:.A$1048576];&quot;&lt;=&quot;&amp;EOMONTH(DATE(2021;MONTH(1&amp;[.E4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4]);1);[.A$1:.A$1048576];&quot;&lt;=&quot;&amp;EOMONTH(DATE(2021;MONTH(1&amp;[.E4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4" calcext:value-type="date">
            <text:p>04/04/2021</text:p>
          </table:table-cell>
          <table:table-cell table:style-name="ce185" table:formula="of:=SUMIFS([$'TRADING JOURNAL'.C$1:.C$1048576];[$'TRADING JOURNAL'.B$1:.B$1048576];&quot;&lt;=&quot;&amp;[.A5];[$'TRADING JOURNAL'.R$1:.R$1048576];&quot;&gt;=&quot;&amp;[.A5])+SUMIFS([$'TRADING JOURNAL'.C$1:.C$1048576];[$'TRADING JOURNAL'.B$1:.B$1048576];&quot;&lt;=&quot;&amp;[.A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];[$'TRADING JOURNAL'.R$1:.R$1048576];&quot;&gt;=&quot;&amp;[.A5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July</text:p>
          </table:table-cell>
          <table:table-cell table:style-name="ce189" table:formula="of:=maxifs([.B$1:.B$1048576];[.A$1:.A$1048576]; &quot;&gt;=&quot;&amp;DATE(2021;MONTH(1&amp;[.E5]);1);[.A$1:.A$1048576];&quot;&lt;=&quot;&amp;EOMONTH(DATE(2021;MONTH(1&amp;[.E5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5]);1);[.A$1:.A$1048576];&quot;&lt;=&quot;&amp;EOMONTH(DATE(2021;MONTH(1&amp;[.E5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5" calcext:value-type="date">
            <text:p>05/04/2021</text:p>
          </table:table-cell>
          <table:table-cell table:style-name="ce185" table:formula="of:=SUMIFS([$'TRADING JOURNAL'.C$1:.C$1048576];[$'TRADING JOURNAL'.B$1:.B$1048576];&quot;&lt;=&quot;&amp;[.A6];[$'TRADING JOURNAL'.R$1:.R$1048576];&quot;&gt;=&quot;&amp;[.A6])+SUMIFS([$'TRADING JOURNAL'.C$1:.C$1048576];[$'TRADING JOURNAL'.B$1:.B$1048576];&quot;&lt;=&quot;&amp;[.A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];[$'TRADING JOURNAL'.R$1:.R$1048576];&quot;&gt;=&quot;&amp;[.A6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August</text:p>
          </table:table-cell>
          <table:table-cell table:style-name="ce189" table:formula="of:=maxifs([.B$1:.B$1048576];[.A$1:.A$1048576]; &quot;&gt;=&quot;&amp;DATE(2021;MONTH(1&amp;[.E6]);1);[.A$1:.A$1048576];&quot;&lt;=&quot;&amp;EOMONTH(DATE(2021;MONTH(1&amp;[.E6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6]);1);[.A$1:.A$1048576];&quot;&lt;=&quot;&amp;EOMONTH(DATE(2021;MONTH(1&amp;[.E6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6" calcext:value-type="date">
            <text:p>06/04/2021</text:p>
          </table:table-cell>
          <table:table-cell table:style-name="ce185" table:formula="of:=SUMIFS([$'TRADING JOURNAL'.C$1:.C$1048576];[$'TRADING JOURNAL'.B$1:.B$1048576];&quot;&lt;=&quot;&amp;[.A7];[$'TRADING JOURNAL'.R$1:.R$1048576];&quot;&gt;=&quot;&amp;[.A7])+SUMIFS([$'TRADING JOURNAL'.C$1:.C$1048576];[$'TRADING JOURNAL'.B$1:.B$1048576];&quot;&lt;=&quot;&amp;[.A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];[$'TRADING JOURNAL'.R$1:.R$1048576];&quot;&gt;=&quot;&amp;[.A7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September</text:p>
          </table:table-cell>
          <table:table-cell table:style-name="ce189" table:formula="of:=maxifs([.B$1:.B$1048576];[.A$1:.A$1048576]; &quot;&gt;=&quot;&amp;DATE(2021;MONTH(1&amp;[.E7]);1);[.A$1:.A$1048576];&quot;&lt;=&quot;&amp;EOMONTH(DATE(2021;MONTH(1&amp;[.E7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7]);1);[.A$1:.A$1048576];&quot;&lt;=&quot;&amp;EOMONTH(DATE(2021;MONTH(1&amp;[.E7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7" calcext:value-type="date">
            <text:p>07/04/2021</text:p>
          </table:table-cell>
          <table:table-cell table:style-name="ce185" table:formula="of:=SUMIFS([$'TRADING JOURNAL'.C$1:.C$1048576];[$'TRADING JOURNAL'.B$1:.B$1048576];&quot;&lt;=&quot;&amp;[.A8];[$'TRADING JOURNAL'.R$1:.R$1048576];&quot;&gt;=&quot;&amp;[.A8])+SUMIFS([$'TRADING JOURNAL'.C$1:.C$1048576];[$'TRADING JOURNAL'.B$1:.B$1048576];&quot;&lt;=&quot;&amp;[.A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];[$'TRADING JOURNAL'.R$1:.R$1048576];&quot;&gt;=&quot;&amp;[.A8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October</text:p>
          </table:table-cell>
          <table:table-cell table:style-name="ce189" table:formula="of:=maxifs([.B$1:.B$1048576];[.A$1:.A$1048576]; &quot;&gt;=&quot;&amp;DATE(2021;MONTH(1&amp;[.E8]);1);[.A$1:.A$1048576];&quot;&lt;=&quot;&amp;EOMONTH(DATE(2021;MONTH(1&amp;[.E8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8]);1);[.A$1:.A$1048576];&quot;&lt;=&quot;&amp;EOMONTH(DATE(2021;MONTH(1&amp;[.E8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8" calcext:value-type="date">
            <text:p>08/04/2021</text:p>
          </table:table-cell>
          <table:table-cell table:style-name="ce185" table:formula="of:=SUMIFS([$'TRADING JOURNAL'.C$1:.C$1048576];[$'TRADING JOURNAL'.B$1:.B$1048576];&quot;&lt;=&quot;&amp;[.A9];[$'TRADING JOURNAL'.R$1:.R$1048576];&quot;&gt;=&quot;&amp;[.A9])+SUMIFS([$'TRADING JOURNAL'.C$1:.C$1048576];[$'TRADING JOURNAL'.B$1:.B$1048576];&quot;&lt;=&quot;&amp;[.A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];[$'TRADING JOURNAL'.R$1:.R$1048576];&quot;&gt;=&quot;&amp;[.A9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November</text:p>
          </table:table-cell>
          <table:table-cell table:style-name="ce189" table:formula="of:=maxifs([.B$1:.B$1048576];[.A$1:.A$1048576]; &quot;&gt;=&quot;&amp;DATE(2021;MONTH(1&amp;[.E9]);1);[.A$1:.A$1048576];&quot;&lt;=&quot;&amp;EOMONTH(DATE(2021;MONTH(1&amp;[.E9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9]);1);[.A$1:.A$1048576];&quot;&lt;=&quot;&amp;EOMONTH(DATE(2021;MONTH(1&amp;[.E9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09" calcext:value-type="date">
            <text:p>09/04/2021</text:p>
          </table:table-cell>
          <table:table-cell table:style-name="ce185" table:formula="of:=SUMIFS([$'TRADING JOURNAL'.C$1:.C$1048576];[$'TRADING JOURNAL'.B$1:.B$1048576];&quot;&lt;=&quot;&amp;[.A10];[$'TRADING JOURNAL'.R$1:.R$1048576];&quot;&gt;=&quot;&amp;[.A10])+SUMIFS([$'TRADING JOURNAL'.C$1:.C$1048576];[$'TRADING JOURNAL'.B$1:.B$1048576];&quot;&lt;=&quot;&amp;[.A1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];[$'TRADING JOURNAL'.R$1:.R$1048576];&quot;&gt;=&quot;&amp;[.A10])" office:value-type="float" office:value="0" calcext:value-type="float">
            <text:p>0</text:p>
          </table:table-cell>
          <table:table-cell table:style-name="ce187"/>
          <table:table-cell table:style-name="ce185" office:value-type="string" calcext:value-type="string">
            <text:p>December</text:p>
          </table:table-cell>
          <table:table-cell table:style-name="ce189" table:formula="of:=maxifs([.B$1:.B$1048576];[.A$1:.A$1048576]; &quot;&gt;=&quot;&amp;DATE(2021;MONTH(1&amp;[.E10]);1);[.A$1:.A$1048576];&quot;&lt;=&quot;&amp;EOMONTH(DATE(2021;MONTH(1&amp;[.E10]);1);0))" office:value-type="string" office:string-value="" calcext:value-type="error">
            <text:p>#VALUE!</text:p>
          </table:table-cell>
          <table:table-cell table:style-name="ce189" table:formula="of:=maxifs([.C$1:.C$1048576];[.A$1:.A$1048576]; &quot;&gt;=&quot;&amp;DATE(2021;MONTH(1&amp;[.E10]);1);[.A$1:.A$1048576];&quot;&lt;=&quot;&amp;EOMONTH(DATE(2021;MONTH(1&amp;[.E10]);1);0)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style-name="ce184" office:value-type="date" office:date-value="2021-04-10" calcext:value-type="date">
            <text:p>10/04/2021</text:p>
          </table:table-cell>
          <table:table-cell table:style-name="ce185" table:formula="of:=SUMIFS([$'TRADING JOURNAL'.C$1:.C$1048576];[$'TRADING JOURNAL'.B$1:.B$1048576];&quot;&lt;=&quot;&amp;[.A11];[$'TRADING JOURNAL'.R$1:.R$1048576];&quot;&gt;=&quot;&amp;[.A11])+SUMIFS([$'TRADING JOURNAL'.C$1:.C$1048576];[$'TRADING JOURNAL'.B$1:.B$1048576];&quot;&lt;=&quot;&amp;[.A1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];[$'TRADING JOURNAL'.R$1:.R$1048576];&quot;&gt;=&quot;&amp;[.A11])" office:value-type="float" office:value="0" calcext:value-type="float">
            <text:p>0</text:p>
          </table:table-cell>
          <table:table-cell table:style-name="ce187"/>
          <table:table-cell table:number-columns-repeated="1020"/>
        </table:table-row>
        <table:table-row table:style-name="ro5">
          <table:table-cell table:style-name="ce184" office:value-type="date" office:date-value="2021-04-11" calcext:value-type="date">
            <text:p>11/04/2021</text:p>
          </table:table-cell>
          <table:table-cell table:style-name="ce185" table:formula="of:=SUMIFS([$'TRADING JOURNAL'.C$1:.C$1048576];[$'TRADING JOURNAL'.B$1:.B$1048576];&quot;&lt;=&quot;&amp;[.A12];[$'TRADING JOURNAL'.R$1:.R$1048576];&quot;&gt;=&quot;&amp;[.A12])+SUMIFS([$'TRADING JOURNAL'.C$1:.C$1048576];[$'TRADING JOURNAL'.B$1:.B$1048576];&quot;&lt;=&quot;&amp;[.A1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];[$'TRADING JOURNAL'.R$1:.R$1048576];&quot;&gt;=&quot;&amp;[.A12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2" calcext:value-type="date">
            <text:p>12/04/2021</text:p>
          </table:table-cell>
          <table:table-cell table:style-name="ce185" table:formula="of:=SUMIFS([$'TRADING JOURNAL'.C$1:.C$1048576];[$'TRADING JOURNAL'.B$1:.B$1048576];&quot;&lt;=&quot;&amp;[.A13];[$'TRADING JOURNAL'.R$1:.R$1048576];&quot;&gt;=&quot;&amp;[.A13])+SUMIFS([$'TRADING JOURNAL'.C$1:.C$1048576];[$'TRADING JOURNAL'.B$1:.B$1048576];&quot;&lt;=&quot;&amp;[.A1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];[$'TRADING JOURNAL'.R$1:.R$1048576];&quot;&gt;=&quot;&amp;[.A13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3" calcext:value-type="date">
            <text:p>13/04/2021</text:p>
          </table:table-cell>
          <table:table-cell table:style-name="ce185" table:formula="of:=SUMIFS([$'TRADING JOURNAL'.C$1:.C$1048576];[$'TRADING JOURNAL'.B$1:.B$1048576];&quot;&lt;=&quot;&amp;[.A14];[$'TRADING JOURNAL'.R$1:.R$1048576];&quot;&gt;=&quot;&amp;[.A14])+SUMIFS([$'TRADING JOURNAL'.C$1:.C$1048576];[$'TRADING JOURNAL'.B$1:.B$1048576];&quot;&lt;=&quot;&amp;[.A1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];[$'TRADING JOURNAL'.R$1:.R$1048576];&quot;&gt;=&quot;&amp;[.A14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4" calcext:value-type="date">
            <text:p>14/04/2021</text:p>
          </table:table-cell>
          <table:table-cell table:style-name="ce185" table:formula="of:=SUMIFS([$'TRADING JOURNAL'.C$1:.C$1048576];[$'TRADING JOURNAL'.B$1:.B$1048576];&quot;&lt;=&quot;&amp;[.A15];[$'TRADING JOURNAL'.R$1:.R$1048576];&quot;&gt;=&quot;&amp;[.A15])+SUMIFS([$'TRADING JOURNAL'.C$1:.C$1048576];[$'TRADING JOURNAL'.B$1:.B$1048576];&quot;&lt;=&quot;&amp;[.A1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];[$'TRADING JOURNAL'.R$1:.R$1048576];&quot;&gt;=&quot;&amp;[.A15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5" calcext:value-type="date">
            <text:p>15/04/2021</text:p>
          </table:table-cell>
          <table:table-cell table:style-name="ce185" table:formula="of:=SUMIFS([$'TRADING JOURNAL'.C$1:.C$1048576];[$'TRADING JOURNAL'.B$1:.B$1048576];&quot;&lt;=&quot;&amp;[.A16];[$'TRADING JOURNAL'.R$1:.R$1048576];&quot;&gt;=&quot;&amp;[.A16])+SUMIFS([$'TRADING JOURNAL'.C$1:.C$1048576];[$'TRADING JOURNAL'.B$1:.B$1048576];&quot;&lt;=&quot;&amp;[.A1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];[$'TRADING JOURNAL'.R$1:.R$1048576];&quot;&gt;=&quot;&amp;[.A16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6" calcext:value-type="date">
            <text:p>16/04/2021</text:p>
          </table:table-cell>
          <table:table-cell table:style-name="ce185" table:formula="of:=SUMIFS([$'TRADING JOURNAL'.C$1:.C$1048576];[$'TRADING JOURNAL'.B$1:.B$1048576];&quot;&lt;=&quot;&amp;[.A17];[$'TRADING JOURNAL'.R$1:.R$1048576];&quot;&gt;=&quot;&amp;[.A17])+SUMIFS([$'TRADING JOURNAL'.C$1:.C$1048576];[$'TRADING JOURNAL'.B$1:.B$1048576];&quot;&lt;=&quot;&amp;[.A1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];[$'TRADING JOURNAL'.R$1:.R$1048576];&quot;&gt;=&quot;&amp;[.A17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7" calcext:value-type="date">
            <text:p>17/04/2021</text:p>
          </table:table-cell>
          <table:table-cell table:style-name="ce185" table:formula="of:=SUMIFS([$'TRADING JOURNAL'.C$1:.C$1048576];[$'TRADING JOURNAL'.B$1:.B$1048576];&quot;&lt;=&quot;&amp;[.A18];[$'TRADING JOURNAL'.R$1:.R$1048576];&quot;&gt;=&quot;&amp;[.A18])+SUMIFS([$'TRADING JOURNAL'.C$1:.C$1048576];[$'TRADING JOURNAL'.B$1:.B$1048576];&quot;&lt;=&quot;&amp;[.A1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];[$'TRADING JOURNAL'.R$1:.R$1048576];&quot;&gt;=&quot;&amp;[.A18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8" calcext:value-type="date">
            <text:p>18/04/2021</text:p>
          </table:table-cell>
          <table:table-cell table:style-name="ce185" table:formula="of:=SUMIFS([$'TRADING JOURNAL'.C$1:.C$1048576];[$'TRADING JOURNAL'.B$1:.B$1048576];&quot;&lt;=&quot;&amp;[.A19];[$'TRADING JOURNAL'.R$1:.R$1048576];&quot;&gt;=&quot;&amp;[.A19])+SUMIFS([$'TRADING JOURNAL'.C$1:.C$1048576];[$'TRADING JOURNAL'.B$1:.B$1048576];&quot;&lt;=&quot;&amp;[.A1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];[$'TRADING JOURNAL'.R$1:.R$1048576];&quot;&gt;=&quot;&amp;[.A19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19" calcext:value-type="date">
            <text:p>19/04/2021</text:p>
          </table:table-cell>
          <table:table-cell table:style-name="ce185" table:formula="of:=SUMIFS([$'TRADING JOURNAL'.C$1:.C$1048576];[$'TRADING JOURNAL'.B$1:.B$1048576];&quot;&lt;=&quot;&amp;[.A20];[$'TRADING JOURNAL'.R$1:.R$1048576];&quot;&gt;=&quot;&amp;[.A20])+SUMIFS([$'TRADING JOURNAL'.C$1:.C$1048576];[$'TRADING JOURNAL'.B$1:.B$1048576];&quot;&lt;=&quot;&amp;[.A2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];[$'TRADING JOURNAL'.R$1:.R$1048576];&quot;&gt;=&quot;&amp;[.A20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0" calcext:value-type="date">
            <text:p>20/04/2021</text:p>
          </table:table-cell>
          <table:table-cell table:style-name="ce185" table:formula="of:=SUMIFS([$'TRADING JOURNAL'.C$1:.C$1048576];[$'TRADING JOURNAL'.B$1:.B$1048576];&quot;&lt;=&quot;&amp;[.A21];[$'TRADING JOURNAL'.R$1:.R$1048576];&quot;&gt;=&quot;&amp;[.A21])+SUMIFS([$'TRADING JOURNAL'.C$1:.C$1048576];[$'TRADING JOURNAL'.B$1:.B$1048576];&quot;&lt;=&quot;&amp;[.A2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];[$'TRADING JOURNAL'.R$1:.R$1048576];&quot;&gt;=&quot;&amp;[.A21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1" calcext:value-type="date">
            <text:p>21/04/2021</text:p>
          </table:table-cell>
          <table:table-cell table:style-name="ce185" table:formula="of:=SUMIFS([$'TRADING JOURNAL'.C$1:.C$1048576];[$'TRADING JOURNAL'.B$1:.B$1048576];&quot;&lt;=&quot;&amp;[.A22];[$'TRADING JOURNAL'.R$1:.R$1048576];&quot;&gt;=&quot;&amp;[.A22])+SUMIFS([$'TRADING JOURNAL'.C$1:.C$1048576];[$'TRADING JOURNAL'.B$1:.B$1048576];&quot;&lt;=&quot;&amp;[.A22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2];[$'TRADING JOURNAL'.R$1:.R$1048576];&quot;&gt;=&quot;&amp;[.A22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2" calcext:value-type="date">
            <text:p>22/04/2021</text:p>
          </table:table-cell>
          <table:table-cell table:style-name="ce185" table:formula="of:=SUMIFS([$'TRADING JOURNAL'.C$1:.C$1048576];[$'TRADING JOURNAL'.B$1:.B$1048576];&quot;&lt;=&quot;&amp;[.A23];[$'TRADING JOURNAL'.R$1:.R$1048576];&quot;&gt;=&quot;&amp;[.A23])+SUMIFS([$'TRADING JOURNAL'.C$1:.C$1048576];[$'TRADING JOURNAL'.B$1:.B$1048576];&quot;&lt;=&quot;&amp;[.A23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3];[$'TRADING JOURNAL'.R$1:.R$1048576];&quot;&gt;=&quot;&amp;[.A23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3" calcext:value-type="date">
            <text:p>23/04/2021</text:p>
          </table:table-cell>
          <table:table-cell table:style-name="ce185" table:formula="of:=SUMIFS([$'TRADING JOURNAL'.C$1:.C$1048576];[$'TRADING JOURNAL'.B$1:.B$1048576];&quot;&lt;=&quot;&amp;[.A24];[$'TRADING JOURNAL'.R$1:.R$1048576];&quot;&gt;=&quot;&amp;[.A24])+SUMIFS([$'TRADING JOURNAL'.C$1:.C$1048576];[$'TRADING JOURNAL'.B$1:.B$1048576];&quot;&lt;=&quot;&amp;[.A24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4];[$'TRADING JOURNAL'.R$1:.R$1048576];&quot;&gt;=&quot;&amp;[.A24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4" calcext:value-type="date">
            <text:p>24/04/2021</text:p>
          </table:table-cell>
          <table:table-cell table:style-name="ce185" table:formula="of:=SUMIFS([$'TRADING JOURNAL'.C$1:.C$1048576];[$'TRADING JOURNAL'.B$1:.B$1048576];&quot;&lt;=&quot;&amp;[.A25];[$'TRADING JOURNAL'.R$1:.R$1048576];&quot;&gt;=&quot;&amp;[.A25])+SUMIFS([$'TRADING JOURNAL'.C$1:.C$1048576];[$'TRADING JOURNAL'.B$1:.B$1048576];&quot;&lt;=&quot;&amp;[.A25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5];[$'TRADING JOURNAL'.R$1:.R$1048576];&quot;&gt;=&quot;&amp;[.A25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5" calcext:value-type="date">
            <text:p>25/04/2021</text:p>
          </table:table-cell>
          <table:table-cell table:style-name="ce185" table:formula="of:=SUMIFS([$'TRADING JOURNAL'.C$1:.C$1048576];[$'TRADING JOURNAL'.B$1:.B$1048576];&quot;&lt;=&quot;&amp;[.A26];[$'TRADING JOURNAL'.R$1:.R$1048576];&quot;&gt;=&quot;&amp;[.A26])+SUMIFS([$'TRADING JOURNAL'.C$1:.C$1048576];[$'TRADING JOURNAL'.B$1:.B$1048576];&quot;&lt;=&quot;&amp;[.A26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6];[$'TRADING JOURNAL'.R$1:.R$1048576];&quot;&gt;=&quot;&amp;[.A26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6" calcext:value-type="date">
            <text:p>26/04/2021</text:p>
          </table:table-cell>
          <table:table-cell table:style-name="ce185" table:formula="of:=SUMIFS([$'TRADING JOURNAL'.C$1:.C$1048576];[$'TRADING JOURNAL'.B$1:.B$1048576];&quot;&lt;=&quot;&amp;[.A27];[$'TRADING JOURNAL'.R$1:.R$1048576];&quot;&gt;=&quot;&amp;[.A27])+SUMIFS([$'TRADING JOURNAL'.C$1:.C$1048576];[$'TRADING JOURNAL'.B$1:.B$1048576];&quot;&lt;=&quot;&amp;[.A27];[$'TRADING JOURNAL'.R$1:.R$1048576];&quot;&quot;)" office:value-type="float" office:value="150" calcext:value-type="float">
            <text:p>150</text:p>
          </table:table-cell>
          <table:table-cell table:style-name="ce185" table:formula="of:=SUMIFS([$'TRADING JOURNAL'.C$1:.C$1048576];[$'TRADING JOURNAL'.B$1:.B$1048576];&quot;&lt;=&quot;&amp;[.A27];[$'TRADING JOURNAL'.R$1:.R$1048576];&quot;&gt;=&quot;&amp;[.A27])" office:value-type="float" office:value="150" calcext:value-type="float">
            <text:p>15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7" calcext:value-type="date">
            <text:p>27/04/2021</text:p>
          </table:table-cell>
          <table:table-cell table:style-name="ce185" table:formula="of:=SUMIFS([$'TRADING JOURNAL'.C$1:.C$1048576];[$'TRADING JOURNAL'.B$1:.B$1048576];&quot;&lt;=&quot;&amp;[.A28];[$'TRADING JOURNAL'.R$1:.R$1048576];&quot;&gt;=&quot;&amp;[.A28])+SUMIFS([$'TRADING JOURNAL'.C$1:.C$1048576];[$'TRADING JOURNAL'.B$1:.B$1048576];&quot;&lt;=&quot;&amp;[.A2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8];[$'TRADING JOURNAL'.R$1:.R$1048576];&quot;&gt;=&quot;&amp;[.A28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8" calcext:value-type="date">
            <text:p>28/04/2021</text:p>
          </table:table-cell>
          <table:table-cell table:style-name="ce185" table:formula="of:=SUMIFS([$'TRADING JOURNAL'.C$1:.C$1048576];[$'TRADING JOURNAL'.B$1:.B$1048576];&quot;&lt;=&quot;&amp;[.A29];[$'TRADING JOURNAL'.R$1:.R$1048576];&quot;&gt;=&quot;&amp;[.A29])+SUMIFS([$'TRADING JOURNAL'.C$1:.C$1048576];[$'TRADING JOURNAL'.B$1:.B$1048576];&quot;&lt;=&quot;&amp;[.A29];[$'TRADING JOURNAL'.R$1:.R$1048576];&quot;&quot;)" office:value-type="float" office:value="31" calcext:value-type="float">
            <text:p>31</text:p>
          </table:table-cell>
          <table:table-cell table:style-name="ce185" table:formula="of:=SUMIFS([$'TRADING JOURNAL'.C$1:.C$1048576];[$'TRADING JOURNAL'.B$1:.B$1048576];&quot;&lt;=&quot;&amp;[.A29];[$'TRADING JOURNAL'.R$1:.R$1048576];&quot;&gt;=&quot;&amp;[.A29])" office:value-type="float" office:value="31" calcext:value-type="float">
            <text:p>31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29" calcext:value-type="date">
            <text:p>29/04/2021</text:p>
          </table:table-cell>
          <table:table-cell table:style-name="ce185" table:formula="of:=SUMIFS([$'TRADING JOURNAL'.C$1:.C$1048576];[$'TRADING JOURNAL'.B$1:.B$1048576];&quot;&lt;=&quot;&amp;[.A30];[$'TRADING JOURNAL'.R$1:.R$1048576];&quot;&gt;=&quot;&amp;[.A30])+SUMIFS([$'TRADING JOURNAL'.C$1:.C$1048576];[$'TRADING JOURNAL'.B$1:.B$1048576];&quot;&lt;=&quot;&amp;[.A30];[$'TRADING JOURNAL'.R$1:.R$1048576];&quot;&quot;)" office:value-type="float" office:value="31" calcext:value-type="float">
            <text:p>31</text:p>
          </table:table-cell>
          <table:table-cell table:style-name="ce185" table:formula="of:=SUMIFS([$'TRADING JOURNAL'.C$1:.C$1048576];[$'TRADING JOURNAL'.B$1:.B$1048576];&quot;&lt;=&quot;&amp;[.A30];[$'TRADING JOURNAL'.R$1:.R$1048576];&quot;&gt;=&quot;&amp;[.A30])" office:value-type="float" office:value="31" calcext:value-type="float">
            <text:p>31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4-30" calcext:value-type="date">
            <text:p>30/04/2021</text:p>
          </table:table-cell>
          <table:table-cell table:style-name="ce185" table:formula="of:=SUMIFS([$'TRADING JOURNAL'.C$1:.C$1048576];[$'TRADING JOURNAL'.B$1:.B$1048576];&quot;&lt;=&quot;&amp;[.A31];[$'TRADING JOURNAL'.R$1:.R$1048576];&quot;&gt;=&quot;&amp;[.A31])+SUMIFS([$'TRADING JOURNAL'.C$1:.C$1048576];[$'TRADING JOURNAL'.B$1:.B$1048576];&quot;&lt;=&quot;&amp;[.A3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1];[$'TRADING JOURNAL'.R$1:.R$1048576];&quot;&gt;=&quot;&amp;[.A31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1" calcext:value-type="date">
            <text:p>01/05/2021</text:p>
          </table:table-cell>
          <table:table-cell table:style-name="ce185" table:formula="of:=SUMIFS([$'TRADING JOURNAL'.C$1:.C$1048576];[$'TRADING JOURNAL'.B$1:.B$1048576];&quot;&lt;=&quot;&amp;[.A32];[$'TRADING JOURNAL'.R$1:.R$1048576];&quot;&gt;=&quot;&amp;[.A32])+SUMIFS([$'TRADING JOURNAL'.C$1:.C$1048576];[$'TRADING JOURNAL'.B$1:.B$1048576];&quot;&lt;=&quot;&amp;[.A3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2];[$'TRADING JOURNAL'.R$1:.R$1048576];&quot;&gt;=&quot;&amp;[.A32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2" calcext:value-type="date">
            <text:p>02/05/2021</text:p>
          </table:table-cell>
          <table:table-cell table:style-name="ce185" table:formula="of:=SUMIFS([$'TRADING JOURNAL'.C$1:.C$1048576];[$'TRADING JOURNAL'.B$1:.B$1048576];&quot;&lt;=&quot;&amp;[.A33];[$'TRADING JOURNAL'.R$1:.R$1048576];&quot;&gt;=&quot;&amp;[.A33])+SUMIFS([$'TRADING JOURNAL'.C$1:.C$1048576];[$'TRADING JOURNAL'.B$1:.B$1048576];&quot;&lt;=&quot;&amp;[.A3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3];[$'TRADING JOURNAL'.R$1:.R$1048576];&quot;&gt;=&quot;&amp;[.A33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3" calcext:value-type="date">
            <text:p>03/05/2021</text:p>
          </table:table-cell>
          <table:table-cell table:style-name="ce185" table:formula="of:=SUMIFS([$'TRADING JOURNAL'.C$1:.C$1048576];[$'TRADING JOURNAL'.B$1:.B$1048576];&quot;&lt;=&quot;&amp;[.A34];[$'TRADING JOURNAL'.R$1:.R$1048576];&quot;&gt;=&quot;&amp;[.A34])+SUMIFS([$'TRADING JOURNAL'.C$1:.C$1048576];[$'TRADING JOURNAL'.B$1:.B$1048576];&quot;&lt;=&quot;&amp;[.A34];[$'TRADING JOURNAL'.R$1:.R$1048576];&quot;&quot;)" office:value-type="float" office:value="30" calcext:value-type="float">
            <text:p>30</text:p>
          </table:table-cell>
          <table:table-cell table:style-name="ce185" table:formula="of:=SUMIFS([$'TRADING JOURNAL'.C$1:.C$1048576];[$'TRADING JOURNAL'.B$1:.B$1048576];&quot;&lt;=&quot;&amp;[.A34];[$'TRADING JOURNAL'.R$1:.R$1048576];&quot;&gt;=&quot;&amp;[.A34])" office:value-type="float" office:value="30" calcext:value-type="float">
            <text:p>3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4" calcext:value-type="date">
            <text:p>04/05/2021</text:p>
          </table:table-cell>
          <table:table-cell table:style-name="ce185" table:formula="of:=SUMIFS([$'TRADING JOURNAL'.C$1:.C$1048576];[$'TRADING JOURNAL'.B$1:.B$1048576];&quot;&lt;=&quot;&amp;[.A35];[$'TRADING JOURNAL'.R$1:.R$1048576];&quot;&gt;=&quot;&amp;[.A35])+SUMIFS([$'TRADING JOURNAL'.C$1:.C$1048576];[$'TRADING JOURNAL'.B$1:.B$1048576];&quot;&lt;=&quot;&amp;[.A35];[$'TRADING JOURNAL'.R$1:.R$1048576];&quot;&quot;)" office:value-type="float" office:value="30" calcext:value-type="float">
            <text:p>30</text:p>
          </table:table-cell>
          <table:table-cell table:style-name="ce185" table:formula="of:=SUMIFS([$'TRADING JOURNAL'.C$1:.C$1048576];[$'TRADING JOURNAL'.B$1:.B$1048576];&quot;&lt;=&quot;&amp;[.A35];[$'TRADING JOURNAL'.R$1:.R$1048576];&quot;&gt;=&quot;&amp;[.A35])" office:value-type="float" office:value="30" calcext:value-type="float">
            <text:p>3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5" calcext:value-type="date">
            <text:p>05/05/2021</text:p>
          </table:table-cell>
          <table:table-cell table:style-name="ce185" table:formula="of:=SUMIFS([$'TRADING JOURNAL'.C$1:.C$1048576];[$'TRADING JOURNAL'.B$1:.B$1048576];&quot;&lt;=&quot;&amp;[.A36];[$'TRADING JOURNAL'.R$1:.R$1048576];&quot;&gt;=&quot;&amp;[.A36])+SUMIFS([$'TRADING JOURNAL'.C$1:.C$1048576];[$'TRADING JOURNAL'.B$1:.B$1048576];&quot;&lt;=&quot;&amp;[.A36];[$'TRADING JOURNAL'.R$1:.R$1048576];&quot;&quot;)" office:value-type="float" office:value="60" calcext:value-type="float">
            <text:p>60</text:p>
          </table:table-cell>
          <table:table-cell table:style-name="ce185" table:formula="of:=SUMIFS([$'TRADING JOURNAL'.C$1:.C$1048576];[$'TRADING JOURNAL'.B$1:.B$1048576];&quot;&lt;=&quot;&amp;[.A36];[$'TRADING JOURNAL'.R$1:.R$1048576];&quot;&gt;=&quot;&amp;[.A36])" office:value-type="float" office:value="60" calcext:value-type="float">
            <text:p>6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6" calcext:value-type="date">
            <text:p>06/05/2021</text:p>
          </table:table-cell>
          <table:table-cell table:style-name="ce185" table:formula="of:=SUMIFS([$'TRADING JOURNAL'.C$1:.C$1048576];[$'TRADING JOURNAL'.B$1:.B$1048576];&quot;&lt;=&quot;&amp;[.A37];[$'TRADING JOURNAL'.R$1:.R$1048576];&quot;&gt;=&quot;&amp;[.A37])+SUMIFS([$'TRADING JOURNAL'.C$1:.C$1048576];[$'TRADING JOURNAL'.B$1:.B$1048576];&quot;&lt;=&quot;&amp;[.A37];[$'TRADING JOURNAL'.R$1:.R$1048576];&quot;&quot;)" office:value-type="float" office:value="60" calcext:value-type="float">
            <text:p>60</text:p>
          </table:table-cell>
          <table:table-cell table:style-name="ce185" table:formula="of:=SUMIFS([$'TRADING JOURNAL'.C$1:.C$1048576];[$'TRADING JOURNAL'.B$1:.B$1048576];&quot;&lt;=&quot;&amp;[.A37];[$'TRADING JOURNAL'.R$1:.R$1048576];&quot;&gt;=&quot;&amp;[.A37])" office:value-type="float" office:value="60" calcext:value-type="float">
            <text:p>6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7" calcext:value-type="date">
            <text:p>07/05/2021</text:p>
          </table:table-cell>
          <table:table-cell table:style-name="ce185" table:formula="of:=SUMIFS([$'TRADING JOURNAL'.C$1:.C$1048576];[$'TRADING JOURNAL'.B$1:.B$1048576];&quot;&lt;=&quot;&amp;[.A38];[$'TRADING JOURNAL'.R$1:.R$1048576];&quot;&gt;=&quot;&amp;[.A38])+SUMIFS([$'TRADING JOURNAL'.C$1:.C$1048576];[$'TRADING JOURNAL'.B$1:.B$1048576];&quot;&lt;=&quot;&amp;[.A3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8];[$'TRADING JOURNAL'.R$1:.R$1048576];&quot;&gt;=&quot;&amp;[.A38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8" calcext:value-type="date">
            <text:p>08/05/2021</text:p>
          </table:table-cell>
          <table:table-cell table:style-name="ce185" table:formula="of:=SUMIFS([$'TRADING JOURNAL'.C$1:.C$1048576];[$'TRADING JOURNAL'.B$1:.B$1048576];&quot;&lt;=&quot;&amp;[.A39];[$'TRADING JOURNAL'.R$1:.R$1048576];&quot;&gt;=&quot;&amp;[.A39])+SUMIFS([$'TRADING JOURNAL'.C$1:.C$1048576];[$'TRADING JOURNAL'.B$1:.B$1048576];&quot;&lt;=&quot;&amp;[.A3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39];[$'TRADING JOURNAL'.R$1:.R$1048576];&quot;&gt;=&quot;&amp;[.A39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09" calcext:value-type="date">
            <text:p>09/05/2021</text:p>
          </table:table-cell>
          <table:table-cell table:style-name="ce185" table:formula="of:=SUMIFS([$'TRADING JOURNAL'.C$1:.C$1048576];[$'TRADING JOURNAL'.B$1:.B$1048576];&quot;&lt;=&quot;&amp;[.A40];[$'TRADING JOURNAL'.R$1:.R$1048576];&quot;&gt;=&quot;&amp;[.A40])+SUMIFS([$'TRADING JOURNAL'.C$1:.C$1048576];[$'TRADING JOURNAL'.B$1:.B$1048576];&quot;&lt;=&quot;&amp;[.A4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0];[$'TRADING JOURNAL'.R$1:.R$1048576];&quot;&gt;=&quot;&amp;[.A40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0" calcext:value-type="date">
            <text:p>10/05/2021</text:p>
          </table:table-cell>
          <table:table-cell table:style-name="ce185" table:formula="of:=SUMIFS([$'TRADING JOURNAL'.C$1:.C$1048576];[$'TRADING JOURNAL'.B$1:.B$1048576];&quot;&lt;=&quot;&amp;[.A41];[$'TRADING JOURNAL'.R$1:.R$1048576];&quot;&gt;=&quot;&amp;[.A41])+SUMIFS([$'TRADING JOURNAL'.C$1:.C$1048576];[$'TRADING JOURNAL'.B$1:.B$1048576];&quot;&lt;=&quot;&amp;[.A4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1];[$'TRADING JOURNAL'.R$1:.R$1048576];&quot;&gt;=&quot;&amp;[.A41])" office:value-type="float" office:value="0" calcext:value-type="float">
            <text:p>0</text:p>
          </table:table-cell>
          <table:table-cell table:style-name="ce187"/>
          <table:table-cell table:style-name="ce185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1" calcext:value-type="date">
            <text:p>11/05/2021</text:p>
          </table:table-cell>
          <table:table-cell table:style-name="ce185" table:formula="of:=SUMIFS([$'TRADING JOURNAL'.C$1:.C$1048576];[$'TRADING JOURNAL'.B$1:.B$1048576];&quot;&lt;=&quot;&amp;[.A42];[$'TRADING JOURNAL'.R$1:.R$1048576];&quot;&gt;=&quot;&amp;[.A42])+SUMIFS([$'TRADING JOURNAL'.C$1:.C$1048576];[$'TRADING JOURNAL'.B$1:.B$1048576];&quot;&lt;=&quot;&amp;[.A4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2];[$'TRADING JOURNAL'.R$1:.R$1048576];&quot;&gt;=&quot;&amp;[.A4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2" calcext:value-type="date">
            <text:p>12/05/2021</text:p>
          </table:table-cell>
          <table:table-cell table:style-name="ce185" table:formula="of:=SUMIFS([$'TRADING JOURNAL'.C$1:.C$1048576];[$'TRADING JOURNAL'.B$1:.B$1048576];&quot;&lt;=&quot;&amp;[.A43];[$'TRADING JOURNAL'.R$1:.R$1048576];&quot;&gt;=&quot;&amp;[.A43])+SUMIFS([$'TRADING JOURNAL'.C$1:.C$1048576];[$'TRADING JOURNAL'.B$1:.B$1048576];&quot;&lt;=&quot;&amp;[.A4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3];[$'TRADING JOURNAL'.R$1:.R$1048576];&quot;&gt;=&quot;&amp;[.A4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3" calcext:value-type="date">
            <text:p>13/05/2021</text:p>
          </table:table-cell>
          <table:table-cell table:style-name="ce185" table:formula="of:=SUMIFS([$'TRADING JOURNAL'.C$1:.C$1048576];[$'TRADING JOURNAL'.B$1:.B$1048576];&quot;&lt;=&quot;&amp;[.A44];[$'TRADING JOURNAL'.R$1:.R$1048576];&quot;&gt;=&quot;&amp;[.A44])+SUMIFS([$'TRADING JOURNAL'.C$1:.C$1048576];[$'TRADING JOURNAL'.B$1:.B$1048576];&quot;&lt;=&quot;&amp;[.A4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4];[$'TRADING JOURNAL'.R$1:.R$1048576];&quot;&gt;=&quot;&amp;[.A4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4" calcext:value-type="date">
            <text:p>14/05/2021</text:p>
          </table:table-cell>
          <table:table-cell table:style-name="ce185" table:formula="of:=SUMIFS([$'TRADING JOURNAL'.C$1:.C$1048576];[$'TRADING JOURNAL'.B$1:.B$1048576];&quot;&lt;=&quot;&amp;[.A45];[$'TRADING JOURNAL'.R$1:.R$1048576];&quot;&gt;=&quot;&amp;[.A45])+SUMIFS([$'TRADING JOURNAL'.C$1:.C$1048576];[$'TRADING JOURNAL'.B$1:.B$1048576];&quot;&lt;=&quot;&amp;[.A4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5];[$'TRADING JOURNAL'.R$1:.R$1048576];&quot;&gt;=&quot;&amp;[.A4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5" calcext:value-type="date">
            <text:p>15/05/2021</text:p>
          </table:table-cell>
          <table:table-cell table:style-name="ce185" table:formula="of:=SUMIFS([$'TRADING JOURNAL'.C$1:.C$1048576];[$'TRADING JOURNAL'.B$1:.B$1048576];&quot;&lt;=&quot;&amp;[.A46];[$'TRADING JOURNAL'.R$1:.R$1048576];&quot;&gt;=&quot;&amp;[.A46])+SUMIFS([$'TRADING JOURNAL'.C$1:.C$1048576];[$'TRADING JOURNAL'.B$1:.B$1048576];&quot;&lt;=&quot;&amp;[.A4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6];[$'TRADING JOURNAL'.R$1:.R$1048576];&quot;&gt;=&quot;&amp;[.A4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6" calcext:value-type="date">
            <text:p>16/05/2021</text:p>
          </table:table-cell>
          <table:table-cell table:style-name="ce185" table:formula="of:=SUMIFS([$'TRADING JOURNAL'.C$1:.C$1048576];[$'TRADING JOURNAL'.B$1:.B$1048576];&quot;&lt;=&quot;&amp;[.A47];[$'TRADING JOURNAL'.R$1:.R$1048576];&quot;&gt;=&quot;&amp;[.A47])+SUMIFS([$'TRADING JOURNAL'.C$1:.C$1048576];[$'TRADING JOURNAL'.B$1:.B$1048576];&quot;&lt;=&quot;&amp;[.A4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7];[$'TRADING JOURNAL'.R$1:.R$1048576];&quot;&gt;=&quot;&amp;[.A4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7" calcext:value-type="date">
            <text:p>17/05/2021</text:p>
          </table:table-cell>
          <table:table-cell table:style-name="ce185" table:formula="of:=SUMIFS([$'TRADING JOURNAL'.C$1:.C$1048576];[$'TRADING JOURNAL'.B$1:.B$1048576];&quot;&lt;=&quot;&amp;[.A48];[$'TRADING JOURNAL'.R$1:.R$1048576];&quot;&gt;=&quot;&amp;[.A48])+SUMIFS([$'TRADING JOURNAL'.C$1:.C$1048576];[$'TRADING JOURNAL'.B$1:.B$1048576];&quot;&lt;=&quot;&amp;[.A4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8];[$'TRADING JOURNAL'.R$1:.R$1048576];&quot;&gt;=&quot;&amp;[.A4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8" calcext:value-type="date">
            <text:p>18/05/2021</text:p>
          </table:table-cell>
          <table:table-cell table:style-name="ce185" table:formula="of:=SUMIFS([$'TRADING JOURNAL'.C$1:.C$1048576];[$'TRADING JOURNAL'.B$1:.B$1048576];&quot;&lt;=&quot;&amp;[.A49];[$'TRADING JOURNAL'.R$1:.R$1048576];&quot;&gt;=&quot;&amp;[.A49])+SUMIFS([$'TRADING JOURNAL'.C$1:.C$1048576];[$'TRADING JOURNAL'.B$1:.B$1048576];&quot;&lt;=&quot;&amp;[.A4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49];[$'TRADING JOURNAL'.R$1:.R$1048576];&quot;&gt;=&quot;&amp;[.A4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19" calcext:value-type="date">
            <text:p>19/05/2021</text:p>
          </table:table-cell>
          <table:table-cell table:style-name="ce185" table:formula="of:=SUMIFS([$'TRADING JOURNAL'.C$1:.C$1048576];[$'TRADING JOURNAL'.B$1:.B$1048576];&quot;&lt;=&quot;&amp;[.A50];[$'TRADING JOURNAL'.R$1:.R$1048576];&quot;&gt;=&quot;&amp;[.A50])+SUMIFS([$'TRADING JOURNAL'.C$1:.C$1048576];[$'TRADING JOURNAL'.B$1:.B$1048576];&quot;&lt;=&quot;&amp;[.A5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0];[$'TRADING JOURNAL'.R$1:.R$1048576];&quot;&gt;=&quot;&amp;[.A5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0" calcext:value-type="date">
            <text:p>20/05/2021</text:p>
          </table:table-cell>
          <table:table-cell table:style-name="ce185" table:formula="of:=SUMIFS([$'TRADING JOURNAL'.C$1:.C$1048576];[$'TRADING JOURNAL'.B$1:.B$1048576];&quot;&lt;=&quot;&amp;[.A51];[$'TRADING JOURNAL'.R$1:.R$1048576];&quot;&gt;=&quot;&amp;[.A51])+SUMIFS([$'TRADING JOURNAL'.C$1:.C$1048576];[$'TRADING JOURNAL'.B$1:.B$1048576];&quot;&lt;=&quot;&amp;[.A5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1];[$'TRADING JOURNAL'.R$1:.R$1048576];&quot;&gt;=&quot;&amp;[.A5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1" calcext:value-type="date">
            <text:p>21/05/2021</text:p>
          </table:table-cell>
          <table:table-cell table:style-name="ce185" table:formula="of:=SUMIFS([$'TRADING JOURNAL'.C$1:.C$1048576];[$'TRADING JOURNAL'.B$1:.B$1048576];&quot;&lt;=&quot;&amp;[.A52];[$'TRADING JOURNAL'.R$1:.R$1048576];&quot;&gt;=&quot;&amp;[.A52])+SUMIFS([$'TRADING JOURNAL'.C$1:.C$1048576];[$'TRADING JOURNAL'.B$1:.B$1048576];&quot;&lt;=&quot;&amp;[.A5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2];[$'TRADING JOURNAL'.R$1:.R$1048576];&quot;&gt;=&quot;&amp;[.A5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2" calcext:value-type="date">
            <text:p>22/05/2021</text:p>
          </table:table-cell>
          <table:table-cell table:style-name="ce185" table:formula="of:=SUMIFS([$'TRADING JOURNAL'.C$1:.C$1048576];[$'TRADING JOURNAL'.B$1:.B$1048576];&quot;&lt;=&quot;&amp;[.A53];[$'TRADING JOURNAL'.R$1:.R$1048576];&quot;&gt;=&quot;&amp;[.A53])+SUMIFS([$'TRADING JOURNAL'.C$1:.C$1048576];[$'TRADING JOURNAL'.B$1:.B$1048576];&quot;&lt;=&quot;&amp;[.A5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3];[$'TRADING JOURNAL'.R$1:.R$1048576];&quot;&gt;=&quot;&amp;[.A5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3" calcext:value-type="date">
            <text:p>23/05/2021</text:p>
          </table:table-cell>
          <table:table-cell table:style-name="ce185" table:formula="of:=SUMIFS([$'TRADING JOURNAL'.C$1:.C$1048576];[$'TRADING JOURNAL'.B$1:.B$1048576];&quot;&lt;=&quot;&amp;[.A54];[$'TRADING JOURNAL'.R$1:.R$1048576];&quot;&gt;=&quot;&amp;[.A54])+SUMIFS([$'TRADING JOURNAL'.C$1:.C$1048576];[$'TRADING JOURNAL'.B$1:.B$1048576];&quot;&lt;=&quot;&amp;[.A5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4];[$'TRADING JOURNAL'.R$1:.R$1048576];&quot;&gt;=&quot;&amp;[.A5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4" calcext:value-type="date">
            <text:p>24/05/2021</text:p>
          </table:table-cell>
          <table:table-cell table:style-name="ce185" table:formula="of:=SUMIFS([$'TRADING JOURNAL'.C$1:.C$1048576];[$'TRADING JOURNAL'.B$1:.B$1048576];&quot;&lt;=&quot;&amp;[.A55];[$'TRADING JOURNAL'.R$1:.R$1048576];&quot;&gt;=&quot;&amp;[.A55])+SUMIFS([$'TRADING JOURNAL'.C$1:.C$1048576];[$'TRADING JOURNAL'.B$1:.B$1048576];&quot;&lt;=&quot;&amp;[.A5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5];[$'TRADING JOURNAL'.R$1:.R$1048576];&quot;&gt;=&quot;&amp;[.A5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5" calcext:value-type="date">
            <text:p>25/05/2021</text:p>
          </table:table-cell>
          <table:table-cell table:style-name="ce185" table:formula="of:=SUMIFS([$'TRADING JOURNAL'.C$1:.C$1048576];[$'TRADING JOURNAL'.B$1:.B$1048576];&quot;&lt;=&quot;&amp;[.A56];[$'TRADING JOURNAL'.R$1:.R$1048576];&quot;&gt;=&quot;&amp;[.A56])+SUMIFS([$'TRADING JOURNAL'.C$1:.C$1048576];[$'TRADING JOURNAL'.B$1:.B$1048576];&quot;&lt;=&quot;&amp;[.A5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6];[$'TRADING JOURNAL'.R$1:.R$1048576];&quot;&gt;=&quot;&amp;[.A5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6" calcext:value-type="date">
            <text:p>26/05/2021</text:p>
          </table:table-cell>
          <table:table-cell table:style-name="ce185" table:formula="of:=SUMIFS([$'TRADING JOURNAL'.C$1:.C$1048576];[$'TRADING JOURNAL'.B$1:.B$1048576];&quot;&lt;=&quot;&amp;[.A57];[$'TRADING JOURNAL'.R$1:.R$1048576];&quot;&gt;=&quot;&amp;[.A57])+SUMIFS([$'TRADING JOURNAL'.C$1:.C$1048576];[$'TRADING JOURNAL'.B$1:.B$1048576];&quot;&lt;=&quot;&amp;[.A5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7];[$'TRADING JOURNAL'.R$1:.R$1048576];&quot;&gt;=&quot;&amp;[.A5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7" calcext:value-type="date">
            <text:p>27/05/2021</text:p>
          </table:table-cell>
          <table:table-cell table:style-name="ce185" table:formula="of:=SUMIFS([$'TRADING JOURNAL'.C$1:.C$1048576];[$'TRADING JOURNAL'.B$1:.B$1048576];&quot;&lt;=&quot;&amp;[.A58];[$'TRADING JOURNAL'.R$1:.R$1048576];&quot;&gt;=&quot;&amp;[.A58])+SUMIFS([$'TRADING JOURNAL'.C$1:.C$1048576];[$'TRADING JOURNAL'.B$1:.B$1048576];&quot;&lt;=&quot;&amp;[.A5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8];[$'TRADING JOURNAL'.R$1:.R$1048576];&quot;&gt;=&quot;&amp;[.A5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8" calcext:value-type="date">
            <text:p>28/05/2021</text:p>
          </table:table-cell>
          <table:table-cell table:style-name="ce185" table:formula="of:=SUMIFS([$'TRADING JOURNAL'.C$1:.C$1048576];[$'TRADING JOURNAL'.B$1:.B$1048576];&quot;&lt;=&quot;&amp;[.A59];[$'TRADING JOURNAL'.R$1:.R$1048576];&quot;&gt;=&quot;&amp;[.A59])+SUMIFS([$'TRADING JOURNAL'.C$1:.C$1048576];[$'TRADING JOURNAL'.B$1:.B$1048576];&quot;&lt;=&quot;&amp;[.A5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59];[$'TRADING JOURNAL'.R$1:.R$1048576];&quot;&gt;=&quot;&amp;[.A5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29" calcext:value-type="date">
            <text:p>29/05/2021</text:p>
          </table:table-cell>
          <table:table-cell table:style-name="ce185" table:formula="of:=SUMIFS([$'TRADING JOURNAL'.C$1:.C$1048576];[$'TRADING JOURNAL'.B$1:.B$1048576];&quot;&lt;=&quot;&amp;[.A60];[$'TRADING JOURNAL'.R$1:.R$1048576];&quot;&gt;=&quot;&amp;[.A60])+SUMIFS([$'TRADING JOURNAL'.C$1:.C$1048576];[$'TRADING JOURNAL'.B$1:.B$1048576];&quot;&lt;=&quot;&amp;[.A6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0];[$'TRADING JOURNAL'.R$1:.R$1048576];&quot;&gt;=&quot;&amp;[.A6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30" calcext:value-type="date">
            <text:p>30/05/2021</text:p>
          </table:table-cell>
          <table:table-cell table:style-name="ce185" table:formula="of:=SUMIFS([$'TRADING JOURNAL'.C$1:.C$1048576];[$'TRADING JOURNAL'.B$1:.B$1048576];&quot;&lt;=&quot;&amp;[.A61];[$'TRADING JOURNAL'.R$1:.R$1048576];&quot;&gt;=&quot;&amp;[.A61])+SUMIFS([$'TRADING JOURNAL'.C$1:.C$1048576];[$'TRADING JOURNAL'.B$1:.B$1048576];&quot;&lt;=&quot;&amp;[.A6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1];[$'TRADING JOURNAL'.R$1:.R$1048576];&quot;&gt;=&quot;&amp;[.A6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5-31" calcext:value-type="date">
            <text:p>31/05/2021</text:p>
          </table:table-cell>
          <table:table-cell table:style-name="ce185" table:formula="of:=SUMIFS([$'TRADING JOURNAL'.C$1:.C$1048576];[$'TRADING JOURNAL'.B$1:.B$1048576];&quot;&lt;=&quot;&amp;[.A62];[$'TRADING JOURNAL'.R$1:.R$1048576];&quot;&gt;=&quot;&amp;[.A62])+SUMIFS([$'TRADING JOURNAL'.C$1:.C$1048576];[$'TRADING JOURNAL'.B$1:.B$1048576];&quot;&lt;=&quot;&amp;[.A6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2];[$'TRADING JOURNAL'.R$1:.R$1048576];&quot;&gt;=&quot;&amp;[.A6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1" calcext:value-type="date">
            <text:p>01/06/2021</text:p>
          </table:table-cell>
          <table:table-cell table:style-name="ce185" table:formula="of:=SUMIFS([$'TRADING JOURNAL'.C$1:.C$1048576];[$'TRADING JOURNAL'.B$1:.B$1048576];&quot;&lt;=&quot;&amp;[.A63];[$'TRADING JOURNAL'.R$1:.R$1048576];&quot;&gt;=&quot;&amp;[.A63])+SUMIFS([$'TRADING JOURNAL'.C$1:.C$1048576];[$'TRADING JOURNAL'.B$1:.B$1048576];&quot;&lt;=&quot;&amp;[.A6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3];[$'TRADING JOURNAL'.R$1:.R$1048576];&quot;&gt;=&quot;&amp;[.A6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2" calcext:value-type="date">
            <text:p>02/06/2021</text:p>
          </table:table-cell>
          <table:table-cell table:style-name="ce185" table:formula="of:=SUMIFS([$'TRADING JOURNAL'.C$1:.C$1048576];[$'TRADING JOURNAL'.B$1:.B$1048576];&quot;&lt;=&quot;&amp;[.A64];[$'TRADING JOURNAL'.R$1:.R$1048576];&quot;&gt;=&quot;&amp;[.A64])+SUMIFS([$'TRADING JOURNAL'.C$1:.C$1048576];[$'TRADING JOURNAL'.B$1:.B$1048576];&quot;&lt;=&quot;&amp;[.A6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4];[$'TRADING JOURNAL'.R$1:.R$1048576];&quot;&gt;=&quot;&amp;[.A6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89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3" calcext:value-type="date">
            <text:p>03/06/2021</text:p>
          </table:table-cell>
          <table:table-cell table:style-name="ce185" table:formula="of:=SUMIFS([$'TRADING JOURNAL'.C$1:.C$1048576];[$'TRADING JOURNAL'.B$1:.B$1048576];&quot;&lt;=&quot;&amp;[.A65];[$'TRADING JOURNAL'.R$1:.R$1048576];&quot;&gt;=&quot;&amp;[.A65])+SUMIFS([$'TRADING JOURNAL'.C$1:.C$1048576];[$'TRADING JOURNAL'.B$1:.B$1048576];&quot;&lt;=&quot;&amp;[.A6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5];[$'TRADING JOURNAL'.R$1:.R$1048576];&quot;&gt;=&quot;&amp;[.A6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4" calcext:value-type="date">
            <text:p>04/06/2021</text:p>
          </table:table-cell>
          <table:table-cell table:style-name="ce185" table:formula="of:=SUMIFS([$'TRADING JOURNAL'.C$1:.C$1048576];[$'TRADING JOURNAL'.B$1:.B$1048576];&quot;&lt;=&quot;&amp;[.A66];[$'TRADING JOURNAL'.R$1:.R$1048576];&quot;&gt;=&quot;&amp;[.A66])+SUMIFS([$'TRADING JOURNAL'.C$1:.C$1048576];[$'TRADING JOURNAL'.B$1:.B$1048576];&quot;&lt;=&quot;&amp;[.A6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6];[$'TRADING JOURNAL'.R$1:.R$1048576];&quot;&gt;=&quot;&amp;[.A6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5" calcext:value-type="date">
            <text:p>05/06/2021</text:p>
          </table:table-cell>
          <table:table-cell table:style-name="ce185" table:formula="of:=SUMIFS([$'TRADING JOURNAL'.C$1:.C$1048576];[$'TRADING JOURNAL'.B$1:.B$1048576];&quot;&lt;=&quot;&amp;[.A67];[$'TRADING JOURNAL'.R$1:.R$1048576];&quot;&gt;=&quot;&amp;[.A67])+SUMIFS([$'TRADING JOURNAL'.C$1:.C$1048576];[$'TRADING JOURNAL'.B$1:.B$1048576];&quot;&lt;=&quot;&amp;[.A6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7];[$'TRADING JOURNAL'.R$1:.R$1048576];&quot;&gt;=&quot;&amp;[.A6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6" calcext:value-type="date">
            <text:p>06/06/2021</text:p>
          </table:table-cell>
          <table:table-cell table:style-name="ce185" table:formula="of:=SUMIFS([$'TRADING JOURNAL'.C$1:.C$1048576];[$'TRADING JOURNAL'.B$1:.B$1048576];&quot;&lt;=&quot;&amp;[.A68];[$'TRADING JOURNAL'.R$1:.R$1048576];&quot;&gt;=&quot;&amp;[.A68])+SUMIFS([$'TRADING JOURNAL'.C$1:.C$1048576];[$'TRADING JOURNAL'.B$1:.B$1048576];&quot;&lt;=&quot;&amp;[.A6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8];[$'TRADING JOURNAL'.R$1:.R$1048576];&quot;&gt;=&quot;&amp;[.A6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7" calcext:value-type="date">
            <text:p>07/06/2021</text:p>
          </table:table-cell>
          <table:table-cell table:style-name="ce185" table:formula="of:=SUMIFS([$'TRADING JOURNAL'.C$1:.C$1048576];[$'TRADING JOURNAL'.B$1:.B$1048576];&quot;&lt;=&quot;&amp;[.A69];[$'TRADING JOURNAL'.R$1:.R$1048576];&quot;&gt;=&quot;&amp;[.A69])+SUMIFS([$'TRADING JOURNAL'.C$1:.C$1048576];[$'TRADING JOURNAL'.B$1:.B$1048576];&quot;&lt;=&quot;&amp;[.A6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69];[$'TRADING JOURNAL'.R$1:.R$1048576];&quot;&gt;=&quot;&amp;[.A6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8" calcext:value-type="date">
            <text:p>08/06/2021</text:p>
          </table:table-cell>
          <table:table-cell table:style-name="ce185" table:formula="of:=SUMIFS([$'TRADING JOURNAL'.C$1:.C$1048576];[$'TRADING JOURNAL'.B$1:.B$1048576];&quot;&lt;=&quot;&amp;[.A70];[$'TRADING JOURNAL'.R$1:.R$1048576];&quot;&gt;=&quot;&amp;[.A70])+SUMIFS([$'TRADING JOURNAL'.C$1:.C$1048576];[$'TRADING JOURNAL'.B$1:.B$1048576];&quot;&lt;=&quot;&amp;[.A7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0];[$'TRADING JOURNAL'.R$1:.R$1048576];&quot;&gt;=&quot;&amp;[.A7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09" calcext:value-type="date">
            <text:p>09/06/2021</text:p>
          </table:table-cell>
          <table:table-cell table:style-name="ce185" table:formula="of:=SUMIFS([$'TRADING JOURNAL'.C$1:.C$1048576];[$'TRADING JOURNAL'.B$1:.B$1048576];&quot;&lt;=&quot;&amp;[.A71];[$'TRADING JOURNAL'.R$1:.R$1048576];&quot;&gt;=&quot;&amp;[.A71])+SUMIFS([$'TRADING JOURNAL'.C$1:.C$1048576];[$'TRADING JOURNAL'.B$1:.B$1048576];&quot;&lt;=&quot;&amp;[.A7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1];[$'TRADING JOURNAL'.R$1:.R$1048576];&quot;&gt;=&quot;&amp;[.A7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0" calcext:value-type="date">
            <text:p>10/06/2021</text:p>
          </table:table-cell>
          <table:table-cell table:style-name="ce185" table:formula="of:=SUMIFS([$'TRADING JOURNAL'.C$1:.C$1048576];[$'TRADING JOURNAL'.B$1:.B$1048576];&quot;&lt;=&quot;&amp;[.A72];[$'TRADING JOURNAL'.R$1:.R$1048576];&quot;&gt;=&quot;&amp;[.A72])+SUMIFS([$'TRADING JOURNAL'.C$1:.C$1048576];[$'TRADING JOURNAL'.B$1:.B$1048576];&quot;&lt;=&quot;&amp;[.A7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2];[$'TRADING JOURNAL'.R$1:.R$1048576];&quot;&gt;=&quot;&amp;[.A7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1" calcext:value-type="date">
            <text:p>11/06/2021</text:p>
          </table:table-cell>
          <table:table-cell table:style-name="ce185" table:formula="of:=SUMIFS([$'TRADING JOURNAL'.C$1:.C$1048576];[$'TRADING JOURNAL'.B$1:.B$1048576];&quot;&lt;=&quot;&amp;[.A73];[$'TRADING JOURNAL'.R$1:.R$1048576];&quot;&gt;=&quot;&amp;[.A73])+SUMIFS([$'TRADING JOURNAL'.C$1:.C$1048576];[$'TRADING JOURNAL'.B$1:.B$1048576];&quot;&lt;=&quot;&amp;[.A7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3];[$'TRADING JOURNAL'.R$1:.R$1048576];&quot;&gt;=&quot;&amp;[.A7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2" calcext:value-type="date">
            <text:p>12/06/2021</text:p>
          </table:table-cell>
          <table:table-cell table:style-name="ce185" table:formula="of:=SUMIFS([$'TRADING JOURNAL'.C$1:.C$1048576];[$'TRADING JOURNAL'.B$1:.B$1048576];&quot;&lt;=&quot;&amp;[.A74];[$'TRADING JOURNAL'.R$1:.R$1048576];&quot;&gt;=&quot;&amp;[.A74])+SUMIFS([$'TRADING JOURNAL'.C$1:.C$1048576];[$'TRADING JOURNAL'.B$1:.B$1048576];&quot;&lt;=&quot;&amp;[.A7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4];[$'TRADING JOURNAL'.R$1:.R$1048576];&quot;&gt;=&quot;&amp;[.A7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3" calcext:value-type="date">
            <text:p>13/06/2021</text:p>
          </table:table-cell>
          <table:table-cell table:style-name="ce185" table:formula="of:=SUMIFS([$'TRADING JOURNAL'.C$1:.C$1048576];[$'TRADING JOURNAL'.B$1:.B$1048576];&quot;&lt;=&quot;&amp;[.A75];[$'TRADING JOURNAL'.R$1:.R$1048576];&quot;&gt;=&quot;&amp;[.A75])+SUMIFS([$'TRADING JOURNAL'.C$1:.C$1048576];[$'TRADING JOURNAL'.B$1:.B$1048576];&quot;&lt;=&quot;&amp;[.A7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5];[$'TRADING JOURNAL'.R$1:.R$1048576];&quot;&gt;=&quot;&amp;[.A7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4" calcext:value-type="date">
            <text:p>14/06/2021</text:p>
          </table:table-cell>
          <table:table-cell table:style-name="ce185" table:formula="of:=SUMIFS([$'TRADING JOURNAL'.C$1:.C$1048576];[$'TRADING JOURNAL'.B$1:.B$1048576];&quot;&lt;=&quot;&amp;[.A76];[$'TRADING JOURNAL'.R$1:.R$1048576];&quot;&gt;=&quot;&amp;[.A76])+SUMIFS([$'TRADING JOURNAL'.C$1:.C$1048576];[$'TRADING JOURNAL'.B$1:.B$1048576];&quot;&lt;=&quot;&amp;[.A7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6];[$'TRADING JOURNAL'.R$1:.R$1048576];&quot;&gt;=&quot;&amp;[.A7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5" calcext:value-type="date">
            <text:p>15/06/2021</text:p>
          </table:table-cell>
          <table:table-cell table:style-name="ce185" table:formula="of:=SUMIFS([$'TRADING JOURNAL'.C$1:.C$1048576];[$'TRADING JOURNAL'.B$1:.B$1048576];&quot;&lt;=&quot;&amp;[.A77];[$'TRADING JOURNAL'.R$1:.R$1048576];&quot;&gt;=&quot;&amp;[.A77])+SUMIFS([$'TRADING JOURNAL'.C$1:.C$1048576];[$'TRADING JOURNAL'.B$1:.B$1048576];&quot;&lt;=&quot;&amp;[.A7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7];[$'TRADING JOURNAL'.R$1:.R$1048576];&quot;&gt;=&quot;&amp;[.A7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6" calcext:value-type="date">
            <text:p>16/06/2021</text:p>
          </table:table-cell>
          <table:table-cell table:style-name="ce185" table:formula="of:=SUMIFS([$'TRADING JOURNAL'.C$1:.C$1048576];[$'TRADING JOURNAL'.B$1:.B$1048576];&quot;&lt;=&quot;&amp;[.A78];[$'TRADING JOURNAL'.R$1:.R$1048576];&quot;&gt;=&quot;&amp;[.A78])+SUMIFS([$'TRADING JOURNAL'.C$1:.C$1048576];[$'TRADING JOURNAL'.B$1:.B$1048576];&quot;&lt;=&quot;&amp;[.A7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8];[$'TRADING JOURNAL'.R$1:.R$1048576];&quot;&gt;=&quot;&amp;[.A7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7" calcext:value-type="date">
            <text:p>17/06/2021</text:p>
          </table:table-cell>
          <table:table-cell table:style-name="ce185" table:formula="of:=SUMIFS([$'TRADING JOURNAL'.C$1:.C$1048576];[$'TRADING JOURNAL'.B$1:.B$1048576];&quot;&lt;=&quot;&amp;[.A79];[$'TRADING JOURNAL'.R$1:.R$1048576];&quot;&gt;=&quot;&amp;[.A79])+SUMIFS([$'TRADING JOURNAL'.C$1:.C$1048576];[$'TRADING JOURNAL'.B$1:.B$1048576];&quot;&lt;=&quot;&amp;[.A7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79];[$'TRADING JOURNAL'.R$1:.R$1048576];&quot;&gt;=&quot;&amp;[.A7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8" calcext:value-type="date">
            <text:p>18/06/2021</text:p>
          </table:table-cell>
          <table:table-cell table:style-name="ce185" table:formula="of:=SUMIFS([$'TRADING JOURNAL'.C$1:.C$1048576];[$'TRADING JOURNAL'.B$1:.B$1048576];&quot;&lt;=&quot;&amp;[.A80];[$'TRADING JOURNAL'.R$1:.R$1048576];&quot;&gt;=&quot;&amp;[.A80])+SUMIFS([$'TRADING JOURNAL'.C$1:.C$1048576];[$'TRADING JOURNAL'.B$1:.B$1048576];&quot;&lt;=&quot;&amp;[.A8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0];[$'TRADING JOURNAL'.R$1:.R$1048576];&quot;&gt;=&quot;&amp;[.A8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19" calcext:value-type="date">
            <text:p>19/06/2021</text:p>
          </table:table-cell>
          <table:table-cell table:style-name="ce185" table:formula="of:=SUMIFS([$'TRADING JOURNAL'.C$1:.C$1048576];[$'TRADING JOURNAL'.B$1:.B$1048576];&quot;&lt;=&quot;&amp;[.A81];[$'TRADING JOURNAL'.R$1:.R$1048576];&quot;&gt;=&quot;&amp;[.A81])+SUMIFS([$'TRADING JOURNAL'.C$1:.C$1048576];[$'TRADING JOURNAL'.B$1:.B$1048576];&quot;&lt;=&quot;&amp;[.A8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1];[$'TRADING JOURNAL'.R$1:.R$1048576];&quot;&gt;=&quot;&amp;[.A8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0" calcext:value-type="date">
            <text:p>20/06/2021</text:p>
          </table:table-cell>
          <table:table-cell table:style-name="ce185" table:formula="of:=SUMIFS([$'TRADING JOURNAL'.C$1:.C$1048576];[$'TRADING JOURNAL'.B$1:.B$1048576];&quot;&lt;=&quot;&amp;[.A82];[$'TRADING JOURNAL'.R$1:.R$1048576];&quot;&gt;=&quot;&amp;[.A82])+SUMIFS([$'TRADING JOURNAL'.C$1:.C$1048576];[$'TRADING JOURNAL'.B$1:.B$1048576];&quot;&lt;=&quot;&amp;[.A8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2];[$'TRADING JOURNAL'.R$1:.R$1048576];&quot;&gt;=&quot;&amp;[.A8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1" calcext:value-type="date">
            <text:p>21/06/2021</text:p>
          </table:table-cell>
          <table:table-cell table:style-name="ce185" table:formula="of:=SUMIFS([$'TRADING JOURNAL'.C$1:.C$1048576];[$'TRADING JOURNAL'.B$1:.B$1048576];&quot;&lt;=&quot;&amp;[.A83];[$'TRADING JOURNAL'.R$1:.R$1048576];&quot;&gt;=&quot;&amp;[.A83])+SUMIFS([$'TRADING JOURNAL'.C$1:.C$1048576];[$'TRADING JOURNAL'.B$1:.B$1048576];&quot;&lt;=&quot;&amp;[.A8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3];[$'TRADING JOURNAL'.R$1:.R$1048576];&quot;&gt;=&quot;&amp;[.A8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2" calcext:value-type="date">
            <text:p>22/06/2021</text:p>
          </table:table-cell>
          <table:table-cell table:style-name="ce185" table:formula="of:=SUMIFS([$'TRADING JOURNAL'.C$1:.C$1048576];[$'TRADING JOURNAL'.B$1:.B$1048576];&quot;&lt;=&quot;&amp;[.A84];[$'TRADING JOURNAL'.R$1:.R$1048576];&quot;&gt;=&quot;&amp;[.A84])+SUMIFS([$'TRADING JOURNAL'.C$1:.C$1048576];[$'TRADING JOURNAL'.B$1:.B$1048576];&quot;&lt;=&quot;&amp;[.A8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4];[$'TRADING JOURNAL'.R$1:.R$1048576];&quot;&gt;=&quot;&amp;[.A8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3" calcext:value-type="date">
            <text:p>23/06/2021</text:p>
          </table:table-cell>
          <table:table-cell table:style-name="ce185" table:formula="of:=SUMIFS([$'TRADING JOURNAL'.C$1:.C$1048576];[$'TRADING JOURNAL'.B$1:.B$1048576];&quot;&lt;=&quot;&amp;[.A85];[$'TRADING JOURNAL'.R$1:.R$1048576];&quot;&gt;=&quot;&amp;[.A85])+SUMIFS([$'TRADING JOURNAL'.C$1:.C$1048576];[$'TRADING JOURNAL'.B$1:.B$1048576];&quot;&lt;=&quot;&amp;[.A8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5];[$'TRADING JOURNAL'.R$1:.R$1048576];&quot;&gt;=&quot;&amp;[.A8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4" calcext:value-type="date">
            <text:p>24/06/2021</text:p>
          </table:table-cell>
          <table:table-cell table:style-name="ce185" table:formula="of:=SUMIFS([$'TRADING JOURNAL'.C$1:.C$1048576];[$'TRADING JOURNAL'.B$1:.B$1048576];&quot;&lt;=&quot;&amp;[.A86];[$'TRADING JOURNAL'.R$1:.R$1048576];&quot;&gt;=&quot;&amp;[.A86])+SUMIFS([$'TRADING JOURNAL'.C$1:.C$1048576];[$'TRADING JOURNAL'.B$1:.B$1048576];&quot;&lt;=&quot;&amp;[.A8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6];[$'TRADING JOURNAL'.R$1:.R$1048576];&quot;&gt;=&quot;&amp;[.A8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5" calcext:value-type="date">
            <text:p>25/06/2021</text:p>
          </table:table-cell>
          <table:table-cell table:style-name="ce185" table:formula="of:=SUMIFS([$'TRADING JOURNAL'.C$1:.C$1048576];[$'TRADING JOURNAL'.B$1:.B$1048576];&quot;&lt;=&quot;&amp;[.A87];[$'TRADING JOURNAL'.R$1:.R$1048576];&quot;&gt;=&quot;&amp;[.A87])+SUMIFS([$'TRADING JOURNAL'.C$1:.C$1048576];[$'TRADING JOURNAL'.B$1:.B$1048576];&quot;&lt;=&quot;&amp;[.A8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7];[$'TRADING JOURNAL'.R$1:.R$1048576];&quot;&gt;=&quot;&amp;[.A8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6" calcext:value-type="date">
            <text:p>26/06/2021</text:p>
          </table:table-cell>
          <table:table-cell table:style-name="ce185" table:formula="of:=SUMIFS([$'TRADING JOURNAL'.C$1:.C$1048576];[$'TRADING JOURNAL'.B$1:.B$1048576];&quot;&lt;=&quot;&amp;[.A88];[$'TRADING JOURNAL'.R$1:.R$1048576];&quot;&gt;=&quot;&amp;[.A88])+SUMIFS([$'TRADING JOURNAL'.C$1:.C$1048576];[$'TRADING JOURNAL'.B$1:.B$1048576];&quot;&lt;=&quot;&amp;[.A8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8];[$'TRADING JOURNAL'.R$1:.R$1048576];&quot;&gt;=&quot;&amp;[.A8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7" calcext:value-type="date">
            <text:p>27/06/2021</text:p>
          </table:table-cell>
          <table:table-cell table:style-name="ce185" table:formula="of:=SUMIFS([$'TRADING JOURNAL'.C$1:.C$1048576];[$'TRADING JOURNAL'.B$1:.B$1048576];&quot;&lt;=&quot;&amp;[.A89];[$'TRADING JOURNAL'.R$1:.R$1048576];&quot;&gt;=&quot;&amp;[.A89])+SUMIFS([$'TRADING JOURNAL'.C$1:.C$1048576];[$'TRADING JOURNAL'.B$1:.B$1048576];&quot;&lt;=&quot;&amp;[.A8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89];[$'TRADING JOURNAL'.R$1:.R$1048576];&quot;&gt;=&quot;&amp;[.A8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8" calcext:value-type="date">
            <text:p>28/06/2021</text:p>
          </table:table-cell>
          <table:table-cell table:style-name="ce185" table:formula="of:=SUMIFS([$'TRADING JOURNAL'.C$1:.C$1048576];[$'TRADING JOURNAL'.B$1:.B$1048576];&quot;&lt;=&quot;&amp;[.A90];[$'TRADING JOURNAL'.R$1:.R$1048576];&quot;&gt;=&quot;&amp;[.A90])+SUMIFS([$'TRADING JOURNAL'.C$1:.C$1048576];[$'TRADING JOURNAL'.B$1:.B$1048576];&quot;&lt;=&quot;&amp;[.A9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0];[$'TRADING JOURNAL'.R$1:.R$1048576];&quot;&gt;=&quot;&amp;[.A9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29" calcext:value-type="date">
            <text:p>29/06/2021</text:p>
          </table:table-cell>
          <table:table-cell table:style-name="ce185" table:formula="of:=SUMIFS([$'TRADING JOURNAL'.C$1:.C$1048576];[$'TRADING JOURNAL'.B$1:.B$1048576];&quot;&lt;=&quot;&amp;[.A91];[$'TRADING JOURNAL'.R$1:.R$1048576];&quot;&gt;=&quot;&amp;[.A91])+SUMIFS([$'TRADING JOURNAL'.C$1:.C$1048576];[$'TRADING JOURNAL'.B$1:.B$1048576];&quot;&lt;=&quot;&amp;[.A9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1];[$'TRADING JOURNAL'.R$1:.R$1048576];&quot;&gt;=&quot;&amp;[.A9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6-30" calcext:value-type="date">
            <text:p>30/06/2021</text:p>
          </table:table-cell>
          <table:table-cell table:style-name="ce185" table:formula="of:=SUMIFS([$'TRADING JOURNAL'.C$1:.C$1048576];[$'TRADING JOURNAL'.B$1:.B$1048576];&quot;&lt;=&quot;&amp;[.A92];[$'TRADING JOURNAL'.R$1:.R$1048576];&quot;&gt;=&quot;&amp;[.A92])+SUMIFS([$'TRADING JOURNAL'.C$1:.C$1048576];[$'TRADING JOURNAL'.B$1:.B$1048576];&quot;&lt;=&quot;&amp;[.A9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2];[$'TRADING JOURNAL'.R$1:.R$1048576];&quot;&gt;=&quot;&amp;[.A9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1" calcext:value-type="date">
            <text:p>01/07/2021</text:p>
          </table:table-cell>
          <table:table-cell table:style-name="ce185" table:formula="of:=SUMIFS([$'TRADING JOURNAL'.C$1:.C$1048576];[$'TRADING JOURNAL'.B$1:.B$1048576];&quot;&lt;=&quot;&amp;[.A93];[$'TRADING JOURNAL'.R$1:.R$1048576];&quot;&gt;=&quot;&amp;[.A93])+SUMIFS([$'TRADING JOURNAL'.C$1:.C$1048576];[$'TRADING JOURNAL'.B$1:.B$1048576];&quot;&lt;=&quot;&amp;[.A9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3];[$'TRADING JOURNAL'.R$1:.R$1048576];&quot;&gt;=&quot;&amp;[.A9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2" calcext:value-type="date">
            <text:p>02/07/2021</text:p>
          </table:table-cell>
          <table:table-cell table:style-name="ce185" table:formula="of:=SUMIFS([$'TRADING JOURNAL'.C$1:.C$1048576];[$'TRADING JOURNAL'.B$1:.B$1048576];&quot;&lt;=&quot;&amp;[.A94];[$'TRADING JOURNAL'.R$1:.R$1048576];&quot;&gt;=&quot;&amp;[.A94])+SUMIFS([$'TRADING JOURNAL'.C$1:.C$1048576];[$'TRADING JOURNAL'.B$1:.B$1048576];&quot;&lt;=&quot;&amp;[.A9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4];[$'TRADING JOURNAL'.R$1:.R$1048576];&quot;&gt;=&quot;&amp;[.A9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3" calcext:value-type="date">
            <text:p>03/07/2021</text:p>
          </table:table-cell>
          <table:table-cell table:style-name="ce185" table:formula="of:=SUMIFS([$'TRADING JOURNAL'.C$1:.C$1048576];[$'TRADING JOURNAL'.B$1:.B$1048576];&quot;&lt;=&quot;&amp;[.A95];[$'TRADING JOURNAL'.R$1:.R$1048576];&quot;&gt;=&quot;&amp;[.A95])+SUMIFS([$'TRADING JOURNAL'.C$1:.C$1048576];[$'TRADING JOURNAL'.B$1:.B$1048576];&quot;&lt;=&quot;&amp;[.A9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5];[$'TRADING JOURNAL'.R$1:.R$1048576];&quot;&gt;=&quot;&amp;[.A9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4" calcext:value-type="date">
            <text:p>04/07/2021</text:p>
          </table:table-cell>
          <table:table-cell table:style-name="ce185" table:formula="of:=SUMIFS([$'TRADING JOURNAL'.C$1:.C$1048576];[$'TRADING JOURNAL'.B$1:.B$1048576];&quot;&lt;=&quot;&amp;[.A96];[$'TRADING JOURNAL'.R$1:.R$1048576];&quot;&gt;=&quot;&amp;[.A96])+SUMIFS([$'TRADING JOURNAL'.C$1:.C$1048576];[$'TRADING JOURNAL'.B$1:.B$1048576];&quot;&lt;=&quot;&amp;[.A9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6];[$'TRADING JOURNAL'.R$1:.R$1048576];&quot;&gt;=&quot;&amp;[.A9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5" calcext:value-type="date">
            <text:p>05/07/2021</text:p>
          </table:table-cell>
          <table:table-cell table:style-name="ce185" table:formula="of:=SUMIFS([$'TRADING JOURNAL'.C$1:.C$1048576];[$'TRADING JOURNAL'.B$1:.B$1048576];&quot;&lt;=&quot;&amp;[.A97];[$'TRADING JOURNAL'.R$1:.R$1048576];&quot;&gt;=&quot;&amp;[.A97])+SUMIFS([$'TRADING JOURNAL'.C$1:.C$1048576];[$'TRADING JOURNAL'.B$1:.B$1048576];&quot;&lt;=&quot;&amp;[.A9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7];[$'TRADING JOURNAL'.R$1:.R$1048576];&quot;&gt;=&quot;&amp;[.A9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6" calcext:value-type="date">
            <text:p>06/07/2021</text:p>
          </table:table-cell>
          <table:table-cell table:style-name="ce185" table:formula="of:=SUMIFS([$'TRADING JOURNAL'.C$1:.C$1048576];[$'TRADING JOURNAL'.B$1:.B$1048576];&quot;&lt;=&quot;&amp;[.A98];[$'TRADING JOURNAL'.R$1:.R$1048576];&quot;&gt;=&quot;&amp;[.A98])+SUMIFS([$'TRADING JOURNAL'.C$1:.C$1048576];[$'TRADING JOURNAL'.B$1:.B$1048576];&quot;&lt;=&quot;&amp;[.A9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8];[$'TRADING JOURNAL'.R$1:.R$1048576];&quot;&gt;=&quot;&amp;[.A9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7" calcext:value-type="date">
            <text:p>07/07/2021</text:p>
          </table:table-cell>
          <table:table-cell table:style-name="ce185" table:formula="of:=SUMIFS([$'TRADING JOURNAL'.C$1:.C$1048576];[$'TRADING JOURNAL'.B$1:.B$1048576];&quot;&lt;=&quot;&amp;[.A99];[$'TRADING JOURNAL'.R$1:.R$1048576];&quot;&gt;=&quot;&amp;[.A99])+SUMIFS([$'TRADING JOURNAL'.C$1:.C$1048576];[$'TRADING JOURNAL'.B$1:.B$1048576];&quot;&lt;=&quot;&amp;[.A9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99];[$'TRADING JOURNAL'.R$1:.R$1048576];&quot;&gt;=&quot;&amp;[.A9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8" calcext:value-type="date">
            <text:p>08/07/2021</text:p>
          </table:table-cell>
          <table:table-cell table:style-name="ce185" table:formula="of:=SUMIFS([$'TRADING JOURNAL'.C$1:.C$1048576];[$'TRADING JOURNAL'.B$1:.B$1048576];&quot;&lt;=&quot;&amp;[.A100];[$'TRADING JOURNAL'.R$1:.R$1048576];&quot;&gt;=&quot;&amp;[.A100])+SUMIFS([$'TRADING JOURNAL'.C$1:.C$1048576];[$'TRADING JOURNAL'.B$1:.B$1048576];&quot;&lt;=&quot;&amp;[.A10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0];[$'TRADING JOURNAL'.R$1:.R$1048576];&quot;&gt;=&quot;&amp;[.A10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09" calcext:value-type="date">
            <text:p>09/07/2021</text:p>
          </table:table-cell>
          <table:table-cell table:style-name="ce185" table:formula="of:=SUMIFS([$'TRADING JOURNAL'.C$1:.C$1048576];[$'TRADING JOURNAL'.B$1:.B$1048576];&quot;&lt;=&quot;&amp;[.A101];[$'TRADING JOURNAL'.R$1:.R$1048576];&quot;&gt;=&quot;&amp;[.A101])+SUMIFS([$'TRADING JOURNAL'.C$1:.C$1048576];[$'TRADING JOURNAL'.B$1:.B$1048576];&quot;&lt;=&quot;&amp;[.A10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1];[$'TRADING JOURNAL'.R$1:.R$1048576];&quot;&gt;=&quot;&amp;[.A10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0" calcext:value-type="date">
            <text:p>10/07/2021</text:p>
          </table:table-cell>
          <table:table-cell table:style-name="ce185" table:formula="of:=SUMIFS([$'TRADING JOURNAL'.C$1:.C$1048576];[$'TRADING JOURNAL'.B$1:.B$1048576];&quot;&lt;=&quot;&amp;[.A102];[$'TRADING JOURNAL'.R$1:.R$1048576];&quot;&gt;=&quot;&amp;[.A102])+SUMIFS([$'TRADING JOURNAL'.C$1:.C$1048576];[$'TRADING JOURNAL'.B$1:.B$1048576];&quot;&lt;=&quot;&amp;[.A10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2];[$'TRADING JOURNAL'.R$1:.R$1048576];&quot;&gt;=&quot;&amp;[.A10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1" calcext:value-type="date">
            <text:p>11/07/2021</text:p>
          </table:table-cell>
          <table:table-cell table:style-name="ce185" table:formula="of:=SUMIFS([$'TRADING JOURNAL'.C$1:.C$1048576];[$'TRADING JOURNAL'.B$1:.B$1048576];&quot;&lt;=&quot;&amp;[.A103];[$'TRADING JOURNAL'.R$1:.R$1048576];&quot;&gt;=&quot;&amp;[.A103])+SUMIFS([$'TRADING JOURNAL'.C$1:.C$1048576];[$'TRADING JOURNAL'.B$1:.B$1048576];&quot;&lt;=&quot;&amp;[.A10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3];[$'TRADING JOURNAL'.R$1:.R$1048576];&quot;&gt;=&quot;&amp;[.A10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2" calcext:value-type="date">
            <text:p>12/07/2021</text:p>
          </table:table-cell>
          <table:table-cell table:style-name="ce185" table:formula="of:=SUMIFS([$'TRADING JOURNAL'.C$1:.C$1048576];[$'TRADING JOURNAL'.B$1:.B$1048576];&quot;&lt;=&quot;&amp;[.A104];[$'TRADING JOURNAL'.R$1:.R$1048576];&quot;&gt;=&quot;&amp;[.A104])+SUMIFS([$'TRADING JOURNAL'.C$1:.C$1048576];[$'TRADING JOURNAL'.B$1:.B$1048576];&quot;&lt;=&quot;&amp;[.A10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4];[$'TRADING JOURNAL'.R$1:.R$1048576];&quot;&gt;=&quot;&amp;[.A10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3" calcext:value-type="date">
            <text:p>13/07/2021</text:p>
          </table:table-cell>
          <table:table-cell table:style-name="ce185" table:formula="of:=SUMIFS([$'TRADING JOURNAL'.C$1:.C$1048576];[$'TRADING JOURNAL'.B$1:.B$1048576];&quot;&lt;=&quot;&amp;[.A105];[$'TRADING JOURNAL'.R$1:.R$1048576];&quot;&gt;=&quot;&amp;[.A105])+SUMIFS([$'TRADING JOURNAL'.C$1:.C$1048576];[$'TRADING JOURNAL'.B$1:.B$1048576];&quot;&lt;=&quot;&amp;[.A10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5];[$'TRADING JOURNAL'.R$1:.R$1048576];&quot;&gt;=&quot;&amp;[.A10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4" calcext:value-type="date">
            <text:p>14/07/2021</text:p>
          </table:table-cell>
          <table:table-cell table:style-name="ce185" table:formula="of:=SUMIFS([$'TRADING JOURNAL'.C$1:.C$1048576];[$'TRADING JOURNAL'.B$1:.B$1048576];&quot;&lt;=&quot;&amp;[.A106];[$'TRADING JOURNAL'.R$1:.R$1048576];&quot;&gt;=&quot;&amp;[.A106])+SUMIFS([$'TRADING JOURNAL'.C$1:.C$1048576];[$'TRADING JOURNAL'.B$1:.B$1048576];&quot;&lt;=&quot;&amp;[.A10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6];[$'TRADING JOURNAL'.R$1:.R$1048576];&quot;&gt;=&quot;&amp;[.A10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5" calcext:value-type="date">
            <text:p>15/07/2021</text:p>
          </table:table-cell>
          <table:table-cell table:style-name="ce185" table:formula="of:=SUMIFS([$'TRADING JOURNAL'.C$1:.C$1048576];[$'TRADING JOURNAL'.B$1:.B$1048576];&quot;&lt;=&quot;&amp;[.A107];[$'TRADING JOURNAL'.R$1:.R$1048576];&quot;&gt;=&quot;&amp;[.A107])+SUMIFS([$'TRADING JOURNAL'.C$1:.C$1048576];[$'TRADING JOURNAL'.B$1:.B$1048576];&quot;&lt;=&quot;&amp;[.A10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7];[$'TRADING JOURNAL'.R$1:.R$1048576];&quot;&gt;=&quot;&amp;[.A10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6" calcext:value-type="date">
            <text:p>16/07/2021</text:p>
          </table:table-cell>
          <table:table-cell table:style-name="ce185" table:formula="of:=SUMIFS([$'TRADING JOURNAL'.C$1:.C$1048576];[$'TRADING JOURNAL'.B$1:.B$1048576];&quot;&lt;=&quot;&amp;[.A108];[$'TRADING JOURNAL'.R$1:.R$1048576];&quot;&gt;=&quot;&amp;[.A108])+SUMIFS([$'TRADING JOURNAL'.C$1:.C$1048576];[$'TRADING JOURNAL'.B$1:.B$1048576];&quot;&lt;=&quot;&amp;[.A10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8];[$'TRADING JOURNAL'.R$1:.R$1048576];&quot;&gt;=&quot;&amp;[.A10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7" calcext:value-type="date">
            <text:p>17/07/2021</text:p>
          </table:table-cell>
          <table:table-cell table:style-name="ce185" table:formula="of:=SUMIFS([$'TRADING JOURNAL'.C$1:.C$1048576];[$'TRADING JOURNAL'.B$1:.B$1048576];&quot;&lt;=&quot;&amp;[.A109];[$'TRADING JOURNAL'.R$1:.R$1048576];&quot;&gt;=&quot;&amp;[.A109])+SUMIFS([$'TRADING JOURNAL'.C$1:.C$1048576];[$'TRADING JOURNAL'.B$1:.B$1048576];&quot;&lt;=&quot;&amp;[.A10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09];[$'TRADING JOURNAL'.R$1:.R$1048576];&quot;&gt;=&quot;&amp;[.A10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8" calcext:value-type="date">
            <text:p>18/07/2021</text:p>
          </table:table-cell>
          <table:table-cell table:style-name="ce185" table:formula="of:=SUMIFS([$'TRADING JOURNAL'.C$1:.C$1048576];[$'TRADING JOURNAL'.B$1:.B$1048576];&quot;&lt;=&quot;&amp;[.A110];[$'TRADING JOURNAL'.R$1:.R$1048576];&quot;&gt;=&quot;&amp;[.A110])+SUMIFS([$'TRADING JOURNAL'.C$1:.C$1048576];[$'TRADING JOURNAL'.B$1:.B$1048576];&quot;&lt;=&quot;&amp;[.A11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0];[$'TRADING JOURNAL'.R$1:.R$1048576];&quot;&gt;=&quot;&amp;[.A11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19" calcext:value-type="date">
            <text:p>19/07/2021</text:p>
          </table:table-cell>
          <table:table-cell table:style-name="ce185" table:formula="of:=SUMIFS([$'TRADING JOURNAL'.C$1:.C$1048576];[$'TRADING JOURNAL'.B$1:.B$1048576];&quot;&lt;=&quot;&amp;[.A111];[$'TRADING JOURNAL'.R$1:.R$1048576];&quot;&gt;=&quot;&amp;[.A111])+SUMIFS([$'TRADING JOURNAL'.C$1:.C$1048576];[$'TRADING JOURNAL'.B$1:.B$1048576];&quot;&lt;=&quot;&amp;[.A11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1];[$'TRADING JOURNAL'.R$1:.R$1048576];&quot;&gt;=&quot;&amp;[.A11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0" calcext:value-type="date">
            <text:p>20/07/2021</text:p>
          </table:table-cell>
          <table:table-cell table:style-name="ce185" table:formula="of:=SUMIFS([$'TRADING JOURNAL'.C$1:.C$1048576];[$'TRADING JOURNAL'.B$1:.B$1048576];&quot;&lt;=&quot;&amp;[.A112];[$'TRADING JOURNAL'.R$1:.R$1048576];&quot;&gt;=&quot;&amp;[.A112])+SUMIFS([$'TRADING JOURNAL'.C$1:.C$1048576];[$'TRADING JOURNAL'.B$1:.B$1048576];&quot;&lt;=&quot;&amp;[.A11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2];[$'TRADING JOURNAL'.R$1:.R$1048576];&quot;&gt;=&quot;&amp;[.A11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1" calcext:value-type="date">
            <text:p>21/07/2021</text:p>
          </table:table-cell>
          <table:table-cell table:style-name="ce185" table:formula="of:=SUMIFS([$'TRADING JOURNAL'.C$1:.C$1048576];[$'TRADING JOURNAL'.B$1:.B$1048576];&quot;&lt;=&quot;&amp;[.A113];[$'TRADING JOURNAL'.R$1:.R$1048576];&quot;&gt;=&quot;&amp;[.A113])+SUMIFS([$'TRADING JOURNAL'.C$1:.C$1048576];[$'TRADING JOURNAL'.B$1:.B$1048576];&quot;&lt;=&quot;&amp;[.A11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3];[$'TRADING JOURNAL'.R$1:.R$1048576];&quot;&gt;=&quot;&amp;[.A11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2" calcext:value-type="date">
            <text:p>22/07/2021</text:p>
          </table:table-cell>
          <table:table-cell table:style-name="ce185" table:formula="of:=SUMIFS([$'TRADING JOURNAL'.C$1:.C$1048576];[$'TRADING JOURNAL'.B$1:.B$1048576];&quot;&lt;=&quot;&amp;[.A114];[$'TRADING JOURNAL'.R$1:.R$1048576];&quot;&gt;=&quot;&amp;[.A114])+SUMIFS([$'TRADING JOURNAL'.C$1:.C$1048576];[$'TRADING JOURNAL'.B$1:.B$1048576];&quot;&lt;=&quot;&amp;[.A11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4];[$'TRADING JOURNAL'.R$1:.R$1048576];&quot;&gt;=&quot;&amp;[.A11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3" calcext:value-type="date">
            <text:p>23/07/2021</text:p>
          </table:table-cell>
          <table:table-cell table:style-name="ce185" table:formula="of:=SUMIFS([$'TRADING JOURNAL'.C$1:.C$1048576];[$'TRADING JOURNAL'.B$1:.B$1048576];&quot;&lt;=&quot;&amp;[.A115];[$'TRADING JOURNAL'.R$1:.R$1048576];&quot;&gt;=&quot;&amp;[.A115])+SUMIFS([$'TRADING JOURNAL'.C$1:.C$1048576];[$'TRADING JOURNAL'.B$1:.B$1048576];&quot;&lt;=&quot;&amp;[.A11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5];[$'TRADING JOURNAL'.R$1:.R$1048576];&quot;&gt;=&quot;&amp;[.A11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4" calcext:value-type="date">
            <text:p>24/07/2021</text:p>
          </table:table-cell>
          <table:table-cell table:style-name="ce185" table:formula="of:=SUMIFS([$'TRADING JOURNAL'.C$1:.C$1048576];[$'TRADING JOURNAL'.B$1:.B$1048576];&quot;&lt;=&quot;&amp;[.A116];[$'TRADING JOURNAL'.R$1:.R$1048576];&quot;&gt;=&quot;&amp;[.A116])+SUMIFS([$'TRADING JOURNAL'.C$1:.C$1048576];[$'TRADING JOURNAL'.B$1:.B$1048576];&quot;&lt;=&quot;&amp;[.A11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6];[$'TRADING JOURNAL'.R$1:.R$1048576];&quot;&gt;=&quot;&amp;[.A11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5" calcext:value-type="date">
            <text:p>25/07/2021</text:p>
          </table:table-cell>
          <table:table-cell table:style-name="ce185" table:formula="of:=SUMIFS([$'TRADING JOURNAL'.C$1:.C$1048576];[$'TRADING JOURNAL'.B$1:.B$1048576];&quot;&lt;=&quot;&amp;[.A117];[$'TRADING JOURNAL'.R$1:.R$1048576];&quot;&gt;=&quot;&amp;[.A117])+SUMIFS([$'TRADING JOURNAL'.C$1:.C$1048576];[$'TRADING JOURNAL'.B$1:.B$1048576];&quot;&lt;=&quot;&amp;[.A11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7];[$'TRADING JOURNAL'.R$1:.R$1048576];&quot;&gt;=&quot;&amp;[.A11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6" calcext:value-type="date">
            <text:p>26/07/2021</text:p>
          </table:table-cell>
          <table:table-cell table:style-name="ce185" table:formula="of:=SUMIFS([$'TRADING JOURNAL'.C$1:.C$1048576];[$'TRADING JOURNAL'.B$1:.B$1048576];&quot;&lt;=&quot;&amp;[.A118];[$'TRADING JOURNAL'.R$1:.R$1048576];&quot;&gt;=&quot;&amp;[.A118])+SUMIFS([$'TRADING JOURNAL'.C$1:.C$1048576];[$'TRADING JOURNAL'.B$1:.B$1048576];&quot;&lt;=&quot;&amp;[.A11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8];[$'TRADING JOURNAL'.R$1:.R$1048576];&quot;&gt;=&quot;&amp;[.A11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7" calcext:value-type="date">
            <text:p>27/07/2021</text:p>
          </table:table-cell>
          <table:table-cell table:style-name="ce185" table:formula="of:=SUMIFS([$'TRADING JOURNAL'.C$1:.C$1048576];[$'TRADING JOURNAL'.B$1:.B$1048576];&quot;&lt;=&quot;&amp;[.A119];[$'TRADING JOURNAL'.R$1:.R$1048576];&quot;&gt;=&quot;&amp;[.A119])+SUMIFS([$'TRADING JOURNAL'.C$1:.C$1048576];[$'TRADING JOURNAL'.B$1:.B$1048576];&quot;&lt;=&quot;&amp;[.A11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19];[$'TRADING JOURNAL'.R$1:.R$1048576];&quot;&gt;=&quot;&amp;[.A11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8" calcext:value-type="date">
            <text:p>28/07/2021</text:p>
          </table:table-cell>
          <table:table-cell table:style-name="ce185" table:formula="of:=SUMIFS([$'TRADING JOURNAL'.C$1:.C$1048576];[$'TRADING JOURNAL'.B$1:.B$1048576];&quot;&lt;=&quot;&amp;[.A120];[$'TRADING JOURNAL'.R$1:.R$1048576];&quot;&gt;=&quot;&amp;[.A120])+SUMIFS([$'TRADING JOURNAL'.C$1:.C$1048576];[$'TRADING JOURNAL'.B$1:.B$1048576];&quot;&lt;=&quot;&amp;[.A12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0];[$'TRADING JOURNAL'.R$1:.R$1048576];&quot;&gt;=&quot;&amp;[.A12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29" calcext:value-type="date">
            <text:p>29/07/2021</text:p>
          </table:table-cell>
          <table:table-cell table:style-name="ce185" table:formula="of:=SUMIFS([$'TRADING JOURNAL'.C$1:.C$1048576];[$'TRADING JOURNAL'.B$1:.B$1048576];&quot;&lt;=&quot;&amp;[.A121];[$'TRADING JOURNAL'.R$1:.R$1048576];&quot;&gt;=&quot;&amp;[.A121])+SUMIFS([$'TRADING JOURNAL'.C$1:.C$1048576];[$'TRADING JOURNAL'.B$1:.B$1048576];&quot;&lt;=&quot;&amp;[.A12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1];[$'TRADING JOURNAL'.R$1:.R$1048576];&quot;&gt;=&quot;&amp;[.A12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30" calcext:value-type="date">
            <text:p>30/07/2021</text:p>
          </table:table-cell>
          <table:table-cell table:style-name="ce185" table:formula="of:=SUMIFS([$'TRADING JOURNAL'.C$1:.C$1048576];[$'TRADING JOURNAL'.B$1:.B$1048576];&quot;&lt;=&quot;&amp;[.A122];[$'TRADING JOURNAL'.R$1:.R$1048576];&quot;&gt;=&quot;&amp;[.A122])+SUMIFS([$'TRADING JOURNAL'.C$1:.C$1048576];[$'TRADING JOURNAL'.B$1:.B$1048576];&quot;&lt;=&quot;&amp;[.A12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2];[$'TRADING JOURNAL'.R$1:.R$1048576];&quot;&gt;=&quot;&amp;[.A12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7-31" calcext:value-type="date">
            <text:p>31/07/2021</text:p>
          </table:table-cell>
          <table:table-cell table:style-name="ce185" table:formula="of:=SUMIFS([$'TRADING JOURNAL'.C$1:.C$1048576];[$'TRADING JOURNAL'.B$1:.B$1048576];&quot;&lt;=&quot;&amp;[.A123];[$'TRADING JOURNAL'.R$1:.R$1048576];&quot;&gt;=&quot;&amp;[.A123])+SUMIFS([$'TRADING JOURNAL'.C$1:.C$1048576];[$'TRADING JOURNAL'.B$1:.B$1048576];&quot;&lt;=&quot;&amp;[.A12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3];[$'TRADING JOURNAL'.R$1:.R$1048576];&quot;&gt;=&quot;&amp;[.A12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1" calcext:value-type="date">
            <text:p>01/08/2021</text:p>
          </table:table-cell>
          <table:table-cell table:style-name="ce185" table:formula="of:=SUMIFS([$'TRADING JOURNAL'.C$1:.C$1048576];[$'TRADING JOURNAL'.B$1:.B$1048576];&quot;&lt;=&quot;&amp;[.A124];[$'TRADING JOURNAL'.R$1:.R$1048576];&quot;&gt;=&quot;&amp;[.A124])+SUMIFS([$'TRADING JOURNAL'.C$1:.C$1048576];[$'TRADING JOURNAL'.B$1:.B$1048576];&quot;&lt;=&quot;&amp;[.A12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4];[$'TRADING JOURNAL'.R$1:.R$1048576];&quot;&gt;=&quot;&amp;[.A12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2" calcext:value-type="date">
            <text:p>02/08/2021</text:p>
          </table:table-cell>
          <table:table-cell table:style-name="ce185" table:formula="of:=SUMIFS([$'TRADING JOURNAL'.C$1:.C$1048576];[$'TRADING JOURNAL'.B$1:.B$1048576];&quot;&lt;=&quot;&amp;[.A125];[$'TRADING JOURNAL'.R$1:.R$1048576];&quot;&gt;=&quot;&amp;[.A125])+SUMIFS([$'TRADING JOURNAL'.C$1:.C$1048576];[$'TRADING JOURNAL'.B$1:.B$1048576];&quot;&lt;=&quot;&amp;[.A12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5];[$'TRADING JOURNAL'.R$1:.R$1048576];&quot;&gt;=&quot;&amp;[.A12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3" calcext:value-type="date">
            <text:p>03/08/2021</text:p>
          </table:table-cell>
          <table:table-cell table:style-name="ce185" table:formula="of:=SUMIFS([$'TRADING JOURNAL'.C$1:.C$1048576];[$'TRADING JOURNAL'.B$1:.B$1048576];&quot;&lt;=&quot;&amp;[.A126];[$'TRADING JOURNAL'.R$1:.R$1048576];&quot;&gt;=&quot;&amp;[.A126])+SUMIFS([$'TRADING JOURNAL'.C$1:.C$1048576];[$'TRADING JOURNAL'.B$1:.B$1048576];&quot;&lt;=&quot;&amp;[.A12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6];[$'TRADING JOURNAL'.R$1:.R$1048576];&quot;&gt;=&quot;&amp;[.A12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4" calcext:value-type="date">
            <text:p>04/08/2021</text:p>
          </table:table-cell>
          <table:table-cell table:style-name="ce185" table:formula="of:=SUMIFS([$'TRADING JOURNAL'.C$1:.C$1048576];[$'TRADING JOURNAL'.B$1:.B$1048576];&quot;&lt;=&quot;&amp;[.A127];[$'TRADING JOURNAL'.R$1:.R$1048576];&quot;&gt;=&quot;&amp;[.A127])+SUMIFS([$'TRADING JOURNAL'.C$1:.C$1048576];[$'TRADING JOURNAL'.B$1:.B$1048576];&quot;&lt;=&quot;&amp;[.A12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7];[$'TRADING JOURNAL'.R$1:.R$1048576];&quot;&gt;=&quot;&amp;[.A12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5" calcext:value-type="date">
            <text:p>05/08/2021</text:p>
          </table:table-cell>
          <table:table-cell table:style-name="ce185" table:formula="of:=SUMIFS([$'TRADING JOURNAL'.C$1:.C$1048576];[$'TRADING JOURNAL'.B$1:.B$1048576];&quot;&lt;=&quot;&amp;[.A128];[$'TRADING JOURNAL'.R$1:.R$1048576];&quot;&gt;=&quot;&amp;[.A128])+SUMIFS([$'TRADING JOURNAL'.C$1:.C$1048576];[$'TRADING JOURNAL'.B$1:.B$1048576];&quot;&lt;=&quot;&amp;[.A12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8];[$'TRADING JOURNAL'.R$1:.R$1048576];&quot;&gt;=&quot;&amp;[.A12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6" calcext:value-type="date">
            <text:p>06/08/2021</text:p>
          </table:table-cell>
          <table:table-cell table:style-name="ce185" table:formula="of:=SUMIFS([$'TRADING JOURNAL'.C$1:.C$1048576];[$'TRADING JOURNAL'.B$1:.B$1048576];&quot;&lt;=&quot;&amp;[.A129];[$'TRADING JOURNAL'.R$1:.R$1048576];&quot;&gt;=&quot;&amp;[.A129])+SUMIFS([$'TRADING JOURNAL'.C$1:.C$1048576];[$'TRADING JOURNAL'.B$1:.B$1048576];&quot;&lt;=&quot;&amp;[.A12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29];[$'TRADING JOURNAL'.R$1:.R$1048576];&quot;&gt;=&quot;&amp;[.A12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7" calcext:value-type="date">
            <text:p>07/08/2021</text:p>
          </table:table-cell>
          <table:table-cell table:style-name="ce185" table:formula="of:=SUMIFS([$'TRADING JOURNAL'.C$1:.C$1048576];[$'TRADING JOURNAL'.B$1:.B$1048576];&quot;&lt;=&quot;&amp;[.A130];[$'TRADING JOURNAL'.R$1:.R$1048576];&quot;&gt;=&quot;&amp;[.A130])+SUMIFS([$'TRADING JOURNAL'.C$1:.C$1048576];[$'TRADING JOURNAL'.B$1:.B$1048576];&quot;&lt;=&quot;&amp;[.A13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0];[$'TRADING JOURNAL'.R$1:.R$1048576];&quot;&gt;=&quot;&amp;[.A13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8" calcext:value-type="date">
            <text:p>08/08/2021</text:p>
          </table:table-cell>
          <table:table-cell table:style-name="ce185" table:formula="of:=SUMIFS([$'TRADING JOURNAL'.C$1:.C$1048576];[$'TRADING JOURNAL'.B$1:.B$1048576];&quot;&lt;=&quot;&amp;[.A131];[$'TRADING JOURNAL'.R$1:.R$1048576];&quot;&gt;=&quot;&amp;[.A131])+SUMIFS([$'TRADING JOURNAL'.C$1:.C$1048576];[$'TRADING JOURNAL'.B$1:.B$1048576];&quot;&lt;=&quot;&amp;[.A13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1];[$'TRADING JOURNAL'.R$1:.R$1048576];&quot;&gt;=&quot;&amp;[.A13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09" calcext:value-type="date">
            <text:p>09/08/2021</text:p>
          </table:table-cell>
          <table:table-cell table:style-name="ce185" table:formula="of:=SUMIFS([$'TRADING JOURNAL'.C$1:.C$1048576];[$'TRADING JOURNAL'.B$1:.B$1048576];&quot;&lt;=&quot;&amp;[.A132];[$'TRADING JOURNAL'.R$1:.R$1048576];&quot;&gt;=&quot;&amp;[.A132])+SUMIFS([$'TRADING JOURNAL'.C$1:.C$1048576];[$'TRADING JOURNAL'.B$1:.B$1048576];&quot;&lt;=&quot;&amp;[.A13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2];[$'TRADING JOURNAL'.R$1:.R$1048576];&quot;&gt;=&quot;&amp;[.A13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0" calcext:value-type="date">
            <text:p>10/08/2021</text:p>
          </table:table-cell>
          <table:table-cell table:style-name="ce185" table:formula="of:=SUMIFS([$'TRADING JOURNAL'.C$1:.C$1048576];[$'TRADING JOURNAL'.B$1:.B$1048576];&quot;&lt;=&quot;&amp;[.A133];[$'TRADING JOURNAL'.R$1:.R$1048576];&quot;&gt;=&quot;&amp;[.A133])+SUMIFS([$'TRADING JOURNAL'.C$1:.C$1048576];[$'TRADING JOURNAL'.B$1:.B$1048576];&quot;&lt;=&quot;&amp;[.A13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3];[$'TRADING JOURNAL'.R$1:.R$1048576];&quot;&gt;=&quot;&amp;[.A13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1" calcext:value-type="date">
            <text:p>11/08/2021</text:p>
          </table:table-cell>
          <table:table-cell table:style-name="ce185" table:formula="of:=SUMIFS([$'TRADING JOURNAL'.C$1:.C$1048576];[$'TRADING JOURNAL'.B$1:.B$1048576];&quot;&lt;=&quot;&amp;[.A134];[$'TRADING JOURNAL'.R$1:.R$1048576];&quot;&gt;=&quot;&amp;[.A134])+SUMIFS([$'TRADING JOURNAL'.C$1:.C$1048576];[$'TRADING JOURNAL'.B$1:.B$1048576];&quot;&lt;=&quot;&amp;[.A13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4];[$'TRADING JOURNAL'.R$1:.R$1048576];&quot;&gt;=&quot;&amp;[.A13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2" calcext:value-type="date">
            <text:p>12/08/2021</text:p>
          </table:table-cell>
          <table:table-cell table:style-name="ce185" table:formula="of:=SUMIFS([$'TRADING JOURNAL'.C$1:.C$1048576];[$'TRADING JOURNAL'.B$1:.B$1048576];&quot;&lt;=&quot;&amp;[.A135];[$'TRADING JOURNAL'.R$1:.R$1048576];&quot;&gt;=&quot;&amp;[.A135])+SUMIFS([$'TRADING JOURNAL'.C$1:.C$1048576];[$'TRADING JOURNAL'.B$1:.B$1048576];&quot;&lt;=&quot;&amp;[.A13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5];[$'TRADING JOURNAL'.R$1:.R$1048576];&quot;&gt;=&quot;&amp;[.A13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3" calcext:value-type="date">
            <text:p>13/08/2021</text:p>
          </table:table-cell>
          <table:table-cell table:style-name="ce185" table:formula="of:=SUMIFS([$'TRADING JOURNAL'.C$1:.C$1048576];[$'TRADING JOURNAL'.B$1:.B$1048576];&quot;&lt;=&quot;&amp;[.A136];[$'TRADING JOURNAL'.R$1:.R$1048576];&quot;&gt;=&quot;&amp;[.A136])+SUMIFS([$'TRADING JOURNAL'.C$1:.C$1048576];[$'TRADING JOURNAL'.B$1:.B$1048576];&quot;&lt;=&quot;&amp;[.A13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6];[$'TRADING JOURNAL'.R$1:.R$1048576];&quot;&gt;=&quot;&amp;[.A13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4" calcext:value-type="date">
            <text:p>14/08/2021</text:p>
          </table:table-cell>
          <table:table-cell table:style-name="ce185" table:formula="of:=SUMIFS([$'TRADING JOURNAL'.C$1:.C$1048576];[$'TRADING JOURNAL'.B$1:.B$1048576];&quot;&lt;=&quot;&amp;[.A137];[$'TRADING JOURNAL'.R$1:.R$1048576];&quot;&gt;=&quot;&amp;[.A137])+SUMIFS([$'TRADING JOURNAL'.C$1:.C$1048576];[$'TRADING JOURNAL'.B$1:.B$1048576];&quot;&lt;=&quot;&amp;[.A13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7];[$'TRADING JOURNAL'.R$1:.R$1048576];&quot;&gt;=&quot;&amp;[.A13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5" calcext:value-type="date">
            <text:p>15/08/2021</text:p>
          </table:table-cell>
          <table:table-cell table:style-name="ce185" table:formula="of:=SUMIFS([$'TRADING JOURNAL'.C$1:.C$1048576];[$'TRADING JOURNAL'.B$1:.B$1048576];&quot;&lt;=&quot;&amp;[.A138];[$'TRADING JOURNAL'.R$1:.R$1048576];&quot;&gt;=&quot;&amp;[.A138])+SUMIFS([$'TRADING JOURNAL'.C$1:.C$1048576];[$'TRADING JOURNAL'.B$1:.B$1048576];&quot;&lt;=&quot;&amp;[.A13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8];[$'TRADING JOURNAL'.R$1:.R$1048576];&quot;&gt;=&quot;&amp;[.A13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6" calcext:value-type="date">
            <text:p>16/08/2021</text:p>
          </table:table-cell>
          <table:table-cell table:style-name="ce185" table:formula="of:=SUMIFS([$'TRADING JOURNAL'.C$1:.C$1048576];[$'TRADING JOURNAL'.B$1:.B$1048576];&quot;&lt;=&quot;&amp;[.A139];[$'TRADING JOURNAL'.R$1:.R$1048576];&quot;&gt;=&quot;&amp;[.A139])+SUMIFS([$'TRADING JOURNAL'.C$1:.C$1048576];[$'TRADING JOURNAL'.B$1:.B$1048576];&quot;&lt;=&quot;&amp;[.A13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39];[$'TRADING JOURNAL'.R$1:.R$1048576];&quot;&gt;=&quot;&amp;[.A13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7" calcext:value-type="date">
            <text:p>17/08/2021</text:p>
          </table:table-cell>
          <table:table-cell table:style-name="ce185" table:formula="of:=SUMIFS([$'TRADING JOURNAL'.C$1:.C$1048576];[$'TRADING JOURNAL'.B$1:.B$1048576];&quot;&lt;=&quot;&amp;[.A140];[$'TRADING JOURNAL'.R$1:.R$1048576];&quot;&gt;=&quot;&amp;[.A140])+SUMIFS([$'TRADING JOURNAL'.C$1:.C$1048576];[$'TRADING JOURNAL'.B$1:.B$1048576];&quot;&lt;=&quot;&amp;[.A14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0];[$'TRADING JOURNAL'.R$1:.R$1048576];&quot;&gt;=&quot;&amp;[.A14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8" calcext:value-type="date">
            <text:p>18/08/2021</text:p>
          </table:table-cell>
          <table:table-cell table:style-name="ce185" table:formula="of:=SUMIFS([$'TRADING JOURNAL'.C$1:.C$1048576];[$'TRADING JOURNAL'.B$1:.B$1048576];&quot;&lt;=&quot;&amp;[.A141];[$'TRADING JOURNAL'.R$1:.R$1048576];&quot;&gt;=&quot;&amp;[.A141])+SUMIFS([$'TRADING JOURNAL'.C$1:.C$1048576];[$'TRADING JOURNAL'.B$1:.B$1048576];&quot;&lt;=&quot;&amp;[.A14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1];[$'TRADING JOURNAL'.R$1:.R$1048576];&quot;&gt;=&quot;&amp;[.A14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19" calcext:value-type="date">
            <text:p>19/08/2021</text:p>
          </table:table-cell>
          <table:table-cell table:style-name="ce185" table:formula="of:=SUMIFS([$'TRADING JOURNAL'.C$1:.C$1048576];[$'TRADING JOURNAL'.B$1:.B$1048576];&quot;&lt;=&quot;&amp;[.A142];[$'TRADING JOURNAL'.R$1:.R$1048576];&quot;&gt;=&quot;&amp;[.A142])+SUMIFS([$'TRADING JOURNAL'.C$1:.C$1048576];[$'TRADING JOURNAL'.B$1:.B$1048576];&quot;&lt;=&quot;&amp;[.A14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2];[$'TRADING JOURNAL'.R$1:.R$1048576];&quot;&gt;=&quot;&amp;[.A14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0" calcext:value-type="date">
            <text:p>20/08/2021</text:p>
          </table:table-cell>
          <table:table-cell table:style-name="ce185" table:formula="of:=SUMIFS([$'TRADING JOURNAL'.C$1:.C$1048576];[$'TRADING JOURNAL'.B$1:.B$1048576];&quot;&lt;=&quot;&amp;[.A143];[$'TRADING JOURNAL'.R$1:.R$1048576];&quot;&gt;=&quot;&amp;[.A143])+SUMIFS([$'TRADING JOURNAL'.C$1:.C$1048576];[$'TRADING JOURNAL'.B$1:.B$1048576];&quot;&lt;=&quot;&amp;[.A14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3];[$'TRADING JOURNAL'.R$1:.R$1048576];&quot;&gt;=&quot;&amp;[.A14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1" calcext:value-type="date">
            <text:p>21/08/2021</text:p>
          </table:table-cell>
          <table:table-cell table:style-name="ce185" table:formula="of:=SUMIFS([$'TRADING JOURNAL'.C$1:.C$1048576];[$'TRADING JOURNAL'.B$1:.B$1048576];&quot;&lt;=&quot;&amp;[.A144];[$'TRADING JOURNAL'.R$1:.R$1048576];&quot;&gt;=&quot;&amp;[.A144])+SUMIFS([$'TRADING JOURNAL'.C$1:.C$1048576];[$'TRADING JOURNAL'.B$1:.B$1048576];&quot;&lt;=&quot;&amp;[.A14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4];[$'TRADING JOURNAL'.R$1:.R$1048576];&quot;&gt;=&quot;&amp;[.A14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2" calcext:value-type="date">
            <text:p>22/08/2021</text:p>
          </table:table-cell>
          <table:table-cell table:style-name="ce185" table:formula="of:=SUMIFS([$'TRADING JOURNAL'.C$1:.C$1048576];[$'TRADING JOURNAL'.B$1:.B$1048576];&quot;&lt;=&quot;&amp;[.A145];[$'TRADING JOURNAL'.R$1:.R$1048576];&quot;&gt;=&quot;&amp;[.A145])+SUMIFS([$'TRADING JOURNAL'.C$1:.C$1048576];[$'TRADING JOURNAL'.B$1:.B$1048576];&quot;&lt;=&quot;&amp;[.A14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5];[$'TRADING JOURNAL'.R$1:.R$1048576];&quot;&gt;=&quot;&amp;[.A14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3" calcext:value-type="date">
            <text:p>23/08/2021</text:p>
          </table:table-cell>
          <table:table-cell table:style-name="ce185" table:formula="of:=SUMIFS([$'TRADING JOURNAL'.C$1:.C$1048576];[$'TRADING JOURNAL'.B$1:.B$1048576];&quot;&lt;=&quot;&amp;[.A146];[$'TRADING JOURNAL'.R$1:.R$1048576];&quot;&gt;=&quot;&amp;[.A146])+SUMIFS([$'TRADING JOURNAL'.C$1:.C$1048576];[$'TRADING JOURNAL'.B$1:.B$1048576];&quot;&lt;=&quot;&amp;[.A14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6];[$'TRADING JOURNAL'.R$1:.R$1048576];&quot;&gt;=&quot;&amp;[.A14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4" calcext:value-type="date">
            <text:p>24/08/2021</text:p>
          </table:table-cell>
          <table:table-cell table:style-name="ce185" table:formula="of:=SUMIFS([$'TRADING JOURNAL'.C$1:.C$1048576];[$'TRADING JOURNAL'.B$1:.B$1048576];&quot;&lt;=&quot;&amp;[.A147];[$'TRADING JOURNAL'.R$1:.R$1048576];&quot;&gt;=&quot;&amp;[.A147])+SUMIFS([$'TRADING JOURNAL'.C$1:.C$1048576];[$'TRADING JOURNAL'.B$1:.B$1048576];&quot;&lt;=&quot;&amp;[.A14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7];[$'TRADING JOURNAL'.R$1:.R$1048576];&quot;&gt;=&quot;&amp;[.A14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5" calcext:value-type="date">
            <text:p>25/08/2021</text:p>
          </table:table-cell>
          <table:table-cell table:style-name="ce185" table:formula="of:=SUMIFS([$'TRADING JOURNAL'.C$1:.C$1048576];[$'TRADING JOURNAL'.B$1:.B$1048576];&quot;&lt;=&quot;&amp;[.A148];[$'TRADING JOURNAL'.R$1:.R$1048576];&quot;&gt;=&quot;&amp;[.A148])+SUMIFS([$'TRADING JOURNAL'.C$1:.C$1048576];[$'TRADING JOURNAL'.B$1:.B$1048576];&quot;&lt;=&quot;&amp;[.A14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8];[$'TRADING JOURNAL'.R$1:.R$1048576];&quot;&gt;=&quot;&amp;[.A14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6" calcext:value-type="date">
            <text:p>26/08/2021</text:p>
          </table:table-cell>
          <table:table-cell table:style-name="ce185" table:formula="of:=SUMIFS([$'TRADING JOURNAL'.C$1:.C$1048576];[$'TRADING JOURNAL'.B$1:.B$1048576];&quot;&lt;=&quot;&amp;[.A149];[$'TRADING JOURNAL'.R$1:.R$1048576];&quot;&gt;=&quot;&amp;[.A149])+SUMIFS([$'TRADING JOURNAL'.C$1:.C$1048576];[$'TRADING JOURNAL'.B$1:.B$1048576];&quot;&lt;=&quot;&amp;[.A14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49];[$'TRADING JOURNAL'.R$1:.R$1048576];&quot;&gt;=&quot;&amp;[.A14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7" calcext:value-type="date">
            <text:p>27/08/2021</text:p>
          </table:table-cell>
          <table:table-cell table:style-name="ce185" table:formula="of:=SUMIFS([$'TRADING JOURNAL'.C$1:.C$1048576];[$'TRADING JOURNAL'.B$1:.B$1048576];&quot;&lt;=&quot;&amp;[.A150];[$'TRADING JOURNAL'.R$1:.R$1048576];&quot;&gt;=&quot;&amp;[.A150])+SUMIFS([$'TRADING JOURNAL'.C$1:.C$1048576];[$'TRADING JOURNAL'.B$1:.B$1048576];&quot;&lt;=&quot;&amp;[.A15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0];[$'TRADING JOURNAL'.R$1:.R$1048576];&quot;&gt;=&quot;&amp;[.A15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8" calcext:value-type="date">
            <text:p>28/08/2021</text:p>
          </table:table-cell>
          <table:table-cell table:style-name="ce185" table:formula="of:=SUMIFS([$'TRADING JOURNAL'.C$1:.C$1048576];[$'TRADING JOURNAL'.B$1:.B$1048576];&quot;&lt;=&quot;&amp;[.A151];[$'TRADING JOURNAL'.R$1:.R$1048576];&quot;&gt;=&quot;&amp;[.A151])+SUMIFS([$'TRADING JOURNAL'.C$1:.C$1048576];[$'TRADING JOURNAL'.B$1:.B$1048576];&quot;&lt;=&quot;&amp;[.A15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1];[$'TRADING JOURNAL'.R$1:.R$1048576];&quot;&gt;=&quot;&amp;[.A15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29" calcext:value-type="date">
            <text:p>29/08/2021</text:p>
          </table:table-cell>
          <table:table-cell table:style-name="ce185" table:formula="of:=SUMIFS([$'TRADING JOURNAL'.C$1:.C$1048576];[$'TRADING JOURNAL'.B$1:.B$1048576];&quot;&lt;=&quot;&amp;[.A152];[$'TRADING JOURNAL'.R$1:.R$1048576];&quot;&gt;=&quot;&amp;[.A152])+SUMIFS([$'TRADING JOURNAL'.C$1:.C$1048576];[$'TRADING JOURNAL'.B$1:.B$1048576];&quot;&lt;=&quot;&amp;[.A15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2];[$'TRADING JOURNAL'.R$1:.R$1048576];&quot;&gt;=&quot;&amp;[.A15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30" calcext:value-type="date">
            <text:p>30/08/2021</text:p>
          </table:table-cell>
          <table:table-cell table:style-name="ce185" table:formula="of:=SUMIFS([$'TRADING JOURNAL'.C$1:.C$1048576];[$'TRADING JOURNAL'.B$1:.B$1048576];&quot;&lt;=&quot;&amp;[.A153];[$'TRADING JOURNAL'.R$1:.R$1048576];&quot;&gt;=&quot;&amp;[.A153])+SUMIFS([$'TRADING JOURNAL'.C$1:.C$1048576];[$'TRADING JOURNAL'.B$1:.B$1048576];&quot;&lt;=&quot;&amp;[.A15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3];[$'TRADING JOURNAL'.R$1:.R$1048576];&quot;&gt;=&quot;&amp;[.A15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8-31" calcext:value-type="date">
            <text:p>31/08/2021</text:p>
          </table:table-cell>
          <table:table-cell table:style-name="ce185" table:formula="of:=SUMIFS([$'TRADING JOURNAL'.C$1:.C$1048576];[$'TRADING JOURNAL'.B$1:.B$1048576];&quot;&lt;=&quot;&amp;[.A154];[$'TRADING JOURNAL'.R$1:.R$1048576];&quot;&gt;=&quot;&amp;[.A154])+SUMIFS([$'TRADING JOURNAL'.C$1:.C$1048576];[$'TRADING JOURNAL'.B$1:.B$1048576];&quot;&lt;=&quot;&amp;[.A15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4];[$'TRADING JOURNAL'.R$1:.R$1048576];&quot;&gt;=&quot;&amp;[.A15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1" calcext:value-type="date">
            <text:p>01/09/2021</text:p>
          </table:table-cell>
          <table:table-cell table:style-name="ce185" table:formula="of:=SUMIFS([$'TRADING JOURNAL'.C$1:.C$1048576];[$'TRADING JOURNAL'.B$1:.B$1048576];&quot;&lt;=&quot;&amp;[.A155];[$'TRADING JOURNAL'.R$1:.R$1048576];&quot;&gt;=&quot;&amp;[.A155])+SUMIFS([$'TRADING JOURNAL'.C$1:.C$1048576];[$'TRADING JOURNAL'.B$1:.B$1048576];&quot;&lt;=&quot;&amp;[.A15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5];[$'TRADING JOURNAL'.R$1:.R$1048576];&quot;&gt;=&quot;&amp;[.A15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2" calcext:value-type="date">
            <text:p>02/09/2021</text:p>
          </table:table-cell>
          <table:table-cell table:style-name="ce185" table:formula="of:=SUMIFS([$'TRADING JOURNAL'.C$1:.C$1048576];[$'TRADING JOURNAL'.B$1:.B$1048576];&quot;&lt;=&quot;&amp;[.A156];[$'TRADING JOURNAL'.R$1:.R$1048576];&quot;&gt;=&quot;&amp;[.A156])+SUMIFS([$'TRADING JOURNAL'.C$1:.C$1048576];[$'TRADING JOURNAL'.B$1:.B$1048576];&quot;&lt;=&quot;&amp;[.A15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6];[$'TRADING JOURNAL'.R$1:.R$1048576];&quot;&gt;=&quot;&amp;[.A15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3" calcext:value-type="date">
            <text:p>03/09/2021</text:p>
          </table:table-cell>
          <table:table-cell table:style-name="ce185" table:formula="of:=SUMIFS([$'TRADING JOURNAL'.C$1:.C$1048576];[$'TRADING JOURNAL'.B$1:.B$1048576];&quot;&lt;=&quot;&amp;[.A157];[$'TRADING JOURNAL'.R$1:.R$1048576];&quot;&gt;=&quot;&amp;[.A157])+SUMIFS([$'TRADING JOURNAL'.C$1:.C$1048576];[$'TRADING JOURNAL'.B$1:.B$1048576];&quot;&lt;=&quot;&amp;[.A15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7];[$'TRADING JOURNAL'.R$1:.R$1048576];&quot;&gt;=&quot;&amp;[.A15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4" calcext:value-type="date">
            <text:p>04/09/2021</text:p>
          </table:table-cell>
          <table:table-cell table:style-name="ce185" table:formula="of:=SUMIFS([$'TRADING JOURNAL'.C$1:.C$1048576];[$'TRADING JOURNAL'.B$1:.B$1048576];&quot;&lt;=&quot;&amp;[.A158];[$'TRADING JOURNAL'.R$1:.R$1048576];&quot;&gt;=&quot;&amp;[.A158])+SUMIFS([$'TRADING JOURNAL'.C$1:.C$1048576];[$'TRADING JOURNAL'.B$1:.B$1048576];&quot;&lt;=&quot;&amp;[.A15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8];[$'TRADING JOURNAL'.R$1:.R$1048576];&quot;&gt;=&quot;&amp;[.A15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5" calcext:value-type="date">
            <text:p>05/09/2021</text:p>
          </table:table-cell>
          <table:table-cell table:style-name="ce185" table:formula="of:=SUMIFS([$'TRADING JOURNAL'.C$1:.C$1048576];[$'TRADING JOURNAL'.B$1:.B$1048576];&quot;&lt;=&quot;&amp;[.A159];[$'TRADING JOURNAL'.R$1:.R$1048576];&quot;&gt;=&quot;&amp;[.A159])+SUMIFS([$'TRADING JOURNAL'.C$1:.C$1048576];[$'TRADING JOURNAL'.B$1:.B$1048576];&quot;&lt;=&quot;&amp;[.A15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59];[$'TRADING JOURNAL'.R$1:.R$1048576];&quot;&gt;=&quot;&amp;[.A15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6" calcext:value-type="date">
            <text:p>06/09/2021</text:p>
          </table:table-cell>
          <table:table-cell table:style-name="ce185" table:formula="of:=SUMIFS([$'TRADING JOURNAL'.C$1:.C$1048576];[$'TRADING JOURNAL'.B$1:.B$1048576];&quot;&lt;=&quot;&amp;[.A160];[$'TRADING JOURNAL'.R$1:.R$1048576];&quot;&gt;=&quot;&amp;[.A160])+SUMIFS([$'TRADING JOURNAL'.C$1:.C$1048576];[$'TRADING JOURNAL'.B$1:.B$1048576];&quot;&lt;=&quot;&amp;[.A16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0];[$'TRADING JOURNAL'.R$1:.R$1048576];&quot;&gt;=&quot;&amp;[.A16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7" calcext:value-type="date">
            <text:p>07/09/2021</text:p>
          </table:table-cell>
          <table:table-cell table:style-name="ce185" table:formula="of:=SUMIFS([$'TRADING JOURNAL'.C$1:.C$1048576];[$'TRADING JOURNAL'.B$1:.B$1048576];&quot;&lt;=&quot;&amp;[.A161];[$'TRADING JOURNAL'.R$1:.R$1048576];&quot;&gt;=&quot;&amp;[.A161])+SUMIFS([$'TRADING JOURNAL'.C$1:.C$1048576];[$'TRADING JOURNAL'.B$1:.B$1048576];&quot;&lt;=&quot;&amp;[.A16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1];[$'TRADING JOURNAL'.R$1:.R$1048576];&quot;&gt;=&quot;&amp;[.A16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8" calcext:value-type="date">
            <text:p>08/09/2021</text:p>
          </table:table-cell>
          <table:table-cell table:style-name="ce185" table:formula="of:=SUMIFS([$'TRADING JOURNAL'.C$1:.C$1048576];[$'TRADING JOURNAL'.B$1:.B$1048576];&quot;&lt;=&quot;&amp;[.A162];[$'TRADING JOURNAL'.R$1:.R$1048576];&quot;&gt;=&quot;&amp;[.A162])+SUMIFS([$'TRADING JOURNAL'.C$1:.C$1048576];[$'TRADING JOURNAL'.B$1:.B$1048576];&quot;&lt;=&quot;&amp;[.A16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2];[$'TRADING JOURNAL'.R$1:.R$1048576];&quot;&gt;=&quot;&amp;[.A16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09" calcext:value-type="date">
            <text:p>09/09/2021</text:p>
          </table:table-cell>
          <table:table-cell table:style-name="ce185" table:formula="of:=SUMIFS([$'TRADING JOURNAL'.C$1:.C$1048576];[$'TRADING JOURNAL'.B$1:.B$1048576];&quot;&lt;=&quot;&amp;[.A163];[$'TRADING JOURNAL'.R$1:.R$1048576];&quot;&gt;=&quot;&amp;[.A163])+SUMIFS([$'TRADING JOURNAL'.C$1:.C$1048576];[$'TRADING JOURNAL'.B$1:.B$1048576];&quot;&lt;=&quot;&amp;[.A16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3];[$'TRADING JOURNAL'.R$1:.R$1048576];&quot;&gt;=&quot;&amp;[.A16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0" calcext:value-type="date">
            <text:p>10/09/2021</text:p>
          </table:table-cell>
          <table:table-cell table:style-name="ce185" table:formula="of:=SUMIFS([$'TRADING JOURNAL'.C$1:.C$1048576];[$'TRADING JOURNAL'.B$1:.B$1048576];&quot;&lt;=&quot;&amp;[.A164];[$'TRADING JOURNAL'.R$1:.R$1048576];&quot;&gt;=&quot;&amp;[.A164])+SUMIFS([$'TRADING JOURNAL'.C$1:.C$1048576];[$'TRADING JOURNAL'.B$1:.B$1048576];&quot;&lt;=&quot;&amp;[.A16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4];[$'TRADING JOURNAL'.R$1:.R$1048576];&quot;&gt;=&quot;&amp;[.A16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1" calcext:value-type="date">
            <text:p>11/09/2021</text:p>
          </table:table-cell>
          <table:table-cell table:style-name="ce185" table:formula="of:=SUMIFS([$'TRADING JOURNAL'.C$1:.C$1048576];[$'TRADING JOURNAL'.B$1:.B$1048576];&quot;&lt;=&quot;&amp;[.A165];[$'TRADING JOURNAL'.R$1:.R$1048576];&quot;&gt;=&quot;&amp;[.A165])+SUMIFS([$'TRADING JOURNAL'.C$1:.C$1048576];[$'TRADING JOURNAL'.B$1:.B$1048576];&quot;&lt;=&quot;&amp;[.A16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5];[$'TRADING JOURNAL'.R$1:.R$1048576];&quot;&gt;=&quot;&amp;[.A16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2" calcext:value-type="date">
            <text:p>12/09/2021</text:p>
          </table:table-cell>
          <table:table-cell table:style-name="ce185" table:formula="of:=SUMIFS([$'TRADING JOURNAL'.C$1:.C$1048576];[$'TRADING JOURNAL'.B$1:.B$1048576];&quot;&lt;=&quot;&amp;[.A166];[$'TRADING JOURNAL'.R$1:.R$1048576];&quot;&gt;=&quot;&amp;[.A166])+SUMIFS([$'TRADING JOURNAL'.C$1:.C$1048576];[$'TRADING JOURNAL'.B$1:.B$1048576];&quot;&lt;=&quot;&amp;[.A16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6];[$'TRADING JOURNAL'.R$1:.R$1048576];&quot;&gt;=&quot;&amp;[.A16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3" calcext:value-type="date">
            <text:p>13/09/2021</text:p>
          </table:table-cell>
          <table:table-cell table:style-name="ce185" table:formula="of:=SUMIFS([$'TRADING JOURNAL'.C$1:.C$1048576];[$'TRADING JOURNAL'.B$1:.B$1048576];&quot;&lt;=&quot;&amp;[.A167];[$'TRADING JOURNAL'.R$1:.R$1048576];&quot;&gt;=&quot;&amp;[.A167])+SUMIFS([$'TRADING JOURNAL'.C$1:.C$1048576];[$'TRADING JOURNAL'.B$1:.B$1048576];&quot;&lt;=&quot;&amp;[.A16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7];[$'TRADING JOURNAL'.R$1:.R$1048576];&quot;&gt;=&quot;&amp;[.A16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4" calcext:value-type="date">
            <text:p>14/09/2021</text:p>
          </table:table-cell>
          <table:table-cell table:style-name="ce185" table:formula="of:=SUMIFS([$'TRADING JOURNAL'.C$1:.C$1048576];[$'TRADING JOURNAL'.B$1:.B$1048576];&quot;&lt;=&quot;&amp;[.A168];[$'TRADING JOURNAL'.R$1:.R$1048576];&quot;&gt;=&quot;&amp;[.A168])+SUMIFS([$'TRADING JOURNAL'.C$1:.C$1048576];[$'TRADING JOURNAL'.B$1:.B$1048576];&quot;&lt;=&quot;&amp;[.A16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8];[$'TRADING JOURNAL'.R$1:.R$1048576];&quot;&gt;=&quot;&amp;[.A16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5" calcext:value-type="date">
            <text:p>15/09/2021</text:p>
          </table:table-cell>
          <table:table-cell table:style-name="ce185" table:formula="of:=SUMIFS([$'TRADING JOURNAL'.C$1:.C$1048576];[$'TRADING JOURNAL'.B$1:.B$1048576];&quot;&lt;=&quot;&amp;[.A169];[$'TRADING JOURNAL'.R$1:.R$1048576];&quot;&gt;=&quot;&amp;[.A169])+SUMIFS([$'TRADING JOURNAL'.C$1:.C$1048576];[$'TRADING JOURNAL'.B$1:.B$1048576];&quot;&lt;=&quot;&amp;[.A16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69];[$'TRADING JOURNAL'.R$1:.R$1048576];&quot;&gt;=&quot;&amp;[.A16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6" calcext:value-type="date">
            <text:p>16/09/2021</text:p>
          </table:table-cell>
          <table:table-cell table:style-name="ce185" table:formula="of:=SUMIFS([$'TRADING JOURNAL'.C$1:.C$1048576];[$'TRADING JOURNAL'.B$1:.B$1048576];&quot;&lt;=&quot;&amp;[.A170];[$'TRADING JOURNAL'.R$1:.R$1048576];&quot;&gt;=&quot;&amp;[.A170])+SUMIFS([$'TRADING JOURNAL'.C$1:.C$1048576];[$'TRADING JOURNAL'.B$1:.B$1048576];&quot;&lt;=&quot;&amp;[.A17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0];[$'TRADING JOURNAL'.R$1:.R$1048576];&quot;&gt;=&quot;&amp;[.A17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7" calcext:value-type="date">
            <text:p>17/09/2021</text:p>
          </table:table-cell>
          <table:table-cell table:style-name="ce185" table:formula="of:=SUMIFS([$'TRADING JOURNAL'.C$1:.C$1048576];[$'TRADING JOURNAL'.B$1:.B$1048576];&quot;&lt;=&quot;&amp;[.A171];[$'TRADING JOURNAL'.R$1:.R$1048576];&quot;&gt;=&quot;&amp;[.A171])+SUMIFS([$'TRADING JOURNAL'.C$1:.C$1048576];[$'TRADING JOURNAL'.B$1:.B$1048576];&quot;&lt;=&quot;&amp;[.A17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1];[$'TRADING JOURNAL'.R$1:.R$1048576];&quot;&gt;=&quot;&amp;[.A17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8" calcext:value-type="date">
            <text:p>18/09/2021</text:p>
          </table:table-cell>
          <table:table-cell table:style-name="ce185" table:formula="of:=SUMIFS([$'TRADING JOURNAL'.C$1:.C$1048576];[$'TRADING JOURNAL'.B$1:.B$1048576];&quot;&lt;=&quot;&amp;[.A172];[$'TRADING JOURNAL'.R$1:.R$1048576];&quot;&gt;=&quot;&amp;[.A172])+SUMIFS([$'TRADING JOURNAL'.C$1:.C$1048576];[$'TRADING JOURNAL'.B$1:.B$1048576];&quot;&lt;=&quot;&amp;[.A17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2];[$'TRADING JOURNAL'.R$1:.R$1048576];&quot;&gt;=&quot;&amp;[.A17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19" calcext:value-type="date">
            <text:p>19/09/2021</text:p>
          </table:table-cell>
          <table:table-cell table:style-name="ce185" table:formula="of:=SUMIFS([$'TRADING JOURNAL'.C$1:.C$1048576];[$'TRADING JOURNAL'.B$1:.B$1048576];&quot;&lt;=&quot;&amp;[.A173];[$'TRADING JOURNAL'.R$1:.R$1048576];&quot;&gt;=&quot;&amp;[.A173])+SUMIFS([$'TRADING JOURNAL'.C$1:.C$1048576];[$'TRADING JOURNAL'.B$1:.B$1048576];&quot;&lt;=&quot;&amp;[.A17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3];[$'TRADING JOURNAL'.R$1:.R$1048576];&quot;&gt;=&quot;&amp;[.A17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0" calcext:value-type="date">
            <text:p>20/09/2021</text:p>
          </table:table-cell>
          <table:table-cell table:style-name="ce185" table:formula="of:=SUMIFS([$'TRADING JOURNAL'.C$1:.C$1048576];[$'TRADING JOURNAL'.B$1:.B$1048576];&quot;&lt;=&quot;&amp;[.A174];[$'TRADING JOURNAL'.R$1:.R$1048576];&quot;&gt;=&quot;&amp;[.A174])+SUMIFS([$'TRADING JOURNAL'.C$1:.C$1048576];[$'TRADING JOURNAL'.B$1:.B$1048576];&quot;&lt;=&quot;&amp;[.A17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4];[$'TRADING JOURNAL'.R$1:.R$1048576];&quot;&gt;=&quot;&amp;[.A17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1" calcext:value-type="date">
            <text:p>21/09/2021</text:p>
          </table:table-cell>
          <table:table-cell table:style-name="ce185" table:formula="of:=SUMIFS([$'TRADING JOURNAL'.C$1:.C$1048576];[$'TRADING JOURNAL'.B$1:.B$1048576];&quot;&lt;=&quot;&amp;[.A175];[$'TRADING JOURNAL'.R$1:.R$1048576];&quot;&gt;=&quot;&amp;[.A175])+SUMIFS([$'TRADING JOURNAL'.C$1:.C$1048576];[$'TRADING JOURNAL'.B$1:.B$1048576];&quot;&lt;=&quot;&amp;[.A17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5];[$'TRADING JOURNAL'.R$1:.R$1048576];&quot;&gt;=&quot;&amp;[.A17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2" calcext:value-type="date">
            <text:p>22/09/2021</text:p>
          </table:table-cell>
          <table:table-cell table:style-name="ce185" table:formula="of:=SUMIFS([$'TRADING JOURNAL'.C$1:.C$1048576];[$'TRADING JOURNAL'.B$1:.B$1048576];&quot;&lt;=&quot;&amp;[.A176];[$'TRADING JOURNAL'.R$1:.R$1048576];&quot;&gt;=&quot;&amp;[.A176])+SUMIFS([$'TRADING JOURNAL'.C$1:.C$1048576];[$'TRADING JOURNAL'.B$1:.B$1048576];&quot;&lt;=&quot;&amp;[.A17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6];[$'TRADING JOURNAL'.R$1:.R$1048576];&quot;&gt;=&quot;&amp;[.A17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3" calcext:value-type="date">
            <text:p>23/09/2021</text:p>
          </table:table-cell>
          <table:table-cell table:style-name="ce185" table:formula="of:=SUMIFS([$'TRADING JOURNAL'.C$1:.C$1048576];[$'TRADING JOURNAL'.B$1:.B$1048576];&quot;&lt;=&quot;&amp;[.A177];[$'TRADING JOURNAL'.R$1:.R$1048576];&quot;&gt;=&quot;&amp;[.A177])+SUMIFS([$'TRADING JOURNAL'.C$1:.C$1048576];[$'TRADING JOURNAL'.B$1:.B$1048576];&quot;&lt;=&quot;&amp;[.A17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7];[$'TRADING JOURNAL'.R$1:.R$1048576];&quot;&gt;=&quot;&amp;[.A17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4" calcext:value-type="date">
            <text:p>24/09/2021</text:p>
          </table:table-cell>
          <table:table-cell table:style-name="ce185" table:formula="of:=SUMIFS([$'TRADING JOURNAL'.C$1:.C$1048576];[$'TRADING JOURNAL'.B$1:.B$1048576];&quot;&lt;=&quot;&amp;[.A178];[$'TRADING JOURNAL'.R$1:.R$1048576];&quot;&gt;=&quot;&amp;[.A178])+SUMIFS([$'TRADING JOURNAL'.C$1:.C$1048576];[$'TRADING JOURNAL'.B$1:.B$1048576];&quot;&lt;=&quot;&amp;[.A17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8];[$'TRADING JOURNAL'.R$1:.R$1048576];&quot;&gt;=&quot;&amp;[.A17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5" calcext:value-type="date">
            <text:p>25/09/2021</text:p>
          </table:table-cell>
          <table:table-cell table:style-name="ce185" table:formula="of:=SUMIFS([$'TRADING JOURNAL'.C$1:.C$1048576];[$'TRADING JOURNAL'.B$1:.B$1048576];&quot;&lt;=&quot;&amp;[.A179];[$'TRADING JOURNAL'.R$1:.R$1048576];&quot;&gt;=&quot;&amp;[.A179])+SUMIFS([$'TRADING JOURNAL'.C$1:.C$1048576];[$'TRADING JOURNAL'.B$1:.B$1048576];&quot;&lt;=&quot;&amp;[.A17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79];[$'TRADING JOURNAL'.R$1:.R$1048576];&quot;&gt;=&quot;&amp;[.A17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6" calcext:value-type="date">
            <text:p>26/09/2021</text:p>
          </table:table-cell>
          <table:table-cell table:style-name="ce185" table:formula="of:=SUMIFS([$'TRADING JOURNAL'.C$1:.C$1048576];[$'TRADING JOURNAL'.B$1:.B$1048576];&quot;&lt;=&quot;&amp;[.A180];[$'TRADING JOURNAL'.R$1:.R$1048576];&quot;&gt;=&quot;&amp;[.A180])+SUMIFS([$'TRADING JOURNAL'.C$1:.C$1048576];[$'TRADING JOURNAL'.B$1:.B$1048576];&quot;&lt;=&quot;&amp;[.A18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0];[$'TRADING JOURNAL'.R$1:.R$1048576];&quot;&gt;=&quot;&amp;[.A18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7" calcext:value-type="date">
            <text:p>27/09/2021</text:p>
          </table:table-cell>
          <table:table-cell table:style-name="ce185" table:formula="of:=SUMIFS([$'TRADING JOURNAL'.C$1:.C$1048576];[$'TRADING JOURNAL'.B$1:.B$1048576];&quot;&lt;=&quot;&amp;[.A181];[$'TRADING JOURNAL'.R$1:.R$1048576];&quot;&gt;=&quot;&amp;[.A181])+SUMIFS([$'TRADING JOURNAL'.C$1:.C$1048576];[$'TRADING JOURNAL'.B$1:.B$1048576];&quot;&lt;=&quot;&amp;[.A18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1];[$'TRADING JOURNAL'.R$1:.R$1048576];&quot;&gt;=&quot;&amp;[.A18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8" calcext:value-type="date">
            <text:p>28/09/2021</text:p>
          </table:table-cell>
          <table:table-cell table:style-name="ce185" table:formula="of:=SUMIFS([$'TRADING JOURNAL'.C$1:.C$1048576];[$'TRADING JOURNAL'.B$1:.B$1048576];&quot;&lt;=&quot;&amp;[.A182];[$'TRADING JOURNAL'.R$1:.R$1048576];&quot;&gt;=&quot;&amp;[.A182])+SUMIFS([$'TRADING JOURNAL'.C$1:.C$1048576];[$'TRADING JOURNAL'.B$1:.B$1048576];&quot;&lt;=&quot;&amp;[.A18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2];[$'TRADING JOURNAL'.R$1:.R$1048576];&quot;&gt;=&quot;&amp;[.A18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29" calcext:value-type="date">
            <text:p>29/09/2021</text:p>
          </table:table-cell>
          <table:table-cell table:style-name="ce185" table:formula="of:=SUMIFS([$'TRADING JOURNAL'.C$1:.C$1048576];[$'TRADING JOURNAL'.B$1:.B$1048576];&quot;&lt;=&quot;&amp;[.A183];[$'TRADING JOURNAL'.R$1:.R$1048576];&quot;&gt;=&quot;&amp;[.A183])+SUMIFS([$'TRADING JOURNAL'.C$1:.C$1048576];[$'TRADING JOURNAL'.B$1:.B$1048576];&quot;&lt;=&quot;&amp;[.A18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3];[$'TRADING JOURNAL'.R$1:.R$1048576];&quot;&gt;=&quot;&amp;[.A18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09-30" calcext:value-type="date">
            <text:p>30/09/2021</text:p>
          </table:table-cell>
          <table:table-cell table:style-name="ce185" table:formula="of:=SUMIFS([$'TRADING JOURNAL'.C$1:.C$1048576];[$'TRADING JOURNAL'.B$1:.B$1048576];&quot;&lt;=&quot;&amp;[.A184];[$'TRADING JOURNAL'.R$1:.R$1048576];&quot;&gt;=&quot;&amp;[.A184])+SUMIFS([$'TRADING JOURNAL'.C$1:.C$1048576];[$'TRADING JOURNAL'.B$1:.B$1048576];&quot;&lt;=&quot;&amp;[.A18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4];[$'TRADING JOURNAL'.R$1:.R$1048576];&quot;&gt;=&quot;&amp;[.A18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1" calcext:value-type="date">
            <text:p>01/10/2021</text:p>
          </table:table-cell>
          <table:table-cell table:style-name="ce185" table:formula="of:=SUMIFS([$'TRADING JOURNAL'.C$1:.C$1048576];[$'TRADING JOURNAL'.B$1:.B$1048576];&quot;&lt;=&quot;&amp;[.A185];[$'TRADING JOURNAL'.R$1:.R$1048576];&quot;&gt;=&quot;&amp;[.A185])+SUMIFS([$'TRADING JOURNAL'.C$1:.C$1048576];[$'TRADING JOURNAL'.B$1:.B$1048576];&quot;&lt;=&quot;&amp;[.A18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5];[$'TRADING JOURNAL'.R$1:.R$1048576];&quot;&gt;=&quot;&amp;[.A18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2" calcext:value-type="date">
            <text:p>02/10/2021</text:p>
          </table:table-cell>
          <table:table-cell table:style-name="ce185" table:formula="of:=SUMIFS([$'TRADING JOURNAL'.C$1:.C$1048576];[$'TRADING JOURNAL'.B$1:.B$1048576];&quot;&lt;=&quot;&amp;[.A186];[$'TRADING JOURNAL'.R$1:.R$1048576];&quot;&gt;=&quot;&amp;[.A186])+SUMIFS([$'TRADING JOURNAL'.C$1:.C$1048576];[$'TRADING JOURNAL'.B$1:.B$1048576];&quot;&lt;=&quot;&amp;[.A18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6];[$'TRADING JOURNAL'.R$1:.R$1048576];&quot;&gt;=&quot;&amp;[.A18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3" calcext:value-type="date">
            <text:p>03/10/2021</text:p>
          </table:table-cell>
          <table:table-cell table:style-name="ce185" table:formula="of:=SUMIFS([$'TRADING JOURNAL'.C$1:.C$1048576];[$'TRADING JOURNAL'.B$1:.B$1048576];&quot;&lt;=&quot;&amp;[.A187];[$'TRADING JOURNAL'.R$1:.R$1048576];&quot;&gt;=&quot;&amp;[.A187])+SUMIFS([$'TRADING JOURNAL'.C$1:.C$1048576];[$'TRADING JOURNAL'.B$1:.B$1048576];&quot;&lt;=&quot;&amp;[.A18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7];[$'TRADING JOURNAL'.R$1:.R$1048576];&quot;&gt;=&quot;&amp;[.A18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4" calcext:value-type="date">
            <text:p>04/10/2021</text:p>
          </table:table-cell>
          <table:table-cell table:style-name="ce185" table:formula="of:=SUMIFS([$'TRADING JOURNAL'.C$1:.C$1048576];[$'TRADING JOURNAL'.B$1:.B$1048576];&quot;&lt;=&quot;&amp;[.A188];[$'TRADING JOURNAL'.R$1:.R$1048576];&quot;&gt;=&quot;&amp;[.A188])+SUMIFS([$'TRADING JOURNAL'.C$1:.C$1048576];[$'TRADING JOURNAL'.B$1:.B$1048576];&quot;&lt;=&quot;&amp;[.A18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8];[$'TRADING JOURNAL'.R$1:.R$1048576];&quot;&gt;=&quot;&amp;[.A18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5" calcext:value-type="date">
            <text:p>05/10/2021</text:p>
          </table:table-cell>
          <table:table-cell table:style-name="ce185" table:formula="of:=SUMIFS([$'TRADING JOURNAL'.C$1:.C$1048576];[$'TRADING JOURNAL'.B$1:.B$1048576];&quot;&lt;=&quot;&amp;[.A189];[$'TRADING JOURNAL'.R$1:.R$1048576];&quot;&gt;=&quot;&amp;[.A189])+SUMIFS([$'TRADING JOURNAL'.C$1:.C$1048576];[$'TRADING JOURNAL'.B$1:.B$1048576];&quot;&lt;=&quot;&amp;[.A18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89];[$'TRADING JOURNAL'.R$1:.R$1048576];&quot;&gt;=&quot;&amp;[.A18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6" calcext:value-type="date">
            <text:p>06/10/2021</text:p>
          </table:table-cell>
          <table:table-cell table:style-name="ce185" table:formula="of:=SUMIFS([$'TRADING JOURNAL'.C$1:.C$1048576];[$'TRADING JOURNAL'.B$1:.B$1048576];&quot;&lt;=&quot;&amp;[.A190];[$'TRADING JOURNAL'.R$1:.R$1048576];&quot;&gt;=&quot;&amp;[.A190])+SUMIFS([$'TRADING JOURNAL'.C$1:.C$1048576];[$'TRADING JOURNAL'.B$1:.B$1048576];&quot;&lt;=&quot;&amp;[.A19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0];[$'TRADING JOURNAL'.R$1:.R$1048576];&quot;&gt;=&quot;&amp;[.A19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7" calcext:value-type="date">
            <text:p>07/10/2021</text:p>
          </table:table-cell>
          <table:table-cell table:style-name="ce185" table:formula="of:=SUMIFS([$'TRADING JOURNAL'.C$1:.C$1048576];[$'TRADING JOURNAL'.B$1:.B$1048576];&quot;&lt;=&quot;&amp;[.A191];[$'TRADING JOURNAL'.R$1:.R$1048576];&quot;&gt;=&quot;&amp;[.A191])+SUMIFS([$'TRADING JOURNAL'.C$1:.C$1048576];[$'TRADING JOURNAL'.B$1:.B$1048576];&quot;&lt;=&quot;&amp;[.A19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1];[$'TRADING JOURNAL'.R$1:.R$1048576];&quot;&gt;=&quot;&amp;[.A19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8" calcext:value-type="date">
            <text:p>08/10/2021</text:p>
          </table:table-cell>
          <table:table-cell table:style-name="ce185" table:formula="of:=SUMIFS([$'TRADING JOURNAL'.C$1:.C$1048576];[$'TRADING JOURNAL'.B$1:.B$1048576];&quot;&lt;=&quot;&amp;[.A192];[$'TRADING JOURNAL'.R$1:.R$1048576];&quot;&gt;=&quot;&amp;[.A192])+SUMIFS([$'TRADING JOURNAL'.C$1:.C$1048576];[$'TRADING JOURNAL'.B$1:.B$1048576];&quot;&lt;=&quot;&amp;[.A19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2];[$'TRADING JOURNAL'.R$1:.R$1048576];&quot;&gt;=&quot;&amp;[.A19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09" calcext:value-type="date">
            <text:p>09/10/2021</text:p>
          </table:table-cell>
          <table:table-cell table:style-name="ce185" table:formula="of:=SUMIFS([$'TRADING JOURNAL'.C$1:.C$1048576];[$'TRADING JOURNAL'.B$1:.B$1048576];&quot;&lt;=&quot;&amp;[.A193];[$'TRADING JOURNAL'.R$1:.R$1048576];&quot;&gt;=&quot;&amp;[.A193])+SUMIFS([$'TRADING JOURNAL'.C$1:.C$1048576];[$'TRADING JOURNAL'.B$1:.B$1048576];&quot;&lt;=&quot;&amp;[.A19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3];[$'TRADING JOURNAL'.R$1:.R$1048576];&quot;&gt;=&quot;&amp;[.A19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0" calcext:value-type="date">
            <text:p>10/10/2021</text:p>
          </table:table-cell>
          <table:table-cell table:style-name="ce185" table:formula="of:=SUMIFS([$'TRADING JOURNAL'.C$1:.C$1048576];[$'TRADING JOURNAL'.B$1:.B$1048576];&quot;&lt;=&quot;&amp;[.A194];[$'TRADING JOURNAL'.R$1:.R$1048576];&quot;&gt;=&quot;&amp;[.A194])+SUMIFS([$'TRADING JOURNAL'.C$1:.C$1048576];[$'TRADING JOURNAL'.B$1:.B$1048576];&quot;&lt;=&quot;&amp;[.A19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4];[$'TRADING JOURNAL'.R$1:.R$1048576];&quot;&gt;=&quot;&amp;[.A19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1" calcext:value-type="date">
            <text:p>11/10/2021</text:p>
          </table:table-cell>
          <table:table-cell table:style-name="ce185" table:formula="of:=SUMIFS([$'TRADING JOURNAL'.C$1:.C$1048576];[$'TRADING JOURNAL'.B$1:.B$1048576];&quot;&lt;=&quot;&amp;[.A195];[$'TRADING JOURNAL'.R$1:.R$1048576];&quot;&gt;=&quot;&amp;[.A195])+SUMIFS([$'TRADING JOURNAL'.C$1:.C$1048576];[$'TRADING JOURNAL'.B$1:.B$1048576];&quot;&lt;=&quot;&amp;[.A19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5];[$'TRADING JOURNAL'.R$1:.R$1048576];&quot;&gt;=&quot;&amp;[.A19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2" calcext:value-type="date">
            <text:p>12/10/2021</text:p>
          </table:table-cell>
          <table:table-cell table:style-name="ce185" table:formula="of:=SUMIFS([$'TRADING JOURNAL'.C$1:.C$1048576];[$'TRADING JOURNAL'.B$1:.B$1048576];&quot;&lt;=&quot;&amp;[.A196];[$'TRADING JOURNAL'.R$1:.R$1048576];&quot;&gt;=&quot;&amp;[.A196])+SUMIFS([$'TRADING JOURNAL'.C$1:.C$1048576];[$'TRADING JOURNAL'.B$1:.B$1048576];&quot;&lt;=&quot;&amp;[.A19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6];[$'TRADING JOURNAL'.R$1:.R$1048576];&quot;&gt;=&quot;&amp;[.A19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3" calcext:value-type="date">
            <text:p>13/10/2021</text:p>
          </table:table-cell>
          <table:table-cell table:style-name="ce185" table:formula="of:=SUMIFS([$'TRADING JOURNAL'.C$1:.C$1048576];[$'TRADING JOURNAL'.B$1:.B$1048576];&quot;&lt;=&quot;&amp;[.A197];[$'TRADING JOURNAL'.R$1:.R$1048576];&quot;&gt;=&quot;&amp;[.A197])+SUMIFS([$'TRADING JOURNAL'.C$1:.C$1048576];[$'TRADING JOURNAL'.B$1:.B$1048576];&quot;&lt;=&quot;&amp;[.A19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7];[$'TRADING JOURNAL'.R$1:.R$1048576];&quot;&gt;=&quot;&amp;[.A19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4" calcext:value-type="date">
            <text:p>14/10/2021</text:p>
          </table:table-cell>
          <table:table-cell table:style-name="ce185" table:formula="of:=SUMIFS([$'TRADING JOURNAL'.C$1:.C$1048576];[$'TRADING JOURNAL'.B$1:.B$1048576];&quot;&lt;=&quot;&amp;[.A198];[$'TRADING JOURNAL'.R$1:.R$1048576];&quot;&gt;=&quot;&amp;[.A198])+SUMIFS([$'TRADING JOURNAL'.C$1:.C$1048576];[$'TRADING JOURNAL'.B$1:.B$1048576];&quot;&lt;=&quot;&amp;[.A19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8];[$'TRADING JOURNAL'.R$1:.R$1048576];&quot;&gt;=&quot;&amp;[.A19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5" calcext:value-type="date">
            <text:p>15/10/2021</text:p>
          </table:table-cell>
          <table:table-cell table:style-name="ce185" table:formula="of:=SUMIFS([$'TRADING JOURNAL'.C$1:.C$1048576];[$'TRADING JOURNAL'.B$1:.B$1048576];&quot;&lt;=&quot;&amp;[.A199];[$'TRADING JOURNAL'.R$1:.R$1048576];&quot;&gt;=&quot;&amp;[.A199])+SUMIFS([$'TRADING JOURNAL'.C$1:.C$1048576];[$'TRADING JOURNAL'.B$1:.B$1048576];&quot;&lt;=&quot;&amp;[.A19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199];[$'TRADING JOURNAL'.R$1:.R$1048576];&quot;&gt;=&quot;&amp;[.A19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6" calcext:value-type="date">
            <text:p>16/10/2021</text:p>
          </table:table-cell>
          <table:table-cell table:style-name="ce185" table:formula="of:=SUMIFS([$'TRADING JOURNAL'.C$1:.C$1048576];[$'TRADING JOURNAL'.B$1:.B$1048576];&quot;&lt;=&quot;&amp;[.A200];[$'TRADING JOURNAL'.R$1:.R$1048576];&quot;&gt;=&quot;&amp;[.A200])+SUMIFS([$'TRADING JOURNAL'.C$1:.C$1048576];[$'TRADING JOURNAL'.B$1:.B$1048576];&quot;&lt;=&quot;&amp;[.A20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0];[$'TRADING JOURNAL'.R$1:.R$1048576];&quot;&gt;=&quot;&amp;[.A20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7" calcext:value-type="date">
            <text:p>17/10/2021</text:p>
          </table:table-cell>
          <table:table-cell table:style-name="ce185" table:formula="of:=SUMIFS([$'TRADING JOURNAL'.C$1:.C$1048576];[$'TRADING JOURNAL'.B$1:.B$1048576];&quot;&lt;=&quot;&amp;[.A201];[$'TRADING JOURNAL'.R$1:.R$1048576];&quot;&gt;=&quot;&amp;[.A201])+SUMIFS([$'TRADING JOURNAL'.C$1:.C$1048576];[$'TRADING JOURNAL'.B$1:.B$1048576];&quot;&lt;=&quot;&amp;[.A20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1];[$'TRADING JOURNAL'.R$1:.R$1048576];&quot;&gt;=&quot;&amp;[.A20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8" calcext:value-type="date">
            <text:p>18/10/2021</text:p>
          </table:table-cell>
          <table:table-cell table:style-name="ce185" table:formula="of:=SUMIFS([$'TRADING JOURNAL'.C$1:.C$1048576];[$'TRADING JOURNAL'.B$1:.B$1048576];&quot;&lt;=&quot;&amp;[.A202];[$'TRADING JOURNAL'.R$1:.R$1048576];&quot;&gt;=&quot;&amp;[.A202])+SUMIFS([$'TRADING JOURNAL'.C$1:.C$1048576];[$'TRADING JOURNAL'.B$1:.B$1048576];&quot;&lt;=&quot;&amp;[.A20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2];[$'TRADING JOURNAL'.R$1:.R$1048576];&quot;&gt;=&quot;&amp;[.A20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19" calcext:value-type="date">
            <text:p>19/10/2021</text:p>
          </table:table-cell>
          <table:table-cell table:style-name="ce185" table:formula="of:=SUMIFS([$'TRADING JOURNAL'.C$1:.C$1048576];[$'TRADING JOURNAL'.B$1:.B$1048576];&quot;&lt;=&quot;&amp;[.A203];[$'TRADING JOURNAL'.R$1:.R$1048576];&quot;&gt;=&quot;&amp;[.A203])+SUMIFS([$'TRADING JOURNAL'.C$1:.C$1048576];[$'TRADING JOURNAL'.B$1:.B$1048576];&quot;&lt;=&quot;&amp;[.A20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3];[$'TRADING JOURNAL'.R$1:.R$1048576];&quot;&gt;=&quot;&amp;[.A20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0" calcext:value-type="date">
            <text:p>20/10/2021</text:p>
          </table:table-cell>
          <table:table-cell table:style-name="ce185" table:formula="of:=SUMIFS([$'TRADING JOURNAL'.C$1:.C$1048576];[$'TRADING JOURNAL'.B$1:.B$1048576];&quot;&lt;=&quot;&amp;[.A204];[$'TRADING JOURNAL'.R$1:.R$1048576];&quot;&gt;=&quot;&amp;[.A204])+SUMIFS([$'TRADING JOURNAL'.C$1:.C$1048576];[$'TRADING JOURNAL'.B$1:.B$1048576];&quot;&lt;=&quot;&amp;[.A20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4];[$'TRADING JOURNAL'.R$1:.R$1048576];&quot;&gt;=&quot;&amp;[.A20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1" calcext:value-type="date">
            <text:p>21/10/2021</text:p>
          </table:table-cell>
          <table:table-cell table:style-name="ce185" table:formula="of:=SUMIFS([$'TRADING JOURNAL'.C$1:.C$1048576];[$'TRADING JOURNAL'.B$1:.B$1048576];&quot;&lt;=&quot;&amp;[.A205];[$'TRADING JOURNAL'.R$1:.R$1048576];&quot;&gt;=&quot;&amp;[.A205])+SUMIFS([$'TRADING JOURNAL'.C$1:.C$1048576];[$'TRADING JOURNAL'.B$1:.B$1048576];&quot;&lt;=&quot;&amp;[.A20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5];[$'TRADING JOURNAL'.R$1:.R$1048576];&quot;&gt;=&quot;&amp;[.A20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2" calcext:value-type="date">
            <text:p>22/10/2021</text:p>
          </table:table-cell>
          <table:table-cell table:style-name="ce185" table:formula="of:=SUMIFS([$'TRADING JOURNAL'.C$1:.C$1048576];[$'TRADING JOURNAL'.B$1:.B$1048576];&quot;&lt;=&quot;&amp;[.A206];[$'TRADING JOURNAL'.R$1:.R$1048576];&quot;&gt;=&quot;&amp;[.A206])+SUMIFS([$'TRADING JOURNAL'.C$1:.C$1048576];[$'TRADING JOURNAL'.B$1:.B$1048576];&quot;&lt;=&quot;&amp;[.A20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6];[$'TRADING JOURNAL'.R$1:.R$1048576];&quot;&gt;=&quot;&amp;[.A20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3" calcext:value-type="date">
            <text:p>23/10/2021</text:p>
          </table:table-cell>
          <table:table-cell table:style-name="ce185" table:formula="of:=SUMIFS([$'TRADING JOURNAL'.C$1:.C$1048576];[$'TRADING JOURNAL'.B$1:.B$1048576];&quot;&lt;=&quot;&amp;[.A207];[$'TRADING JOURNAL'.R$1:.R$1048576];&quot;&gt;=&quot;&amp;[.A207])+SUMIFS([$'TRADING JOURNAL'.C$1:.C$1048576];[$'TRADING JOURNAL'.B$1:.B$1048576];&quot;&lt;=&quot;&amp;[.A20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7];[$'TRADING JOURNAL'.R$1:.R$1048576];&quot;&gt;=&quot;&amp;[.A20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4" calcext:value-type="date">
            <text:p>24/10/2021</text:p>
          </table:table-cell>
          <table:table-cell table:style-name="ce185" table:formula="of:=SUMIFS([$'TRADING JOURNAL'.C$1:.C$1048576];[$'TRADING JOURNAL'.B$1:.B$1048576];&quot;&lt;=&quot;&amp;[.A208];[$'TRADING JOURNAL'.R$1:.R$1048576];&quot;&gt;=&quot;&amp;[.A208])+SUMIFS([$'TRADING JOURNAL'.C$1:.C$1048576];[$'TRADING JOURNAL'.B$1:.B$1048576];&quot;&lt;=&quot;&amp;[.A20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8];[$'TRADING JOURNAL'.R$1:.R$1048576];&quot;&gt;=&quot;&amp;[.A20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5" calcext:value-type="date">
            <text:p>25/10/2021</text:p>
          </table:table-cell>
          <table:table-cell table:style-name="ce185" table:formula="of:=SUMIFS([$'TRADING JOURNAL'.C$1:.C$1048576];[$'TRADING JOURNAL'.B$1:.B$1048576];&quot;&lt;=&quot;&amp;[.A209];[$'TRADING JOURNAL'.R$1:.R$1048576];&quot;&gt;=&quot;&amp;[.A209])+SUMIFS([$'TRADING JOURNAL'.C$1:.C$1048576];[$'TRADING JOURNAL'.B$1:.B$1048576];&quot;&lt;=&quot;&amp;[.A20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09];[$'TRADING JOURNAL'.R$1:.R$1048576];&quot;&gt;=&quot;&amp;[.A20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6" calcext:value-type="date">
            <text:p>26/10/2021</text:p>
          </table:table-cell>
          <table:table-cell table:style-name="ce185" table:formula="of:=SUMIFS([$'TRADING JOURNAL'.C$1:.C$1048576];[$'TRADING JOURNAL'.B$1:.B$1048576];&quot;&lt;=&quot;&amp;[.A210];[$'TRADING JOURNAL'.R$1:.R$1048576];&quot;&gt;=&quot;&amp;[.A210])+SUMIFS([$'TRADING JOURNAL'.C$1:.C$1048576];[$'TRADING JOURNAL'.B$1:.B$1048576];&quot;&lt;=&quot;&amp;[.A21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0];[$'TRADING JOURNAL'.R$1:.R$1048576];&quot;&gt;=&quot;&amp;[.A21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7" calcext:value-type="date">
            <text:p>27/10/2021</text:p>
          </table:table-cell>
          <table:table-cell table:style-name="ce185" table:formula="of:=SUMIFS([$'TRADING JOURNAL'.C$1:.C$1048576];[$'TRADING JOURNAL'.B$1:.B$1048576];&quot;&lt;=&quot;&amp;[.A211];[$'TRADING JOURNAL'.R$1:.R$1048576];&quot;&gt;=&quot;&amp;[.A211])+SUMIFS([$'TRADING JOURNAL'.C$1:.C$1048576];[$'TRADING JOURNAL'.B$1:.B$1048576];&quot;&lt;=&quot;&amp;[.A21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1];[$'TRADING JOURNAL'.R$1:.R$1048576];&quot;&gt;=&quot;&amp;[.A21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8" calcext:value-type="date">
            <text:p>28/10/2021</text:p>
          </table:table-cell>
          <table:table-cell table:style-name="ce185" table:formula="of:=SUMIFS([$'TRADING JOURNAL'.C$1:.C$1048576];[$'TRADING JOURNAL'.B$1:.B$1048576];&quot;&lt;=&quot;&amp;[.A212];[$'TRADING JOURNAL'.R$1:.R$1048576];&quot;&gt;=&quot;&amp;[.A212])+SUMIFS([$'TRADING JOURNAL'.C$1:.C$1048576];[$'TRADING JOURNAL'.B$1:.B$1048576];&quot;&lt;=&quot;&amp;[.A21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2];[$'TRADING JOURNAL'.R$1:.R$1048576];&quot;&gt;=&quot;&amp;[.A21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29" calcext:value-type="date">
            <text:p>29/10/2021</text:p>
          </table:table-cell>
          <table:table-cell table:style-name="ce185" table:formula="of:=SUMIFS([$'TRADING JOURNAL'.C$1:.C$1048576];[$'TRADING JOURNAL'.B$1:.B$1048576];&quot;&lt;=&quot;&amp;[.A213];[$'TRADING JOURNAL'.R$1:.R$1048576];&quot;&gt;=&quot;&amp;[.A213])+SUMIFS([$'TRADING JOURNAL'.C$1:.C$1048576];[$'TRADING JOURNAL'.B$1:.B$1048576];&quot;&lt;=&quot;&amp;[.A21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3];[$'TRADING JOURNAL'.R$1:.R$1048576];&quot;&gt;=&quot;&amp;[.A21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30" calcext:value-type="date">
            <text:p>30/10/2021</text:p>
          </table:table-cell>
          <table:table-cell table:style-name="ce185" table:formula="of:=SUMIFS([$'TRADING JOURNAL'.C$1:.C$1048576];[$'TRADING JOURNAL'.B$1:.B$1048576];&quot;&lt;=&quot;&amp;[.A214];[$'TRADING JOURNAL'.R$1:.R$1048576];&quot;&gt;=&quot;&amp;[.A214])+SUMIFS([$'TRADING JOURNAL'.C$1:.C$1048576];[$'TRADING JOURNAL'.B$1:.B$1048576];&quot;&lt;=&quot;&amp;[.A21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4];[$'TRADING JOURNAL'.R$1:.R$1048576];&quot;&gt;=&quot;&amp;[.A21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0-31" calcext:value-type="date">
            <text:p>31/10/2021</text:p>
          </table:table-cell>
          <table:table-cell table:style-name="ce185" table:formula="of:=SUMIFS([$'TRADING JOURNAL'.C$1:.C$1048576];[$'TRADING JOURNAL'.B$1:.B$1048576];&quot;&lt;=&quot;&amp;[.A215];[$'TRADING JOURNAL'.R$1:.R$1048576];&quot;&gt;=&quot;&amp;[.A215])+SUMIFS([$'TRADING JOURNAL'.C$1:.C$1048576];[$'TRADING JOURNAL'.B$1:.B$1048576];&quot;&lt;=&quot;&amp;[.A21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5];[$'TRADING JOURNAL'.R$1:.R$1048576];&quot;&gt;=&quot;&amp;[.A21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1" calcext:value-type="date">
            <text:p>01/11/2021</text:p>
          </table:table-cell>
          <table:table-cell table:style-name="ce185" table:formula="of:=SUMIFS([$'TRADING JOURNAL'.C$1:.C$1048576];[$'TRADING JOURNAL'.B$1:.B$1048576];&quot;&lt;=&quot;&amp;[.A216];[$'TRADING JOURNAL'.R$1:.R$1048576];&quot;&gt;=&quot;&amp;[.A216])+SUMIFS([$'TRADING JOURNAL'.C$1:.C$1048576];[$'TRADING JOURNAL'.B$1:.B$1048576];&quot;&lt;=&quot;&amp;[.A21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6];[$'TRADING JOURNAL'.R$1:.R$1048576];&quot;&gt;=&quot;&amp;[.A21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2" calcext:value-type="date">
            <text:p>02/11/2021</text:p>
          </table:table-cell>
          <table:table-cell table:style-name="ce185" table:formula="of:=SUMIFS([$'TRADING JOURNAL'.C$1:.C$1048576];[$'TRADING JOURNAL'.B$1:.B$1048576];&quot;&lt;=&quot;&amp;[.A217];[$'TRADING JOURNAL'.R$1:.R$1048576];&quot;&gt;=&quot;&amp;[.A217])+SUMIFS([$'TRADING JOURNAL'.C$1:.C$1048576];[$'TRADING JOURNAL'.B$1:.B$1048576];&quot;&lt;=&quot;&amp;[.A21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7];[$'TRADING JOURNAL'.R$1:.R$1048576];&quot;&gt;=&quot;&amp;[.A21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3" calcext:value-type="date">
            <text:p>03/11/2021</text:p>
          </table:table-cell>
          <table:table-cell table:style-name="ce185" table:formula="of:=SUMIFS([$'TRADING JOURNAL'.C$1:.C$1048576];[$'TRADING JOURNAL'.B$1:.B$1048576];&quot;&lt;=&quot;&amp;[.A218];[$'TRADING JOURNAL'.R$1:.R$1048576];&quot;&gt;=&quot;&amp;[.A218])+SUMIFS([$'TRADING JOURNAL'.C$1:.C$1048576];[$'TRADING JOURNAL'.B$1:.B$1048576];&quot;&lt;=&quot;&amp;[.A21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8];[$'TRADING JOURNAL'.R$1:.R$1048576];&quot;&gt;=&quot;&amp;[.A21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4" calcext:value-type="date">
            <text:p>04/11/2021</text:p>
          </table:table-cell>
          <table:table-cell table:style-name="ce185" table:formula="of:=SUMIFS([$'TRADING JOURNAL'.C$1:.C$1048576];[$'TRADING JOURNAL'.B$1:.B$1048576];&quot;&lt;=&quot;&amp;[.A219];[$'TRADING JOURNAL'.R$1:.R$1048576];&quot;&gt;=&quot;&amp;[.A219])+SUMIFS([$'TRADING JOURNAL'.C$1:.C$1048576];[$'TRADING JOURNAL'.B$1:.B$1048576];&quot;&lt;=&quot;&amp;[.A21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19];[$'TRADING JOURNAL'.R$1:.R$1048576];&quot;&gt;=&quot;&amp;[.A21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5" calcext:value-type="date">
            <text:p>05/11/2021</text:p>
          </table:table-cell>
          <table:table-cell table:style-name="ce185" table:formula="of:=SUMIFS([$'TRADING JOURNAL'.C$1:.C$1048576];[$'TRADING JOURNAL'.B$1:.B$1048576];&quot;&lt;=&quot;&amp;[.A220];[$'TRADING JOURNAL'.R$1:.R$1048576];&quot;&gt;=&quot;&amp;[.A220])+SUMIFS([$'TRADING JOURNAL'.C$1:.C$1048576];[$'TRADING JOURNAL'.B$1:.B$1048576];&quot;&lt;=&quot;&amp;[.A22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0];[$'TRADING JOURNAL'.R$1:.R$1048576];&quot;&gt;=&quot;&amp;[.A22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6" calcext:value-type="date">
            <text:p>06/11/2021</text:p>
          </table:table-cell>
          <table:table-cell table:style-name="ce185" table:formula="of:=SUMIFS([$'TRADING JOURNAL'.C$1:.C$1048576];[$'TRADING JOURNAL'.B$1:.B$1048576];&quot;&lt;=&quot;&amp;[.A221];[$'TRADING JOURNAL'.R$1:.R$1048576];&quot;&gt;=&quot;&amp;[.A221])+SUMIFS([$'TRADING JOURNAL'.C$1:.C$1048576];[$'TRADING JOURNAL'.B$1:.B$1048576];&quot;&lt;=&quot;&amp;[.A22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1];[$'TRADING JOURNAL'.R$1:.R$1048576];&quot;&gt;=&quot;&amp;[.A22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7" calcext:value-type="date">
            <text:p>07/11/2021</text:p>
          </table:table-cell>
          <table:table-cell table:style-name="ce185" table:formula="of:=SUMIFS([$'TRADING JOURNAL'.C$1:.C$1048576];[$'TRADING JOURNAL'.B$1:.B$1048576];&quot;&lt;=&quot;&amp;[.A222];[$'TRADING JOURNAL'.R$1:.R$1048576];&quot;&gt;=&quot;&amp;[.A222])+SUMIFS([$'TRADING JOURNAL'.C$1:.C$1048576];[$'TRADING JOURNAL'.B$1:.B$1048576];&quot;&lt;=&quot;&amp;[.A22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2];[$'TRADING JOURNAL'.R$1:.R$1048576];&quot;&gt;=&quot;&amp;[.A22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8" calcext:value-type="date">
            <text:p>08/11/2021</text:p>
          </table:table-cell>
          <table:table-cell table:style-name="ce185" table:formula="of:=SUMIFS([$'TRADING JOURNAL'.C$1:.C$1048576];[$'TRADING JOURNAL'.B$1:.B$1048576];&quot;&lt;=&quot;&amp;[.A223];[$'TRADING JOURNAL'.R$1:.R$1048576];&quot;&gt;=&quot;&amp;[.A223])+SUMIFS([$'TRADING JOURNAL'.C$1:.C$1048576];[$'TRADING JOURNAL'.B$1:.B$1048576];&quot;&lt;=&quot;&amp;[.A22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3];[$'TRADING JOURNAL'.R$1:.R$1048576];&quot;&gt;=&quot;&amp;[.A22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09" calcext:value-type="date">
            <text:p>09/11/2021</text:p>
          </table:table-cell>
          <table:table-cell table:style-name="ce185" table:formula="of:=SUMIFS([$'TRADING JOURNAL'.C$1:.C$1048576];[$'TRADING JOURNAL'.B$1:.B$1048576];&quot;&lt;=&quot;&amp;[.A224];[$'TRADING JOURNAL'.R$1:.R$1048576];&quot;&gt;=&quot;&amp;[.A224])+SUMIFS([$'TRADING JOURNAL'.C$1:.C$1048576];[$'TRADING JOURNAL'.B$1:.B$1048576];&quot;&lt;=&quot;&amp;[.A22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4];[$'TRADING JOURNAL'.R$1:.R$1048576];&quot;&gt;=&quot;&amp;[.A22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0" calcext:value-type="date">
            <text:p>10/11/2021</text:p>
          </table:table-cell>
          <table:table-cell table:style-name="ce185" table:formula="of:=SUMIFS([$'TRADING JOURNAL'.C$1:.C$1048576];[$'TRADING JOURNAL'.B$1:.B$1048576];&quot;&lt;=&quot;&amp;[.A225];[$'TRADING JOURNAL'.R$1:.R$1048576];&quot;&gt;=&quot;&amp;[.A225])+SUMIFS([$'TRADING JOURNAL'.C$1:.C$1048576];[$'TRADING JOURNAL'.B$1:.B$1048576];&quot;&lt;=&quot;&amp;[.A22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5];[$'TRADING JOURNAL'.R$1:.R$1048576];&quot;&gt;=&quot;&amp;[.A22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1" calcext:value-type="date">
            <text:p>11/11/2021</text:p>
          </table:table-cell>
          <table:table-cell table:style-name="ce185" table:formula="of:=SUMIFS([$'TRADING JOURNAL'.C$1:.C$1048576];[$'TRADING JOURNAL'.B$1:.B$1048576];&quot;&lt;=&quot;&amp;[.A226];[$'TRADING JOURNAL'.R$1:.R$1048576];&quot;&gt;=&quot;&amp;[.A226])+SUMIFS([$'TRADING JOURNAL'.C$1:.C$1048576];[$'TRADING JOURNAL'.B$1:.B$1048576];&quot;&lt;=&quot;&amp;[.A22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6];[$'TRADING JOURNAL'.R$1:.R$1048576];&quot;&gt;=&quot;&amp;[.A22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2" calcext:value-type="date">
            <text:p>12/11/2021</text:p>
          </table:table-cell>
          <table:table-cell table:style-name="ce185" table:formula="of:=SUMIFS([$'TRADING JOURNAL'.C$1:.C$1048576];[$'TRADING JOURNAL'.B$1:.B$1048576];&quot;&lt;=&quot;&amp;[.A227];[$'TRADING JOURNAL'.R$1:.R$1048576];&quot;&gt;=&quot;&amp;[.A227])+SUMIFS([$'TRADING JOURNAL'.C$1:.C$1048576];[$'TRADING JOURNAL'.B$1:.B$1048576];&quot;&lt;=&quot;&amp;[.A22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7];[$'TRADING JOURNAL'.R$1:.R$1048576];&quot;&gt;=&quot;&amp;[.A22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3" calcext:value-type="date">
            <text:p>13/11/2021</text:p>
          </table:table-cell>
          <table:table-cell table:style-name="ce185" table:formula="of:=SUMIFS([$'TRADING JOURNAL'.C$1:.C$1048576];[$'TRADING JOURNAL'.B$1:.B$1048576];&quot;&lt;=&quot;&amp;[.A228];[$'TRADING JOURNAL'.R$1:.R$1048576];&quot;&gt;=&quot;&amp;[.A228])+SUMIFS([$'TRADING JOURNAL'.C$1:.C$1048576];[$'TRADING JOURNAL'.B$1:.B$1048576];&quot;&lt;=&quot;&amp;[.A22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8];[$'TRADING JOURNAL'.R$1:.R$1048576];&quot;&gt;=&quot;&amp;[.A22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4" calcext:value-type="date">
            <text:p>14/11/2021</text:p>
          </table:table-cell>
          <table:table-cell table:style-name="ce185" table:formula="of:=SUMIFS([$'TRADING JOURNAL'.C$1:.C$1048576];[$'TRADING JOURNAL'.B$1:.B$1048576];&quot;&lt;=&quot;&amp;[.A229];[$'TRADING JOURNAL'.R$1:.R$1048576];&quot;&gt;=&quot;&amp;[.A229])+SUMIFS([$'TRADING JOURNAL'.C$1:.C$1048576];[$'TRADING JOURNAL'.B$1:.B$1048576];&quot;&lt;=&quot;&amp;[.A22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29];[$'TRADING JOURNAL'.R$1:.R$1048576];&quot;&gt;=&quot;&amp;[.A22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5" calcext:value-type="date">
            <text:p>15/11/2021</text:p>
          </table:table-cell>
          <table:table-cell table:style-name="ce185" table:formula="of:=SUMIFS([$'TRADING JOURNAL'.C$1:.C$1048576];[$'TRADING JOURNAL'.B$1:.B$1048576];&quot;&lt;=&quot;&amp;[.A230];[$'TRADING JOURNAL'.R$1:.R$1048576];&quot;&gt;=&quot;&amp;[.A230])+SUMIFS([$'TRADING JOURNAL'.C$1:.C$1048576];[$'TRADING JOURNAL'.B$1:.B$1048576];&quot;&lt;=&quot;&amp;[.A23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0];[$'TRADING JOURNAL'.R$1:.R$1048576];&quot;&gt;=&quot;&amp;[.A23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6" calcext:value-type="date">
            <text:p>16/11/2021</text:p>
          </table:table-cell>
          <table:table-cell table:style-name="ce185" table:formula="of:=SUMIFS([$'TRADING JOURNAL'.C$1:.C$1048576];[$'TRADING JOURNAL'.B$1:.B$1048576];&quot;&lt;=&quot;&amp;[.A231];[$'TRADING JOURNAL'.R$1:.R$1048576];&quot;&gt;=&quot;&amp;[.A231])+SUMIFS([$'TRADING JOURNAL'.C$1:.C$1048576];[$'TRADING JOURNAL'.B$1:.B$1048576];&quot;&lt;=&quot;&amp;[.A23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1];[$'TRADING JOURNAL'.R$1:.R$1048576];&quot;&gt;=&quot;&amp;[.A23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7" calcext:value-type="date">
            <text:p>17/11/2021</text:p>
          </table:table-cell>
          <table:table-cell table:style-name="ce185" table:formula="of:=SUMIFS([$'TRADING JOURNAL'.C$1:.C$1048576];[$'TRADING JOURNAL'.B$1:.B$1048576];&quot;&lt;=&quot;&amp;[.A232];[$'TRADING JOURNAL'.R$1:.R$1048576];&quot;&gt;=&quot;&amp;[.A232])+SUMIFS([$'TRADING JOURNAL'.C$1:.C$1048576];[$'TRADING JOURNAL'.B$1:.B$1048576];&quot;&lt;=&quot;&amp;[.A23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2];[$'TRADING JOURNAL'.R$1:.R$1048576];&quot;&gt;=&quot;&amp;[.A23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8" calcext:value-type="date">
            <text:p>18/11/2021</text:p>
          </table:table-cell>
          <table:table-cell table:style-name="ce185" table:formula="of:=SUMIFS([$'TRADING JOURNAL'.C$1:.C$1048576];[$'TRADING JOURNAL'.B$1:.B$1048576];&quot;&lt;=&quot;&amp;[.A233];[$'TRADING JOURNAL'.R$1:.R$1048576];&quot;&gt;=&quot;&amp;[.A233])+SUMIFS([$'TRADING JOURNAL'.C$1:.C$1048576];[$'TRADING JOURNAL'.B$1:.B$1048576];&quot;&lt;=&quot;&amp;[.A23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3];[$'TRADING JOURNAL'.R$1:.R$1048576];&quot;&gt;=&quot;&amp;[.A23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19" calcext:value-type="date">
            <text:p>19/11/2021</text:p>
          </table:table-cell>
          <table:table-cell table:style-name="ce185" table:formula="of:=SUMIFS([$'TRADING JOURNAL'.C$1:.C$1048576];[$'TRADING JOURNAL'.B$1:.B$1048576];&quot;&lt;=&quot;&amp;[.A234];[$'TRADING JOURNAL'.R$1:.R$1048576];&quot;&gt;=&quot;&amp;[.A234])+SUMIFS([$'TRADING JOURNAL'.C$1:.C$1048576];[$'TRADING JOURNAL'.B$1:.B$1048576];&quot;&lt;=&quot;&amp;[.A23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4];[$'TRADING JOURNAL'.R$1:.R$1048576];&quot;&gt;=&quot;&amp;[.A23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0" calcext:value-type="date">
            <text:p>20/11/2021</text:p>
          </table:table-cell>
          <table:table-cell table:style-name="ce185" table:formula="of:=SUMIFS([$'TRADING JOURNAL'.C$1:.C$1048576];[$'TRADING JOURNAL'.B$1:.B$1048576];&quot;&lt;=&quot;&amp;[.A235];[$'TRADING JOURNAL'.R$1:.R$1048576];&quot;&gt;=&quot;&amp;[.A235])+SUMIFS([$'TRADING JOURNAL'.C$1:.C$1048576];[$'TRADING JOURNAL'.B$1:.B$1048576];&quot;&lt;=&quot;&amp;[.A23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5];[$'TRADING JOURNAL'.R$1:.R$1048576];&quot;&gt;=&quot;&amp;[.A23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1" calcext:value-type="date">
            <text:p>21/11/2021</text:p>
          </table:table-cell>
          <table:table-cell table:style-name="ce185" table:formula="of:=SUMIFS([$'TRADING JOURNAL'.C$1:.C$1048576];[$'TRADING JOURNAL'.B$1:.B$1048576];&quot;&lt;=&quot;&amp;[.A236];[$'TRADING JOURNAL'.R$1:.R$1048576];&quot;&gt;=&quot;&amp;[.A236])+SUMIFS([$'TRADING JOURNAL'.C$1:.C$1048576];[$'TRADING JOURNAL'.B$1:.B$1048576];&quot;&lt;=&quot;&amp;[.A23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6];[$'TRADING JOURNAL'.R$1:.R$1048576];&quot;&gt;=&quot;&amp;[.A23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2" calcext:value-type="date">
            <text:p>22/11/2021</text:p>
          </table:table-cell>
          <table:table-cell table:style-name="ce185" table:formula="of:=SUMIFS([$'TRADING JOURNAL'.C$1:.C$1048576];[$'TRADING JOURNAL'.B$1:.B$1048576];&quot;&lt;=&quot;&amp;[.A237];[$'TRADING JOURNAL'.R$1:.R$1048576];&quot;&gt;=&quot;&amp;[.A237])+SUMIFS([$'TRADING JOURNAL'.C$1:.C$1048576];[$'TRADING JOURNAL'.B$1:.B$1048576];&quot;&lt;=&quot;&amp;[.A23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7];[$'TRADING JOURNAL'.R$1:.R$1048576];&quot;&gt;=&quot;&amp;[.A23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3" calcext:value-type="date">
            <text:p>23/11/2021</text:p>
          </table:table-cell>
          <table:table-cell table:style-name="ce185" table:formula="of:=SUMIFS([$'TRADING JOURNAL'.C$1:.C$1048576];[$'TRADING JOURNAL'.B$1:.B$1048576];&quot;&lt;=&quot;&amp;[.A238];[$'TRADING JOURNAL'.R$1:.R$1048576];&quot;&gt;=&quot;&amp;[.A238])+SUMIFS([$'TRADING JOURNAL'.C$1:.C$1048576];[$'TRADING JOURNAL'.B$1:.B$1048576];&quot;&lt;=&quot;&amp;[.A23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8];[$'TRADING JOURNAL'.R$1:.R$1048576];&quot;&gt;=&quot;&amp;[.A23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4" calcext:value-type="date">
            <text:p>24/11/2021</text:p>
          </table:table-cell>
          <table:table-cell table:style-name="ce185" table:formula="of:=SUMIFS([$'TRADING JOURNAL'.C$1:.C$1048576];[$'TRADING JOURNAL'.B$1:.B$1048576];&quot;&lt;=&quot;&amp;[.A239];[$'TRADING JOURNAL'.R$1:.R$1048576];&quot;&gt;=&quot;&amp;[.A239])+SUMIFS([$'TRADING JOURNAL'.C$1:.C$1048576];[$'TRADING JOURNAL'.B$1:.B$1048576];&quot;&lt;=&quot;&amp;[.A23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39];[$'TRADING JOURNAL'.R$1:.R$1048576];&quot;&gt;=&quot;&amp;[.A23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5" calcext:value-type="date">
            <text:p>25/11/2021</text:p>
          </table:table-cell>
          <table:table-cell table:style-name="ce185" table:formula="of:=SUMIFS([$'TRADING JOURNAL'.C$1:.C$1048576];[$'TRADING JOURNAL'.B$1:.B$1048576];&quot;&lt;=&quot;&amp;[.A240];[$'TRADING JOURNAL'.R$1:.R$1048576];&quot;&gt;=&quot;&amp;[.A240])+SUMIFS([$'TRADING JOURNAL'.C$1:.C$1048576];[$'TRADING JOURNAL'.B$1:.B$1048576];&quot;&lt;=&quot;&amp;[.A24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0];[$'TRADING JOURNAL'.R$1:.R$1048576];&quot;&gt;=&quot;&amp;[.A24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6" calcext:value-type="date">
            <text:p>26/11/2021</text:p>
          </table:table-cell>
          <table:table-cell table:style-name="ce185" table:formula="of:=SUMIFS([$'TRADING JOURNAL'.C$1:.C$1048576];[$'TRADING JOURNAL'.B$1:.B$1048576];&quot;&lt;=&quot;&amp;[.A241];[$'TRADING JOURNAL'.R$1:.R$1048576];&quot;&gt;=&quot;&amp;[.A241])+SUMIFS([$'TRADING JOURNAL'.C$1:.C$1048576];[$'TRADING JOURNAL'.B$1:.B$1048576];&quot;&lt;=&quot;&amp;[.A24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1];[$'TRADING JOURNAL'.R$1:.R$1048576];&quot;&gt;=&quot;&amp;[.A24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7" calcext:value-type="date">
            <text:p>27/11/2021</text:p>
          </table:table-cell>
          <table:table-cell table:style-name="ce185" table:formula="of:=SUMIFS([$'TRADING JOURNAL'.C$1:.C$1048576];[$'TRADING JOURNAL'.B$1:.B$1048576];&quot;&lt;=&quot;&amp;[.A242];[$'TRADING JOURNAL'.R$1:.R$1048576];&quot;&gt;=&quot;&amp;[.A242])+SUMIFS([$'TRADING JOURNAL'.C$1:.C$1048576];[$'TRADING JOURNAL'.B$1:.B$1048576];&quot;&lt;=&quot;&amp;[.A24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2];[$'TRADING JOURNAL'.R$1:.R$1048576];&quot;&gt;=&quot;&amp;[.A24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8" calcext:value-type="date">
            <text:p>28/11/2021</text:p>
          </table:table-cell>
          <table:table-cell table:style-name="ce185" table:formula="of:=SUMIFS([$'TRADING JOURNAL'.C$1:.C$1048576];[$'TRADING JOURNAL'.B$1:.B$1048576];&quot;&lt;=&quot;&amp;[.A243];[$'TRADING JOURNAL'.R$1:.R$1048576];&quot;&gt;=&quot;&amp;[.A243])+SUMIFS([$'TRADING JOURNAL'.C$1:.C$1048576];[$'TRADING JOURNAL'.B$1:.B$1048576];&quot;&lt;=&quot;&amp;[.A24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3];[$'TRADING JOURNAL'.R$1:.R$1048576];&quot;&gt;=&quot;&amp;[.A24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29" calcext:value-type="date">
            <text:p>29/11/2021</text:p>
          </table:table-cell>
          <table:table-cell table:style-name="ce185" table:formula="of:=SUMIFS([$'TRADING JOURNAL'.C$1:.C$1048576];[$'TRADING JOURNAL'.B$1:.B$1048576];&quot;&lt;=&quot;&amp;[.A244];[$'TRADING JOURNAL'.R$1:.R$1048576];&quot;&gt;=&quot;&amp;[.A244])+SUMIFS([$'TRADING JOURNAL'.C$1:.C$1048576];[$'TRADING JOURNAL'.B$1:.B$1048576];&quot;&lt;=&quot;&amp;[.A24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4];[$'TRADING JOURNAL'.R$1:.R$1048576];&quot;&gt;=&quot;&amp;[.A24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1-30" calcext:value-type="date">
            <text:p>30/11/2021</text:p>
          </table:table-cell>
          <table:table-cell table:style-name="ce185" table:formula="of:=SUMIFS([$'TRADING JOURNAL'.C$1:.C$1048576];[$'TRADING JOURNAL'.B$1:.B$1048576];&quot;&lt;=&quot;&amp;[.A245];[$'TRADING JOURNAL'.R$1:.R$1048576];&quot;&gt;=&quot;&amp;[.A245])+SUMIFS([$'TRADING JOURNAL'.C$1:.C$1048576];[$'TRADING JOURNAL'.B$1:.B$1048576];&quot;&lt;=&quot;&amp;[.A24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5];[$'TRADING JOURNAL'.R$1:.R$1048576];&quot;&gt;=&quot;&amp;[.A24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1" calcext:value-type="date">
            <text:p>01/12/2021</text:p>
          </table:table-cell>
          <table:table-cell table:style-name="ce185" table:formula="of:=SUMIFS([$'TRADING JOURNAL'.C$1:.C$1048576];[$'TRADING JOURNAL'.B$1:.B$1048576];&quot;&lt;=&quot;&amp;[.A246];[$'TRADING JOURNAL'.R$1:.R$1048576];&quot;&gt;=&quot;&amp;[.A246])+SUMIFS([$'TRADING JOURNAL'.C$1:.C$1048576];[$'TRADING JOURNAL'.B$1:.B$1048576];&quot;&lt;=&quot;&amp;[.A24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6];[$'TRADING JOURNAL'.R$1:.R$1048576];&quot;&gt;=&quot;&amp;[.A24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2" calcext:value-type="date">
            <text:p>02/12/2021</text:p>
          </table:table-cell>
          <table:table-cell table:style-name="ce185" table:formula="of:=SUMIFS([$'TRADING JOURNAL'.C$1:.C$1048576];[$'TRADING JOURNAL'.B$1:.B$1048576];&quot;&lt;=&quot;&amp;[.A247];[$'TRADING JOURNAL'.R$1:.R$1048576];&quot;&gt;=&quot;&amp;[.A247])+SUMIFS([$'TRADING JOURNAL'.C$1:.C$1048576];[$'TRADING JOURNAL'.B$1:.B$1048576];&quot;&lt;=&quot;&amp;[.A24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7];[$'TRADING JOURNAL'.R$1:.R$1048576];&quot;&gt;=&quot;&amp;[.A24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3" calcext:value-type="date">
            <text:p>03/12/2021</text:p>
          </table:table-cell>
          <table:table-cell table:style-name="ce185" table:formula="of:=SUMIFS([$'TRADING JOURNAL'.C$1:.C$1048576];[$'TRADING JOURNAL'.B$1:.B$1048576];&quot;&lt;=&quot;&amp;[.A248];[$'TRADING JOURNAL'.R$1:.R$1048576];&quot;&gt;=&quot;&amp;[.A248])+SUMIFS([$'TRADING JOURNAL'.C$1:.C$1048576];[$'TRADING JOURNAL'.B$1:.B$1048576];&quot;&lt;=&quot;&amp;[.A24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8];[$'TRADING JOURNAL'.R$1:.R$1048576];&quot;&gt;=&quot;&amp;[.A24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4" calcext:value-type="date">
            <text:p>04/12/2021</text:p>
          </table:table-cell>
          <table:table-cell table:style-name="ce185" table:formula="of:=SUMIFS([$'TRADING JOURNAL'.C$1:.C$1048576];[$'TRADING JOURNAL'.B$1:.B$1048576];&quot;&lt;=&quot;&amp;[.A249];[$'TRADING JOURNAL'.R$1:.R$1048576];&quot;&gt;=&quot;&amp;[.A249])+SUMIFS([$'TRADING JOURNAL'.C$1:.C$1048576];[$'TRADING JOURNAL'.B$1:.B$1048576];&quot;&lt;=&quot;&amp;[.A24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49];[$'TRADING JOURNAL'.R$1:.R$1048576];&quot;&gt;=&quot;&amp;[.A24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5" calcext:value-type="date">
            <text:p>05/12/2021</text:p>
          </table:table-cell>
          <table:table-cell table:style-name="ce185" table:formula="of:=SUMIFS([$'TRADING JOURNAL'.C$1:.C$1048576];[$'TRADING JOURNAL'.B$1:.B$1048576];&quot;&lt;=&quot;&amp;[.A250];[$'TRADING JOURNAL'.R$1:.R$1048576];&quot;&gt;=&quot;&amp;[.A250])+SUMIFS([$'TRADING JOURNAL'.C$1:.C$1048576];[$'TRADING JOURNAL'.B$1:.B$1048576];&quot;&lt;=&quot;&amp;[.A25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0];[$'TRADING JOURNAL'.R$1:.R$1048576];&quot;&gt;=&quot;&amp;[.A25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6" calcext:value-type="date">
            <text:p>06/12/2021</text:p>
          </table:table-cell>
          <table:table-cell table:style-name="ce185" table:formula="of:=SUMIFS([$'TRADING JOURNAL'.C$1:.C$1048576];[$'TRADING JOURNAL'.B$1:.B$1048576];&quot;&lt;=&quot;&amp;[.A251];[$'TRADING JOURNAL'.R$1:.R$1048576];&quot;&gt;=&quot;&amp;[.A251])+SUMIFS([$'TRADING JOURNAL'.C$1:.C$1048576];[$'TRADING JOURNAL'.B$1:.B$1048576];&quot;&lt;=&quot;&amp;[.A25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1];[$'TRADING JOURNAL'.R$1:.R$1048576];&quot;&gt;=&quot;&amp;[.A25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7" calcext:value-type="date">
            <text:p>07/12/2021</text:p>
          </table:table-cell>
          <table:table-cell table:style-name="ce185" table:formula="of:=SUMIFS([$'TRADING JOURNAL'.C$1:.C$1048576];[$'TRADING JOURNAL'.B$1:.B$1048576];&quot;&lt;=&quot;&amp;[.A252];[$'TRADING JOURNAL'.R$1:.R$1048576];&quot;&gt;=&quot;&amp;[.A252])+SUMIFS([$'TRADING JOURNAL'.C$1:.C$1048576];[$'TRADING JOURNAL'.B$1:.B$1048576];&quot;&lt;=&quot;&amp;[.A25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2];[$'TRADING JOURNAL'.R$1:.R$1048576];&quot;&gt;=&quot;&amp;[.A25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8" calcext:value-type="date">
            <text:p>08/12/2021</text:p>
          </table:table-cell>
          <table:table-cell table:style-name="ce185" table:formula="of:=SUMIFS([$'TRADING JOURNAL'.C$1:.C$1048576];[$'TRADING JOURNAL'.B$1:.B$1048576];&quot;&lt;=&quot;&amp;[.A253];[$'TRADING JOURNAL'.R$1:.R$1048576];&quot;&gt;=&quot;&amp;[.A253])+SUMIFS([$'TRADING JOURNAL'.C$1:.C$1048576];[$'TRADING JOURNAL'.B$1:.B$1048576];&quot;&lt;=&quot;&amp;[.A25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3];[$'TRADING JOURNAL'.R$1:.R$1048576];&quot;&gt;=&quot;&amp;[.A25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09" calcext:value-type="date">
            <text:p>09/12/2021</text:p>
          </table:table-cell>
          <table:table-cell table:style-name="ce185" table:formula="of:=SUMIFS([$'TRADING JOURNAL'.C$1:.C$1048576];[$'TRADING JOURNAL'.B$1:.B$1048576];&quot;&lt;=&quot;&amp;[.A254];[$'TRADING JOURNAL'.R$1:.R$1048576];&quot;&gt;=&quot;&amp;[.A254])+SUMIFS([$'TRADING JOURNAL'.C$1:.C$1048576];[$'TRADING JOURNAL'.B$1:.B$1048576];&quot;&lt;=&quot;&amp;[.A25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4];[$'TRADING JOURNAL'.R$1:.R$1048576];&quot;&gt;=&quot;&amp;[.A25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0" calcext:value-type="date">
            <text:p>10/12/2021</text:p>
          </table:table-cell>
          <table:table-cell table:style-name="ce185" table:formula="of:=SUMIFS([$'TRADING JOURNAL'.C$1:.C$1048576];[$'TRADING JOURNAL'.B$1:.B$1048576];&quot;&lt;=&quot;&amp;[.A255];[$'TRADING JOURNAL'.R$1:.R$1048576];&quot;&gt;=&quot;&amp;[.A255])+SUMIFS([$'TRADING JOURNAL'.C$1:.C$1048576];[$'TRADING JOURNAL'.B$1:.B$1048576];&quot;&lt;=&quot;&amp;[.A25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5];[$'TRADING JOURNAL'.R$1:.R$1048576];&quot;&gt;=&quot;&amp;[.A25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1" calcext:value-type="date">
            <text:p>11/12/2021</text:p>
          </table:table-cell>
          <table:table-cell table:style-name="ce185" table:formula="of:=SUMIFS([$'TRADING JOURNAL'.C$1:.C$1048576];[$'TRADING JOURNAL'.B$1:.B$1048576];&quot;&lt;=&quot;&amp;[.A256];[$'TRADING JOURNAL'.R$1:.R$1048576];&quot;&gt;=&quot;&amp;[.A256])+SUMIFS([$'TRADING JOURNAL'.C$1:.C$1048576];[$'TRADING JOURNAL'.B$1:.B$1048576];&quot;&lt;=&quot;&amp;[.A25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6];[$'TRADING JOURNAL'.R$1:.R$1048576];&quot;&gt;=&quot;&amp;[.A25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2" calcext:value-type="date">
            <text:p>12/12/2021</text:p>
          </table:table-cell>
          <table:table-cell table:style-name="ce185" table:formula="of:=SUMIFS([$'TRADING JOURNAL'.C$1:.C$1048576];[$'TRADING JOURNAL'.B$1:.B$1048576];&quot;&lt;=&quot;&amp;[.A257];[$'TRADING JOURNAL'.R$1:.R$1048576];&quot;&gt;=&quot;&amp;[.A257])+SUMIFS([$'TRADING JOURNAL'.C$1:.C$1048576];[$'TRADING JOURNAL'.B$1:.B$1048576];&quot;&lt;=&quot;&amp;[.A25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7];[$'TRADING JOURNAL'.R$1:.R$1048576];&quot;&gt;=&quot;&amp;[.A25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3" calcext:value-type="date">
            <text:p>13/12/2021</text:p>
          </table:table-cell>
          <table:table-cell table:style-name="ce185" table:formula="of:=SUMIFS([$'TRADING JOURNAL'.C$1:.C$1048576];[$'TRADING JOURNAL'.B$1:.B$1048576];&quot;&lt;=&quot;&amp;[.A258];[$'TRADING JOURNAL'.R$1:.R$1048576];&quot;&gt;=&quot;&amp;[.A258])+SUMIFS([$'TRADING JOURNAL'.C$1:.C$1048576];[$'TRADING JOURNAL'.B$1:.B$1048576];&quot;&lt;=&quot;&amp;[.A25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8];[$'TRADING JOURNAL'.R$1:.R$1048576];&quot;&gt;=&quot;&amp;[.A25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4" calcext:value-type="date">
            <text:p>14/12/2021</text:p>
          </table:table-cell>
          <table:table-cell table:style-name="ce185" table:formula="of:=SUMIFS([$'TRADING JOURNAL'.C$1:.C$1048576];[$'TRADING JOURNAL'.B$1:.B$1048576];&quot;&lt;=&quot;&amp;[.A259];[$'TRADING JOURNAL'.R$1:.R$1048576];&quot;&gt;=&quot;&amp;[.A259])+SUMIFS([$'TRADING JOURNAL'.C$1:.C$1048576];[$'TRADING JOURNAL'.B$1:.B$1048576];&quot;&lt;=&quot;&amp;[.A25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59];[$'TRADING JOURNAL'.R$1:.R$1048576];&quot;&gt;=&quot;&amp;[.A25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5" calcext:value-type="date">
            <text:p>15/12/2021</text:p>
          </table:table-cell>
          <table:table-cell table:style-name="ce185" table:formula="of:=SUMIFS([$'TRADING JOURNAL'.C$1:.C$1048576];[$'TRADING JOURNAL'.B$1:.B$1048576];&quot;&lt;=&quot;&amp;[.A260];[$'TRADING JOURNAL'.R$1:.R$1048576];&quot;&gt;=&quot;&amp;[.A260])+SUMIFS([$'TRADING JOURNAL'.C$1:.C$1048576];[$'TRADING JOURNAL'.B$1:.B$1048576];&quot;&lt;=&quot;&amp;[.A26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0];[$'TRADING JOURNAL'.R$1:.R$1048576];&quot;&gt;=&quot;&amp;[.A26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6" calcext:value-type="date">
            <text:p>16/12/2021</text:p>
          </table:table-cell>
          <table:table-cell table:style-name="ce185" table:formula="of:=SUMIFS([$'TRADING JOURNAL'.C$1:.C$1048576];[$'TRADING JOURNAL'.B$1:.B$1048576];&quot;&lt;=&quot;&amp;[.A261];[$'TRADING JOURNAL'.R$1:.R$1048576];&quot;&gt;=&quot;&amp;[.A261])+SUMIFS([$'TRADING JOURNAL'.C$1:.C$1048576];[$'TRADING JOURNAL'.B$1:.B$1048576];&quot;&lt;=&quot;&amp;[.A26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1];[$'TRADING JOURNAL'.R$1:.R$1048576];&quot;&gt;=&quot;&amp;[.A26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7" calcext:value-type="date">
            <text:p>17/12/2021</text:p>
          </table:table-cell>
          <table:table-cell table:style-name="ce185" table:formula="of:=SUMIFS([$'TRADING JOURNAL'.C$1:.C$1048576];[$'TRADING JOURNAL'.B$1:.B$1048576];&quot;&lt;=&quot;&amp;[.A262];[$'TRADING JOURNAL'.R$1:.R$1048576];&quot;&gt;=&quot;&amp;[.A262])+SUMIFS([$'TRADING JOURNAL'.C$1:.C$1048576];[$'TRADING JOURNAL'.B$1:.B$1048576];&quot;&lt;=&quot;&amp;[.A26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2];[$'TRADING JOURNAL'.R$1:.R$1048576];&quot;&gt;=&quot;&amp;[.A26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8" calcext:value-type="date">
            <text:p>18/12/2021</text:p>
          </table:table-cell>
          <table:table-cell table:style-name="ce185" table:formula="of:=SUMIFS([$'TRADING JOURNAL'.C$1:.C$1048576];[$'TRADING JOURNAL'.B$1:.B$1048576];&quot;&lt;=&quot;&amp;[.A263];[$'TRADING JOURNAL'.R$1:.R$1048576];&quot;&gt;=&quot;&amp;[.A263])+SUMIFS([$'TRADING JOURNAL'.C$1:.C$1048576];[$'TRADING JOURNAL'.B$1:.B$1048576];&quot;&lt;=&quot;&amp;[.A26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3];[$'TRADING JOURNAL'.R$1:.R$1048576];&quot;&gt;=&quot;&amp;[.A26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19" calcext:value-type="date">
            <text:p>19/12/2021</text:p>
          </table:table-cell>
          <table:table-cell table:style-name="ce185" table:formula="of:=SUMIFS([$'TRADING JOURNAL'.C$1:.C$1048576];[$'TRADING JOURNAL'.B$1:.B$1048576];&quot;&lt;=&quot;&amp;[.A264];[$'TRADING JOURNAL'.R$1:.R$1048576];&quot;&gt;=&quot;&amp;[.A264])+SUMIFS([$'TRADING JOURNAL'.C$1:.C$1048576];[$'TRADING JOURNAL'.B$1:.B$1048576];&quot;&lt;=&quot;&amp;[.A26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4];[$'TRADING JOURNAL'.R$1:.R$1048576];&quot;&gt;=&quot;&amp;[.A26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0" calcext:value-type="date">
            <text:p>20/12/2021</text:p>
          </table:table-cell>
          <table:table-cell table:style-name="ce185" table:formula="of:=SUMIFS([$'TRADING JOURNAL'.C$1:.C$1048576];[$'TRADING JOURNAL'.B$1:.B$1048576];&quot;&lt;=&quot;&amp;[.A265];[$'TRADING JOURNAL'.R$1:.R$1048576];&quot;&gt;=&quot;&amp;[.A265])+SUMIFS([$'TRADING JOURNAL'.C$1:.C$1048576];[$'TRADING JOURNAL'.B$1:.B$1048576];&quot;&lt;=&quot;&amp;[.A26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5];[$'TRADING JOURNAL'.R$1:.R$1048576];&quot;&gt;=&quot;&amp;[.A26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1" calcext:value-type="date">
            <text:p>21/12/2021</text:p>
          </table:table-cell>
          <table:table-cell table:style-name="ce185" table:formula="of:=SUMIFS([$'TRADING JOURNAL'.C$1:.C$1048576];[$'TRADING JOURNAL'.B$1:.B$1048576];&quot;&lt;=&quot;&amp;[.A266];[$'TRADING JOURNAL'.R$1:.R$1048576];&quot;&gt;=&quot;&amp;[.A266])+SUMIFS([$'TRADING JOURNAL'.C$1:.C$1048576];[$'TRADING JOURNAL'.B$1:.B$1048576];&quot;&lt;=&quot;&amp;[.A26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6];[$'TRADING JOURNAL'.R$1:.R$1048576];&quot;&gt;=&quot;&amp;[.A26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2" calcext:value-type="date">
            <text:p>22/12/2021</text:p>
          </table:table-cell>
          <table:table-cell table:style-name="ce185" table:formula="of:=SUMIFS([$'TRADING JOURNAL'.C$1:.C$1048576];[$'TRADING JOURNAL'.B$1:.B$1048576];&quot;&lt;=&quot;&amp;[.A267];[$'TRADING JOURNAL'.R$1:.R$1048576];&quot;&gt;=&quot;&amp;[.A267])+SUMIFS([$'TRADING JOURNAL'.C$1:.C$1048576];[$'TRADING JOURNAL'.B$1:.B$1048576];&quot;&lt;=&quot;&amp;[.A267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7];[$'TRADING JOURNAL'.R$1:.R$1048576];&quot;&gt;=&quot;&amp;[.A267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3" calcext:value-type="date">
            <text:p>23/12/2021</text:p>
          </table:table-cell>
          <table:table-cell table:style-name="ce185" table:formula="of:=SUMIFS([$'TRADING JOURNAL'.C$1:.C$1048576];[$'TRADING JOURNAL'.B$1:.B$1048576];&quot;&lt;=&quot;&amp;[.A268];[$'TRADING JOURNAL'.R$1:.R$1048576];&quot;&gt;=&quot;&amp;[.A268])+SUMIFS([$'TRADING JOURNAL'.C$1:.C$1048576];[$'TRADING JOURNAL'.B$1:.B$1048576];&quot;&lt;=&quot;&amp;[.A268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8];[$'TRADING JOURNAL'.R$1:.R$1048576];&quot;&gt;=&quot;&amp;[.A268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4" calcext:value-type="date">
            <text:p>24/12/2021</text:p>
          </table:table-cell>
          <table:table-cell table:style-name="ce185" table:formula="of:=SUMIFS([$'TRADING JOURNAL'.C$1:.C$1048576];[$'TRADING JOURNAL'.B$1:.B$1048576];&quot;&lt;=&quot;&amp;[.A269];[$'TRADING JOURNAL'.R$1:.R$1048576];&quot;&gt;=&quot;&amp;[.A269])+SUMIFS([$'TRADING JOURNAL'.C$1:.C$1048576];[$'TRADING JOURNAL'.B$1:.B$1048576];&quot;&lt;=&quot;&amp;[.A269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69];[$'TRADING JOURNAL'.R$1:.R$1048576];&quot;&gt;=&quot;&amp;[.A269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5" calcext:value-type="date">
            <text:p>25/12/2021</text:p>
          </table:table-cell>
          <table:table-cell table:style-name="ce185" table:formula="of:=SUMIFS([$'TRADING JOURNAL'.C$1:.C$1048576];[$'TRADING JOURNAL'.B$1:.B$1048576];&quot;&lt;=&quot;&amp;[.A270];[$'TRADING JOURNAL'.R$1:.R$1048576];&quot;&gt;=&quot;&amp;[.A270])+SUMIFS([$'TRADING JOURNAL'.C$1:.C$1048576];[$'TRADING JOURNAL'.B$1:.B$1048576];&quot;&lt;=&quot;&amp;[.A270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0];[$'TRADING JOURNAL'.R$1:.R$1048576];&quot;&gt;=&quot;&amp;[.A270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6" calcext:value-type="date">
            <text:p>26/12/2021</text:p>
          </table:table-cell>
          <table:table-cell table:style-name="ce185" table:formula="of:=SUMIFS([$'TRADING JOURNAL'.C$1:.C$1048576];[$'TRADING JOURNAL'.B$1:.B$1048576];&quot;&lt;=&quot;&amp;[.A271];[$'TRADING JOURNAL'.R$1:.R$1048576];&quot;&gt;=&quot;&amp;[.A271])+SUMIFS([$'TRADING JOURNAL'.C$1:.C$1048576];[$'TRADING JOURNAL'.B$1:.B$1048576];&quot;&lt;=&quot;&amp;[.A271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1];[$'TRADING JOURNAL'.R$1:.R$1048576];&quot;&gt;=&quot;&amp;[.A271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7" calcext:value-type="date">
            <text:p>27/12/2021</text:p>
          </table:table-cell>
          <table:table-cell table:style-name="ce185" table:formula="of:=SUMIFS([$'TRADING JOURNAL'.C$1:.C$1048576];[$'TRADING JOURNAL'.B$1:.B$1048576];&quot;&lt;=&quot;&amp;[.A272];[$'TRADING JOURNAL'.R$1:.R$1048576];&quot;&gt;=&quot;&amp;[.A272])+SUMIFS([$'TRADING JOURNAL'.C$1:.C$1048576];[$'TRADING JOURNAL'.B$1:.B$1048576];&quot;&lt;=&quot;&amp;[.A272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2];[$'TRADING JOURNAL'.R$1:.R$1048576];&quot;&gt;=&quot;&amp;[.A272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8" calcext:value-type="date">
            <text:p>28/12/2021</text:p>
          </table:table-cell>
          <table:table-cell table:style-name="ce185" table:formula="of:=SUMIFS([$'TRADING JOURNAL'.C$1:.C$1048576];[$'TRADING JOURNAL'.B$1:.B$1048576];&quot;&lt;=&quot;&amp;[.A273];[$'TRADING JOURNAL'.R$1:.R$1048576];&quot;&gt;=&quot;&amp;[.A273])+SUMIFS([$'TRADING JOURNAL'.C$1:.C$1048576];[$'TRADING JOURNAL'.B$1:.B$1048576];&quot;&lt;=&quot;&amp;[.A273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3];[$'TRADING JOURNAL'.R$1:.R$1048576];&quot;&gt;=&quot;&amp;[.A273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29" calcext:value-type="date">
            <text:p>29/12/2021</text:p>
          </table:table-cell>
          <table:table-cell table:style-name="ce185" table:formula="of:=SUMIFS([$'TRADING JOURNAL'.C$1:.C$1048576];[$'TRADING JOURNAL'.B$1:.B$1048576];&quot;&lt;=&quot;&amp;[.A274];[$'TRADING JOURNAL'.R$1:.R$1048576];&quot;&gt;=&quot;&amp;[.A274])+SUMIFS([$'TRADING JOURNAL'.C$1:.C$1048576];[$'TRADING JOURNAL'.B$1:.B$1048576];&quot;&lt;=&quot;&amp;[.A274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4];[$'TRADING JOURNAL'.R$1:.R$1048576];&quot;&gt;=&quot;&amp;[.A274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30" calcext:value-type="date">
            <text:p>30/12/2021</text:p>
          </table:table-cell>
          <table:table-cell table:style-name="ce185" table:formula="of:=SUMIFS([$'TRADING JOURNAL'.C$1:.C$1048576];[$'TRADING JOURNAL'.B$1:.B$1048576];&quot;&lt;=&quot;&amp;[.A275];[$'TRADING JOURNAL'.R$1:.R$1048576];&quot;&gt;=&quot;&amp;[.A275])+SUMIFS([$'TRADING JOURNAL'.C$1:.C$1048576];[$'TRADING JOURNAL'.B$1:.B$1048576];&quot;&lt;=&quot;&amp;[.A275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5];[$'TRADING JOURNAL'.R$1:.R$1048576];&quot;&gt;=&quot;&amp;[.A275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5">
          <table:table-cell table:style-name="ce184" office:value-type="date" office:date-value="2021-12-31" calcext:value-type="date">
            <text:p>31/12/2021</text:p>
          </table:table-cell>
          <table:table-cell table:style-name="ce185" table:formula="of:=SUMIFS([$'TRADING JOURNAL'.C$1:.C$1048576];[$'TRADING JOURNAL'.B$1:.B$1048576];&quot;&lt;=&quot;&amp;[.A276];[$'TRADING JOURNAL'.R$1:.R$1048576];&quot;&gt;=&quot;&amp;[.A276])+SUMIFS([$'TRADING JOURNAL'.C$1:.C$1048576];[$'TRADING JOURNAL'.B$1:.B$1048576];&quot;&lt;=&quot;&amp;[.A276];[$'TRADING JOURNAL'.R$1:.R$1048576];&quot;&quot;)" office:value-type="float" office:value="0" calcext:value-type="float">
            <text:p>0</text:p>
          </table:table-cell>
          <table:table-cell table:style-name="ce185" table:formula="of:=SUMIFS([$'TRADING JOURNAL'.C$1:.C$1048576];[$'TRADING JOURNAL'.B$1:.B$1048576];&quot;&lt;=&quot;&amp;[.A276];[$'TRADING JOURNAL'.R$1:.R$1048576];&quot;&gt;=&quot;&amp;[.A276])" office:value-type="float" office:value="0" calcext:value-type="float">
            <text:p>0</text:p>
          </table:table-cell>
          <table:table-cell table:style-name="ce187"/>
          <table:table-cell table:style-name="ce166"/>
          <table:table-cell table:style-name="ce165" table:number-columns-repeated="2"/>
          <table:table-cell table:number-columns-repeated="1017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ther calculators" table:style-name="ta7">
        <table:table-column table:style-name="co5" table:number-columns-repeated="25" table:default-cell-style-name="Default"/>
        <table:table-column table:style-name="co14" table:number-columns-repeated="999" table:default-cell-style-name="Default"/>
        <table:table-row table:style-name="ro2">
          <table:table-cell table:style-name="ce190" office:value-type="string" calcext:value-type="string" table:number-columns-spanned="2" table:number-rows-spanned="1">
            <text:p>Position Size Calculator</text:p>
          </table:table-cell>
          <table:covered-table-cell/>
          <table:table-cell table:style-name="ce166"/>
          <table:table-cell table:style-name="ce190" office:value-type="string" calcext:value-type="string" table:number-columns-spanned="2" table:number-rows-spanned="1">
            <text:p>Position Size Calculator</text:p>
          </table:table-cell>
          <table:covered-table-cell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STOP PRICE</text:p>
          </table:table-cell>
          <table:covered-table-cell/>
          <table:table-cell table:style-name="ce196"/>
          <table:table-cell table:style-name="ce190" office:value-type="string" calcext:value-type="string" table:number-columns-spanned="2" table:number-rows-spanned="1">
            <text:p>STOP PERCENT</text:p>
          </table:table-cell>
          <table:covered-table-cell/>
          <table:table-cell table:number-columns-repeated="1019"/>
        </table:table-row>
        <table:table-row table:style-name="ro2">
          <table:table-cell table:style-name="ce191" office:value-type="string" calcext:value-type="string">
            <text:p>RISK</text:p>
          </table:table-cell>
          <table:table-cell table:style-name="ce192" office:value-type="currency" office:currency="USD" office:value="1000" calcext:value-type="currency">
            <text:p>1,000$</text:p>
          </table:table-cell>
          <table:table-cell table:style-name="ce166"/>
          <table:table-cell table:style-name="ce191" office:value-type="string" calcext:value-type="string">
            <text:p>RISK</text:p>
          </table:table-cell>
          <table:table-cell table:style-name="ce197" office:value-type="currency" office:currency="USD" office:value="1000" calcext:value-type="currency">
            <text:p>1,000$</text:p>
          </table:table-cell>
          <table:table-cell table:number-columns-repeated="1019"/>
        </table:table-row>
        <table:table-row table:style-name="ro2">
          <table:table-cell table:style-name="ce191" office:value-type="string" calcext:value-type="string">
            <text:p>ENTRY PRICE</text:p>
          </table:table-cell>
          <table:table-cell table:style-name="ce193" office:value-type="float" office:value="100" calcext:value-type="float">
            <text:p>100</text:p>
          </table:table-cell>
          <table:table-cell table:style-name="ce166"/>
          <table:table-cell table:style-name="ce191" office:value-type="string" calcext:value-type="string">
            <text:p>ENTRY PRICE</text:p>
          </table:table-cell>
          <table:table-cell table:style-name="ce198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191" office:value-type="string" calcext:value-type="string">
            <text:p>STOP PRICE</text:p>
          </table:table-cell>
          <table:table-cell table:style-name="ce193" office:value-type="float" office:value="90" calcext:value-type="float">
            <text:p>90</text:p>
          </table:table-cell>
          <table:table-cell table:style-name="ce166"/>
          <table:table-cell table:style-name="ce191" office:value-type="string" calcext:value-type="string">
            <text:p>STOP PERCENT RISK</text:p>
          </table:table-cell>
          <table:table-cell table:style-name="ce199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2">
          <table:table-cell table:style-name="ce191" office:value-type="string" calcext:value-type="string">
            <text:p>$ AMOUNT OF POSITION</text:p>
          </table:table-cell>
          <table:table-cell table:style-name="ce194" table:formula="of:=[.B3]/(1-([.B5]/[.B4]))" office:value-type="currency" office:currency="USD" office:value="10000" calcext:value-type="currency">
            <text:p>10,000$</text:p>
          </table:table-cell>
          <table:table-cell table:style-name="ce166"/>
          <table:table-cell table:style-name="ce191" office:value-type="string" calcext:value-type="string">
            <text:p>$ AMOUNT OF POSITION</text:p>
          </table:table-cell>
          <table:table-cell table:style-name="ce194" table:formula="of:=[.E3]/[.E5]" office:value-type="currency" office:currency="USD" office:value="10000" calcext:value-type="currency">
            <text:p>10,000$</text:p>
          </table:table-cell>
          <table:table-cell table:number-columns-repeated="1019"/>
        </table:table-row>
        <table:table-row table:style-name="ro2">
          <table:table-cell table:style-name="ce191"/>
          <table:table-cell table:style-name="ce195"/>
          <table:table-cell table:style-name="ce166"/>
          <table:table-cell table:style-name="ce191"/>
          <table:table-cell table:style-name="ce195"/>
          <table:table-cell table:number-columns-repeated="1019"/>
        </table:table-row>
        <table:table-row table:style-name="ro2">
          <table:table-cell table:style-name="ce191" office:value-type="string" calcext:value-type="string">
            <text:p>NR OF TOKENS</text:p>
          </table:table-cell>
          <table:table-cell table:style-name="ce191" table:formula="of:=ROUNDDOWN([.B6]/[.B4];0)" office:value-type="float" office:value="100" calcext:value-type="float">
            <text:p>100</text:p>
          </table:table-cell>
          <table:table-cell table:style-name="ce166"/>
          <table:table-cell table:style-name="ce191" office:value-type="string" calcext:value-type="string">
            <text:p>NR OF TOKENS</text:p>
          </table:table-cell>
          <table:table-cell table:style-name="ce191" table:formula="of:=ROUNDDOWN([.E6]/[.E4];0)" office:value-type="float" office:value="100" calcext:value-type="float">
            <text:p>100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TRADING JOURNAL'.A2:'TRADING JOURNAL'.AC109" table:contains-header="false"/>
        <table:database-range table:name="Table_2" table:target-range-address="CONSTANTS.A2:CONSTANTS.G2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0" loext:min-decimal-places="0" number:min-integer-digits="1" number:grouping="true"/>
      <number:currency-symbol>$</number:currency-symbol>
    </number:currency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8" loext:min-decimal-places="8" number:min-integer-digits="1"/>
    </number:number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ff00ff"/>
    </style:style>
    <style:style style:name="ConditionalStyle_5f_4" style:display-name="ConditionalStyle_4" style:family="table-cell" style:parent-style-name="Default">
      <style:table-cell-properties fo:background-color="#cccccc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999999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5__20_OF_20_EQUITY_20_POSITION_20_SIZING" style:display-name="PageStyle_% OF EQUITY POSITION SIZ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ED_20_RISK_20_POSITION_20_SIZING" style:display-name="PageStyle_FIXED RISK POSITION SIZ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DING_20_JOURNAL" style:display-name="PageStyle_TRADING JOUR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TEGIES" style:display-name="PageStyle_STRATEG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calculators" style:display-name="PageStyle_Other calcula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866" meta:object-count="0"/>
    <meta:generator>LibreOfficeDev/6.0.5.2$Linux_X86_64 LibreOffice_project/</meta:generator>
  </office:meta>
</office:document-meta>
</file>